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35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1.1154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3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size="7pt" style:font-size-asian="7pt" style:font-size-complex="7pt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3"/>
    <style:style style:name="ce9" style:family="table-cell" style:parent-style-name="Default" style:data-style-name="N37"/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1" style:family="table-cell" style:parent-style-name="Default">
      <style:table-cell-properties fo:background-color="#94006b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ffffcc"/>
    </style:style>
    <style:style style:name="ta_extref" style:family="table">
      <style:table-properties table:display="false"/>
    </style:style>
  </office:automatic-styles>
  <office:body>
    <office:spreadsheet>
      <table:table table:name="Stats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style-name="Default" office:value-type="string">
            <text:p>Bloomberg Business Week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" office:value-type="string">
            <text:p>Data basics: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5" office:value-type="string">
            <text:p># calls</text:p>
          </table:table-cell>
          <table:table-cell table:style-name="ce8" office:value-type="float" office:value="5195">
            <text:p>5,195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/>
          <table:table-cell table:style-name="ce5" office:value-type="string">
            <text:p>Dates between</text:p>
          </table:table-cell>
          <table:table-cell table:style-name="ce9" office:value-type="date" office:date-value="2007-10-31">
            <text:p>10/31/07</text:p>
          </table:table-cell>
          <table:table-cell table:style-name="ce9" office:value-type="date" office:date-value="2013-02-28">
            <text:p>02/28/13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5" office:value-type="string">
            <text:p># companies</text:p>
          </table:table-cell>
          <table:table-cell table:style-name="ce8" office:value-type="float" office:value="297">
            <text:p>297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/>
          <table:table-cell table:style-name="ce5" office:value-type="string">
            <text:p># US companies</text:p>
          </table:table-cell>
          <table:table-cell table:style-name="ce8" office:value-type="float" office:value="108">
            <text:p>108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/>
          <table:table-cell table:style-name="ce5" office:value-type="string">
            <text:p># Participants</text:p>
          </table:table-cell>
          <table:table-cell table:style-name="ce8" office:value-type="float" office:value="75927">
            <text:p>75,927</text:p>
          </table:table-cell>
          <table:table-cell table:style-name="ce5" office:value-type="string">
            <text:p># Distinct:</text:p>
          </table:table-cell>
          <table:table-cell table:style-name="ce8" office:value-type="float" office:value="13644">
            <text:p>13,644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5" office:value-type="string">
            <text:p>Types of participants:</text:p>
          </table:table-cell>
          <table:table-cell table:style-name="Default" office:value-type="string">
            <text:p>corprep</text:p>
          </table:table-cell>
          <table:table-cell table:style-name="Default" office:value-type="string">
            <text:p>analyst</text:p>
          </table:table-cell>
          <table:table-cell table:style-name="Default" office:value-type="string">
            <text:p>operator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5" office:value-type="string">
            <text:p># words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" office:value-type="string">
            <text:p>Stock analysis:</text:p>
          </table:table-cell>
          <table:table-cell table:style-name="Default" office:value-type="string">
            <text:p>Outcome</text:p>
          </table:table-cell>
          <table:table-cell table:style-name="Default" office:value-type="string">
            <text:p># Calls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" office:value-type="string">
            <text:p>Done over US traded companies only</text:p>
          </table:table-cell>
          <table:table-cell table:style-name="Default" office:value-type="string">
            <text:p>not tagged</text:p>
          </table:table-cell>
          <table:table-cell table:style-name="Default" office:value-type="float" office:value="3016">
            <text:p>3016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positive</text:p>
          </table:table-cell>
          <table:table-cell table:style-name="Default" office:value-type="float" office:value="137">
            <text:p>137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neutral</text:p>
          </table:table-cell>
          <table:table-cell table:style-name="Default" office:value-type="float" office:value="1916">
            <text:p>1916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negative</text:p>
          </table:table-cell>
          <table:table-cell table:style-name="Default" office:value-type="float" office:value="126">
            <text:p>126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5"/>
          <table:table-cell table:style-name="ce10" office:value-type="string" table:number-columns-spanned="2" table:number-rows-spanned="1">
            <text:p>MANAGEMENT DISCUSSION SECTION</text:p>
          </table:table-cell>
          <table:covered-table-cell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>
            <text:p>outcome</text:p>
          </table:table-cell>
          <table:table-cell table:style-name="Default" office:value-type="string">
            <text:p>Avg # of question</text:p>
          </table:table-cell>
          <table:table-cell table:style-name="Default" office:value-type="string">
            <text:p>Avg # ADJ</text:p>
          </table:table-cell>
          <table:table-cell table:style-name="Default" office:value-type="string">
            <text:p>Avg # Verb</text:p>
          </table:table-cell>
          <table:table-cell office:value-type="string">
            <text:p>Avg # ADJ</text:p>
          </table:table-cell>
          <table:table-cell office:value-type="string">
            <text:p>Avg # Verb</text:p>
          </table:table-cell>
          <table:table-cell office:value-type="string">
            <text:p>Avg par #</text:p>
          </table:table-cell>
          <table:table-cell office:value-type="string">
            <text:p>avg par length</text:p>
          </table:table-cell>
          <table:table-cell office:value-type="string">
            <text:p>avg word length</text:p>
          </table:table-cell>
        </table:table-row>
        <table:table-row table:style-name="ro1">
          <table:table-cell table:style-name="Default" office:value-type="string">
            <text:p>Questions by outcome</text:p>
          </table:table-cell>
          <table:table-cell table:style-name="Default" office:value-type="string">
            <text:p>not tagged</text:p>
          </table:table-cell>
          <table:table-cell table:style-name="Default" office:value-type="float" office:value="33.2780522230064">
            <text:p>33.28</text:p>
          </table:table-cell>
          <table:table-cell table:style-name="Default" office:value-type="float" office:value="611.658479920345">
            <text:p>611.66</text:p>
          </table:table-cell>
          <table:table-cell table:style-name="Default" office:value-type="float" office:value="332.120477928974">
            <text:p>332.12</text:p>
          </table:table-cell>
          <table:table-cell table:style-name="ce3" office:value-type="float" office:value="304.063497340426">
            <text:p>304.06</text:p>
          </table:table-cell>
          <table:table-cell table:style-name="ce3" office:value-type="float" office:value="119.107712765957">
            <text:p>119.11</text:p>
          </table:table-cell>
          <table:table-cell office:value-type="float" office:value="167.259541984733">
            <text:p>167.26</text:p>
          </table:table-cell>
          <table:table-cell office:value-type="float" office:value="323.488177733803">
            <text:p>323.49</text:p>
          </table:table-cell>
          <table:table-cell office:value-type="float" office:value="4.13053895368655">
            <text:p>4.13</text:p>
          </table:table-cell>
        </table:table-row>
        <table:table-row table:style-name="ro1">
          <table:table-cell table:style-name="Default"/>
          <table:table-cell table:style-name="Default" office:value-type="string">
            <text:p>Good</text:p>
          </table:table-cell>
          <table:table-cell table:style-name="Default" office:value-type="float" office:value="30.7080291970803">
            <text:p>30.71</text:p>
          </table:table-cell>
          <table:table-cell table:style-name="Default" office:value-type="float" office:value="592.569343065694">
            <text:p>592.57</text:p>
          </table:table-cell>
          <table:table-cell table:style-name="Default" office:value-type="float" office:value="310.948905109489">
            <text:p>310.95</text:p>
          </table:table-cell>
          <table:table-cell table:style-name="ce3" office:value-type="float" office:value="283.233576642336">
            <text:p>283.23</text:p>
          </table:table-cell>
          <table:table-cell table:style-name="ce3" office:value-type="float" office:value="106.678832116788">
            <text:p>106.68</text:p>
          </table:table-cell>
          <table:table-cell office:value-type="float" office:value="157.948905109489">
            <text:p>157.95</text:p>
          </table:table-cell>
          <table:table-cell office:value-type="float" office:value="326.944914642551">
            <text:p>326.94</text:p>
          </table:table-cell>
          <table:table-cell office:value-type="float" office:value="4.20112330869193">
            <text:p>4.2</text:p>
          </table:table-cell>
        </table:table-row>
        <table:table-row table:style-name="ro1">
          <table:table-cell table:style-name="Default"/>
          <table:table-cell table:style-name="Default" office:value-type="string">
            <text:p>inconclusive</text:p>
          </table:table-cell>
          <table:table-cell table:style-name="Default" office:value-type="float" office:value="42.4015748031496">
            <text:p>42.4</text:p>
          </table:table-cell>
          <table:table-cell table:style-name="Default" office:value-type="float" office:value="644.356993736952">
            <text:p>644.36</text:p>
          </table:table-cell>
          <table:table-cell table:style-name="Default" office:value-type="float" office:value="338.89248434238">
            <text:p>338.89</text:p>
          </table:table-cell>
          <table:table-cell table:style-name="ce3" office:value-type="float" office:value="318.592901878914">
            <text:p>318.59</text:p>
          </table:table-cell>
          <table:table-cell table:style-name="ce3" office:value-type="float" office:value="112.830375782881">
            <text:p>112.83</text:p>
          </table:table-cell>
          <table:table-cell office:value-type="float" office:value="182.581941544885">
            <text:p>182.58</text:p>
          </table:table-cell>
          <table:table-cell office:value-type="float" office:value="312.210685552307">
            <text:p>312.21</text:p>
          </table:table-cell>
          <table:table-cell office:value-type="float" office:value="4.16985330591875">
            <text:p>4.17</text:p>
          </table:table-cell>
        </table:table-row>
        <table:table-row table:style-name="ro1">
          <table:table-cell/>
          <table:table-cell table:style-name="ce6" office:value-type="string">
            <text:p>Bad</text:p>
          </table:table-cell>
          <table:table-cell table:style-name="ce6" office:value-type="float" office:value="32.992">
            <text:p>32.99</text:p>
          </table:table-cell>
          <table:table-cell table:style-name="Default" office:value-type="float" office:value="643.436507936508">
            <text:p>643.44</text:p>
          </table:table-cell>
          <table:table-cell table:style-name="Default" office:value-type="float" office:value="347.428571428571">
            <text:p>347.43</text:p>
          </table:table-cell>
          <table:table-cell table:style-name="ce3" office:value-type="float" office:value="315.563492063492">
            <text:p>315.56</text:p>
          </table:table-cell>
          <table:table-cell table:style-name="ce3" office:value-type="float" office:value="122.396825396825">
            <text:p>122.4</text:p>
          </table:table-cell>
          <table:table-cell office:value-type="float" office:value="172.365079365079">
            <text:p>172.37</text:p>
          </table:table-cell>
          <table:table-cell office:value-type="float" office:value="328.858681884759">
            <text:p>328.86</text:p>
          </table:table-cell>
          <table:table-cell office:value-type="float" office:value="4.20814927374888">
            <text:p>4.21</text:p>
          </table:table-cell>
        </table:table-row>
        <table:table-row table:style-name="ro1">
          <table:table-cell table:style-name="ce4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7" table:number-columns-repeated="4"/>
          <table:table-cell table:number-columns-repeated="5"/>
        </table:table-row>
        <table:table-row table:style-name="ro1" table:number-rows-repeated="6">
          <table:table-cell table:number-columns-repeated="10"/>
        </table:table-row>
        <table:table-row table:style-name="ro1">
          <table:table-cell/>
          <table:table-cell table:style-name="ce7" table:number-columns-repeated="3"/>
          <table:table-cell table:number-columns-repeated="6"/>
        </table:table-row>
        <table:table-row table:style-name="ro1" table:number-rows-repeated="5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T-JJ-NN" table:style-name="ta1" table:print="false">
        <table:table-column table:style-name="co3" table:number-columns-repeated="4" table:default-cell-style-name="Default"/>
        <table:table-row table:style-name="ro1">
          <table:table-cell office:value-type="string">
            <text:p>DT</text:p>
          </table:table-cell>
          <table:table-cell office:value-type="string">
            <text:p>JJ</text:p>
          </table:table-cell>
          <table:table-cell office:value-type="string">
            <text:p>NN</text:p>
          </table:table-cell>
          <table:table-cell office:value-type="string">
            <text:p>count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quarter</text:p>
          </table:table-cell>
          <table:table-cell office:value-type="float" office:value="29026">
            <text:p>2902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ourth</text:p>
          </table:table-cell>
          <table:table-cell office:value-type="string">
            <text:p>quarter</text:p>
          </table:table-cell>
          <table:table-cell office:value-type="float" office:value="27951">
            <text:p>2795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econd</text:p>
          </table:table-cell>
          <table:table-cell office:value-type="string">
            <text:p>quarter</text:p>
          </table:table-cell>
          <table:table-cell office:value-type="float" office:value="22007">
            <text:p>2200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hird</text:p>
          </table:table-cell>
          <table:table-cell office:value-type="string">
            <text:p>quarter</text:p>
          </table:table-cell>
          <table:table-cell office:value-type="float" office:value="19811">
            <text:p>1981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ull</text:p>
          </table:table-cell>
          <table:table-cell office:value-type="string">
            <text:p>year</text:p>
          </table:table-cell>
          <table:table-cell office:value-type="float" office:value="9736">
            <text:p>973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time</text:p>
          </table:table-cell>
          <table:table-cell office:value-type="float" office:value="6758">
            <text:p>675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xt</text:p>
          </table:table-cell>
          <table:table-cell office:value-type="string">
            <text:p>question</text:p>
          </table:table-cell>
          <table:table-cell office:value-type="float" office:value="6020">
            <text:p>602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econd</text:p>
          </table:table-cell>
          <table:table-cell office:value-type="string">
            <text:p>question</text:p>
          </table:table-cell>
          <table:table-cell office:value-type="float" office:value="3819">
            <text:p>381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period</text:p>
          </table:table-cell>
          <table:table-cell office:value-type="float" office:value="3430">
            <text:p>343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question</text:p>
          </table:table-cell>
          <table:table-cell office:value-type="float" office:value="3185">
            <text:p>318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ther</text:p>
          </table:table-cell>
          <table:table-cell office:value-type="string">
            <text:p>hand</text:p>
          </table:table-cell>
          <table:table-cell office:value-type="float" office:value="2932">
            <text:p>293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ast</text:p>
          </table:table-cell>
          <table:table-cell office:value-type="string">
            <text:p>couple</text:p>
          </table:table-cell>
          <table:table-cell office:value-type="float" office:value="2695">
            <text:p>269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time</text:p>
          </table:table-cell>
          <table:table-cell office:value-type="float" office:value="2685">
            <text:p>268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ittle</text:p>
          </table:table-cell>
          <table:table-cell office:value-type="string">
            <text:p>bit</text:p>
          </table:table-cell>
          <table:table-cell office:value-type="float" office:value="2483">
            <text:p>248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xt</text:p>
          </table:table-cell>
          <table:table-cell office:value-type="string">
            <text:p>question</text:p>
          </table:table-cell>
          <table:table-cell office:value-type="float" office:value="2473">
            <text:p>247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ast</text:p>
          </table:table-cell>
          <table:table-cell office:value-type="string">
            <text:p>quarter</text:p>
          </table:table-cell>
          <table:table-cell office:value-type="float" office:value="2430">
            <text:p>243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ast</text:p>
          </table:table-cell>
          <table:table-cell office:value-type="string">
            <text:p>year</text:p>
          </table:table-cell>
          <table:table-cell office:value-type="float" office:value="2224">
            <text:p>222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xt</text:p>
          </table:table-cell>
          <table:table-cell office:value-type="string">
            <text:p>couple</text:p>
          </table:table-cell>
          <table:table-cell office:value-type="float" office:value="2188">
            <text:p>218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op</text:p>
          </table:table-cell>
          <table:table-cell office:value-type="string">
            <text:p>line</text:p>
          </table:table-cell>
          <table:table-cell office:value-type="float" office:value="1776">
            <text:p>177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econd</text:p>
          </table:table-cell>
          <table:table-cell office:value-type="string">
            <text:p>question</text:p>
          </table:table-cell>
          <table:table-cell office:value-type="float" office:value="1735">
            <text:p>173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revious</text:p>
          </table:table-cell>
          <table:table-cell office:value-type="string">
            <text:p>year</text:p>
          </table:table-cell>
          <table:table-cell office:value-type="float" office:value="1722">
            <text:p>172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ong</text:p>
          </table:table-cell>
          <table:table-cell office:value-type="string">
            <text:p>term</text:p>
          </table:table-cell>
          <table:table-cell office:value-type="float" office:value="1677">
            <text:p>167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rior</text:p>
          </table:table-cell>
          <table:table-cell office:value-type="string">
            <text:p>year</text:p>
          </table:table-cell>
          <table:table-cell office:value-type="float" office:value="1664">
            <text:p>166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ast</text:p>
          </table:table-cell>
          <table:table-cell office:value-type="string">
            <text:p>question</text:p>
          </table:table-cell>
          <table:table-cell office:value-type="float" office:value="1619">
            <text:p>161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scal</text:p>
          </table:table-cell>
          <table:table-cell office:value-type="string">
            <text:p>year</text:p>
          </table:table-cell>
          <table:table-cell office:value-type="float" office:value="1604">
            <text:p>160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xt</text:p>
          </table:table-cell>
          <table:table-cell office:value-type="string">
            <text:p>year</text:p>
          </table:table-cell>
          <table:table-cell office:value-type="float" office:value="1573">
            <text:p>157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revious</text:p>
          </table:table-cell>
          <table:table-cell office:value-type="string">
            <text:p>quarter</text:p>
          </table:table-cell>
          <table:table-cell office:value-type="float" office:value="1503">
            <text:p>150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xt</text:p>
          </table:table-cell>
          <table:table-cell office:value-type="string">
            <text:p>slide</text:p>
          </table:table-cell>
          <table:table-cell office:value-type="float" office:value="1461">
            <text:p>146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ong</text:p>
          </table:table-cell>
          <table:table-cell office:value-type="string">
            <text:p>time</text:p>
          </table:table-cell>
          <table:table-cell office:value-type="float" office:value="1366">
            <text:p>136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level</text:p>
          </table:table-cell>
          <table:table-cell office:value-type="float" office:value="1296">
            <text:p>129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part</text:p>
          </table:table-cell>
          <table:table-cell office:value-type="float" office:value="1254">
            <text:p>1254</text:p>
          </table:table-cell>
        </table:table-row>
        <table:table-row table:style-name="ro1">
          <table:table-cell office:value-type="string">
            <text:p>this</text:p>
          </table:table-cell>
          <table:table-cell office:value-type="string">
            <text:p>fiscal</text:p>
          </table:table-cell>
          <table:table-cell office:value-type="string">
            <text:p>year</text:p>
          </table:table-cell>
          <table:table-cell office:value-type="float" office:value="1229">
            <text:p>122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econd</text:p>
          </table:table-cell>
          <table:table-cell office:value-type="string">
            <text:p>part</text:p>
          </table:table-cell>
          <table:table-cell office:value-type="float" office:value="1222">
            <text:p>122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negative</text:p>
          </table:table-cell>
          <table:table-cell office:value-type="string">
            <text:p>impact</text:p>
          </table:table-cell>
          <table:table-cell office:value-type="float" office:value="1201">
            <text:p>12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high</text:p>
          </table:table-cell>
          <table:table-cell office:value-type="string">
            <text:p>end</text:p>
          </table:table-cell>
          <table:table-cell office:value-type="float" office:value="1172">
            <text:p>117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t</text:p>
          </table:table-cell>
          <table:table-cell office:value-type="string">
            <text:p>interest</text:p>
          </table:table-cell>
          <table:table-cell office:value-type="float" office:value="1140">
            <text:p>114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ther</text:p>
          </table:table-cell>
          <table:table-cell office:value-type="string">
            <text:p>side</text:p>
          </table:table-cell>
          <table:table-cell office:value-type="float" office:value="1109">
            <text:p>110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quarter</text:p>
          </table:table-cell>
          <table:table-cell office:value-type="float" office:value="1103">
            <text:p>110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year-over-year</text:p>
          </table:table-cell>
          <table:table-cell office:value-type="string">
            <text:p>basis</text:p>
          </table:table-cell>
          <table:table-cell office:value-type="float" office:value="1085">
            <text:p>108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ast</text:p>
          </table:table-cell>
          <table:table-cell office:value-type="string">
            <text:p>year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positive</text:p>
          </table:table-cell>
          <table:table-cell office:value-type="string">
            <text:p>impact</text:p>
          </table:table-cell>
          <table:table-cell office:value-type="float" office:value="1001">
            <text:p>10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isten-only</text:p>
          </table:table-cell>
          <table:table-cell office:value-type="string">
            <text:p>mode</text:p>
          </table:table-cell>
          <table:table-cell office:value-type="float" office:value="997">
            <text:p>99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hort</text:p>
          </table:table-cell>
          <table:table-cell office:value-type="string">
            <text:p>term</text:p>
          </table:table-cell>
          <table:table-cell office:value-type="float" office:value="966">
            <text:p>96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thing</text:p>
          </table:table-cell>
          <table:table-cell office:value-type="float" office:value="952">
            <text:p>95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onstant</text:p>
          </table:table-cell>
          <table:table-cell office:value-type="string">
            <text:p>currency</text:p>
          </table:table-cell>
          <table:table-cell office:value-type="float" office:value="899">
            <text:p>89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urrent</text:p>
          </table:table-cell>
          <table:table-cell office:value-type="string">
            <text:p>environment</text:p>
          </table:table-cell>
          <table:table-cell office:value-type="float" office:value="867">
            <text:p>86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ther</text:p>
          </table:table-cell>
          <table:table-cell office:value-type="string">
            <text:p>thing</text:p>
          </table:table-cell>
          <table:table-cell office:value-type="float" office:value="866">
            <text:p>86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question-and-answer</text:p>
          </table:table-cell>
          <table:table-cell office:value-type="string">
            <text:p>session</text:p>
          </table:table-cell>
          <table:table-cell office:value-type="float" office:value="852">
            <text:p>85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question</text:p>
          </table:table-cell>
          <table:table-cell office:value-type="float" office:value="839">
            <text:p>83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xt</text:p>
          </table:table-cell>
          <table:table-cell office:value-type="string">
            <text:p>quarter</text:p>
          </table:table-cell>
          <table:table-cell office:value-type="float" office:value="836">
            <text:p>83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gative</text:p>
          </table:table-cell>
          <table:table-cell office:value-type="string">
            <text:p>impact</text:p>
          </table:table-cell>
          <table:table-cell office:value-type="float" office:value="819">
            <text:p>81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ow</text:p>
          </table:table-cell>
          <table:table-cell office:value-type="string">
            <text:p>end</text:p>
          </table:table-cell>
          <table:table-cell office:value-type="float" office:value="799">
            <text:p>79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ther</text:p>
          </table:table-cell>
          <table:table-cell office:value-type="string">
            <text:p>thing</text:p>
          </table:table-cell>
          <table:table-cell office:value-type="float" office:value="789">
            <text:p>78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quick</text:p>
          </table:table-cell>
          <table:table-cell office:value-type="string">
            <text:p>question</text:p>
          </table:table-cell>
          <table:table-cell office:value-type="float" office:value="782">
            <text:p>78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reat</text:p>
          </table:table-cell>
          <table:table-cell office:value-type="string">
            <text:p>job</text:p>
          </table:table-cell>
          <table:table-cell office:value-type="float" office:value="769">
            <text:p>76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global</text:p>
          </table:table-cell>
          <table:table-cell office:value-type="string">
            <text:p>economy</text:p>
          </table:table-cell>
          <table:table-cell office:value-type="float" office:value="759">
            <text:p>75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high</text:p>
          </table:table-cell>
          <table:table-cell office:value-type="string">
            <text:p>level</text:p>
          </table:table-cell>
          <table:table-cell office:value-type="float" office:value="758">
            <text:p>75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follow-up</text:p>
          </table:table-cell>
          <table:table-cell office:value-type="string">
            <text:p>question</text:p>
          </table:table-cell>
          <table:table-cell office:value-type="float" office:value="757">
            <text:p>75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conomic</text:p>
          </table:table-cell>
          <table:table-cell office:value-type="string">
            <text:p>environment</text:p>
          </table:table-cell>
          <table:table-cell office:value-type="float" office:value="720">
            <text:p>72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ree</text:p>
          </table:table-cell>
          <table:table-cell office:value-type="string">
            <text:p>cash</text:p>
          </table:table-cell>
          <table:table-cell office:value-type="float" office:value="710">
            <text:p>71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ignificant</text:p>
          </table:table-cell>
          <table:table-cell office:value-type="string">
            <text:p>amount</text:p>
          </table:table-cell>
          <table:table-cell office:value-type="float" office:value="699">
            <text:p>69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vast</text:p>
          </table:table-cell>
          <table:table-cell office:value-type="string">
            <text:p>majority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full</text:p>
          </table:table-cell>
          <table:table-cell office:value-type="string">
            <text:p>year</text:p>
          </table:table-cell>
          <table:table-cell office:value-type="float" office:value="669">
            <text:p>66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real</text:p>
          </table:table-cell>
          <table:table-cell office:value-type="string">
            <text:p>estate</text:p>
          </table:table-cell>
          <table:table-cell office:value-type="float" office:value="655">
            <text:p>65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t</text:p>
          </table:table-cell>
          <table:table-cell office:value-type="string">
            <text:p>income</text:p>
          </table:table-cell>
          <table:table-cell office:value-type="float" office:value="653">
            <text:p>65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reat</text:p>
          </table:table-cell>
          <table:table-cell office:value-type="string">
            <text:p>deal</text:p>
          </table:table-cell>
          <table:table-cell office:value-type="float" office:value="651">
            <text:p>65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quarterly</text:p>
          </table:table-cell>
          <table:table-cell office:value-type="string">
            <text:p>basis</text:p>
          </table:table-cell>
          <table:table-cell office:value-type="float" office:value="648">
            <text:p>64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question-and-answer</text:p>
          </table:table-cell>
          <table:table-cell office:value-type="string">
            <text:p>session</text:p>
          </table:table-cell>
          <table:table-cell office:value-type="float" office:value="646">
            <text:p>64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good</text:p>
          </table:table-cell>
          <table:table-cell office:value-type="string">
            <text:p>news</text:p>
          </table:table-cell>
          <table:table-cell office:value-type="float" office:value="644">
            <text:p>64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ther</text:p>
          </table:table-cell>
          <table:table-cell office:value-type="string">
            <text:p>way</text:p>
          </table:table-cell>
          <table:table-cell office:value-type="float" office:value="613">
            <text:p>61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quarter</text:p>
          </table:table-cell>
          <table:table-cell office:value-type="float" office:value="612">
            <text:p>612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operational</text:p>
          </table:table-cell>
          <table:table-cell office:value-type="string">
            <text:p>basis</text:p>
          </table:table-cell>
          <table:table-cell office:value-type="float" office:value="611">
            <text:p>61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nancial</text:p>
          </table:table-cell>
          <table:table-cell office:value-type="string">
            <text:p>crisis</text:p>
          </table:table-cell>
          <table:table-cell office:value-type="float" office:value="611">
            <text:p>61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nly</text:p>
          </table:table-cell>
          <table:table-cell office:value-type="string">
            <text:p>thing</text:p>
          </table:table-cell>
          <table:table-cell office:value-type="float" office:value="608">
            <text:p>60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way</text:p>
          </table:table-cell>
          <table:table-cell office:value-type="float" office:value="602">
            <text:p>6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ignificant</text:p>
          </table:table-cell>
          <table:table-cell office:value-type="string">
            <text:p>increase</text:p>
          </table:table-cell>
          <table:table-cell office:value-type="float" office:value="598">
            <text:p>59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whole</text:p>
          </table:table-cell>
          <table:table-cell office:value-type="string">
            <text:p>year</text:p>
          </table:table-cell>
          <table:table-cell office:value-type="float" office:value="598">
            <text:p>59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hird</text:p>
          </table:table-cell>
          <table:table-cell office:value-type="string">
            <text:p>question</text:p>
          </table:table-cell>
          <table:table-cell office:value-type="float" office:value="596">
            <text:p>59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w</text:p>
          </table:table-cell>
          <table:table-cell office:value-type="string">
            <text:p>business</text:p>
          </table:table-cell>
          <table:table-cell office:value-type="float" office:value="591">
            <text:p>59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ong</text:p>
          </table:table-cell>
          <table:table-cell office:value-type="string">
            <text:p>run</text:p>
          </table:table-cell>
          <table:table-cell office:value-type="float" office:value="577">
            <text:p>57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question</text:p>
          </table:table-cell>
          <table:table-cell office:value-type="float" office:value="576">
            <text:p>57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ignificant</text:p>
          </table:table-cell>
          <table:table-cell office:value-type="string">
            <text:p>impact</text:p>
          </table:table-cell>
          <table:table-cell office:value-type="float" office:value="565">
            <text:p>56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urrent</text:p>
          </table:table-cell>
          <table:table-cell office:value-type="string">
            <text:p>quarter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op</text:p>
          </table:table-cell>
          <table:table-cell office:value-type="string">
            <text:p>end</text:p>
          </table:table-cell>
          <table:table-cell office:value-type="float" office:value="557">
            <text:p>55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thing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year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ast</text:p>
          </table:table-cell>
          <table:table-cell office:value-type="string">
            <text:p>couple</text:p>
          </table:table-cell>
          <table:table-cell office:value-type="float" office:value="543">
            <text:p>54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urrent</text:p>
          </table:table-cell>
          <table:table-cell office:value-type="string">
            <text:p>year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joint</text:p>
          </table:table-cell>
          <table:table-cell office:value-type="string">
            <text:p>venture</text:p>
          </table:table-cell>
          <table:table-cell office:value-type="float" office:value="536">
            <text:p>53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quick</text:p>
          </table:table-cell>
          <table:table-cell office:value-type="string">
            <text:p>follow-up</text:p>
          </table:table-cell>
          <table:table-cell office:value-type="float" office:value="536">
            <text:p>53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job</text:p>
          </table:table-cell>
          <table:table-cell office:value-type="float" office:value="532">
            <text:p>532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important</text:p>
          </table:table-cell>
          <table:table-cell office:value-type="string">
            <text:p>part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start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lobal</text:p>
          </table:table-cell>
          <table:table-cell office:value-type="string">
            <text:p>basis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fair</text:p>
          </table:table-cell>
          <table:table-cell office:value-type="string">
            <text:p>amount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rior</text:p>
          </table:table-cell>
          <table:table-cell office:value-type="string">
            <text:p>quarter</text:p>
          </table:table-cell>
          <table:table-cell office:value-type="float" office:value="508">
            <text:p>50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ig</text:p>
          </table:table-cell>
          <table:table-cell office:value-type="string">
            <text:p>part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reat</text:p>
          </table:table-cell>
          <table:table-cell office:value-type="string">
            <text:p>day</text:p>
          </table:table-cell>
          <table:table-cell office:value-type="float" office:value="486">
            <text:p>48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ther</text:p>
          </table:table-cell>
          <table:table-cell office:value-type="string">
            <text:p>question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xt</text:p>
          </table:table-cell>
          <table:table-cell office:value-type="string">
            <text:p>page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ompetitive</text:p>
          </table:table-cell>
          <table:table-cell office:value-type="string">
            <text:p>environment</text:p>
          </table:table-cell>
          <table:table-cell office:value-type="float" office:value="478">
            <text:p>47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ong</text:p>
          </table:table-cell>
          <table:table-cell office:value-type="string">
            <text:p>way</text:p>
          </table:table-cell>
          <table:table-cell office:value-type="float" office:value="477">
            <text:p>47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trong</text:p>
          </table:table-cell>
          <table:table-cell office:value-type="string">
            <text:p>quarter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thing</text:p>
          </table:table-cell>
          <table:table-cell office:value-type="float" office:value="463">
            <text:p>46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ositive</text:p>
          </table:table-cell>
          <table:table-cell office:value-type="string">
            <text:p>impact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trong</text:p>
          </table:table-cell>
          <table:table-cell office:value-type="string">
            <text:p>balance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equential</text:p>
          </table:table-cell>
          <table:table-cell office:value-type="string">
            <text:p>basis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econd</text:p>
          </table:table-cell>
          <table:table-cell office:value-type="string">
            <text:p>question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ffective</text:p>
          </table:table-cell>
          <table:table-cell office:value-type="string">
            <text:p>tax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oreign</text:p>
          </table:table-cell>
          <table:table-cell office:value-type="string">
            <text:p>exchange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awful</text:p>
          </table:table-cell>
          <table:table-cell office:value-type="string">
            <text:p>lot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string">
            <text:p>another</text:p>
          </table:table-cell>
          <table:table-cell office:value-type="string">
            <text:p>strong</text:p>
          </table:table-cell>
          <table:table-cell office:value-type="string">
            <text:p>quarter</text:p>
          </table:table-cell>
          <table:table-cell office:value-type="float" office:value="447">
            <text:p>447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annual</text:p>
          </table:table-cell>
          <table:table-cell office:value-type="string">
            <text:p>basis</text:p>
          </table:table-cell>
          <table:table-cell office:value-type="float" office:value="446">
            <text:p>44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day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trong</text:p>
          </table:table-cell>
          <table:table-cell office:value-type="string">
            <text:p>performance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urrent</text:p>
          </table:table-cell>
          <table:table-cell office:value-type="string">
            <text:p>market</text:p>
          </table:table-cell>
          <table:table-cell office:value-type="float" office:value="435">
            <text:p>43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good</text:p>
          </table:table-cell>
          <table:table-cell office:value-type="string">
            <text:p>news</text:p>
          </table:table-cell>
          <table:table-cell office:value-type="float" office:value="435">
            <text:p>43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verall</text:p>
          </table:table-cell>
          <table:table-cell office:value-type="string">
            <text:p>market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ocal</text:p>
          </table:table-cell>
          <table:table-cell office:value-type="string">
            <text:p>currency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whole</text:p>
          </table:table-cell>
          <table:table-cell office:value-type="string">
            <text:p>lot</text:p>
          </table:table-cell>
          <table:table-cell office:value-type="float" office:value="422">
            <text:p>42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non-GAAP</text:p>
          </table:table-cell>
          <table:table-cell office:value-type="string">
            <text:p>basis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quarter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atural</text:p>
          </table:table-cell>
          <table:table-cell office:value-type="string">
            <text:p>gas</text:p>
          </table:table-cell>
          <table:table-cell office:value-type="float" office:value="409">
            <text:p>40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onsolidated</text:p>
          </table:table-cell>
          <table:table-cell office:value-type="string">
            <text:p>basis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arly</text:p>
          </table:table-cell>
          <table:table-cell office:value-type="string">
            <text:p>part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ignificant</text:p>
          </table:table-cell>
          <table:table-cell office:value-type="string">
            <text:p>improvement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ourth</text:p>
          </table:table-cell>
          <table:table-cell office:value-type="string">
            <text:p>quarter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wide</text:p>
          </table:table-cell>
          <table:table-cell office:value-type="string">
            <text:p>range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year-to-date</text:p>
          </table:table-cell>
          <table:table-cell office:value-type="string">
            <text:p>basis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ast</text:p>
          </table:table-cell>
          <table:table-cell office:value-type="string">
            <text:p>time</text:p>
          </table:table-cell>
          <table:table-cell office:value-type="float" office:value="394">
            <text:p>39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upper</text:p>
          </table:table-cell>
          <table:table-cell office:value-type="string">
            <text:p>end</text:p>
          </table:table-cell>
          <table:table-cell office:value-type="float" office:value="394">
            <text:p>39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ommercial</text:p>
          </table:table-cell>
          <table:table-cell office:value-type="string">
            <text:p>side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ertain</text:p>
          </table:table-cell>
          <table:table-cell office:value-type="string">
            <text:p>extent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nly</text:p>
          </table:table-cell>
          <table:table-cell office:value-type="string">
            <text:p>thing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reat</text:p>
          </table:table-cell>
          <table:table-cell office:value-type="string">
            <text:p>quarter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urrent</text:p>
          </table:table-cell>
          <table:table-cell office:value-type="string">
            <text:p>level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rganic</text:p>
          </table:table-cell>
          <table:table-cell office:value-type="string">
            <text:p>growth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ositive</text:p>
          </table:table-cell>
          <table:table-cell office:value-type="string">
            <text:p>side</text:p>
          </table:table-cell>
          <table:table-cell office:value-type="float" office:value="378">
            <text:p>37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year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arge</text:p>
          </table:table-cell>
          <table:table-cell office:value-type="string">
            <text:p>number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kind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t</text:p>
          </table:table-cell>
          <table:table-cell office:value-type="string">
            <text:p>debt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nal</text:p>
          </table:table-cell>
          <table:table-cell office:value-type="string">
            <text:p>question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joint</text:p>
          </table:table-cell>
          <table:table-cell office:value-type="string">
            <text:p>venture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trong</text:p>
          </table:table-cell>
          <table:table-cell office:value-type="string">
            <text:p>performance</text:p>
          </table:table-cell>
          <table:table-cell office:value-type="float" office:value="365">
            <text:p>36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econd</text:p>
          </table:table-cell>
          <table:table-cell office:value-type="string">
            <text:p>thing</text:p>
          </table:table-cell>
          <table:table-cell office:value-type="float" office:value="365">
            <text:p>36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performance</text:p>
          </table:table-cell>
          <table:table-cell office:value-type="float" office:value="364">
            <text:p>36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ast</text:p>
          </table:table-cell>
          <table:table-cell office:value-type="string">
            <text:p>call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ongoing</text:p>
          </table:table-cell>
          <table:table-cell office:value-type="string">
            <text:p>basis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ong</text:p>
          </table:table-cell>
          <table:table-cell office:value-type="string">
            <text:p>period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example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trong</text:p>
          </table:table-cell>
          <table:table-cell office:value-type="string">
            <text:p>growth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ast</text:p>
          </table:table-cell>
          <table:table-cell office:value-type="string">
            <text:p>month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ignificant</text:p>
          </table:table-cell>
          <table:table-cell office:value-type="string">
            <text:p>portion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different</text:p>
          </table:table-cell>
          <table:table-cell office:value-type="string">
            <text:p>way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ig</text:p>
          </table:table-cell>
          <table:table-cell office:value-type="string">
            <text:p>impact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ast</text:p>
          </table:table-cell>
          <table:table-cell office:value-type="string">
            <text:p>part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omparable</text:p>
          </table:table-cell>
          <table:table-cell office:value-type="string">
            <text:p>basis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xt</text:p>
          </table:table-cell>
          <table:table-cell office:value-type="string">
            <text:p>generation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ike-for-like</text:p>
          </table:table-cell>
          <table:table-cell office:value-type="string">
            <text:p>basis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amount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positive</text:p>
          </table:table-cell>
          <table:table-cell office:value-type="string">
            <text:p>effect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this</text:p>
          </table:table-cell>
          <table:table-cell office:value-type="string">
            <text:p>first</text:p>
          </table:table-cell>
          <table:table-cell office:value-type="string">
            <text:p>quarter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main</text:p>
          </table:table-cell>
          <table:table-cell office:value-type="string">
            <text:p>driver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ast</text:p>
          </table:table-cell>
          <table:table-cell office:value-type="string">
            <text:p>question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year-on-year</text:p>
          </table:table-cell>
          <table:table-cell office:value-type="string">
            <text:p>basis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-forward</text:p>
          </table:table-cell>
          <table:table-cell office:value-type="string">
            <text:p>basis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tremendous</text:p>
          </table:table-cell>
          <table:table-cell office:value-type="string">
            <text:p>amount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xt</text:p>
          </table:table-cell>
          <table:table-cell office:value-type="string">
            <text:p>caller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position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econd</text:p>
          </table:table-cell>
          <table:table-cell office:value-type="string">
            <text:p>quarter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ompetitive</text:p>
          </table:table-cell>
          <table:table-cell office:value-type="string">
            <text:p>advantage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w</text:p>
          </table:table-cell>
          <table:table-cell office:value-type="string">
            <text:p>product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retail</text:p>
          </table:table-cell>
          <table:table-cell office:value-type="string">
            <text:p>side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reat</text:p>
          </table:table-cell>
          <table:table-cell office:value-type="string">
            <text:p>opportunity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urrent</text:p>
          </table:table-cell>
          <table:table-cell office:value-type="string">
            <text:p>situation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conomic</text:p>
          </table:table-cell>
          <table:table-cell office:value-type="string">
            <text:p>downturn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arge</text:p>
          </table:table-cell>
          <table:table-cell office:value-type="string">
            <text:p>part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net</text:p>
          </table:table-cell>
          <table:table-cell office:value-type="string">
            <text:p>basis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main</text:p>
          </table:table-cell>
          <table:table-cell office:value-type="string">
            <text:p>reason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ig</text:p>
          </table:table-cell>
          <table:table-cell office:value-type="string">
            <text:p>difference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average</text:p>
          </table:table-cell>
          <table:table-cell office:value-type="string">
            <text:p>price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trong</text:p>
          </table:table-cell>
          <table:table-cell office:value-type="string">
            <text:p>growth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organic</text:p>
          </table:table-cell>
          <table:table-cell office:value-type="string">
            <text:p>basis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otal</text:p>
          </table:table-cell>
          <table:table-cell office:value-type="string">
            <text:p>number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t</text:p>
          </table:table-cell>
          <table:table-cell office:value-type="string">
            <text:p>impact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year-ago</text:p>
          </table:table-cell>
          <table:table-cell office:value-type="string">
            <text:p>quarter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trong</text:p>
          </table:table-cell>
          <table:table-cell office:value-type="string">
            <text:p>position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ignificant</text:p>
          </table:table-cell>
          <table:table-cell office:value-type="string">
            <text:p>number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hird</text:p>
          </table:table-cell>
          <table:table-cell office:value-type="string">
            <text:p>quarter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reat</text:p>
          </table:table-cell>
          <table:table-cell office:value-type="string">
            <text:p>example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t</text:p>
          </table:table-cell>
          <table:table-cell office:value-type="string">
            <text:p>profit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ompetitive</text:p>
          </table:table-cell>
          <table:table-cell office:value-type="string">
            <text:p>landscape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ntire</text:p>
          </table:table-cell>
          <table:table-cell office:value-type="string">
            <text:p>year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otal</text:p>
          </table:table-cell>
          <table:table-cell office:value-type="string">
            <text:p>company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arge</text:p>
          </table:table-cell>
          <table:table-cell office:value-type="string">
            <text:p>extent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point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xt</text:p>
          </table:table-cell>
          <table:table-cell office:value-type="string">
            <text:p>decade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huge</text:p>
          </table:table-cell>
          <table:table-cell office:value-type="string">
            <text:p>amount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ther</text:p>
          </table:table-cell>
          <table:table-cell office:value-type="string">
            <text:p>part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ignificant</text:p>
          </table:table-cell>
          <table:table-cell office:value-type="string">
            <text:p>part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much</text:p>
          </table:table-cell>
          <table:table-cell office:value-type="string">
            <text:p>better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ertain</text:p>
          </table:table-cell>
          <table:table-cell office:value-type="string">
            <text:p>amount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econd</text:p>
          </table:table-cell>
          <table:table-cell office:value-type="string">
            <text:p>thing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reat</text:p>
          </table:table-cell>
          <table:table-cell office:value-type="string">
            <text:p>question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way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orporate</text:p>
          </table:table-cell>
          <table:table-cell office:value-type="string">
            <text:p>center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otal</text:p>
          </table:table-cell>
          <table:table-cell office:value-type="string">
            <text:p>amount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conomic</text:p>
          </table:table-cell>
          <table:table-cell office:value-type="string">
            <text:p>crisis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ignificant</text:p>
          </table:table-cell>
          <table:table-cell office:value-type="string">
            <text:p>reduction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olid</text:p>
          </table:table-cell>
          <table:table-cell office:value-type="string">
            <text:p>quarter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annualized</text:p>
          </table:table-cell>
          <table:table-cell office:value-type="string">
            <text:p>basis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place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orporate</text:p>
          </table:table-cell>
          <table:table-cell office:value-type="string">
            <text:p>side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rimary</text:p>
          </table:table-cell>
          <table:table-cell office:value-type="string">
            <text:p>driver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trong</text:p>
          </table:table-cell>
          <table:table-cell office:value-type="string">
            <text:p>start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phase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ull</text:p>
          </table:table-cell>
          <table:table-cell office:value-type="string">
            <text:p>impact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ffective</text:p>
          </table:table-cell>
          <table:table-cell office:value-type="string">
            <text:p>tax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ast</text:p>
          </table:table-cell>
          <table:table-cell office:value-type="string">
            <text:p>decade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new</text:p>
          </table:table-cell>
          <table:table-cell office:value-type="string">
            <text:p>product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important</text:p>
          </table:table-cell>
          <table:table-cell office:value-type="string">
            <text:p>thing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revious</text:p>
          </table:table-cell>
          <table:table-cell office:value-type="string">
            <text:p>question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whole</text:p>
          </table:table-cell>
          <table:table-cell office:value-type="string">
            <text:p>industry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developed</text:p>
          </table:table-cell>
          <table:table-cell office:value-type="string">
            <text:p>world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econd</text:p>
          </table:table-cell>
          <table:table-cell office:value-type="string">
            <text:p>point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semester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number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conomic</text:p>
          </table:table-cell>
          <table:table-cell office:value-type="string">
            <text:p>recovery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ast</text:p>
          </table:table-cell>
          <table:table-cell office:value-type="string">
            <text:p>thing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otal</text:p>
          </table:table-cell>
          <table:table-cell office:value-type="string">
            <text:p>year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ther</text:p>
          </table:table-cell>
          <table:table-cell office:value-type="string">
            <text:p>half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this</text:p>
          </table:table-cell>
          <table:table-cell office:value-type="string">
            <text:p>past</text:p>
          </table:table-cell>
          <table:table-cell office:value-type="string">
            <text:p>quarter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nancial</text:p>
          </table:table-cell>
          <table:table-cell office:value-type="string">
            <text:p>performance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high</text:p>
          </table:table-cell>
          <table:table-cell office:value-type="string">
            <text:p>level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reat</text:p>
          </table:table-cell>
          <table:table-cell office:value-type="string">
            <text:p>start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question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full-year</text:p>
          </table:table-cell>
          <table:table-cell office:value-type="string">
            <text:p>basis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regular</text:p>
          </table:table-cell>
          <table:table-cell office:value-type="string">
            <text:p>basis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reat</text:p>
          </table:table-cell>
          <table:table-cell office:value-type="string">
            <text:p>year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domestic</text:p>
          </table:table-cell>
          <table:table-cell office:value-type="string">
            <text:p>market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regulatory</text:p>
          </table:table-cell>
          <table:table-cell office:value-type="string">
            <text:p>environment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different</text:p>
          </table:table-cell>
          <table:table-cell office:value-type="string">
            <text:p>business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net</text:p>
          </table:table-cell>
          <table:table-cell office:value-type="string">
            <text:p>loss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new</text:p>
          </table:table-cell>
          <table:table-cell office:value-type="string">
            <text:p>record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couple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key</text:p>
          </table:table-cell>
          <table:table-cell office:value-type="string">
            <text:p>driver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ast</text:p>
          </table:table-cell>
          <table:table-cell office:value-type="string">
            <text:p>quarter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mall</text:p>
          </table:table-cell>
          <table:table-cell office:value-type="string">
            <text:p>amount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t</text:p>
          </table:table-cell>
          <table:table-cell office:value-type="string">
            <text:p>effect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ig</text:p>
          </table:table-cell>
          <table:table-cell office:value-type="string">
            <text:p>change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xt</text:p>
          </table:table-cell>
          <table:table-cell office:value-type="string">
            <text:p>step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econd</text:p>
          </table:table-cell>
          <table:table-cell office:value-type="string">
            <text:p>part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road</text:p>
          </table:table-cell>
          <table:table-cell office:value-type="string">
            <text:p>range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string">
            <text:p>this</text:p>
          </table:table-cell>
          <table:table-cell office:value-type="string">
            <text:p>last</text:p>
          </table:table-cell>
          <table:table-cell office:value-type="string">
            <text:p>quarter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full</text:p>
          </table:table-cell>
          <table:table-cell office:value-type="string">
            <text:p>quarter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negative</text:p>
          </table:table-cell>
          <table:table-cell office:value-type="string">
            <text:p>effect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final</text:p>
          </table:table-cell>
          <table:table-cell office:value-type="string">
            <text:p>question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xt</text:p>
          </table:table-cell>
          <table:table-cell office:value-type="string">
            <text:p>slide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macroeconomic</text:p>
          </table:table-cell>
          <table:table-cell office:value-type="string">
            <text:p>environment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ther</text:p>
          </table:table-cell>
          <table:table-cell office:value-type="string">
            <text:p>question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omparable</text:p>
          </table:table-cell>
          <table:table-cell office:value-type="string">
            <text:p>period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ignificant</text:p>
          </table:table-cell>
          <table:table-cell office:value-type="string">
            <text:p>change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ertain</text:p>
          </table:table-cell>
          <table:table-cell office:value-type="string">
            <text:p>level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conomic</text:p>
          </table:table-cell>
          <table:table-cell office:value-type="string">
            <text:p>situation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relative</text:p>
          </table:table-cell>
          <table:table-cell office:value-type="string">
            <text:p>basis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ast</text:p>
          </table:table-cell>
          <table:table-cell office:value-type="string">
            <text:p>week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econd</text:p>
          </table:table-cell>
          <table:table-cell office:value-type="string">
            <text:p>point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key</text:p>
          </table:table-cell>
          <table:table-cell office:value-type="string">
            <text:p>driver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ig</text:p>
          </table:table-cell>
          <table:table-cell office:value-type="string">
            <text:p>deal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ow</text:p>
          </table:table-cell>
          <table:table-cell office:value-type="string">
            <text:p>interest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econd</text:p>
          </table:table-cell>
          <table:table-cell office:value-type="string">
            <text:p>year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rior-year</text:p>
          </table:table-cell>
          <table:table-cell office:value-type="string">
            <text:p>quarter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rate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tough</text:p>
          </table:table-cell>
          <table:table-cell office:value-type="string">
            <text:p>environment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ast</text:p>
          </table:table-cell>
          <table:table-cell office:value-type="string">
            <text:p>half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daily</text:p>
          </table:table-cell>
          <table:table-cell office:value-type="string">
            <text:p>basis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xt</text:p>
          </table:table-cell>
          <table:table-cell office:value-type="string">
            <text:p>month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year-ago</text:p>
          </table:table-cell>
          <table:table-cell office:value-type="string">
            <text:p>period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any</text:p>
          </table:table-cell>
          <table:table-cell office:value-type="string">
            <text:p>forward-looking</text:p>
          </table:table-cell>
          <table:table-cell office:value-type="string">
            <text:p>statement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automotive</text:p>
          </table:table-cell>
          <table:table-cell office:value-type="string">
            <text:p>industry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���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thing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positive</text:p>
          </table:table-cell>
          <table:table-cell office:value-type="string">
            <text:p>trend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ig</text:p>
          </table:table-cell>
          <table:table-cell office:value-type="string">
            <text:p>number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ertain</text:p>
          </table:table-cell>
          <table:table-cell office:value-type="string">
            <text:p>number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ong-term</text:p>
          </table:table-cell>
          <table:table-cell office:value-type="string">
            <text:p>growth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xt</text:p>
          </table:table-cell>
          <table:table-cell office:value-type="string">
            <text:p>phase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number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otential</text:p>
          </table:table-cell>
          <table:table-cell office:value-type="string">
            <text:p>impact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nal</text:p>
          </table:table-cell>
          <table:table-cell office:value-type="string">
            <text:p>quarter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global</text:p>
          </table:table-cell>
          <table:table-cell office:value-type="string">
            <text:p>market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key</text:p>
          </table:table-cell>
          <table:table-cell office:value-type="string">
            <text:p>part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wonderful</text:p>
          </table:table-cell>
          <table:table-cell office:value-type="string">
            <text:p>day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net</text:p>
          </table:table-cell>
          <table:table-cell office:value-type="string">
            <text:p>income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hort</text:p>
          </table:table-cell>
          <table:table-cell office:value-type="string">
            <text:p>answer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nancial</text:p>
          </table:table-cell>
          <table:table-cell office:value-type="string">
            <text:p>year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xact</text:p>
          </table:table-cell>
          <table:table-cell office:value-type="string">
            <text:p>number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string">
            <text:p>another</text:p>
          </table:table-cell>
          <table:table-cell office:value-type="string">
            <text:p>solid</text:p>
          </table:table-cell>
          <table:table-cell office:value-type="string">
            <text:p>quarter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otal</text:p>
          </table:table-cell>
          <table:table-cell office:value-type="string">
            <text:p>market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verall</text:p>
          </table:table-cell>
          <table:table-cell office:value-type="string">
            <text:p>growth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mall</text:p>
          </table:table-cell>
          <table:table-cell office:value-type="string">
            <text:p>number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nly</text:p>
          </table:table-cell>
          <table:table-cell office:value-type="string">
            <text:p>way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right</text:p>
          </table:table-cell>
          <table:table-cell office:value-type="string">
            <text:p>thing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rior-year</text:p>
          </table:table-cell>
          <table:table-cell office:value-type="string">
            <text:p>period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ig</text:p>
          </table:table-cell>
          <table:table-cell office:value-type="string">
            <text:p>chunk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result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business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positive</text:p>
          </table:table-cell>
          <table:table-cell office:value-type="string">
            <text:p>contribution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very</text:p>
          </table:table-cell>
          <table:table-cell office:value-type="string">
            <text:p>high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anadian</text:p>
          </table:table-cell>
          <table:table-cell office:value-type="string">
            <text:p>dollar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high</text:p>
          </table:table-cell>
          <table:table-cell office:value-type="string">
            <text:p>degree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otal</text:p>
          </table:table-cell>
          <table:table-cell office:value-type="string">
            <text:p>cost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xt</text:p>
          </table:table-cell>
          <table:table-cell office:value-type="string">
            <text:p>level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retail</text:p>
          </table:table-cell>
          <table:table-cell office:value-type="string">
            <text:p>business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ther</text:p>
          </table:table-cell>
          <table:table-cell office:value-type="string">
            <text:p>day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ommercial</text:p>
          </table:table-cell>
          <table:table-cell office:value-type="string">
            <text:p>paper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important</text:p>
          </table:table-cell>
          <table:table-cell office:value-type="string">
            <text:p>role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nly</text:p>
          </table:table-cell>
          <table:table-cell office:value-type="string">
            <text:p>company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verall</text:p>
          </table:table-cell>
          <table:table-cell office:value-type="string">
            <text:p>business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ast</text:p>
          </table:table-cell>
          <table:table-cell office:value-type="string">
            <text:p>���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ow</text:p>
          </table:table-cell>
          <table:table-cell office:value-type="string">
            <text:p>level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ig</text:p>
          </table:table-cell>
          <table:table-cell office:value-type="string">
            <text:p>increase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whole</text:p>
          </table:table-cell>
          <table:table-cell office:value-type="string">
            <text:p>company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hard</text:p>
          </table:table-cell>
          <table:table-cell office:value-type="string">
            <text:p>work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xternal</text:p>
          </table:table-cell>
          <table:table-cell office:value-type="string">
            <text:p>environment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extended</text:p>
          </table:table-cell>
          <table:table-cell office:value-type="string">
            <text:p>period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type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level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rivate</text:p>
          </table:table-cell>
          <table:table-cell office:value-type="string">
            <text:p>label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Australian</text:p>
          </table:table-cell>
          <table:table-cell office:value-type="string">
            <text:p>dollar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sign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whole</text:p>
          </table:table-cell>
          <table:table-cell office:value-type="string">
            <text:p>bunch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avorable</text:p>
          </table:table-cell>
          <table:table-cell office:value-type="string">
            <text:p>impact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olid</text:p>
          </table:table-cell>
          <table:table-cell office:value-type="string">
            <text:p>foundation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otal</text:p>
          </table:table-cell>
          <table:table-cell office:value-type="string">
            <text:p>portfolio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time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international</text:p>
          </table:table-cell>
          <table:table-cell office:value-type="string">
            <text:p>business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imilar</text:p>
          </table:table-cell>
          <table:table-cell office:value-type="string">
            <text:p>level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sort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rief</text:p>
          </table:table-cell>
          <table:table-cell office:value-type="string">
            <text:p>overview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hort</text:p>
          </table:table-cell>
          <table:table-cell office:value-type="string">
            <text:p>period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nancial</text:p>
          </table:table-cell>
          <table:table-cell office:value-type="string">
            <text:p>impact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international</text:p>
          </table:table-cell>
          <table:table-cell office:value-type="string">
            <text:p>market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verall</text:p>
          </table:table-cell>
          <table:table-cell office:value-type="string">
            <text:p>impact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olid</text:p>
          </table:table-cell>
          <table:table-cell office:value-type="string">
            <text:p>performance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fourth</text:p>
          </table:table-cell>
          <table:table-cell office:value-type="string">
            <text:p>quarter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opportunity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basis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conomic</text:p>
          </table:table-cell>
          <table:table-cell office:value-type="string">
            <text:p>cycle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trong</text:p>
          </table:table-cell>
          <table:table-cell office:value-type="string">
            <text:p>year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string">
            <text:p>this</text:p>
          </table:table-cell>
          <table:table-cell office:value-type="string">
            <text:p>past</text:p>
          </table:table-cell>
          <table:table-cell office:value-type="string">
            <text:p>year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major</text:p>
          </table:table-cell>
          <table:table-cell office:value-type="string">
            <text:p>impact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step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quick</text:p>
          </table:table-cell>
          <table:table-cell office:value-type="string">
            <text:p>update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all-time</text:p>
          </table:table-cell>
          <table:table-cell office:value-type="string">
            <text:p>high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net</text:p>
          </table:table-cell>
          <table:table-cell office:value-type="string">
            <text:p>debt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verall</text:p>
          </table:table-cell>
          <table:table-cell office:value-type="string">
            <text:p>economy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rief</text:p>
          </table:table-cell>
          <table:table-cell office:value-type="string">
            <text:p>update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w</text:p>
          </table:table-cell>
          <table:table-cell office:value-type="string">
            <text:p>year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much</text:p>
          </table:table-cell>
          <table:table-cell office:value-type="string">
            <text:p>lower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balance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t</text:p>
          </table:table-cell>
          <table:table-cell office:value-type="string">
            <text:p>operating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net</text:p>
          </table:table-cell>
          <table:table-cell office:value-type="string">
            <text:p>cash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risk-weighted</text:p>
          </table:table-cell>
          <table:table-cell office:value-type="string">
            <text:p>asset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Japanese</text:p>
          </table:table-cell>
          <table:table-cell office:value-type="string">
            <text:p>market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op</text:p>
          </table:table-cell>
          <table:table-cell office:value-type="string">
            <text:p>right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trong</text:p>
          </table:table-cell>
          <table:table-cell office:value-type="string">
            <text:p>increase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mobile</text:p>
          </table:table-cell>
          <table:table-cell office:value-type="string">
            <text:p>business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ast</text:p>
          </table:table-cell>
          <table:table-cell office:value-type="string">
            <text:p>point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conomic</text:p>
          </table:table-cell>
          <table:table-cell office:value-type="string">
            <text:p>slowdown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ther</text:p>
          </table:table-cell>
          <table:table-cell office:value-type="string">
            <text:p>income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pecific</text:p>
          </table:table-cell>
          <table:table-cell office:value-type="string">
            <text:p>number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ubstantial</text:p>
          </table:table-cell>
          <table:table-cell office:value-type="string">
            <text:p>amount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ignificant</text:p>
          </table:table-cell>
          <table:table-cell office:value-type="string">
            <text:p>decline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gative</text:p>
          </table:table-cell>
          <table:table-cell office:value-type="string">
            <text:p>side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key</text:p>
          </table:table-cell>
          <table:table-cell office:value-type="string">
            <text:p>thing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xt</text:p>
          </table:table-cell>
          <table:table-cell office:value-type="string">
            <text:p>���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trong</text:p>
          </table:table-cell>
          <table:table-cell office:value-type="string">
            <text:p>focus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ignificant</text:p>
          </table:table-cell>
          <table:table-cell office:value-type="string">
            <text:p>opportunity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new</text:p>
          </table:table-cell>
          <table:table-cell office:value-type="string">
            <text:p>business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uropean</text:p>
          </table:table-cell>
          <table:table-cell office:value-type="string">
            <text:p>market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monthly</text:p>
          </table:table-cell>
          <table:table-cell office:value-type="string">
            <text:p>basis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point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high</text:p>
          </table:table-cell>
          <table:table-cell office:value-type="string">
            <text:p>quality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hird</text:p>
          </table:table-cell>
          <table:table-cell office:value-type="string">
            <text:p>question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arge</text:p>
          </table:table-cell>
          <table:table-cell office:value-type="string">
            <text:p>portion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arge</text:p>
          </table:table-cell>
          <table:table-cell office:value-type="string">
            <text:p>amount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token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big</text:p>
          </table:table-cell>
          <table:table-cell office:value-type="string">
            <text:p>picture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ignificant</text:p>
          </table:table-cell>
          <table:table-cell office:value-type="string">
            <text:p>growth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scal</text:p>
          </table:table-cell>
          <table:table-cell office:value-type="string">
            <text:p>cliff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ntire</text:p>
          </table:table-cell>
          <table:table-cell office:value-type="string">
            <text:p>industry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ig</text:p>
          </table:table-cell>
          <table:table-cell office:value-type="string">
            <text:p>driver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this</text:p>
          </table:table-cell>
          <table:table-cell office:value-type="string">
            <text:p>last</text:p>
          </table:table-cell>
          <table:table-cell office:value-type="string">
            <text:p>year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pace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ong</text:p>
          </table:table-cell>
          <table:table-cell office:value-type="string">
            <text:p>term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new</text:p>
          </table:table-cell>
          <table:table-cell office:value-type="string">
            <text:p>level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trong</text:p>
          </table:table-cell>
          <table:table-cell office:value-type="string">
            <text:p>capital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vast</text:p>
          </table:table-cell>
          <table:table-cell office:value-type="string">
            <text:p>majority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growth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verall</text:p>
          </table:table-cell>
          <table:table-cell office:value-type="string">
            <text:p>portfolio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positive</text:p>
          </table:table-cell>
          <table:table-cell office:value-type="string">
            <text:p>development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Brazilian</text:p>
          </table:table-cell>
          <table:table-cell office:value-type="string">
            <text:p>market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top</text:p>
          </table:table-cell>
          <table:table-cell office:value-type="string">
            <text:p>priority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Japanese</text:p>
          </table:table-cell>
          <table:table-cell office:value-type="string">
            <text:p>yen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absolute</text:p>
          </table:table-cell>
          <table:table-cell office:value-type="string">
            <text:p>level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ull</text:p>
          </table:table-cell>
          <table:table-cell office:value-type="string">
            <text:p>benefit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w</text:p>
          </table:table-cell>
          <table:table-cell office:value-type="string">
            <text:p>company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ig</text:p>
          </table:table-cell>
          <table:table-cell office:value-type="string">
            <text:p>opportunity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ast</text:p>
          </table:table-cell>
          <table:table-cell office:value-type="string">
            <text:p>question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month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nancial</text:p>
          </table:table-cell>
          <table:table-cell office:value-type="string">
            <text:p>result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this</text:p>
          </table:table-cell>
          <table:table-cell office:value-type="string">
            <text:p>financial</text:p>
          </table:table-cell>
          <table:table-cell office:value-type="string">
            <text:p>year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ig</text:p>
          </table:table-cell>
          <table:table-cell office:value-type="string">
            <text:p>issue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fair</text:p>
          </table:table-cell>
          <table:table-cell office:value-type="string">
            <text:p>bit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hinese</text:p>
          </table:table-cell>
          <table:table-cell office:value-type="string">
            <text:p>market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hort</text:p>
          </table:table-cell>
          <table:table-cell office:value-type="string">
            <text:p>run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ast</text:p>
          </table:table-cell>
          <table:table-cell office:value-type="string">
            <text:p>eight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verall</text:p>
          </table:table-cell>
          <table:table-cell office:value-type="string">
            <text:p>performance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ther</text:p>
          </table:table-cell>
          <table:table-cell office:value-type="string">
            <text:p>end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this</text:p>
          </table:table-cell>
          <table:table-cell office:value-type="string">
            <text:p>particular</text:p>
          </table:table-cell>
          <table:table-cell office:value-type="string">
            <text:p>quarter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ther</text:p>
          </table:table-cell>
          <table:table-cell office:value-type="string">
            <text:p>point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whole</text:p>
          </table:table-cell>
          <table:table-cell office:value-type="string">
            <text:p>thing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conomic</text:p>
          </table:table-cell>
          <table:table-cell office:value-type="string">
            <text:p>outlook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idea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reat</text:p>
          </table:table-cell>
          <table:table-cell office:value-type="string">
            <text:p>position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effective</text:p>
          </table:table-cell>
          <table:table-cell office:value-type="string">
            <text:p>tax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line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first</text:p>
          </table:table-cell>
          <table:table-cell office:value-type="string">
            <text:p>quarter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this</text:p>
          </table:table-cell>
          <table:table-cell office:value-type="string">
            <text:p>third</text:p>
          </table:table-cell>
          <table:table-cell office:value-type="string">
            <text:p>quarter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econd</text:p>
          </table:table-cell>
          <table:table-cell office:value-type="string">
            <text:p>row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normalized</text:p>
          </table:table-cell>
          <table:table-cell office:value-type="string">
            <text:p>basis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econd</text:p>
          </table:table-cell>
          <table:table-cell office:value-type="string">
            <text:p>phase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weet</text:p>
          </table:table-cell>
          <table:table-cell office:value-type="string">
            <text:p>spot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mall</text:p>
          </table:table-cell>
          <table:table-cell office:value-type="string">
            <text:p>business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huge</text:p>
          </table:table-cell>
          <table:table-cell office:value-type="string">
            <text:p>opportunity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deal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international</text:p>
          </table:table-cell>
          <table:table-cell office:value-type="string">
            <text:p>side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ther</text:p>
          </table:table-cell>
          <table:table-cell office:value-type="string">
            <text:p>direction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ubstantial</text:p>
          </table:table-cell>
          <table:table-cell office:value-type="string">
            <text:p>increase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oreign</text:p>
          </table:table-cell>
          <table:table-cell office:value-type="string">
            <text:p>currency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another</text:p>
          </table:table-cell>
          <table:table-cell office:value-type="string">
            <text:p>great</text:p>
          </table:table-cell>
          <table:table-cell office:value-type="string">
            <text:p>quarter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interim</text:p>
          </table:table-cell>
          <table:table-cell office:value-type="string">
            <text:p>dividend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part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ther</text:p>
          </table:table-cell>
          <table:table-cell office:value-type="string">
            <text:p>business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w</text:p>
          </table:table-cell>
          <table:table-cell office:value-type="string">
            <text:p>regulation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average</text:p>
          </table:table-cell>
          <table:table-cell office:value-type="string">
            <text:p>price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verall</text:p>
          </table:table-cell>
          <table:table-cell office:value-type="string">
            <text:p>cost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place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part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ombined</text:p>
          </table:table-cell>
          <table:table-cell office:value-type="string">
            <text:p>basis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ompetitive</text:p>
          </table:table-cell>
          <table:table-cell office:value-type="string">
            <text:p>situation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ig</text:p>
          </table:table-cell>
          <table:table-cell office:value-type="string">
            <text:p>piece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xt</text:p>
          </table:table-cell>
          <table:table-cell office:value-type="string">
            <text:p>chart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mall</text:p>
          </table:table-cell>
          <table:table-cell office:value-type="string">
            <text:p>increase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ntire</text:p>
          </table:table-cell>
          <table:table-cell office:value-type="string">
            <text:p>portfolio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free</text:p>
          </table:table-cell>
          <table:table-cell office:value-type="string">
            <text:p>cash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interim</text:p>
          </table:table-cell>
          <table:table-cell office:value-type="string">
            <text:p>dividend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ntire</text:p>
          </table:table-cell>
          <table:table-cell office:value-type="string">
            <text:p>company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direct</text:p>
          </table:table-cell>
          <table:table-cell office:value-type="string">
            <text:p>result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tough</text:p>
          </table:table-cell>
          <table:table-cell office:value-type="string">
            <text:p>year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real</text:p>
          </table:table-cell>
          <table:table-cell office:value-type="string">
            <text:p>economy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modest</text:p>
          </table:table-cell>
          <table:table-cell office:value-type="string">
            <text:p>increase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uccessful</text:p>
          </table:table-cell>
          <table:table-cell office:value-type="string">
            <text:p>launch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econd</text:p>
          </table:table-cell>
          <table:table-cell office:value-type="string">
            <text:p>semester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outstanding</text:p>
          </table:table-cell>
          <table:table-cell office:value-type="string">
            <text:p>job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nancial</text:p>
          </table:table-cell>
          <table:table-cell office:value-type="string">
            <text:p>market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absolute</text:p>
          </table:table-cell>
          <table:table-cell office:value-type="string">
            <text:p>basis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whole</text:p>
          </table:table-cell>
          <table:table-cell office:value-type="string">
            <text:p>portfolio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ong</text:p>
          </table:table-cell>
          <table:table-cell office:value-type="string">
            <text:p>haul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ositive</text:p>
          </table:table-cell>
          <table:table-cell office:value-type="string">
            <text:p>effect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nancial</text:p>
          </table:table-cell>
          <table:table-cell office:value-type="string">
            <text:p>strength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good</text:p>
          </table:table-cell>
          <table:table-cell office:value-type="string">
            <text:p>performance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revious</text:p>
          </table:table-cell>
          <table:table-cell office:value-type="string">
            <text:p>slide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perational</text:p>
          </table:table-cell>
          <table:table-cell office:value-type="string">
            <text:p>performance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otal</text:p>
          </table:table-cell>
          <table:table-cell office:value-type="string">
            <text:p>revenue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53rd</text:p>
          </table:table-cell>
          <table:table-cell office:value-type="string">
            <text:p>week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this</text:p>
          </table:table-cell>
          <table:table-cell office:value-type="string">
            <text:p>fourth</text:p>
          </table:table-cell>
          <table:table-cell office:value-type="string">
            <text:p>quarter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regulatory</text:p>
          </table:table-cell>
          <table:table-cell office:value-type="string">
            <text:p>process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half</text:p>
          </table:table-cell>
          <table:table-cell office:value-type="string">
            <text:p>last</text:p>
          </table:table-cell>
          <table:table-cell office:value-type="string">
            <text:p>year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development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foreign</text:p>
          </table:table-cell>
          <table:table-cell office:value-type="string">
            <text:p>exchange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annual</text:p>
          </table:table-cell>
          <table:table-cell office:value-type="string">
            <text:p>report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rude</text:p>
          </table:table-cell>
          <table:table-cell office:value-type="string">
            <text:p>oil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t</text:p>
          </table:table-cell>
          <table:table-cell office:value-type="string">
            <text:p>interest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recent</text:p>
          </table:table-cell>
          <table:table-cell office:value-type="string">
            <text:p>past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ocal</text:p>
          </table:table-cell>
          <table:table-cell office:value-type="string">
            <text:p>currency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ull</text:p>
          </table:table-cell>
          <table:table-cell office:value-type="string">
            <text:p>effect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main</text:p>
          </table:table-cell>
          <table:table-cell office:value-type="string">
            <text:p>reason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price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ubstantial</text:p>
          </table:table-cell>
          <table:table-cell office:value-type="string">
            <text:p>portion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bad</text:p>
          </table:table-cell>
          <table:table-cell office:value-type="string">
            <text:p>debt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high</text:p>
          </table:table-cell>
          <table:table-cell office:value-type="string">
            <text:p>quality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week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trong</text:p>
          </table:table-cell>
          <table:table-cell office:value-type="string">
            <text:p>cash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third</text:p>
          </table:table-cell>
          <table:table-cell office:value-type="string">
            <text:p>party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rivate</text:p>
          </table:table-cell>
          <table:table-cell office:value-type="string">
            <text:p>sector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third</text:p>
          </table:table-cell>
          <table:table-cell office:value-type="string">
            <text:p>quarter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important</text:p>
          </table:table-cell>
          <table:table-cell office:value-type="string">
            <text:p>element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ull</text:p>
          </table:table-cell>
          <table:table-cell office:value-type="string">
            <text:p>quarter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w</text:p>
          </table:table-cell>
          <table:table-cell office:value-type="string">
            <text:p>environment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gative</text:p>
          </table:table-cell>
          <table:table-cell office:value-type="string">
            <text:p>effect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t</text:p>
          </table:table-cell>
          <table:table-cell office:value-type="string">
            <text:p>cash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ast</text:p>
          </table:table-cell>
          <table:table-cell office:value-type="string">
            <text:p>conference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regional</text:p>
          </table:table-cell>
          <table:table-cell office:value-type="string">
            <text:p>basis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trend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air</text:p>
          </table:table-cell>
          <table:table-cell office:value-type="string">
            <text:p>value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favorable</text:p>
          </table:table-cell>
          <table:table-cell office:value-type="string">
            <text:p>impact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another</text:p>
          </table:table-cell>
          <table:table-cell office:value-type="string">
            <text:p>strong</text:p>
          </table:table-cell>
          <table:table-cell office:value-type="string">
            <text:p>year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very</text:p>
          </table:table-cell>
          <table:table-cell office:value-type="string">
            <text:p>beginning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nancial</text:p>
          </table:table-cell>
          <table:table-cell office:value-type="string">
            <text:p>community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yearly</text:p>
          </table:table-cell>
          <table:table-cell office:value-type="string">
            <text:p>basis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nal</text:p>
          </table:table-cell>
          <table:table-cell office:value-type="string">
            <text:p>question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another</text:p>
          </table:table-cell>
          <table:table-cell office:value-type="string">
            <text:p>good</text:p>
          </table:table-cell>
          <table:table-cell office:value-type="string">
            <text:p>quarter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tremendous</text:p>
          </table:table-cell>
          <table:table-cell office:value-type="string">
            <text:p>opportunity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net</text:p>
          </table:table-cell>
          <table:table-cell office:value-type="string">
            <text:p>profit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revious</text:p>
          </table:table-cell>
          <table:table-cell office:value-type="string">
            <text:p>guidance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reat</text:p>
          </table:table-cell>
          <table:table-cell office:value-type="string">
            <text:p>business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econd</text:p>
          </table:table-cell>
          <table:table-cell office:value-type="string">
            <text:p>quarter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xtra</text:p>
          </table:table-cell>
          <table:table-cell office:value-type="string">
            <text:p>week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ig</text:p>
          </table:table-cell>
          <table:table-cell office:value-type="string">
            <text:p>way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mall</text:p>
          </table:table-cell>
          <table:table-cell office:value-type="string">
            <text:p>part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ongoing</text:p>
          </table:table-cell>
          <table:table-cell office:value-type="string">
            <text:p>process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important</text:p>
          </table:table-cell>
          <table:table-cell office:value-type="string">
            <text:p>component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quarter-to-quarter</text:p>
          </table:table-cell>
          <table:table-cell office:value-type="string">
            <text:p>basis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eneral</text:p>
          </table:table-cell>
          <table:table-cell office:value-type="string">
            <text:p>comment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ocal</text:p>
          </table:table-cell>
          <table:table-cell office:value-type="string">
            <text:p>market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financial</text:p>
          </table:table-cell>
          <table:table-cell office:value-type="string">
            <text:p>perspective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urrent</text:p>
          </table:table-cell>
          <table:table-cell office:value-type="string">
            <text:p>time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page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ederal</text:p>
          </table:table-cell>
          <table:table-cell office:value-type="string">
            <text:p>government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ormal</text:p>
          </table:table-cell>
          <table:table-cell office:value-type="string">
            <text:p>course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hird</text:p>
          </table:table-cell>
          <table:table-cell office:value-type="string">
            <text:p>year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integral</text:p>
          </table:table-cell>
          <table:table-cell office:value-type="string">
            <text:p>part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onstant</text:p>
          </table:table-cell>
          <table:table-cell office:value-type="string">
            <text:p>dollar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ast</text:p>
          </table:table-cell>
          <table:table-cell office:value-type="string">
            <text:p>decade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overall</text:p>
          </table:table-cell>
          <table:table-cell office:value-type="string">
            <text:p>basis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fleet-wide</text:p>
          </table:table-cell>
          <table:table-cell office:value-type="string">
            <text:p>basis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orporate</text:p>
          </table:table-cell>
          <table:table-cell office:value-type="string">
            <text:p>segment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important</text:p>
          </table:table-cell>
          <table:table-cell office:value-type="string">
            <text:p>point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whole</text:p>
          </table:table-cell>
          <table:table-cell office:value-type="string">
            <text:p>group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inked-quarter</text:p>
          </table:table-cell>
          <table:table-cell office:value-type="string">
            <text:p>basis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ig</text:p>
          </table:table-cell>
          <table:table-cell office:value-type="string">
            <text:p>picture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trong</text:p>
          </table:table-cell>
          <table:table-cell office:value-type="string">
            <text:p>cash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ow</text:p>
          </table:table-cell>
          <table:table-cell office:value-type="string">
            <text:p>point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rivate</text:p>
          </table:table-cell>
          <table:table-cell office:value-type="string">
            <text:p>equity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urrent</text:p>
          </table:table-cell>
          <table:table-cell office:value-type="string">
            <text:p>business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chance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all-time</text:p>
          </table:table-cell>
          <table:table-cell office:value-type="string">
            <text:p>record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omparable</text:p>
          </table:table-cell>
          <table:table-cell office:value-type="string">
            <text:p>quarter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ow</text:p>
          </table:table-cell>
          <table:table-cell office:value-type="string">
            <text:p>level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xt</text:p>
          </table:table-cell>
          <table:table-cell office:value-type="string">
            <text:p>coming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return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point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terrific</text:p>
          </table:table-cell>
          <table:table-cell office:value-type="string">
            <text:p>job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real</text:p>
          </table:table-cell>
          <table:table-cell office:value-type="string">
            <text:p>opportunity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main</text:p>
          </table:table-cell>
          <table:table-cell office:value-type="string">
            <text:p>thing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ig</text:p>
          </table:table-cell>
          <table:table-cell office:value-type="string">
            <text:p>step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retail</text:p>
          </table:table-cell>
          <table:table-cell office:value-type="string">
            <text:p>segment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key</text:p>
          </table:table-cell>
          <table:table-cell office:value-type="string">
            <text:p>componen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ignificant</text:p>
          </table:table-cell>
          <table:table-cell office:value-type="string">
            <text:p>increase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hird</text:p>
          </table:table-cell>
          <table:table-cell office:value-type="string">
            <text:p>poin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key</text:p>
          </table:table-cell>
          <table:table-cell office:value-type="string">
            <text:p>role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urrent</text:p>
          </table:table-cell>
          <table:table-cell office:value-type="string">
            <text:p>status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much</text:p>
          </table:table-cell>
          <table:table-cell office:value-type="string">
            <text:p>stronger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trong</text:p>
          </table:table-cell>
          <table:table-cell office:value-type="string">
            <text:p>demand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ig</text:p>
          </table:table-cell>
          <table:table-cell office:value-type="string">
            <text:p>focus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urrent</text:p>
          </table:table-cell>
          <table:table-cell office:value-type="string">
            <text:p>rate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harmaceutical</text:p>
          </table:table-cell>
          <table:table-cell office:value-type="string">
            <text:p>industry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ow</text:p>
          </table:table-cell>
          <table:table-cell office:value-type="string">
            <text:p>cost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quarterly</text:p>
          </table:table-cell>
          <table:table-cell office:value-type="string">
            <text:p>dividend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ast</text:p>
          </table:table-cell>
          <table:table-cell office:value-type="string">
            <text:p>number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huge</text:p>
          </table:table-cell>
          <table:table-cell office:value-type="string">
            <text:p>number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huge</text:p>
          </table:table-cell>
          <table:table-cell office:value-type="string">
            <text:p>impact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unfavorable</text:p>
          </table:table-cell>
          <table:table-cell office:value-type="string">
            <text:p>impact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w</text:p>
          </table:table-cell>
          <table:table-cell office:value-type="string">
            <text:p>management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run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portion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ull</text:p>
          </table:table-cell>
          <table:table-cell office:value-type="string">
            <text:p>amount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wholesale</text:p>
          </table:table-cell>
          <table:table-cell office:value-type="string">
            <text:p>side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low</text:p>
          </table:table-cell>
          <table:table-cell office:value-type="string">
            <text:p>start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ow</text:p>
          </table:table-cell>
          <table:table-cell office:value-type="string">
            <text:p>single-digit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ommercial</text:p>
          </table:table-cell>
          <table:table-cell office:value-type="string">
            <text:p>business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whole</text:p>
          </table:table-cell>
          <table:table-cell office:value-type="string">
            <text:p>range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direction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xt</text:p>
          </table:table-cell>
          <table:table-cell office:value-type="string">
            <text:p>stage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hard</text:p>
          </table:table-cell>
          <table:table-cell office:value-type="string">
            <text:p>look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ignificant</text:p>
          </table:table-cell>
          <table:table-cell office:value-type="string">
            <text:p>contribution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ittle</text:p>
          </table:table-cell>
          <table:table-cell office:value-type="string">
            <text:p>color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wide</text:p>
          </table:table-cell>
          <table:table-cell office:value-type="string">
            <text:p>variety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extent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good</text:p>
          </table:table-cell>
          <table:table-cell office:value-type="string">
            <text:p>thing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retail</text:p>
          </table:table-cell>
          <table:table-cell office:value-type="string">
            <text:p>bank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mobile</text:p>
          </table:table-cell>
          <table:table-cell office:value-type="string">
            <text:p>side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nancial</text:p>
          </table:table-cell>
          <table:table-cell office:value-type="string">
            <text:p>system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pre-tax</text:p>
          </table:table-cell>
          <table:table-cell office:value-type="string">
            <text:p>profit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hird</text:p>
          </table:table-cell>
          <table:table-cell office:value-type="string">
            <text:p>party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urrent</text:p>
          </table:table-cell>
          <table:table-cell office:value-type="string">
            <text:p>period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this</text:p>
          </table:table-cell>
          <table:table-cell office:value-type="string">
            <text:p>second</text:p>
          </table:table-cell>
          <table:table-cell office:value-type="string">
            <text:p>quarter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ther</text:p>
          </table:table-cell>
          <table:table-cell office:value-type="string">
            <text:p>point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whole</text:p>
          </table:table-cell>
          <table:table-cell office:value-type="string">
            <text:p>business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ther</text:p>
          </table:table-cell>
          <table:table-cell office:value-type="string">
            <text:p>part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geographic</text:p>
          </table:table-cell>
          <table:table-cell office:value-type="string">
            <text:p>mix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ustainable</text:p>
          </table:table-cell>
          <table:table-cell office:value-type="string">
            <text:p>level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quarter-over-quarter</text:p>
          </table:table-cell>
          <table:table-cell office:value-type="string">
            <text:p>basis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hard</text:p>
          </table:table-cell>
          <table:table-cell office:value-type="string">
            <text:p>time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econd</text:p>
          </table:table-cell>
          <table:table-cell office:value-type="string">
            <text:p>���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key</text:p>
          </table:table-cell>
          <table:table-cell office:value-type="string">
            <text:p>point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���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double-digit</text:p>
          </table:table-cell>
          <table:table-cell office:value-type="string">
            <text:p>growth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interesting</text:p>
          </table:table-cell>
          <table:table-cell office:value-type="string">
            <text:p>question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meaningful</text:p>
          </table:table-cell>
          <table:table-cell office:value-type="string">
            <text:p>impact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ong</text:p>
          </table:table-cell>
          <table:table-cell office:value-type="string">
            <text:p>history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fantastic</text:p>
          </table:table-cell>
          <table:table-cell office:value-type="string">
            <text:p>job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modest</text:p>
          </table:table-cell>
          <table:table-cell office:value-type="string">
            <text:p>decline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positive</text:p>
          </table:table-cell>
          <table:table-cell office:value-type="string">
            <text:p>sign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ignificant</text:p>
          </table:table-cell>
          <table:table-cell office:value-type="string">
            <text:p>drop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any</text:p>
          </table:table-cell>
          <table:table-cell office:value-type="string">
            <text:p>significant</text:p>
          </table:table-cell>
          <table:table-cell office:value-type="string">
            <text:p>change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nancial</text:p>
          </table:table-cell>
          <table:table-cell office:value-type="string">
            <text:p>side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lose</text:p>
          </table:table-cell>
          <table:table-cell office:value-type="string">
            <text:p>eye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pre-tax</text:p>
          </table:table-cell>
          <table:table-cell office:value-type="string">
            <text:p>basis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actual</text:p>
          </table:table-cell>
          <table:table-cell office:value-type="string">
            <text:p>number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new</text:p>
          </table:table-cell>
          <table:table-cell office:value-type="string">
            <text:p>market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reasonable</text:p>
          </table:table-cell>
          <table:table-cell office:value-type="string">
            <text:p>level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quarter-by-quarter</text:p>
          </table:table-cell>
          <table:table-cell office:value-type="string">
            <text:p>basis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otal</text:p>
          </table:table-cell>
          <table:table-cell office:value-type="string">
            <text:p>impact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sense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whole</text:p>
          </table:table-cell>
          <table:table-cell office:value-type="string">
            <text:p>host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international</text:p>
          </table:table-cell>
          <table:table-cell office:value-type="string">
            <text:p>tobacco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trong</text:p>
          </table:table-cell>
          <table:table-cell office:value-type="string">
            <text:p>business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different</text:p>
          </table:table-cell>
          <table:table-cell office:value-type="string">
            <text:p>story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ig</text:p>
          </table:table-cell>
          <table:table-cell office:value-type="string">
            <text:p>factor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question-and-answer</text:p>
          </table:table-cell>
          <table:table-cell office:value-type="string">
            <text:p>period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net</text:p>
          </table:table-cell>
          <table:table-cell office:value-type="string">
            <text:p>gain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ther</text:p>
          </table:table-cell>
          <table:table-cell office:value-type="string">
            <text:p>operating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average</text:p>
          </table:table-cell>
          <table:table-cell office:value-type="string">
            <text:p>rate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unique</text:p>
          </table:table-cell>
          <table:table-cell office:value-type="string">
            <text:p>position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verall</text:p>
          </table:table-cell>
          <table:table-cell office:value-type="string">
            <text:p>picture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magnitude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slide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ignificant</text:p>
          </table:table-cell>
          <table:table-cell office:value-type="string">
            <text:p>contributor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nly</text:p>
          </table:table-cell>
          <table:table-cell office:value-type="string">
            <text:p>reason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quick</text:p>
          </table:table-cell>
          <table:table-cell office:value-type="string">
            <text:p>look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ong-term</text:p>
          </table:table-cell>
          <table:table-cell office:value-type="string">
            <text:p>view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Russian</text:p>
          </table:table-cell>
          <table:table-cell office:value-type="string">
            <text:p>market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enormous</text:p>
          </table:table-cell>
          <table:table-cell office:value-type="string">
            <text:p>amount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top</text:p>
          </table:table-cell>
          <table:table-cell office:value-type="string">
            <text:p>line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British</text:p>
          </table:table-cell>
          <table:table-cell office:value-type="string">
            <text:p>pound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global</text:p>
          </table:table-cell>
          <table:table-cell office:value-type="string">
            <text:p>recession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story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key</text:p>
          </table:table-cell>
          <table:table-cell office:value-type="string">
            <text:p>focus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ow</text:p>
          </table:table-cell>
          <table:table-cell office:value-type="string">
            <text:p>interest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onsiderable</text:p>
          </table:table-cell>
          <table:table-cell office:value-type="string">
            <text:p>amount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indication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news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nancial</text:p>
          </table:table-cell>
          <table:table-cell office:value-type="string">
            <text:p>sector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ong-term</text:p>
          </table:table-cell>
          <table:table-cell office:value-type="string">
            <text:p>basis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year-over-year</text:p>
          </table:table-cell>
          <table:table-cell office:value-type="string">
            <text:p>growth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outstanding</text:p>
          </table:table-cell>
          <table:table-cell office:value-type="string">
            <text:p>year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main</text:p>
          </table:table-cell>
          <table:table-cell office:value-type="string">
            <text:p>growth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onscious</text:p>
          </table:table-cell>
          <table:table-cell office:value-type="string">
            <text:p>decision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ull</text:p>
          </table:table-cell>
          <table:table-cell office:value-type="string">
            <text:p>year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nice</text:p>
          </table:table-cell>
          <table:table-cell office:value-type="string">
            <text:p>day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progressive</text:p>
          </table:table-cell>
          <table:table-cell office:value-type="string">
            <text:p>dividend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important</text:p>
          </table:table-cell>
          <table:table-cell office:value-type="string">
            <text:p>step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equential</text:p>
          </table:table-cell>
          <table:table-cell office:value-type="string">
            <text:p>improvement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key</text:p>
          </table:table-cell>
          <table:table-cell office:value-type="string">
            <text:p>element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tough</text:p>
          </table:table-cell>
          <table:table-cell office:value-type="string">
            <text:p>market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harp</text:p>
          </table:table-cell>
          <table:table-cell office:value-type="string">
            <text:p>increase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arge</text:p>
          </table:table-cell>
          <table:table-cell office:value-type="string">
            <text:p>degree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quick</text:p>
          </table:table-cell>
          <table:table-cell office:value-type="string">
            <text:p>follow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pre-tax</text:p>
          </table:table-cell>
          <table:table-cell office:value-type="string">
            <text:p>loss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nal</text:p>
          </table:table-cell>
          <table:table-cell office:value-type="string">
            <text:p>dividend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op</text:p>
          </table:table-cell>
          <table:table-cell office:value-type="string">
            <text:p>left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hird</text:p>
          </table:table-cell>
          <table:table-cell office:value-type="string">
            <text:p>part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rapid</text:p>
          </table:table-cell>
          <table:table-cell office:value-type="string">
            <text:p>growth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ong-term</text:p>
          </table:table-cell>
          <table:table-cell office:value-type="string">
            <text:p>health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imilar</text:p>
          </table:table-cell>
          <table:table-cell office:value-type="string">
            <text:p>amount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normal</text:p>
          </table:table-cell>
          <table:table-cell office:value-type="string">
            <text:p>year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situation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w</text:p>
          </table:table-cell>
          <table:table-cell office:value-type="string">
            <text:p>technology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year-over-year</text:p>
          </table:table-cell>
          <table:table-cell office:value-type="string">
            <text:p>increase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reat</text:p>
          </table:table-cell>
          <table:table-cell office:value-type="string">
            <text:p>success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ast</text:p>
          </table:table-cell>
          <table:table-cell office:value-type="string">
            <text:p>ten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iberalized</text:p>
          </table:table-cell>
          <table:table-cell office:value-type="string">
            <text:p>business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difficult</text:p>
          </table:table-cell>
          <table:table-cell office:value-type="string">
            <text:p>year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xt</text:p>
          </table:table-cell>
          <table:table-cell office:value-type="string">
            <text:p>period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arly</text:p>
          </table:table-cell>
          <table:table-cell office:value-type="string">
            <text:p>stage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urrency-neutral</text:p>
          </table:table-cell>
          <table:table-cell office:value-type="string">
            <text:p>basis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whole</text:p>
          </table:table-cell>
          <table:table-cell office:value-type="string">
            <text:p>market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trong</text:p>
          </table:table-cell>
          <table:table-cell office:value-type="string">
            <text:p>market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high</text:p>
          </table:table-cell>
          <table:table-cell office:value-type="string">
            <text:p>growth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ignificant</text:p>
          </table:table-cell>
          <table:table-cell office:value-type="string">
            <text:p>way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very</text:p>
          </table:table-cell>
          <table:table-cell office:value-type="string">
            <text:p>near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fair</text:p>
          </table:table-cell>
          <table:table-cell office:value-type="string">
            <text:p>assumption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range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third</text:p>
          </table:table-cell>
          <table:table-cell office:value-type="string">
            <text:p>question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otal</text:p>
          </table:table-cell>
          <table:table-cell office:value-type="string">
            <text:p>capital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mall</text:p>
          </table:table-cell>
          <table:table-cell office:value-type="string">
            <text:p>portion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important</text:p>
          </table:table-cell>
          <table:table-cell office:value-type="string">
            <text:p>driver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Asia-Pacific</text:p>
          </table:table-cell>
          <table:table-cell office:value-type="string">
            <text:p>region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xt</text:p>
          </table:table-cell>
          <table:table-cell office:value-type="string">
            <text:p>wave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ast</text:p>
          </table:table-cell>
          <table:table-cell office:value-type="string">
            <text:p>downturn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ther</text:p>
          </table:table-cell>
          <table:table-cell office:value-type="string">
            <text:p>piece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otal</text:p>
          </table:table-cell>
          <table:table-cell office:value-type="string">
            <text:p>volume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t</text:p>
          </table:table-cell>
          <table:table-cell office:value-type="string">
            <text:p>revenue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main</text:p>
          </table:table-cell>
          <table:table-cell office:value-type="string">
            <text:p>driver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pen</text:p>
          </table:table-cell>
          <table:table-cell office:value-type="string">
            <text:p>market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t</text:p>
          </table:table-cell>
          <table:table-cell office:value-type="string">
            <text:p>result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eographic</text:p>
          </table:table-cell>
          <table:table-cell office:value-type="string">
            <text:p>basis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econd</text:p>
          </table:table-cell>
          <table:table-cell office:value-type="string">
            <text:p>half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t</text:p>
          </table:table-cell>
          <table:table-cell office:value-type="string">
            <text:p>income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important</text:p>
          </table:table-cell>
          <table:table-cell office:value-type="string">
            <text:p>factor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page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eographic</text:p>
          </table:table-cell>
          <table:table-cell office:value-type="string">
            <text:p>perspective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dead</text:p>
          </table:table-cell>
          <table:table-cell office:value-type="string">
            <text:p>horse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real</text:p>
          </table:table-cell>
          <table:table-cell office:value-type="string">
            <text:p>question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trong</text:p>
          </table:table-cell>
          <table:table-cell office:value-type="string">
            <text:p>result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ther</text:p>
          </table:table-cell>
          <table:table-cell office:value-type="string">
            <text:p>line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trong</text:p>
          </table:table-cell>
          <table:table-cell office:value-type="string">
            <text:p>foundation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pen</text:p>
          </table:table-cell>
          <table:table-cell office:value-type="string">
            <text:p>pit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riginal</text:p>
          </table:table-cell>
          <table:table-cell office:value-type="string">
            <text:p>plan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exact</text:p>
          </table:table-cell>
          <table:table-cell office:value-type="string">
            <text:p>number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ompetitive</text:p>
          </table:table-cell>
          <table:table-cell office:value-type="string">
            <text:p>environment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reat</text:p>
          </table:table-cell>
          <table:table-cell office:value-type="string">
            <text:p>product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regulatory</text:p>
          </table:table-cell>
          <table:table-cell office:value-type="string">
            <text:p>front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rough</text:p>
          </table:table-cell>
          <table:table-cell office:value-type="string">
            <text:p>idea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olid</text:p>
          </table:table-cell>
          <table:table-cell office:value-type="string">
            <text:p>start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instance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managed</text:p>
          </table:table-cell>
          <table:table-cell office:value-type="string">
            <text:p>basis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ignificant</text:p>
          </table:table-cell>
          <table:table-cell office:value-type="string">
            <text:p>decrease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ig</text:p>
          </table:table-cell>
          <table:table-cell office:value-type="string">
            <text:p>market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mobile</text:p>
          </table:table-cell>
          <table:table-cell office:value-type="string">
            <text:p>broadband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much</text:p>
          </table:table-cell>
          <table:table-cell office:value-type="string">
            <text:p>smaller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trong</text:p>
          </table:table-cell>
          <table:table-cell office:value-type="string">
            <text:p>demand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huge</text:p>
          </table:table-cell>
          <table:table-cell office:value-type="string">
            <text:p>difference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absolute</text:p>
          </table:table-cell>
          <table:table-cell office:value-type="string">
            <text:p>number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conomic</text:p>
          </table:table-cell>
          <table:table-cell office:value-type="string">
            <text:p>climate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whole</text:p>
          </table:table-cell>
          <table:table-cell office:value-type="string">
            <text:p>series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ast</text:p>
          </table:table-cell>
          <table:table-cell office:value-type="string">
            <text:p>slide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no</text:p>
          </table:table-cell>
          <table:table-cell office:value-type="string">
            <text:p>real</text:p>
          </table:table-cell>
          <table:table-cell office:value-type="string">
            <text:p>change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w</text:p>
          </table:table-cell>
          <table:table-cell office:value-type="string">
            <text:p>market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normal</text:p>
          </table:table-cell>
          <table:table-cell office:value-type="string">
            <text:p>level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fair</text:p>
          </table:table-cell>
          <table:table-cell office:value-type="string">
            <text:p>value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important</text:p>
          </table:table-cell>
          <table:table-cell office:value-type="string">
            <text:p>milestone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mobile</text:p>
          </table:table-cell>
          <table:table-cell office:value-type="string">
            <text:p>phone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question-and-answer</text:p>
          </table:table-cell>
          <table:table-cell office:value-type="string">
            <text:p>period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trong</text:p>
          </table:table-cell>
          <table:table-cell office:value-type="string">
            <text:p>contribution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ollective</text:p>
          </table:table-cell>
          <table:table-cell office:value-type="string">
            <text:p>provision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trong</text:p>
          </table:table-cell>
          <table:table-cell office:value-type="string">
            <text:p>pipeline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variable</text:p>
          </table:table-cell>
          <table:table-cell office:value-type="string">
            <text:p>annuity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ignificant</text:p>
          </table:table-cell>
          <table:table-cell office:value-type="string">
            <text:p>step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ther</text:p>
          </table:table-cell>
          <table:table-cell office:value-type="string">
            <text:p>���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indicator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organic</text:p>
          </table:table-cell>
          <table:table-cell office:value-type="string">
            <text:p>growth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nancial</text:p>
          </table:table-cell>
          <table:table-cell office:value-type="string">
            <text:p>flexibility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year-on-year</text:p>
          </table:table-cell>
          <table:table-cell office:value-type="string">
            <text:p>increase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unique</text:p>
          </table:table-cell>
          <table:table-cell office:value-type="string">
            <text:p>opportunity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weekly</text:p>
          </table:table-cell>
          <table:table-cell office:value-type="string">
            <text:p>basis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econd</text:p>
          </table:table-cell>
          <table:table-cell office:value-type="string">
            <text:p>line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average</text:p>
          </table:table-cell>
          <table:table-cell office:value-type="string">
            <text:p>cost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ompetitive</text:p>
          </table:table-cell>
          <table:table-cell office:value-type="string">
            <text:p>market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ollowing</text:p>
          </table:table-cell>
          <table:table-cell office:value-type="string">
            <text:p>year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this</text:p>
          </table:table-cell>
          <table:table-cell office:value-type="string">
            <text:p>joint</text:p>
          </table:table-cell>
          <table:table-cell office:value-type="string">
            <text:p>venture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orporate</text:p>
          </table:table-cell>
          <table:table-cell office:value-type="string">
            <text:p>level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reat</text:p>
          </table:table-cell>
          <table:table-cell office:value-type="string">
            <text:p>company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tough</text:p>
          </table:table-cell>
          <table:table-cell office:value-type="string">
            <text:p>comparison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reat</text:p>
          </table:table-cell>
          <table:table-cell office:value-type="string">
            <text:p>value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this</text:p>
          </table:table-cell>
          <table:table-cell office:value-type="string">
            <text:p>economic</text:p>
          </table:table-cell>
          <table:table-cell office:value-type="string">
            <text:p>environment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that</text:p>
          </table:table-cell>
          <table:table-cell office:value-type="string">
            <text:p>last</text:p>
          </table:table-cell>
          <table:table-cell office:value-type="string">
            <text:p>question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orward-looking</text:p>
          </table:table-cell>
          <table:table-cell office:value-type="string">
            <text:p>statement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big</text:p>
          </table:table-cell>
          <table:table-cell office:value-type="string">
            <text:p>driver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related</text:p>
          </table:table-cell>
          <table:table-cell office:value-type="string">
            <text:p>question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tough</text:p>
          </table:table-cell>
          <table:table-cell office:value-type="string">
            <text:p>quarter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ther</text:p>
          </table:table-cell>
          <table:table-cell office:value-type="string">
            <text:p>category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reat</text:p>
          </table:table-cell>
          <table:table-cell office:value-type="string">
            <text:p>team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verall</text:p>
          </table:table-cell>
          <table:table-cell office:value-type="string">
            <text:p>company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major</text:p>
          </table:table-cell>
          <table:table-cell office:value-type="string">
            <text:p>change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year-over-year</text:p>
          </table:table-cell>
          <table:table-cell office:value-type="string">
            <text:p>increase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ertain</text:p>
          </table:table-cell>
          <table:table-cell office:value-type="string">
            <text:p>degree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ost/income</text:p>
          </table:table-cell>
          <table:table-cell office:value-type="string">
            <text:p>ratio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some</text:p>
          </table:table-cell>
          <table:table-cell office:value-type="string">
            <text:p>good</text:p>
          </table:table-cell>
          <table:table-cell office:value-type="string">
            <text:p>news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much</text:p>
          </table:table-cell>
          <table:table-cell office:value-type="string">
            <text:p>bigger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w</text:p>
          </table:table-cell>
          <table:table-cell office:value-type="string">
            <text:p>capital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ig</text:p>
          </table:table-cell>
          <table:table-cell office:value-type="string">
            <text:p>portion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major</text:p>
          </table:table-cell>
          <table:table-cell office:value-type="string">
            <text:p>part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public</text:p>
          </table:table-cell>
          <table:table-cell office:value-type="string">
            <text:p>company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previous</text:p>
          </table:table-cell>
          <table:table-cell office:value-type="string">
            <text:p>question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pre-tax</text:p>
          </table:table-cell>
          <table:table-cell office:value-type="string">
            <text:p>operating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main</text:p>
          </table:table-cell>
          <table:table-cell office:value-type="string">
            <text:p>part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ast</text:p>
          </table:table-cell>
          <table:table-cell office:value-type="string">
            <text:p>period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answer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ong</text:p>
          </table:table-cell>
          <table:table-cell office:value-type="string">
            <text:p>list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trong</text:p>
          </table:table-cell>
          <table:table-cell office:value-type="string">
            <text:p>recovery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orporate</text:p>
          </table:table-cell>
          <table:table-cell office:value-type="string">
            <text:p>sector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traight</text:p>
          </table:table-cell>
          <table:table-cell office:value-type="string">
            <text:p>line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otal</text:p>
          </table:table-cell>
          <table:table-cell office:value-type="string">
            <text:p>business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rior</text:p>
          </table:table-cell>
          <table:table-cell office:value-type="string">
            <text:p>period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enior</text:p>
          </table:table-cell>
          <table:table-cell office:value-type="string">
            <text:p>management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urrent</text:p>
          </table:table-cell>
          <table:table-cell office:value-type="string">
            <text:p>price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perational</text:p>
          </table:table-cell>
          <table:table-cell office:value-type="string">
            <text:p>side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different</text:p>
          </table:table-cell>
          <table:table-cell office:value-type="string">
            <text:p>view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high</text:p>
          </table:table-cell>
          <table:table-cell office:value-type="string">
            <text:p>priority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trend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equential</text:p>
          </table:table-cell>
          <table:table-cell office:value-type="string">
            <text:p>growth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pattern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conomic</text:p>
          </table:table-cell>
          <table:table-cell office:value-type="string">
            <text:p>growth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hird</text:p>
          </table:table-cell>
          <table:table-cell office:value-type="string">
            <text:p>thing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eneral</text:p>
          </table:table-cell>
          <table:table-cell office:value-type="string">
            <text:p>question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example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hort</text:p>
          </table:table-cell>
          <table:table-cell office:value-type="string">
            <text:p>time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nancial</text:p>
          </table:table-cell>
          <table:table-cell office:value-type="string">
            <text:p>review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main</text:p>
          </table:table-cell>
          <table:table-cell office:value-type="string">
            <text:p>focus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ong-term</text:p>
          </table:table-cell>
          <table:table-cell office:value-type="string">
            <text:p>value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trategic</text:p>
          </table:table-cell>
          <table:table-cell office:value-type="string">
            <text:p>plan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total</text:p>
          </table:table-cell>
          <table:table-cell office:value-type="string">
            <text:p>cost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reat</text:p>
          </table:table-cell>
          <table:table-cell office:value-type="string">
            <text:p>result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double</text:p>
          </table:table-cell>
          <table:table-cell office:value-type="string">
            <text:p>digit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positive</text:p>
          </table:table-cell>
          <table:table-cell office:value-type="string">
            <text:p>outlook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different</text:p>
          </table:table-cell>
          <table:table-cell office:value-type="string">
            <text:p>approach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imilar</text:p>
          </table:table-cell>
          <table:table-cell office:value-type="string">
            <text:p>trend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t</text:p>
          </table:table-cell>
          <table:table-cell office:value-type="string">
            <text:p>result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high</text:p>
          </table:table-cell>
          <table:table-cell office:value-type="string">
            <text:p>side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high</text:p>
          </table:table-cell>
          <table:table-cell office:value-type="string">
            <text:p>number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further</text:p>
          </table:table-cell>
          <table:table-cell office:value-type="string">
            <text:p>increase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reasonable</text:p>
          </table:table-cell>
          <table:table-cell office:value-type="string">
            <text:p>assumption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ow</text:p>
          </table:table-cell>
          <table:table-cell office:value-type="string">
            <text:p>cost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major</text:p>
          </table:table-cell>
          <table:table-cell office:value-type="string">
            <text:p>factor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big</text:p>
          </table:table-cell>
          <table:table-cell office:value-type="string">
            <text:p>difference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few</text:p>
          </table:table-cell>
          <table:table-cell office:value-type="string">
            <text:p>quick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big</text:p>
          </table:table-cell>
          <table:table-cell office:value-type="string">
            <text:p>question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final</text:p>
          </table:table-cell>
          <table:table-cell office:value-type="string">
            <text:p>dividend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ast</text:p>
          </table:table-cell>
          <table:table-cell office:value-type="string">
            <text:p>thing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new</text:p>
          </table:table-cell>
          <table:table-cell office:value-type="string">
            <text:p>generation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tructural</text:p>
          </table:table-cell>
          <table:table-cell office:value-type="string">
            <text:p>change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rimary</text:p>
          </table:table-cell>
          <table:table-cell office:value-type="string">
            <text:p>driver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w</text:p>
          </table:table-cell>
          <table:table-cell office:value-type="string">
            <text:p>organization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different</text:p>
          </table:table-cell>
          <table:table-cell office:value-type="string">
            <text:p>situation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dramatic</text:p>
          </table:table-cell>
          <table:table-cell office:value-type="string">
            <text:p>change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ignificant</text:p>
          </table:table-cell>
          <table:table-cell office:value-type="string">
            <text:p>shift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pecial</text:p>
          </table:table-cell>
          <table:table-cell office:value-type="string">
            <text:p>dividend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track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reasonable</text:p>
          </table:table-cell>
          <table:table-cell office:value-type="string">
            <text:p>amount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rimary</text:p>
          </table:table-cell>
          <table:table-cell office:value-type="string">
            <text:p>endpoint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eparate</text:p>
          </table:table-cell>
          <table:table-cell office:value-type="string">
            <text:p>question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residential</text:p>
          </table:table-cell>
          <table:table-cell office:value-type="string">
            <text:p>mortgage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detailed</text:p>
          </table:table-cell>
          <table:table-cell office:value-type="string">
            <text:p>review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positive</text:p>
          </table:table-cell>
          <table:table-cell office:value-type="string">
            <text:p>way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ad</text:p>
          </table:table-cell>
          <table:table-cell office:value-type="string">
            <text:p>thing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ast</text:p>
          </table:table-cell>
          <table:table-cell office:value-type="string">
            <text:p>month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nal</text:p>
          </table:table-cell>
          <table:table-cell office:value-type="string">
            <text:p>decision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market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verall</text:p>
          </table:table-cell>
          <table:table-cell office:value-type="string">
            <text:p>level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set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verall</text:p>
          </table:table-cell>
          <table:table-cell office:value-type="string">
            <text:p>margin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verall</text:p>
          </table:table-cell>
          <table:table-cell office:value-type="string">
            <text:p>environment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one-time</text:p>
          </table:table-cell>
          <table:table-cell office:value-type="string">
            <text:p>event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major</text:p>
          </table:table-cell>
          <table:table-cell office:value-type="string">
            <text:p>driver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chunk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ow</text:p>
          </table:table-cell>
          <table:table-cell office:value-type="string">
            <text:p>rate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domestic</text:p>
          </table:table-cell>
          <table:table-cell office:value-type="string">
            <text:p>business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some</text:p>
          </table:table-cell>
          <table:table-cell office:value-type="string">
            <text:p>additional</text:p>
          </table:table-cell>
          <table:table-cell office:value-type="string">
            <text:p>color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orporate</text:p>
          </table:table-cell>
          <table:table-cell office:value-type="string">
            <text:p>loan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major</text:p>
          </table:table-cell>
          <table:table-cell office:value-type="string">
            <text:p>driver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organic</text:p>
          </table:table-cell>
          <table:table-cell office:value-type="string">
            <text:p>constant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mix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ig</text:p>
          </table:table-cell>
          <table:table-cell office:value-type="string">
            <text:p>improvement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w</text:p>
          </table:table-cell>
          <table:table-cell office:value-type="string">
            <text:p>model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industrial</text:p>
          </table:table-cell>
          <table:table-cell office:value-type="string">
            <text:p>sector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ustainable</text:p>
          </table:table-cell>
          <table:table-cell office:value-type="string">
            <text:p>basis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individual</text:p>
          </table:table-cell>
          <table:table-cell office:value-type="string">
            <text:p>business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w</text:p>
          </table:table-cell>
          <table:table-cell office:value-type="string">
            <text:p>government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margin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imilar</text:p>
          </table:table-cell>
          <table:table-cell office:value-type="string">
            <text:p>question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revious</text:p>
          </table:table-cell>
          <table:table-cell office:value-type="string">
            <text:p>period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positive</text:p>
          </table:table-cell>
          <table:table-cell office:value-type="string">
            <text:p>note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lear</text:p>
          </table:table-cell>
          <table:table-cell office:value-type="string">
            <text:p>view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econd</text:p>
          </table:table-cell>
          <table:table-cell office:value-type="string">
            <text:p>piece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reat</text:p>
          </table:table-cell>
          <table:table-cell office:value-type="string">
            <text:p>place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key</text:p>
          </table:table-cell>
          <table:table-cell office:value-type="string">
            <text:p>priority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retail</text:p>
          </table:table-cell>
          <table:table-cell office:value-type="string">
            <text:p>market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ig</text:p>
          </table:table-cell>
          <table:table-cell office:value-type="string">
            <text:p>jump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harp</text:p>
          </table:table-cell>
          <table:table-cell office:value-type="string">
            <text:p>decline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ow</text:p>
          </table:table-cell>
          <table:table-cell office:value-type="string">
            <text:p>base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additional</text:p>
          </table:table-cell>
          <table:table-cell office:value-type="string">
            <text:p>cost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residual</text:p>
          </table:table-cell>
          <table:table-cell office:value-type="string">
            <text:p>value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size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difficult</text:p>
          </table:table-cell>
          <table:table-cell office:value-type="string">
            <text:p>environment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mid-single</text:p>
          </table:table-cell>
          <table:table-cell office:value-type="string">
            <text:p>digit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appropriate</text:p>
          </table:table-cell>
          <table:table-cell office:value-type="string">
            <text:p>level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rivate</text:p>
          </table:table-cell>
          <table:table-cell office:value-type="string">
            <text:p>bank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ompetitive</text:p>
          </table:table-cell>
          <table:table-cell office:value-type="string">
            <text:p>standpoint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ull-year</text:p>
          </table:table-cell>
          <table:table-cell office:value-type="string">
            <text:p>guidance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ntire</text:p>
          </table:table-cell>
          <table:table-cell office:value-type="string">
            <text:p>business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xt</text:p>
          </table:table-cell>
          <table:table-cell office:value-type="string">
            <text:p>call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early</text:p>
          </table:table-cell>
          <table:table-cell office:value-type="string">
            <text:p>stage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domestic</text:p>
          </table:table-cell>
          <table:table-cell office:value-type="string">
            <text:p>side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three-year</text:p>
          </table:table-cell>
          <table:table-cell office:value-type="string">
            <text:p>period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ormal</text:p>
          </table:table-cell>
          <table:table-cell office:value-type="string">
            <text:p>level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urrent</text:p>
          </table:table-cell>
          <table:table-cell office:value-type="string">
            <text:p>state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another</text:p>
          </table:table-cell>
          <table:table-cell office:value-type="string">
            <text:p>good</text:p>
          </table:table-cell>
          <table:table-cell office:value-type="string">
            <text:p>year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trong</text:p>
          </table:table-cell>
          <table:table-cell office:value-type="string">
            <text:p>rebound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exceptional</text:p>
          </table:table-cell>
          <table:table-cell office:value-type="string">
            <text:p>year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final</text:p>
          </table:table-cell>
          <table:table-cell office:value-type="string">
            <text:p>decision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new</text:p>
          </table:table-cell>
          <table:table-cell office:value-type="string">
            <text:p>high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wholesale</text:p>
          </table:table-cell>
          <table:table-cell office:value-type="string">
            <text:p>market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net</text:p>
          </table:table-cell>
          <table:table-cell office:value-type="string">
            <text:p>increase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trong</text:p>
          </table:table-cell>
          <table:table-cell office:value-type="string">
            <text:p>operating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reasonable</text:p>
          </table:table-cell>
          <table:table-cell office:value-type="string">
            <text:p>expectation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xt</text:p>
          </table:table-cell>
          <table:table-cell office:value-type="string">
            <text:p>week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call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t</text:p>
          </table:table-cell>
          <table:table-cell office:value-type="string">
            <text:p>effect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overall</text:p>
          </table:table-cell>
          <table:table-cell office:value-type="string">
            <text:p>perspective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regulatory</text:p>
          </table:table-cell>
          <table:table-cell office:value-type="string">
            <text:p>framework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major</text:p>
          </table:table-cell>
          <table:table-cell office:value-type="string">
            <text:p>part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hird</text:p>
          </table:table-cell>
          <table:table-cell office:value-type="string">
            <text:p>row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w</text:p>
          </table:table-cell>
          <table:table-cell office:value-type="string">
            <text:p>store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FX-adjusted</text:p>
          </table:table-cell>
          <table:table-cell office:value-type="string">
            <text:p>basis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good</text:p>
          </table:table-cell>
          <table:table-cell office:value-type="string">
            <text:p>thing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upper</text:p>
          </table:table-cell>
          <table:table-cell office:value-type="string">
            <text:p>right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tremendous</text:p>
          </table:table-cell>
          <table:table-cell office:value-type="string">
            <text:p>job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equential</text:p>
          </table:table-cell>
          <table:table-cell office:value-type="string">
            <text:p>improvement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year-on-year</text:p>
          </table:table-cell>
          <table:table-cell office:value-type="string">
            <text:p>growth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rench</text:p>
          </table:table-cell>
          <table:table-cell office:value-type="string">
            <text:p>market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story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t</text:p>
          </table:table-cell>
          <table:table-cell office:value-type="string">
            <text:p>profit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important</text:p>
          </table:table-cell>
          <table:table-cell office:value-type="string">
            <text:p>thing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verall</text:p>
          </table:table-cell>
          <table:table-cell office:value-type="string">
            <text:p>industry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upper</text:p>
          </table:table-cell>
          <table:table-cell office:value-type="string">
            <text:p>half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ombined</text:p>
          </table:table-cell>
          <table:table-cell office:value-type="string">
            <text:p>ratio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different</text:p>
          </table:table-cell>
          <table:table-cell office:value-type="string">
            <text:p>mix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ubstantial</text:p>
          </table:table-cell>
          <table:table-cell office:value-type="string">
            <text:p>improvement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mall</text:p>
          </table:table-cell>
          <table:table-cell office:value-type="string">
            <text:p>percentage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nice</text:p>
          </table:table-cell>
          <table:table-cell office:value-type="string">
            <text:p>job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regional</text:p>
          </table:table-cell>
          <table:table-cell office:value-type="string">
            <text:p>perspective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main</text:p>
          </table:table-cell>
          <table:table-cell office:value-type="string">
            <text:p>impact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trong</text:p>
          </table:table-cell>
          <table:table-cell office:value-type="string">
            <text:p>improvement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industrial</text:p>
          </table:table-cell>
          <table:table-cell office:value-type="string">
            <text:p>side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average</text:p>
          </table:table-cell>
          <table:table-cell office:value-type="string">
            <text:p>rate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ositive</text:p>
          </table:table-cell>
          <table:table-cell office:value-type="string">
            <text:p>trend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road</text:p>
          </table:table-cell>
          <table:table-cell office:value-type="string">
            <text:p>portfolio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autionary</text:p>
          </table:table-cell>
          <table:table-cell office:value-type="string">
            <text:p>statement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ing-forward</text:p>
          </table:table-cell>
          <table:table-cell office:value-type="string">
            <text:p>basis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degree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interesting</text:p>
          </table:table-cell>
          <table:table-cell office:value-type="string">
            <text:p>thing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ong-term</text:p>
          </table:table-cell>
          <table:table-cell office:value-type="string">
            <text:p>debt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ignificant</text:p>
          </table:table-cell>
          <table:table-cell office:value-type="string">
            <text:p>investment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lobal</text:p>
          </table:table-cell>
          <table:table-cell office:value-type="string">
            <text:p>company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hree-year</text:p>
          </table:table-cell>
          <table:table-cell office:value-type="string">
            <text:p>period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ther</text:p>
          </table:table-cell>
          <table:table-cell office:value-type="string">
            <text:p>factor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urrent</text:p>
          </table:table-cell>
          <table:table-cell office:value-type="string">
            <text:p>interest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modest</text:p>
          </table:table-cell>
          <table:table-cell office:value-type="string">
            <text:p>amount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upper</text:p>
          </table:table-cell>
          <table:table-cell office:value-type="string">
            <text:p>part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ine-month</text:p>
          </table:table-cell>
          <table:table-cell office:value-type="string">
            <text:p>period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blue</text:p>
          </table:table-cell>
          <table:table-cell office:value-type="string">
            <text:p>lin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tough</text:p>
          </table:table-cell>
          <table:table-cell office:value-type="string">
            <text:p>tim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some</text:p>
          </table:table-cell>
          <table:table-cell office:value-type="string">
            <text:p>good</text:p>
          </table:table-cell>
          <table:table-cell office:value-type="string">
            <text:p>progress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any</text:p>
          </table:table-cell>
          <table:table-cell office:value-type="string">
            <text:p>significant</text:p>
          </table:table-cell>
          <table:table-cell office:value-type="string">
            <text:p>impact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hemical</text:p>
          </table:table-cell>
          <table:table-cell office:value-type="string">
            <text:p>industry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mid-single</text:p>
          </table:table-cell>
          <table:table-cell office:value-type="string">
            <text:p>digit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every</text:p>
          </table:table-cell>
          <table:table-cell office:value-type="string">
            <text:p>single</text:p>
          </table:table-cell>
          <table:table-cell office:value-type="string">
            <text:p>day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verall</text:p>
          </table:table-cell>
          <table:table-cell office:value-type="string">
            <text:p>revenu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outstanding</text:p>
          </table:table-cell>
          <table:table-cell office:value-type="string">
            <text:p>quarter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different</text:p>
          </table:table-cell>
          <table:table-cell office:value-type="string">
            <text:p>type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particular</text:p>
          </table:table-cell>
          <table:table-cell office:value-type="string">
            <text:p>focus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w</text:p>
          </table:table-cell>
          <table:table-cell office:value-type="string">
            <text:p>accounting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new</text:p>
          </table:table-cell>
          <table:table-cell office:value-type="string">
            <text:p>era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rimary</text:p>
          </table:table-cell>
          <table:table-cell office:value-type="string">
            <text:p>reason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retail</text:p>
          </table:table-cell>
          <table:table-cell office:value-type="string">
            <text:p>banking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uccessful</text:p>
          </table:table-cell>
          <table:table-cell office:value-type="string">
            <text:p>execution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ignificant</text:p>
          </table:table-cell>
          <table:table-cell office:value-type="string">
            <text:p>difference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whole</text:p>
          </table:table-cell>
          <table:table-cell office:value-type="string">
            <text:p>world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nancial</text:p>
          </table:table-cell>
          <table:table-cell office:value-type="string">
            <text:p>situation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romotional</text:p>
          </table:table-cell>
          <table:table-cell office:value-type="string">
            <text:p>environment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quick</text:p>
          </table:table-cell>
          <table:table-cell office:value-type="string">
            <text:p>comment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w</text:p>
          </table:table-cell>
          <table:table-cell office:value-type="string">
            <text:p>structure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important</text:p>
          </table:table-cell>
          <table:table-cell office:value-type="string">
            <text:p>point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w</text:p>
          </table:table-cell>
          <table:table-cell office:value-type="string">
            <text:p>pricing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harmaceutical</text:p>
          </table:table-cell>
          <table:table-cell office:value-type="string">
            <text:p>business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heavy</text:p>
          </table:table-cell>
          <table:table-cell office:value-type="string">
            <text:p>oil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econd</text:p>
          </table:table-cell>
          <table:table-cell office:value-type="string">
            <text:p>time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percentage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ational</text:p>
          </table:table-cell>
          <table:table-cell office:value-type="string">
            <text:p>average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pposite</text:p>
          </table:table-cell>
          <table:table-cell office:value-type="string">
            <text:p>direction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key</text:p>
          </table:table-cell>
          <table:table-cell office:value-type="string">
            <text:p>issue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Italian</text:p>
          </table:table-cell>
          <table:table-cell office:value-type="string">
            <text:p>market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���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point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ertain</text:p>
          </table:table-cell>
          <table:table-cell office:value-type="string">
            <text:p>period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imilar</text:p>
          </table:table-cell>
          <table:table-cell office:value-type="string">
            <text:p>period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ignificant</text:p>
          </table:table-cell>
          <table:table-cell office:value-type="string">
            <text:p>growth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trong</text:p>
          </table:table-cell>
          <table:table-cell office:value-type="string">
            <text:p>base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new</text:p>
          </table:table-cell>
          <table:table-cell office:value-type="string">
            <text:p>platform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xt</text:p>
          </table:table-cell>
          <table:table-cell office:value-type="string">
            <text:p>half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marginal</text:p>
          </table:table-cell>
          <table:table-cell office:value-type="string">
            <text:p>cost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econd</text:p>
          </table:table-cell>
          <table:table-cell office:value-type="string">
            <text:p>page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major</text:p>
          </table:table-cell>
          <table:table-cell office:value-type="string">
            <text:p>contributor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upper</text:p>
          </table:table-cell>
          <table:table-cell office:value-type="string">
            <text:p>left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double-digit</text:p>
          </table:table-cell>
          <table:table-cell office:value-type="string">
            <text:p>increase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retail</text:p>
          </table:table-cell>
          <table:table-cell office:value-type="string">
            <text:p>level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gative</text:p>
          </table:table-cell>
          <table:table-cell office:value-type="string">
            <text:p>currency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full</text:p>
          </table:table-cell>
          <table:table-cell office:value-type="string">
            <text:p>range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ast</text:p>
          </table:table-cell>
          <table:table-cell office:value-type="string">
            <text:p>page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economic</text:p>
          </table:table-cell>
          <table:table-cell office:value-type="string">
            <text:p>recovery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few</text:p>
          </table:table-cell>
          <table:table-cell office:value-type="string">
            <text:p>closing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product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This</text:p>
          </table:table-cell>
          <table:table-cell office:value-type="string">
            <text:p>strong</text:p>
          </table:table-cell>
          <table:table-cell office:value-type="string">
            <text:p>performance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ater</text:p>
          </table:table-cell>
          <table:table-cell office:value-type="string">
            <text:p>date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ollowing</text:p>
          </table:table-cell>
          <table:table-cell office:value-type="string">
            <text:p>page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Asian</text:p>
          </table:table-cell>
          <table:table-cell office:value-type="string">
            <text:p>market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olid</text:p>
          </table:table-cell>
          <table:table-cell office:value-type="string">
            <text:p>year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teady</text:p>
          </table:table-cell>
          <table:table-cell office:value-type="string">
            <text:p>increase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year-to-year</text:p>
          </table:table-cell>
          <table:table-cell office:value-type="string">
            <text:p>basi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t</text:p>
          </table:table-cell>
          <table:table-cell office:value-type="string">
            <text:p>lo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quick</text:p>
          </table:table-cell>
          <table:table-cell office:value-type="string">
            <text:p>clarification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that</text:p>
          </table:table-cell>
          <table:table-cell office:value-type="string">
            <text:p>next</text:p>
          </table:table-cell>
          <table:table-cell office:value-type="string">
            <text:p>year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econd</text:p>
          </table:table-cell>
          <table:table-cell office:value-type="string">
            <text:p>area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recent</text:p>
          </table:table-cell>
          <table:table-cell office:value-type="string">
            <text:p>acquisition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profitable</text:p>
          </table:table-cell>
          <table:table-cell office:value-type="string">
            <text:p>business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conomic</text:p>
          </table:table-cell>
          <table:table-cell office:value-type="string">
            <text:p>capital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real</text:p>
          </table:table-cell>
          <table:table-cell office:value-type="string">
            <text:p>issue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economic</text:p>
          </table:table-cell>
          <table:table-cell office:value-type="string">
            <text:p>standpoint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huge</text:p>
          </table:table-cell>
          <table:table-cell office:value-type="string">
            <text:p>increase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radual</text:p>
          </table:table-cell>
          <table:table-cell office:value-type="string">
            <text:p>improvement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onservative</text:p>
          </table:table-cell>
          <table:table-cell office:value-type="string">
            <text:p>approach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xact</text:p>
          </table:table-cell>
          <table:table-cell office:value-type="string">
            <text:p>same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This</text:p>
          </table:table-cell>
          <table:table-cell office:value-type="string">
            <text:p>past</text:p>
          </table:table-cell>
          <table:table-cell office:value-type="string">
            <text:p>quarter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major</text:p>
          </table:table-cell>
          <table:table-cell office:value-type="string">
            <text:p>role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trong</text:p>
          </table:table-cell>
          <table:table-cell office:value-type="string">
            <text:p>set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absolute</text:p>
          </table:table-cell>
          <table:table-cell office:value-type="string">
            <text:p>amount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relative</text:p>
          </table:table-cell>
          <table:table-cell office:value-type="string">
            <text:p>strength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ast</text:p>
          </table:table-cell>
          <table:table-cell office:value-type="string">
            <text:p>cycle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ignificant</text:p>
          </table:table-cell>
          <table:table-cell office:value-type="string">
            <text:p>proportion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day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new</text:p>
          </table:table-cell>
          <table:table-cell office:value-type="string">
            <text:p>technology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reat</text:p>
          </table:table-cell>
          <table:table-cell office:value-type="string">
            <text:p>experience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Brazilian</text:p>
          </table:table-cell>
          <table:table-cell office:value-type="string">
            <text:p>economy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stage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otal</text:p>
          </table:table-cell>
          <table:table-cell office:value-type="string">
            <text:p>net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ertain</text:p>
          </table:table-cell>
          <table:table-cell office:value-type="string">
            <text:p>point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favorable</text:p>
          </table:table-cell>
          <table:table-cell office:value-type="string">
            <text:p>mix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impact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w</text:p>
          </table:table-cell>
          <table:table-cell office:value-type="string">
            <text:p>capacity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ong-term</text:p>
          </table:table-cell>
          <table:table-cell office:value-type="string">
            <text:p>outlook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big</text:p>
          </table:table-cell>
          <table:table-cell office:value-type="string">
            <text:p>issue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major</text:p>
          </table:table-cell>
          <table:table-cell office:value-type="string">
            <text:p>focus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few</text:p>
          </table:table-cell>
          <table:table-cell office:value-type="string">
            <text:p>percentage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major</text:p>
          </table:table-cell>
          <table:table-cell office:value-type="string">
            <text:p>issue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wholesale</text:p>
          </table:table-cell>
          <table:table-cell office:value-type="string">
            <text:p>business</text:p>
          </table:table-cell>
          <table:table-cell office:value-type="float" office:value="60">
            <text:p>60</text:p>
          </table:table-cell>
        </table:table-row>
      </table:table>
      <table:table table:name="DT-JJ-NN outcome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table:style-name="ce11" office:value-type="string">
            <text:p>DT</text:p>
          </table:table-cell>
          <table:table-cell table:style-name="ce11" office:value-type="string">
            <text:p>JJ</text:p>
          </table:table-cell>
          <table:table-cell table:style-name="ce11" office:value-type="string">
            <text:p>NN</text:p>
          </table:table-cell>
          <table:table-cell table:style-name="ce5" office:value-type="string">
            <text:p>count</text:p>
          </table:table-cell>
          <table:table-cell table:style-name="ce5" office:value-type="string">
            <text:p># in good out</text:p>
          </table:table-cell>
          <table:table-cell table:style-name="ce5" office:value-type="string">
            <text:p># in bad out</text:p>
          </table:table-cell>
          <table:table-cell table:style-name="ce5" office:value-type="string">
            <text:p># in neutral out </text:p>
          </table:table-cell>
          <table:table-cell table:style-name="ce5" office:value-type="string">
            <text:p>avg good out</text:p>
          </table:table-cell>
          <table:table-cell table:style-name="ce5" office:value-type="string">
            <text:p>avg bad out</text:p>
          </table:table-cell>
          <table:table-cell table:style-name="ce5" office:value-type="string">
            <text:p>Avg neutral out </text:p>
          </table:table-cell>
          <table:table-cell table:style-name="ce5" office:value-type="string">
            <text:p>diff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econd</text:p>
          </table:table-cell>
          <table:table-cell office:value-type="string">
            <text:p>quarter</text:p>
          </table:table-cell>
          <table:table-cell office:value-type="float" office:value="22005">
            <text:p>22005</text:p>
          </table:table-cell>
          <table:table-cell office:value-type="float" office:value="402">
            <text:p>402</text:p>
          </table:table-cell>
          <table:table-cell office:value-type="float" office:value="531">
            <text:p>531</text:p>
          </table:table-cell>
          <table:table-cell office:value-type="float" office:value="10373">
            <text:p>10373</text:p>
          </table:table-cell>
          <table:table-cell office:value-type="float" office:value="2.93430656934307">
            <text:p>2.93</text:p>
          </table:table-cell>
          <table:table-cell office:value-type="float" office:value="4.21428571428571">
            <text:p>4.21</text:p>
          </table:table-cell>
          <table:table-cell office:value-type="float" office:value="5.41388308977036">
            <text:p>5.41</text:p>
          </table:table-cell>
          <table:table-cell table:formula="of:=ABS([.I2]-[.H2])" office:value-type="float" office:value="1.27997914494264">
            <text:p>1.2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hird</text:p>
          </table:table-cell>
          <table:table-cell office:value-type="string">
            <text:p>quarter</text:p>
          </table:table-cell>
          <table:table-cell office:value-type="float" office:value="19777">
            <text:p>19777</text:p>
          </table:table-cell>
          <table:table-cell office:value-type="float" office:value="495">
            <text:p>495</text:p>
          </table:table-cell>
          <table:table-cell office:value-type="float" office:value="581">
            <text:p>581</text:p>
          </table:table-cell>
          <table:table-cell office:value-type="float" office:value="9343">
            <text:p>9343</text:p>
          </table:table-cell>
          <table:table-cell office:value-type="float" office:value="3.61313868613139">
            <text:p>3.61</text:p>
          </table:table-cell>
          <table:table-cell office:value-type="float" office:value="4.61111111111111">
            <text:p>4.61</text:p>
          </table:table-cell>
          <table:table-cell office:value-type="float" office:value="4.87630480167015">
            <text:p>4.88</text:p>
          </table:table-cell>
          <table:table-cell table:formula="of:=ABS([.I3]-[.H3])" office:value-type="float" office:value="0.99797242497972">
            <text:p>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ourth</text:p>
          </table:table-cell>
          <table:table-cell office:value-type="string">
            <text:p>quarter</text:p>
          </table:table-cell>
          <table:table-cell office:value-type="float" office:value="27870">
            <text:p>27870</text:p>
          </table:table-cell>
          <table:table-cell office:value-type="float" office:value="722">
            <text:p>722</text:p>
          </table:table-cell>
          <table:table-cell office:value-type="float" office:value="744">
            <text:p>744</text:p>
          </table:table-cell>
          <table:table-cell office:value-type="float" office:value="14426">
            <text:p>14426</text:p>
          </table:table-cell>
          <table:table-cell office:value-type="float" office:value="5.27007299270073">
            <text:p>5.27</text:p>
          </table:table-cell>
          <table:table-cell office:value-type="float" office:value="5.90476190476191">
            <text:p>5.9</text:p>
          </table:table-cell>
          <table:table-cell office:value-type="float" office:value="7.52922755741127">
            <text:p>7.53</text:p>
          </table:table-cell>
          <table:table-cell table:formula="of:=ABS([.I4]-[.H4])" office:value-type="float" office:value="0.63468891206118">
            <text:p>0.6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xt</text:p>
          </table:table-cell>
          <table:table-cell office:value-type="string">
            <text:p>caller</text:p>
          </table:table-cell>
          <table:table-cell office:value-type="float" office:value="304">
            <text:p>304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229">
            <text:p>229</text:p>
          </table:table-cell>
          <table:table-cell office:value-type="float" office:value="0.0802919708029199">
            <text:p>0.08</text:p>
          </table:table-cell>
          <table:table-cell office:value-type="float" office:value="0.357142857142858">
            <text:p>0.36</text:p>
          </table:table-cell>
          <table:table-cell office:value-type="float" office:value="0.119519832985386">
            <text:p>0.12</text:p>
          </table:table-cell>
          <table:table-cell table:formula="of:=ABS([.I5]-[.H5])" office:value-type="float" office:value="0.276850886339938">
            <text:p>0.28</text:p>
          </table:table-cell>
        </table:table-row>
        <table:table-row table:style-name="ro1">
          <table:table-cell table:style-name="ce12" office:value-type="string">
            <text:p>the</text:p>
          </table:table-cell>
          <table:table-cell table:style-name="ce12" office:value-type="string">
            <text:p>short</text:p>
          </table:table-cell>
          <table:table-cell table:style-name="ce12" office:value-type="string">
            <text:p>term</text:p>
          </table:table-cell>
          <table:table-cell table:style-name="ce12" office:value-type="float" office:value="966">
            <text:p>966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331">
            <text:p>331</text:p>
          </table:table-cell>
          <table:table-cell table:style-name="ce12" office:value-type="float" office:value="0.204379562043796">
            <text:p>0.2</text:p>
          </table:table-cell>
          <table:table-cell table:style-name="ce12" office:value-type="float" office:value="0.436507936507937">
            <text:p>0.44</text:p>
          </table:table-cell>
          <table:table-cell table:style-name="ce12" office:value-type="float" office:value="0.172755741127349">
            <text:p>0.17</text:p>
          </table:table-cell>
          <table:table-cell table:style-name="ce12" table:formula="of:=ABS([.I6]-[.H6])" office:value-type="float" office:value="0.232128374464141">
            <text:p>0.2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ocal</text:p>
          </table:table-cell>
          <table:table-cell office:value-type="string">
            <text:p>currency</text:p>
          </table:table-cell>
          <table:table-cell office:value-type="float" office:value="421">
            <text:p>421</text:p>
          </table:table-cell>
          <table:table-cell office:value-type="float" office:value="53">
            <text:p>53</text:p>
          </table:table-cell>
          <table:table-cell office:value-type="float" office:value="22">
            <text:p>22</text:p>
          </table:table-cell>
          <table:table-cell office:value-type="float" office:value="96">
            <text:p>96</text:p>
          </table:table-cell>
          <table:table-cell office:value-type="float" office:value="0.386861313868614">
            <text:p>0.39</text:p>
          </table:table-cell>
          <table:table-cell office:value-type="float" office:value="0.174603174603175">
            <text:p>0.17</text:p>
          </table:table-cell>
          <table:table-cell office:value-type="float" office:value="0.0501043841336118">
            <text:p>0.05</text:p>
          </table:table-cell>
          <table:table-cell table:formula="of:=ABS([.I7]-[.H7])" office:value-type="float" office:value="0.212258139265439">
            <text:p>0.2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quarter</text:p>
          </table:table-cell>
          <table:table-cell office:value-type="float" office:value="612">
            <text:p>612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271">
            <text:p>271</text:p>
          </table:table-cell>
          <table:table-cell office:value-type="float" office:value="0.277372262773723">
            <text:p>0.28</text:p>
          </table:table-cell>
          <table:table-cell office:value-type="float" office:value="0.0714285714285716">
            <text:p>0.07</text:p>
          </table:table-cell>
          <table:table-cell office:value-type="float" office:value="0.141440501043842">
            <text:p>0.14</text:p>
          </table:table-cell>
          <table:table-cell table:formula="of:=ABS([.I8]-[.H8])" office:value-type="float" office:value="0.205943691345151">
            <text:p>0.2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reat</text:p>
          </table:table-cell>
          <table:table-cell office:value-type="string">
            <text:p>quarter</text:p>
          </table:table-cell>
          <table:table-cell office:value-type="float" office:value="386">
            <text:p>386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234">
            <text:p>234</text:p>
          </table:table-cell>
          <table:table-cell office:value-type="float" office:value="0.299270072992701">
            <text:p>0.3</text:p>
          </table:table-cell>
          <table:table-cell office:value-type="float" office:value="0.0952380952380954">
            <text:p>0.1</text:p>
          </table:table-cell>
          <table:table-cell office:value-type="float" office:value="0.122129436325679">
            <text:p>0.12</text:p>
          </table:table-cell>
          <table:table-cell table:formula="of:=ABS([.I9]-[.H9])" office:value-type="float" office:value="0.204031977754606">
            <text:p>0.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xt</text:p>
          </table:table-cell>
          <table:table-cell office:value-type="string">
            <text:p>question</text:p>
          </table:table-cell>
          <table:table-cell office:value-type="float" office:value="6019">
            <text:p>6019</text:p>
          </table:table-cell>
          <table:table-cell office:value-type="float" office:value="90">
            <text:p>90</text:p>
          </table:table-cell>
          <table:table-cell office:value-type="float" office:value="58">
            <text:p>58</text:p>
          </table:table-cell>
          <table:table-cell office:value-type="float" office:value="1049">
            <text:p>1049</text:p>
          </table:table-cell>
          <table:table-cell office:value-type="float" office:value="0.656934306569344">
            <text:p>0.66</text:p>
          </table:table-cell>
          <table:table-cell office:value-type="float" office:value="0.460317460317461">
            <text:p>0.46</text:p>
          </table:table-cell>
          <table:table-cell office:value-type="float" office:value="0.54749478079332">
            <text:p>0.55</text:p>
          </table:table-cell>
          <table:table-cell table:formula="of:=ABS([.I10]-[.H10])" office:value-type="float" office:value="0.196616846251883">
            <text:p>0.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scal</text:p>
          </table:table-cell>
          <table:table-cell office:value-type="string">
            <text:p>year</text:p>
          </table:table-cell>
          <table:table-cell office:value-type="float" office:value="1597">
            <text:p>1597</text:p>
          </table:table-cell>
          <table:table-cell office:value-type="float" office:value="63">
            <text:p>63</text:p>
          </table:table-cell>
          <table:table-cell office:value-type="float" office:value="81">
            <text:p>81</text:p>
          </table:table-cell>
          <table:table-cell office:value-type="float" office:value="626">
            <text:p>626</text:p>
          </table:table-cell>
          <table:table-cell office:value-type="float" office:value="0.459854014598541">
            <text:p>0.46</text:p>
          </table:table-cell>
          <table:table-cell office:value-type="float" office:value="0.642857142857144">
            <text:p>0.64</text:p>
          </table:table-cell>
          <table:table-cell office:value-type="float" office:value="0.326722338204593">
            <text:p>0.33</text:p>
          </table:table-cell>
          <table:table-cell table:formula="of:=ABS([.I11]-[.H11])" office:value-type="float" office:value="0.183003128258603">
            <text:p>0.1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high</text:p>
          </table:table-cell>
          <table:table-cell office:value-type="string">
            <text:p>end</text:p>
          </table:table-cell>
          <table:table-cell office:value-type="float" office:value="1172">
            <text:p>1172</text:p>
          </table:table-cell>
          <table:table-cell office:value-type="float" office:value="109">
            <text:p>109</text:p>
          </table:table-cell>
          <table:table-cell office:value-type="float" office:value="79">
            <text:p>79</text:p>
          </table:table-cell>
          <table:table-cell office:value-type="float" office:value="738">
            <text:p>738</text:p>
          </table:table-cell>
          <table:table-cell office:value-type="float" office:value="0.795620437956206">
            <text:p>0.8</text:p>
          </table:table-cell>
          <table:table-cell office:value-type="float" office:value="0.626984126984128">
            <text:p>0.63</text:p>
          </table:table-cell>
          <table:table-cell office:value-type="float" office:value="0.385177453027141">
            <text:p>0.39</text:p>
          </table:table-cell>
          <table:table-cell table:formula="of:=ABS([.I12]-[.H12])" office:value-type="float" office:value="0.168636310972078">
            <text:p>0.1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quarter</text:p>
          </table:table-cell>
          <table:table-cell office:value-type="float" office:value="29016">
            <text:p>29016</text:p>
          </table:table-cell>
          <table:table-cell office:value-type="float" office:value="671">
            <text:p>671</text:p>
          </table:table-cell>
          <table:table-cell office:value-type="float" office:value="597">
            <text:p>597</text:p>
          </table:table-cell>
          <table:table-cell office:value-type="float" office:value="12937">
            <text:p>12937</text:p>
          </table:table-cell>
          <table:table-cell office:value-type="float" office:value="4.8978102189781">
            <text:p>4.9</text:p>
          </table:table-cell>
          <table:table-cell office:value-type="float" office:value="4.73809523809524">
            <text:p>4.74</text:p>
          </table:table-cell>
          <table:table-cell office:value-type="float" office:value="6.75208768267224">
            <text:p>6.75</text:p>
          </table:table-cell>
          <table:table-cell table:formula="of:=ABS([.I13]-[.H13])" office:value-type="float" office:value="0.15971498088286">
            <text:p>0.1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ther</text:p>
          </table:table-cell>
          <table:table-cell office:value-type="string">
            <text:p>side</text:p>
          </table:table-cell>
          <table:table-cell office:value-type="float" office:value="1109">
            <text:p>1109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297">
            <text:p>297</text:p>
          </table:table-cell>
          <table:table-cell office:value-type="float" office:value="0.116788321167883">
            <text:p>0.12</text:p>
          </table:table-cell>
          <table:table-cell office:value-type="float" office:value="0.261904761904762">
            <text:p>0.26</text:p>
          </table:table-cell>
          <table:table-cell office:value-type="float" office:value="0.155010438413361">
            <text:p>0.16</text:p>
          </table:table-cell>
          <table:table-cell table:formula="of:=ABS([.I14]-[.H14])" office:value-type="float" office:value="0.145116440736879">
            <text:p>0.1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equential</text:p>
          </table:table-cell>
          <table:table-cell office:value-type="string">
            <text:p>basis</text:p>
          </table:table-cell>
          <table:table-cell office:value-type="float" office:value="456">
            <text:p>456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274">
            <text:p>274</text:p>
          </table:table-cell>
          <table:table-cell office:value-type="float" office:value="0.0802919708029199">
            <text:p>0.08</text:p>
          </table:table-cell>
          <table:table-cell office:value-type="float" office:value="0.222222222222223">
            <text:p>0.22</text:p>
          </table:table-cell>
          <table:table-cell office:value-type="float" office:value="0.143006263048017">
            <text:p>0.14</text:p>
          </table:table-cell>
          <table:table-cell table:formula="of:=ABS([.I15]-[.H15])" office:value-type="float" office:value="0.141930251419303">
            <text:p>0.1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time</text:p>
          </table:table-cell>
          <table:table-cell office:value-type="float" office:value="2684">
            <text:p>2684</text:p>
          </table:table-cell>
          <table:table-cell office:value-type="float" office:value="55">
            <text:p>55</text:p>
          </table:table-cell>
          <table:table-cell office:value-type="float" office:value="68">
            <text:p>68</text:p>
          </table:table-cell>
          <table:table-cell office:value-type="float" office:value="916">
            <text:p>916</text:p>
          </table:table-cell>
          <table:table-cell office:value-type="float" office:value="0.401459854014599">
            <text:p>0.4</text:p>
          </table:table-cell>
          <table:table-cell office:value-type="float" office:value="0.539682539682541">
            <text:p>0.54</text:p>
          </table:table-cell>
          <table:table-cell office:value-type="float" office:value="0.478079331941546">
            <text:p>0.48</text:p>
          </table:table-cell>
          <table:table-cell table:formula="of:=ABS([.I16]-[.H16])" office:value-type="float" office:value="0.138222685667942">
            <text:p>0.1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ong</text:p>
          </table:table-cell>
          <table:table-cell office:value-type="string">
            <text:p>term</text:p>
          </table:table-cell>
          <table:table-cell office:value-type="float" office:value="1676">
            <text:p>1676</text:p>
          </table:table-cell>
          <table:table-cell office:value-type="float" office:value="61">
            <text:p>61</text:p>
          </table:table-cell>
          <table:table-cell office:value-type="float" office:value="73">
            <text:p>73</text:p>
          </table:table-cell>
          <table:table-cell office:value-type="float" office:value="857">
            <text:p>857</text:p>
          </table:table-cell>
          <table:table-cell office:value-type="float" office:value="0.445255474452556">
            <text:p>0.45</text:p>
          </table:table-cell>
          <table:table-cell office:value-type="float" office:value="0.57936507936508">
            <text:p>0.58</text:p>
          </table:table-cell>
          <table:table-cell office:value-type="float" office:value="0.447286012526097">
            <text:p>0.45</text:p>
          </table:table-cell>
          <table:table-cell table:formula="of:=ABS([.I17]-[.H17])" office:value-type="float" office:value="0.134109604912524">
            <text:p>0.1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question</text:p>
          </table:table-cell>
          <table:table-cell office:value-type="float" office:value="3185">
            <text:p>3185</text:p>
          </table:table-cell>
          <table:table-cell office:value-type="float" office:value="64">
            <text:p>64</text:p>
          </table:table-cell>
          <table:table-cell office:value-type="float" office:value="42">
            <text:p>42</text:p>
          </table:table-cell>
          <table:table-cell office:value-type="float" office:value="582">
            <text:p>582</text:p>
          </table:table-cell>
          <table:table-cell office:value-type="float" office:value="0.467153284671534">
            <text:p>0.47</text:p>
          </table:table-cell>
          <table:table-cell office:value-type="float" office:value="0.333333333333334">
            <text:p>0.33</text:p>
          </table:table-cell>
          <table:table-cell office:value-type="float" office:value="0.303757828810021">
            <text:p>0.3</text:p>
          </table:table-cell>
          <table:table-cell table:formula="of:=ABS([.I18]-[.H18])" office:value-type="float" office:value="0.1338199513382">
            <text:p>0.1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ast</text:p>
          </table:table-cell>
          <table:table-cell office:value-type="string">
            <text:p>year</text:p>
          </table:table-cell>
          <table:table-cell office:value-type="float" office:value="2223">
            <text:p>2223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office:value-type="float" office:value="719">
            <text:p>719</text:p>
          </table:table-cell>
          <table:table-cell office:value-type="float" office:value="0.343065693430658">
            <text:p>0.34</text:p>
          </table:table-cell>
          <table:table-cell office:value-type="float" office:value="0.476190476190477">
            <text:p>0.48</text:p>
          </table:table-cell>
          <table:table-cell office:value-type="float" office:value="0.37526096033403">
            <text:p>0.38</text:p>
          </table:table-cell>
          <table:table-cell table:formula="of:=ABS([.I19]-[.H19])" office:value-type="float" office:value="0.133124782759819">
            <text:p>0.1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job</text:p>
          </table:table-cell>
          <table:table-cell office:value-type="float" office:value="532">
            <text:p>532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office:value-type="float" office:value="293">
            <text:p>293</text:p>
          </table:table-cell>
          <table:table-cell office:value-type="float" office:value="0.255474452554745">
            <text:p>0.26</text:p>
          </table:table-cell>
          <table:table-cell office:value-type="float" office:value="0.126984126984127">
            <text:p>0.13</text:p>
          </table:table-cell>
          <table:table-cell office:value-type="float" office:value="0.152922755741128">
            <text:p>0.15</text:p>
          </table:table-cell>
          <table:table-cell table:formula="of:=ABS([.I20]-[.H20])" office:value-type="float" office:value="0.128490325570618">
            <text:p>0.1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rior</text:p>
          </table:table-cell>
          <table:table-cell office:value-type="string">
            <text:p>quarter</text:p>
          </table:table-cell>
          <table:table-cell office:value-type="float" office:value="508">
            <text:p>508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234">
            <text:p>234</text:p>
          </table:table-cell>
          <table:table-cell office:value-type="float" office:value="0.0656934306569344">
            <text:p>0.07</text:p>
          </table:table-cell>
          <table:table-cell office:value-type="float" office:value="0.190476190476191">
            <text:p>0.19</text:p>
          </table:table-cell>
          <table:table-cell office:value-type="float" office:value="0.122129436325679">
            <text:p>0.12</text:p>
          </table:table-cell>
          <table:table-cell table:formula="of:=ABS([.I21]-[.H21])" office:value-type="float" office:value="0.124782759819257">
            <text:p>0.1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xt</text:p>
          </table:table-cell>
          <table:table-cell office:value-type="string">
            <text:p>couple</text:p>
          </table:table-cell>
          <table:table-cell office:value-type="float" office:value="2188">
            <text:p>2188</text:p>
          </table:table-cell>
          <table:table-cell office:value-type="float" office:value="58">
            <text:p>58</text:p>
          </table:table-cell>
          <table:table-cell office:value-type="float" office:value="69">
            <text:p>69</text:p>
          </table:table-cell>
          <table:table-cell office:value-type="float" office:value="1038">
            <text:p>1038</text:p>
          </table:table-cell>
          <table:table-cell office:value-type="float" office:value="0.423357664233577">
            <text:p>0.42</text:p>
          </table:table-cell>
          <table:table-cell office:value-type="float" office:value="0.547619047619049">
            <text:p>0.55</text:p>
          </table:table-cell>
          <table:table-cell office:value-type="float" office:value="0.541753653444677">
            <text:p>0.54</text:p>
          </table:table-cell>
          <table:table-cell table:formula="of:=ABS([.I22]-[.H22])" office:value-type="float" office:value="0.124261383385472">
            <text:p>0.1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conomic</text:p>
          </table:table-cell>
          <table:table-cell office:value-type="string">
            <text:p>environment</text:p>
          </table:table-cell>
          <table:table-cell office:value-type="float" office:value="720">
            <text:p>720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292">
            <text:p>292</text:p>
          </table:table-cell>
          <table:table-cell office:value-type="float" office:value="0.116788321167883">
            <text:p>0.12</text:p>
          </table:table-cell>
          <table:table-cell office:value-type="float" office:value="0.238095238095238">
            <text:p>0.24</text:p>
          </table:table-cell>
          <table:table-cell office:value-type="float" office:value="0.152400835073069">
            <text:p>0.15</text:p>
          </table:table-cell>
          <table:table-cell table:formula="of:=ABS([.I23]-[.H23])" office:value-type="float" office:value="0.121306916927355">
            <text:p>0.1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time</text:p>
          </table:table-cell>
          <table:table-cell office:value-type="float" office:value="6754">
            <text:p>6754</text:p>
          </table:table-cell>
          <table:table-cell office:value-type="float" office:value="126">
            <text:p>126</text:p>
          </table:table-cell>
          <table:table-cell office:value-type="float" office:value="131">
            <text:p>131</text:p>
          </table:table-cell>
          <table:table-cell office:value-type="float" office:value="1892">
            <text:p>1892</text:p>
          </table:table-cell>
          <table:table-cell office:value-type="float" office:value="0.919708029197082">
            <text:p>0.92</text:p>
          </table:table-cell>
          <table:table-cell office:value-type="float" office:value="1.03968253968254">
            <text:p>1.04</text:p>
          </table:table-cell>
          <table:table-cell office:value-type="float" office:value="0.987473903966599">
            <text:p>0.99</text:p>
          </table:table-cell>
          <table:table-cell table:formula="of:=ABS([.I24]-[.H24])" office:value-type="float" office:value="0.119974510485458">
            <text:p>0.1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ast</text:p>
          </table:table-cell>
          <table:table-cell office:value-type="string">
            <text:p>quarter</text:p>
          </table:table-cell>
          <table:table-cell office:value-type="float" office:value="2424">
            <text:p>2424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 office:value-type="float" office:value="492">
            <text:p>492</text:p>
          </table:table-cell>
          <table:table-cell office:value-type="float" office:value="0.255474452554745">
            <text:p>0.26</text:p>
          </table:table-cell>
          <table:table-cell office:value-type="float" office:value="0.365079365079366">
            <text:p>0.37</text:p>
          </table:table-cell>
          <table:table-cell office:value-type="float" office:value="0.25678496868476">
            <text:p>0.26</text:p>
          </table:table-cell>
          <table:table-cell table:formula="of:=ABS([.I25]-[.H25])" office:value-type="float" office:value="0.109604912524621">
            <text:p>0.1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quarter</text:p>
          </table:table-cell>
          <table:table-cell office:value-type="float" office:value="1101">
            <text:p>1101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 office:value-type="float" office:value="450">
            <text:p>450</text:p>
          </table:table-cell>
          <table:table-cell office:value-type="float" office:value="0.24087591240876">
            <text:p>0.24</text:p>
          </table:table-cell>
          <table:table-cell office:value-type="float" office:value="0.34920634920635">
            <text:p>0.35</text:p>
          </table:table-cell>
          <table:table-cell office:value-type="float" office:value="0.234864300626305">
            <text:p>0.23</text:p>
          </table:table-cell>
          <table:table-cell table:formula="of:=ABS([.I26]-[.H26])" office:value-type="float" office:value="0.10833043679759">
            <text:p>0.1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upper</text:p>
          </table:table-cell>
          <table:table-cell office:value-type="string">
            <text:p>end</text:p>
          </table:table-cell>
          <table:table-cell office:value-type="float" office:value="394">
            <text:p>394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76">
            <text:p>176</text:p>
          </table:table-cell>
          <table:table-cell office:value-type="float" office:value="0.145985401459854">
            <text:p>0.15</text:p>
          </table:table-cell>
          <table:table-cell office:value-type="float" office:value="0.0476190476190477">
            <text:p>0.05</text:p>
          </table:table-cell>
          <table:table-cell office:value-type="float" office:value="0.0918580375782883">
            <text:p>0.09</text:p>
          </table:table-cell>
          <table:table-cell table:formula="of:=ABS([.I27]-[.H27])" office:value-type="float" office:value="0.0983663538408063">
            <text:p>0.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econd</text:p>
          </table:table-cell>
          <table:table-cell office:value-type="string">
            <text:p>question</text:p>
          </table:table-cell>
          <table:table-cell office:value-type="float" office:value="3818">
            <text:p>3818</text:p>
          </table:table-cell>
          <table:table-cell office:value-type="float" office:value="58">
            <text:p>58</text:p>
          </table:table-cell>
          <table:table-cell office:value-type="float" office:value="41">
            <text:p>41</text:p>
          </table:table-cell>
          <table:table-cell office:value-type="float" office:value="561">
            <text:p>561</text:p>
          </table:table-cell>
          <table:table-cell office:value-type="float" office:value="0.423357664233577">
            <text:p>0.42</text:p>
          </table:table-cell>
          <table:table-cell office:value-type="float" office:value="0.325396825396826">
            <text:p>0.33</text:p>
          </table:table-cell>
          <table:table-cell office:value-type="float" office:value="0.292797494780794">
            <text:p>0.29</text:p>
          </table:table-cell>
          <table:table-cell table:formula="of:=ABS([.I28]-[.H28])" office:value-type="float" office:value="0.097960838836751">
            <text:p>0.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-forward</text:p>
          </table:table-cell>
          <table:table-cell office:value-type="string">
            <text:p>basis</text:p>
          </table:table-cell>
          <table:table-cell office:value-type="float" office:value="306">
            <text:p>306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64">
            <text:p>164</text:p>
          </table:table-cell>
          <table:table-cell office:value-type="float" office:value="0.0218978102189781">
            <text:p>0.02</text:p>
          </table:table-cell>
          <table:table-cell office:value-type="float" office:value="0.119047619047619">
            <text:p>0.12</text:p>
          </table:table-cell>
          <table:table-cell office:value-type="float" office:value="0.0855949895615868">
            <text:p>0.09</text:p>
          </table:table-cell>
          <table:table-cell table:formula="of:=ABS([.I29]-[.H29])" office:value-type="float" office:value="0.0971498088286409">
            <text:p>0.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year-ago</text:p>
          </table:table-cell>
          <table:table-cell office:value-type="string">
            <text:p>quarter</text:p>
          </table:table-cell>
          <table:table-cell office:value-type="float" office:value="280">
            <text:p>28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99">
            <text:p>199</text:p>
          </table:table-cell>
          <table:table-cell office:value-type="float" office:value="0.0218978102189781">
            <text:p>0.02</text:p>
          </table:table-cell>
          <table:table-cell office:value-type="float" office:value="0.119047619047619">
            <text:p>0.12</text:p>
          </table:table-cell>
          <table:table-cell office:value-type="float" office:value="0.103862212943633">
            <text:p>0.1</text:p>
          </table:table-cell>
          <table:table-cell table:formula="of:=ABS([.I30]-[.H30])" office:value-type="float" office:value="0.0971498088286409">
            <text:p>0.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high</text:p>
          </table:table-cell>
          <table:table-cell office:value-type="string">
            <text:p>level</text:p>
          </table:table-cell>
          <table:table-cell office:value-type="float" office:value="758">
            <text:p>758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227">
            <text:p>227</text:p>
          </table:table-cell>
          <table:table-cell office:value-type="float" office:value="0.153284671532847">
            <text:p>0.15</text:p>
          </table:table-cell>
          <table:table-cell office:value-type="float" office:value="0.246031746031746">
            <text:p>0.25</text:p>
          </table:table-cell>
          <table:table-cell office:value-type="float" office:value="0.11847599164927">
            <text:p>0.12</text:p>
          </table:table-cell>
          <table:table-cell table:formula="of:=ABS([.I31]-[.H31])" office:value-type="float" office:value="0.092747074498899">
            <text:p>0.0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reat</text:p>
          </table:table-cell>
          <table:table-cell office:value-type="string">
            <text:p>deal</text:p>
          </table:table-cell>
          <table:table-cell office:value-type="float" office:value="650">
            <text:p>65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295">
            <text:p>295</text:p>
          </table:table-cell>
          <table:table-cell office:value-type="float" office:value="0.109489051094891">
            <text:p>0.11</text:p>
          </table:table-cell>
          <table:table-cell office:value-type="float" office:value="0.198412698412699">
            <text:p>0.2</text:p>
          </table:table-cell>
          <table:table-cell office:value-type="float" office:value="0.153966597077245">
            <text:p>0.15</text:p>
          </table:table-cell>
          <table:table-cell table:formula="of:=ABS([.I32]-[.H32])" office:value-type="float" office:value="0.088923647317808">
            <text:p>0.0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ast</text:p>
          </table:table-cell>
          <table:table-cell office:value-type="string">
            <text:p>quarter</text:p>
          </table:table-cell>
          <table:table-cell office:value-type="float" office:value="219">
            <text:p>219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93">
            <text:p>93</text:p>
          </table:table-cell>
          <table:table-cell office:value-type="float" office:value="0.167883211678832">
            <text:p>0.17</text:p>
          </table:table-cell>
          <table:table-cell office:value-type="float" office:value="0.0793650793650795">
            <text:p>0.08</text:p>
          </table:table-cell>
          <table:table-cell office:value-type="float" office:value="0.0485386221294364">
            <text:p>0.05</text:p>
          </table:table-cell>
          <table:table-cell table:formula="of:=ABS([.I33]-[.H33])" office:value-type="float" office:value="0.0885181323137525">
            <text:p>0.0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way</text:p>
          </table:table-cell>
          <table:table-cell office:value-type="float" office:value="258">
            <text:p>25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8">
            <text:p>88</text:p>
          </table:table-cell>
          <table:table-cell office:value-type="float" office:value="0.00729927007299273">
            <text:p>0.01</text:p>
          </table:table-cell>
          <table:table-cell office:value-type="float" office:value="0.0952380952380954">
            <text:p>0.1</text:p>
          </table:table-cell>
          <table:table-cell office:value-type="float" office:value="0.0459290187891441">
            <text:p>0.05</text:p>
          </table:table-cell>
          <table:table-cell table:formula="of:=ABS([.I34]-[.H34])" office:value-type="float" office:value="0.0879388251651027">
            <text:p>0.0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urrent</text:p>
          </table:table-cell>
          <table:table-cell office:value-type="string">
            <text:p>quarter</text:p>
          </table:table-cell>
          <table:table-cell office:value-type="float" office:value="560">
            <text:p>560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14">
            <text:p>314</text:p>
          </table:table-cell>
          <table:table-cell office:value-type="float" office:value="0.0948905109489053">
            <text:p>0.09</text:p>
          </table:table-cell>
          <table:table-cell office:value-type="float" office:value="0.182539682539683">
            <text:p>0.18</text:p>
          </table:table-cell>
          <table:table-cell office:value-type="float" office:value="0.163883089770355">
            <text:p>0.16</text:p>
          </table:table-cell>
          <table:table-cell table:formula="of:=ABS([.I35]-[.H35])" office:value-type="float" office:value="0.0876491715907777">
            <text:p>0.0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quick</text:p>
          </table:table-cell>
          <table:table-cell office:value-type="string">
            <text:p>follow-up</text:p>
          </table:table-cell>
          <table:table-cell office:value-type="float" office:value="536">
            <text:p>536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float" office:value="234">
            <text:p>234</text:p>
          </table:table-cell>
          <table:table-cell office:value-type="float" office:value="0.27007299270073">
            <text:p>0.27</text:p>
          </table:table-cell>
          <table:table-cell office:value-type="float" office:value="0.182539682539683">
            <text:p>0.18</text:p>
          </table:table-cell>
          <table:table-cell office:value-type="float" office:value="0.122129436325679">
            <text:p>0.12</text:p>
          </table:table-cell>
          <table:table-cell table:formula="of:=ABS([.I36]-[.H36])" office:value-type="float" office:value="0.087533310161047">
            <text:p>0.0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ittle</text:p>
          </table:table-cell>
          <table:table-cell office:value-type="string">
            <text:p>bit</text:p>
          </table:table-cell>
          <table:table-cell office:value-type="float" office:value="2483">
            <text:p>2483</text:p>
          </table:table-cell>
          <table:table-cell office:value-type="float" office:value="59">
            <text:p>59</text:p>
          </table:table-cell>
          <table:table-cell office:value-type="float" office:value="65">
            <text:p>65</text:p>
          </table:table-cell>
          <table:table-cell office:value-type="float" office:value="1069">
            <text:p>1069</text:p>
          </table:table-cell>
          <table:table-cell office:value-type="float" office:value="0.43065693430657">
            <text:p>0.43</text:p>
          </table:table-cell>
          <table:table-cell office:value-type="float" office:value="0.515873015873017">
            <text:p>0.52</text:p>
          </table:table-cell>
          <table:table-cell office:value-type="float" office:value="0.557933194154489">
            <text:p>0.56</text:p>
          </table:table-cell>
          <table:table-cell table:formula="of:=ABS([.I37]-[.H37])" office:value-type="float" office:value="0.0852160815664471">
            <text:p>0.09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period</text:p>
          </table:table-cell>
          <table:table-cell office:value-type="float" office:value="3426">
            <text:p>3426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1092">
            <text:p>1092</text:p>
          </table:table-cell>
          <table:table-cell office:value-type="float" office:value="0.328467153284672">
            <text:p>0.33</text:p>
          </table:table-cell>
          <table:table-cell office:value-type="float" office:value="0.412698412698413">
            <text:p>0.41</text:p>
          </table:table-cell>
          <table:table-cell office:value-type="float" office:value="0.569937369519834">
            <text:p>0.57</text:p>
          </table:table-cell>
          <table:table-cell table:formula="of:=ABS([.I38]-[.H38])" office:value-type="float" office:value="0.084231259413741">
            <text:p>0.0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revious</text:p>
          </table:table-cell>
          <table:table-cell office:value-type="string">
            <text:p>quarter</text:p>
          </table:table-cell>
          <table:table-cell office:value-type="float" office:value="1503">
            <text:p>1503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255">
            <text:p>255</text:p>
          </table:table-cell>
          <table:table-cell office:value-type="float" office:value="0.248175182481752">
            <text:p>0.25</text:p>
          </table:table-cell>
          <table:table-cell office:value-type="float" office:value="0.166666666666667">
            <text:p>0.17</text:p>
          </table:table-cell>
          <table:table-cell office:value-type="float" office:value="0.133089770354906">
            <text:p>0.13</text:p>
          </table:table-cell>
          <table:table-cell table:formula="of:=ABS([.I39]-[.H39])" office:value-type="float" office:value="0.081508515815085">
            <text:p>0.0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ommercial</text:p>
          </table:table-cell>
          <table:table-cell office:value-type="string">
            <text:p>paper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88">
            <text:p>88</text:p>
          </table:table-cell>
          <table:table-cell office:value-type="float" office:value="0.0145985401459854">
            <text:p>0.01</text:p>
          </table:table-cell>
          <table:table-cell office:value-type="float" office:value="0.0952380952380954">
            <text:p>0.1</text:p>
          </table:table-cell>
          <table:table-cell office:value-type="float" office:value="0.0459290187891441">
            <text:p>0.05</text:p>
          </table:table-cell>
          <table:table-cell table:formula="of:=ABS([.I40]-[.H40])" office:value-type="float" office:value="0.08063955509211">
            <text:p>0.0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gative</text:p>
          </table:table-cell>
          <table:table-cell office:value-type="string">
            <text:p>impact</text:p>
          </table:table-cell>
          <table:table-cell office:value-type="float" office:value="817">
            <text:p>81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83">
            <text:p>283</text:p>
          </table:table-cell>
          <table:table-cell office:value-type="float" office:value="0.109489051094891">
            <text:p>0.11</text:p>
          </table:table-cell>
          <table:table-cell office:value-type="float" office:value="0.0317460317460318">
            <text:p>0.03</text:p>
          </table:table-cell>
          <table:table-cell office:value-type="float" office:value="0.147703549060543">
            <text:p>0.15</text:p>
          </table:table-cell>
          <table:table-cell table:formula="of:=ABS([.I41]-[.H41])" office:value-type="float" office:value="0.0777430193488592">
            <text:p>0.08</text:p>
          </table:table-cell>
        </table:table-row>
        <table:table-row table:style-name="ro1">
          <table:table-cell office:value-type="string">
            <text:p>another</text:p>
          </table:table-cell>
          <table:table-cell office:value-type="string">
            <text:p>strong</text:p>
          </table:table-cell>
          <table:table-cell office:value-type="string">
            <text:p>quarter</text:p>
          </table:table-cell>
          <table:table-cell office:value-type="float" office:value="447">
            <text:p>447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261">
            <text:p>261</text:p>
          </table:table-cell>
          <table:table-cell office:value-type="float" office:value="0.16058394160584">
            <text:p>0.16</text:p>
          </table:table-cell>
          <table:table-cell office:value-type="float" office:value="0.238095238095238">
            <text:p>0.24</text:p>
          </table:table-cell>
          <table:table-cell office:value-type="float" office:value="0.136221294363257">
            <text:p>0.14</text:p>
          </table:table-cell>
          <table:table-cell table:formula="of:=ABS([.I42]-[.H42])" office:value-type="float" office:value="0.077511296489398">
            <text:p>0.0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onstant</text:p>
          </table:table-cell>
          <table:table-cell office:value-type="string">
            <text:p>dollar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office:value-type="float" office:value="0.116788321167883">
            <text:p>0.12</text:p>
          </table:table-cell>
          <table:table-cell office:value-type="float" office:value="0.0396825396825398">
            <text:p>0.04</text:p>
          </table:table-cell>
          <table:table-cell office:value-type="float" office:value="0.0417536534446765">
            <text:p>0.04</text:p>
          </table:table-cell>
          <table:table-cell table:formula="of:=ABS([.I43]-[.H43])" office:value-type="float" office:value="0.0771057814853432">
            <text:p>0.0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full</text:p>
          </table:table-cell>
          <table:table-cell office:value-type="string">
            <text:p>year</text:p>
          </table:table-cell>
          <table:table-cell office:value-type="float" office:value="668">
            <text:p>668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69">
            <text:p>269</text:p>
          </table:table-cell>
          <table:table-cell office:value-type="float" office:value="0.131386861313869">
            <text:p>0.13</text:p>
          </table:table-cell>
          <table:table-cell office:value-type="float" office:value="0.0555555555555557">
            <text:p>0.06</text:p>
          </table:table-cell>
          <table:table-cell office:value-type="float" office:value="0.140396659707725">
            <text:p>0.14</text:p>
          </table:table-cell>
          <table:table-cell table:formula="of:=ABS([.I44]-[.H44])" office:value-type="float" office:value="0.0758313057583133">
            <text:p>0.0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ther</text:p>
          </table:table-cell>
          <table:table-cell office:value-type="string">
            <text:p>hand</text:p>
          </table:table-cell>
          <table:table-cell office:value-type="float" office:value="2931">
            <text:p>2931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545">
            <text:p>545</text:p>
          </table:table-cell>
          <table:table-cell office:value-type="float" office:value="0.313868613138687">
            <text:p>0.31</text:p>
          </table:table-cell>
          <table:table-cell office:value-type="float" office:value="0.238095238095238">
            <text:p>0.24</text:p>
          </table:table-cell>
          <table:table-cell office:value-type="float" office:value="0.284446764091859">
            <text:p>0.28</text:p>
          </table:table-cell>
          <table:table-cell table:formula="of:=ABS([.I45]-[.H45])" office:value-type="float" office:value="0.075773375043449">
            <text:p>0.0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level</text:p>
          </table:table-cell>
          <table:table-cell office:value-type="float" office:value="1296">
            <text:p>1296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37">
            <text:p>237</text:p>
          </table:table-cell>
          <table:table-cell office:value-type="float" office:value="0.0437956204379563">
            <text:p>0.04</text:p>
          </table:table-cell>
          <table:table-cell office:value-type="float" office:value="0.119047619047619">
            <text:p>0.12</text:p>
          </table:table-cell>
          <table:table-cell office:value-type="float" office:value="0.123695198329854">
            <text:p>0.12</text:p>
          </table:table-cell>
          <table:table-cell table:formula="of:=ABS([.I46]-[.H46])" office:value-type="float" office:value="0.0752519986096627">
            <text:p>0.08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average</text:p>
          </table:table-cell>
          <table:table-cell office:value-type="string">
            <text:p>price</text:p>
          </table:table-cell>
          <table:table-cell office:value-type="float" office:value="285">
            <text:p>285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29">
            <text:p>129</text:p>
          </table:table-cell>
          <table:table-cell office:value-type="float" office:value="0.145985401459854">
            <text:p>0.15</text:p>
          </table:table-cell>
          <table:table-cell office:value-type="float" office:value="0.0714285714285716">
            <text:p>0.07</text:p>
          </table:table-cell>
          <table:table-cell office:value-type="float" office:value="0.0673277661795408">
            <text:p>0.07</text:p>
          </table:table-cell>
          <table:table-cell table:formula="of:=ABS([.I47]-[.H47])" office:value-type="float" office:value="0.0745568300312824">
            <text:p>0.0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avorable</text:p>
          </table:table-cell>
          <table:table-cell office:value-type="string">
            <text:p>impact</text:p>
          </table:table-cell>
          <table:table-cell office:value-type="float" office:value="166">
            <text:p>166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03">
            <text:p>103</text:p>
          </table:table-cell>
          <table:table-cell office:value-type="float" office:value="0.0218978102189781">
            <text:p>0.02</text:p>
          </table:table-cell>
          <table:table-cell office:value-type="float" office:value="0.0952380952380954">
            <text:p>0.1</text:p>
          </table:table-cell>
          <table:table-cell office:value-type="float" office:value="0.053757828810021">
            <text:p>0.05</text:p>
          </table:table-cell>
          <table:table-cell table:formula="of:=ABS([.I48]-[.H48])" office:value-type="float" office:value="0.0733402850191173">
            <text:p>0.0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daily</text:p>
          </table:table-cell>
          <table:table-cell office:value-type="string">
            <text:p>basis</text:p>
          </table:table-cell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0.0145985401459854">
            <text:p>0.01</text:p>
          </table:table-cell>
          <table:table-cell office:value-type="float" office:value="0.0873015873015875">
            <text:p>0.09</text:p>
          </table:table-cell>
          <table:table-cell office:value-type="float" office:value="0.0365344467640919">
            <text:p>0.04</text:p>
          </table:table-cell>
          <table:table-cell table:formula="of:=ABS([.I49]-[.H49])" office:value-type="float" office:value="0.0727030471556021">
            <text:p>0.0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high</text:p>
          </table:table-cell>
          <table:table-cell office:value-type="string">
            <text:p>degree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6">
            <text:p>56</text:p>
          </table:table-cell>
          <table:table-cell office:value-type="float" office:value="0.0145985401459854">
            <text:p>0.01</text:p>
          </table:table-cell>
          <table:table-cell office:value-type="float" office:value="0.0873015873015875">
            <text:p>0.09</text:p>
          </table:table-cell>
          <table:table-cell office:value-type="float" office:value="0.0292275574112735">
            <text:p>0.03</text:p>
          </table:table-cell>
          <table:table-cell table:formula="of:=ABS([.I50]-[.H50])" office:value-type="float" office:value="0.0727030471556021">
            <text:p>0.0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quarter</text:p>
          </table:table-cell>
          <table:table-cell office:value-type="float" office:value="410">
            <text:p>41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0.0802919708029199">
            <text:p>0.08</text:p>
          </table:table-cell>
          <table:table-cell office:value-type="float" office:value="0.00793650793650796">
            <text:p>0.01</text:p>
          </table:table-cell>
          <table:table-cell office:value-type="float" office:value="0.0991649269311067">
            <text:p>0.1</text:p>
          </table:table-cell>
          <table:table-cell table:formula="of:=ABS([.I51]-[.H51])" office:value-type="float" office:value="0.0723554628664119">
            <text:p>0.0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urrent</text:p>
          </table:table-cell>
          <table:table-cell office:value-type="string">
            <text:p>environment</text:p>
          </table:table-cell>
          <table:table-cell office:value-type="float" office:value="865">
            <text:p>865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349">
            <text:p>349</text:p>
          </table:table-cell>
          <table:table-cell office:value-type="float" office:value="0.189781021897811">
            <text:p>0.19</text:p>
          </table:table-cell>
          <table:table-cell office:value-type="float" office:value="0.261904761904762">
            <text:p>0.26</text:p>
          </table:table-cell>
          <table:table-cell office:value-type="float" office:value="0.182150313152401">
            <text:p>0.18</text:p>
          </table:table-cell>
          <table:table-cell table:formula="of:=ABS([.I52]-[.H52])" office:value-type="float" office:value="0.072123740006951">
            <text:p>0.0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year-over-year</text:p>
          </table:table-cell>
          <table:table-cell office:value-type="string">
            <text:p>basis</text:p>
          </table:table-cell>
          <table:table-cell office:value-type="float" office:value="1085">
            <text:p>1085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640">
            <text:p>640</text:p>
          </table:table-cell>
          <table:table-cell office:value-type="float" office:value="0.547445255474454">
            <text:p>0.55</text:p>
          </table:table-cell>
          <table:table-cell office:value-type="float" office:value="0.476190476190477">
            <text:p>0.48</text:p>
          </table:table-cell>
          <table:table-cell office:value-type="float" office:value="0.334029227557412">
            <text:p>0.33</text:p>
          </table:table-cell>
          <table:table-cell table:formula="of:=ABS([.I53]-[.H53])" office:value-type="float" office:value="0.0712547792839769">
            <text:p>0.0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ther</text:p>
          </table:table-cell>
          <table:table-cell office:value-type="string">
            <text:p>thing</text:p>
          </table:table-cell>
          <table:table-cell office:value-type="float" office:value="789">
            <text:p>789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410">
            <text:p>410</text:p>
          </table:table-cell>
          <table:table-cell office:value-type="float" office:value="0.175182481751825">
            <text:p>0.18</text:p>
          </table:table-cell>
          <table:table-cell office:value-type="float" office:value="0.246031746031746">
            <text:p>0.25</text:p>
          </table:table-cell>
          <table:table-cell office:value-type="float" office:value="0.213987473903967">
            <text:p>0.21</text:p>
          </table:table-cell>
          <table:table-cell table:formula="of:=ABS([.I54]-[.H54])" office:value-type="float" office:value="0.070849264279921">
            <text:p>0.0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onstant</text:p>
          </table:table-cell>
          <table:table-cell office:value-type="string">
            <text:p>currency</text:p>
          </table:table-cell>
          <table:table-cell office:value-type="float" office:value="885">
            <text:p>885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424">
            <text:p>424</text:p>
          </table:table-cell>
          <table:table-cell office:value-type="float" office:value="0.0802919708029199">
            <text:p>0.08</text:p>
          </table:table-cell>
          <table:table-cell office:value-type="float" office:value="0.150793650793651">
            <text:p>0.15</text:p>
          </table:table-cell>
          <table:table-cell office:value-type="float" office:value="0.221294363256785">
            <text:p>0.22</text:p>
          </table:table-cell>
          <table:table-cell table:formula="of:=ABS([.I55]-[.H55])" office:value-type="float" office:value="0.0705016799907311">
            <text:p>0.0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reat</text:p>
          </table:table-cell>
          <table:table-cell office:value-type="string">
            <text:p>opportunity</text:p>
          </table:table-cell>
          <table:table-cell office:value-type="float" office:value="294">
            <text:p>294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50">
            <text:p>150</text:p>
          </table:table-cell>
          <table:table-cell office:value-type="float" office:value="0.0802919708029199">
            <text:p>0.08</text:p>
          </table:table-cell>
          <table:table-cell office:value-type="float" office:value="0.150793650793651">
            <text:p>0.15</text:p>
          </table:table-cell>
          <table:table-cell office:value-type="float" office:value="0.0782881002087684">
            <text:p>0.08</text:p>
          </table:table-cell>
          <table:table-cell table:formula="of:=ABS([.I56]-[.H56])" office:value-type="float" office:value="0.0705016799907311">
            <text:p>0.0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start</text:p>
          </table:table-cell>
          <table:table-cell office:value-type="float" office:value="529">
            <text:p>52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23">
            <text:p>223</text:p>
          </table:table-cell>
          <table:table-cell office:value-type="float" office:value="0.0729927007299272">
            <text:p>0.07</text:p>
          </table:table-cell>
          <table:table-cell office:value-type="float" office:value="0.142857142857143">
            <text:p>0.14</text:p>
          </table:table-cell>
          <table:table-cell office:value-type="float" office:value="0.116388308977036">
            <text:p>0.12</text:p>
          </table:table-cell>
          <table:table-cell table:formula="of:=ABS([.I57]-[.H57])" office:value-type="float" office:value="0.0698644421272158">
            <text:p>0.0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xt</text:p>
          </table:table-cell>
          <table:table-cell office:value-type="string">
            <text:p>decade</text:p>
          </table:table-cell>
          <table:table-cell office:value-type="float" office:value="269">
            <text:p>26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35">
            <text:p>135</text:p>
          </table:table-cell>
          <table:table-cell office:value-type="float" office:value="0.0291970802919709">
            <text:p>0.03</text:p>
          </table:table-cell>
          <table:table-cell office:value-type="float" office:value="0.0952380952380954">
            <text:p>0.1</text:p>
          </table:table-cell>
          <table:table-cell office:value-type="float" office:value="0.0704592901878916">
            <text:p>0.07</text:p>
          </table:table-cell>
          <table:table-cell table:formula="of:=ABS([.I58]-[.H58])" office:value-type="float" office:value="0.0660410149461245">
            <text:p>0.0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nancial</text:p>
          </table:table-cell>
          <table:table-cell office:value-type="string">
            <text:p>community</text:p>
          </table:table-cell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0.0729927007299272">
            <text:p>0.07</text:p>
          </table:table-cell>
          <table:table-cell office:value-type="float" office:value="0.00793650793650796">
            <text:p>0.01</text:p>
          </table:table-cell>
          <table:table-cell office:value-type="float" office:value="0.0245302713987474">
            <text:p>0.02</text:p>
          </table:table-cell>
          <table:table-cell table:formula="of:=ABS([.I59]-[.H59])" office:value-type="float" office:value="0.0650561927934192">
            <text:p>0.0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ocal</text:p>
          </table:table-cell>
          <table:table-cell office:value-type="string">
            <text:p>market</text:p>
          </table:table-cell>
          <table:table-cell office:value-type="float" office:value="108">
            <text:p>10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0.0729927007299272">
            <text:p>0.07</text:p>
          </table:table-cell>
          <table:table-cell office:value-type="float" office:value="0.00793650793650796">
            <text:p>0.01</text:p>
          </table:table-cell>
          <table:table-cell office:value-type="float" office:value="0.0219206680584552">
            <text:p>0.02</text:p>
          </table:table-cell>
          <table:table-cell table:formula="of:=ABS([.I60]-[.H60])" office:value-type="float" office:value="0.0650561927934192">
            <text:p>0.07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verall</text:p>
          </table:table-cell>
          <table:table-cell office:value-type="string">
            <text:p>growth</text:p>
          </table:table-cell>
          <table:table-cell office:value-type="float" office:value="179">
            <text:p>17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0.0875912408759126">
            <text:p>0.09</text:p>
          </table:table-cell>
          <table:table-cell office:value-type="float" office:value="0.0238095238095239">
            <text:p>0.02</text:p>
          </table:table-cell>
          <table:table-cell office:value-type="float" office:value="0.0302713987473905">
            <text:p>0.03</text:p>
          </table:table-cell>
          <table:table-cell table:formula="of:=ABS([.I61]-[.H61])" office:value-type="float" office:value="0.0637817170663887">
            <text:p>0.06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operational</text:p>
          </table:table-cell>
          <table:table-cell office:value-type="string">
            <text:p>basis</text:p>
          </table:table-cell>
          <table:table-cell office:value-type="float" office:value="611">
            <text:p>61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93">
            <text:p>593</text:p>
          </table:table-cell>
          <table:table-cell office:value-type="float" office:value="0">
            <text:p>0</text:p>
          </table:table-cell>
          <table:table-cell office:value-type="float" office:value="0.0634920634920636">
            <text:p>0.06</text:p>
          </table:table-cell>
          <table:table-cell office:value-type="float" office:value="0.309498956158664">
            <text:p>0.31</text:p>
          </table:table-cell>
          <table:table-cell table:formula="of:=ABS([.I62]-[.H62])" office:value-type="float" office:value="0.0634920634920636">
            <text:p>0.0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xt</text:p>
          </table:table-cell>
          <table:table-cell office:value-type="string">
            <text:p>quarter</text:p>
          </table:table-cell>
          <table:table-cell office:value-type="float" office:value="836">
            <text:p>836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268">
            <text:p>268</text:p>
          </table:table-cell>
          <table:table-cell office:value-type="float" office:value="0.262773722627738">
            <text:p>0.26</text:p>
          </table:table-cell>
          <table:table-cell office:value-type="float" office:value="0.325396825396826">
            <text:p>0.33</text:p>
          </table:table-cell>
          <table:table-cell office:value-type="float" office:value="0.139874739039666">
            <text:p>0.14</text:p>
          </table:table-cell>
          <table:table-cell table:formula="of:=ABS([.I63]-[.H63])" office:value-type="float" office:value="0.062623102769088">
            <text:p>0.0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ow</text:p>
          </table:table-cell>
          <table:table-cell office:value-type="string">
            <text:p>end</text:p>
          </table:table-cell>
          <table:table-cell office:value-type="float" office:value="797">
            <text:p>797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474">
            <text:p>474</text:p>
          </table:table-cell>
          <table:table-cell office:value-type="float" office:value="0.306569343065694">
            <text:p>0.31</text:p>
          </table:table-cell>
          <table:table-cell office:value-type="float" office:value="0.246031746031746">
            <text:p>0.25</text:p>
          </table:table-cell>
          <table:table-cell office:value-type="float" office:value="0.247390396659708">
            <text:p>0.25</text:p>
          </table:table-cell>
          <table:table-cell table:formula="of:=ABS([.I64]-[.H64])" office:value-type="float" office:value="0.060537597033948">
            <text:p>0.0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op</text:p>
          </table:table-cell>
          <table:table-cell office:value-type="string">
            <text:p>line</text:p>
          </table:table-cell>
          <table:table-cell office:value-type="float" office:value="1776">
            <text:p>1776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office:value-type="float" office:value="788">
            <text:p>788</text:p>
          </table:table-cell>
          <table:table-cell office:value-type="float" office:value="0.313868613138687">
            <text:p>0.31</text:p>
          </table:table-cell>
          <table:table-cell office:value-type="float" office:value="0.373015873015874">
            <text:p>0.37</text:p>
          </table:table-cell>
          <table:table-cell office:value-type="float" office:value="0.411273486430063">
            <text:p>0.41</text:p>
          </table:table-cell>
          <table:table-cell table:formula="of:=ABS([.I65]-[.H65])" office:value-type="float" office:value="0.059147259877187">
            <text:p>0.0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ig</text:p>
          </table:table-cell>
          <table:table-cell office:value-type="string">
            <text:p>way</text:p>
          </table:table-cell>
          <table:table-cell office:value-type="float" office:value="109">
            <text:p>10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0.0656934306569344">
            <text:p>0.07</text:p>
          </table:table-cell>
          <table:table-cell office:value-type="float" office:value="0.00793650793650796">
            <text:p>0.01</text:p>
          </table:table-cell>
          <table:table-cell office:value-type="float" office:value="0.0266179540709813">
            <text:p>0.03</text:p>
          </table:table-cell>
          <table:table-cell table:formula="of:=ABS([.I66]-[.H66])" office:value-type="float" office:value="0.0577569227204264">
            <text:p>0.0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vast</text:p>
          </table:table-cell>
          <table:table-cell office:value-type="string">
            <text:p>majority</text:p>
          </table:table-cell>
          <table:table-cell office:value-type="float" office:value="681">
            <text:p>681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343">
            <text:p>343</text:p>
          </table:table-cell>
          <table:table-cell office:value-type="float" office:value="0.255474452554745">
            <text:p>0.26</text:p>
          </table:table-cell>
          <table:table-cell office:value-type="float" office:value="0.198412698412699">
            <text:p>0.2</text:p>
          </table:table-cell>
          <table:table-cell office:value-type="float" office:value="0.17901878914405">
            <text:p>0.18</text:p>
          </table:table-cell>
          <table:table-cell table:formula="of:=ABS([.I67]-[.H67])" office:value-type="float" office:value="0.057061754142046">
            <text:p>0.0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verall</text:p>
          </table:table-cell>
          <table:table-cell office:value-type="string">
            <text:p>market</text:p>
          </table:table-cell>
          <table:table-cell office:value-type="float" office:value="430">
            <text:p>43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86">
            <text:p>186</text:p>
          </table:table-cell>
          <table:table-cell office:value-type="float" office:value="0.0145985401459854">
            <text:p>0.01</text:p>
          </table:table-cell>
          <table:table-cell office:value-type="float" office:value="0.0714285714285716">
            <text:p>0.07</text:p>
          </table:table-cell>
          <table:table-cell office:value-type="float" office:value="0.0970772442588728">
            <text:p>0.1</text:p>
          </table:table-cell>
          <table:table-cell table:formula="of:=ABS([.I68]-[.H68])" office:value-type="float" office:value="0.0568300312825862">
            <text:p>0.0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ull</text:p>
          </table:table-cell>
          <table:table-cell office:value-type="string">
            <text:p>impact</text:p>
          </table:table-cell>
          <table:table-cell office:value-type="float" office:value="242">
            <text:p>24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0.0145985401459854">
            <text:p>0.01</text:p>
          </table:table-cell>
          <table:table-cell office:value-type="float" office:value="0.0714285714285716">
            <text:p>0.07</text:p>
          </table:table-cell>
          <table:table-cell office:value-type="float" office:value="0.0417536534446765">
            <text:p>0.04</text:p>
          </table:table-cell>
          <table:table-cell table:formula="of:=ABS([.I69]-[.H69])" office:value-type="float" office:value="0.0568300312825862">
            <text:p>0.0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op</text:p>
          </table:table-cell>
          <table:table-cell office:value-type="string">
            <text:p>end</text:p>
          </table:table-cell>
          <table:table-cell office:value-type="float" office:value="557">
            <text:p>557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239">
            <text:p>239</text:p>
          </table:table-cell>
          <table:table-cell office:value-type="float" office:value="0.167883211678832">
            <text:p>0.17</text:p>
          </table:table-cell>
          <table:table-cell office:value-type="float" office:value="0.111111111111111">
            <text:p>0.11</text:p>
          </table:table-cell>
          <table:table-cell office:value-type="float" office:value="0.124739039665971">
            <text:p>0.12</text:p>
          </table:table-cell>
          <table:table-cell table:formula="of:=ABS([.I70]-[.H70])" office:value-type="float" office:value="0.056772100567721">
            <text:p>0.0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ignificant</text:p>
          </table:table-cell>
          <table:table-cell office:value-type="string">
            <text:p>improvement</text:p>
          </table:table-cell>
          <table:table-cell office:value-type="float" office:value="407">
            <text:p>40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0802919708029199">
            <text:p>0.08</text:p>
          </table:table-cell>
          <table:table-cell office:value-type="float" office:value="0.0238095238095239">
            <text:p>0.02</text:p>
          </table:table-cell>
          <table:table-cell office:value-type="float" office:value="0.0521920668058456">
            <text:p>0.05</text:p>
          </table:table-cell>
          <table:table-cell table:formula="of:=ABS([.I71]-[.H71])" office:value-type="float" office:value="0.056482446993396">
            <text:p>0.06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way</text:p>
          </table:table-cell>
          <table:table-cell office:value-type="float" office:value="602">
            <text:p>602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57">
            <text:p>157</text:p>
          </table:table-cell>
          <table:table-cell office:value-type="float" office:value="0.0875912408759126">
            <text:p>0.09</text:p>
          </table:table-cell>
          <table:table-cell office:value-type="float" office:value="0.142857142857143">
            <text:p>0.14</text:p>
          </table:table-cell>
          <table:table-cell office:value-type="float" office:value="0.0819415448851776">
            <text:p>0.08</text:p>
          </table:table-cell>
          <table:table-cell table:formula="of:=ABS([.I72]-[.H72])" office:value-type="float" office:value="0.0552659019812304">
            <text:p>0.0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lobal</text:p>
          </table:table-cell>
          <table:table-cell office:value-type="string">
            <text:p>basis</text:p>
          </table:table-cell>
          <table:table-cell office:value-type="float" office:value="525">
            <text:p>525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246">
            <text:p>246</text:p>
          </table:table-cell>
          <table:table-cell office:value-type="float" office:value="0.175182481751825">
            <text:p>0.18</text:p>
          </table:table-cell>
          <table:table-cell office:value-type="float" office:value="0.230158730158731">
            <text:p>0.23</text:p>
          </table:table-cell>
          <table:table-cell office:value-type="float" office:value="0.12839248434238">
            <text:p>0.13</text:p>
          </table:table-cell>
          <table:table-cell table:formula="of:=ABS([.I73]-[.H73])" office:value-type="float" office:value="0.054976248406906">
            <text:p>0.0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road</text:p>
          </table:table-cell>
          <table:table-cell office:value-type="string">
            <text:p>range</text:p>
          </table:table-cell>
          <table:table-cell office:value-type="float" office:value="209">
            <text:p>20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office:value-type="float" office:value="0.0729927007299272">
            <text:p>0.07</text:p>
          </table:table-cell>
          <table:table-cell office:value-type="float" office:value="0.126984126984127">
            <text:p>0.13</text:p>
          </table:table-cell>
          <table:table-cell office:value-type="float" office:value="0.0459290187891441">
            <text:p>0.05</text:p>
          </table:table-cell>
          <table:table-cell table:formula="of:=ABS([.I74]-[.H74])" office:value-type="float" office:value="0.0539914262541998">
            <text:p>0.0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thing</text:p>
          </table:table-cell>
          <table:table-cell office:value-type="float" office:value="951">
            <text:p>951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91">
            <text:p>391</text:p>
          </table:table-cell>
          <table:table-cell office:value-type="float" office:value="0.211678832116789">
            <text:p>0.21</text:p>
          </table:table-cell>
          <table:table-cell office:value-type="float" office:value="0.158730158730159">
            <text:p>0.16</text:p>
          </table:table-cell>
          <table:table-cell office:value-type="float" office:value="0.204070981210856">
            <text:p>0.2</text:p>
          </table:table-cell>
          <table:table-cell table:formula="of:=ABS([.I75]-[.H75])" office:value-type="float" office:value="0.05294867338663">
            <text:p>0.0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ast</text:p>
          </table:table-cell>
          <table:table-cell office:value-type="string">
            <text:p>year</text:p>
          </table:table-cell>
          <table:table-cell office:value-type="float" office:value="1018">
            <text:p>1018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475">
            <text:p>475</text:p>
          </table:table-cell>
          <table:table-cell office:value-type="float" office:value="0.226277372262774">
            <text:p>0.23</text:p>
          </table:table-cell>
          <table:table-cell office:value-type="float" office:value="0.277777777777778">
            <text:p>0.28</text:p>
          </table:table-cell>
          <table:table-cell office:value-type="float" office:value="0.247912317327767">
            <text:p>0.25</text:p>
          </table:table-cell>
          <table:table-cell table:formula="of:=ABS([.I76]-[.H76])" office:value-type="float" office:value="0.051500405515004">
            <text:p>0.0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follow-up</text:p>
          </table:table-cell>
          <table:table-cell office:value-type="string">
            <text:p>question</text:p>
          </table:table-cell>
          <table:table-cell office:value-type="float" office:value="757">
            <text:p>757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203">
            <text:p>203</text:p>
          </table:table-cell>
          <table:table-cell office:value-type="float" office:value="0.131386861313869">
            <text:p>0.13</text:p>
          </table:table-cell>
          <table:table-cell office:value-type="float" office:value="0.182539682539683">
            <text:p>0.18</text:p>
          </table:table-cell>
          <table:table-cell office:value-type="float" office:value="0.105949895615867">
            <text:p>0.11</text:p>
          </table:table-cell>
          <table:table-cell table:formula="of:=ABS([.I77]-[.H77])" office:value-type="float" office:value="0.051152821225814">
            <text:p>0.0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ffective</text:p>
          </table:table-cell>
          <table:table-cell office:value-type="string">
            <text:p>tax</text:p>
          </table:table-cell>
          <table:table-cell office:value-type="float" office:value="454">
            <text:p>45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20">
            <text:p>220</text:p>
          </table:table-cell>
          <table:table-cell office:value-type="float" office:value="0.0364963503649636">
            <text:p>0.04</text:p>
          </table:table-cell>
          <table:table-cell office:value-type="float" office:value="0.0873015873015875">
            <text:p>0.09</text:p>
          </table:table-cell>
          <table:table-cell office:value-type="float" office:value="0.11482254697286">
            <text:p>0.11</text:p>
          </table:table-cell>
          <table:table-cell table:formula="of:=ABS([.I78]-[.H78])" office:value-type="float" office:value="0.0508052369366239">
            <text:p>0.0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hird</text:p>
          </table:table-cell>
          <table:table-cell office:value-type="string">
            <text:p>quarter</text:p>
          </table:table-cell>
          <table:table-cell office:value-type="float" office:value="273">
            <text:p>27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17">
            <text:p>117</text:p>
          </table:table-cell>
          <table:table-cell office:value-type="float" office:value="0.0364963503649636">
            <text:p>0.04</text:p>
          </table:table-cell>
          <table:table-cell office:value-type="float" office:value="0.0873015873015875">
            <text:p>0.09</text:p>
          </table:table-cell>
          <table:table-cell office:value-type="float" office:value="0.0610647181628394">
            <text:p>0.06</text:p>
          </table:table-cell>
          <table:table-cell table:formula="of:=ABS([.I79]-[.H79])" office:value-type="float" office:value="0.0508052369366239">
            <text:p>0.0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oreign</text:p>
          </table:table-cell>
          <table:table-cell office:value-type="string">
            <text:p>exchange</text:p>
          </table:table-cell>
          <table:table-cell office:value-type="float" office:value="453">
            <text:p>45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0.0583941605839417">
            <text:p>0.06</text:p>
          </table:table-cell>
          <table:table-cell office:value-type="float" office:value="0.00793650793650796">
            <text:p>0.01</text:p>
          </table:table-cell>
          <table:table-cell office:value-type="float" office:value="0.0516701461377872">
            <text:p>0.05</text:p>
          </table:table-cell>
          <table:table-cell table:formula="of:=ABS([.I80]-[.H80])" office:value-type="float" office:value="0.0504576526474337">
            <text:p>0.0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reat</text:p>
          </table:table-cell>
          <table:table-cell office:value-type="string">
            <text:p>question</text:p>
          </table:table-cell>
          <table:table-cell office:value-type="float" office:value="259">
            <text:p>25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69">
            <text:p>169</text:p>
          </table:table-cell>
          <table:table-cell office:value-type="float" office:value="0.0291970802919709">
            <text:p>0.03</text:p>
          </table:table-cell>
          <table:table-cell office:value-type="float" office:value="0.0793650793650795">
            <text:p>0.08</text:p>
          </table:table-cell>
          <table:table-cell office:value-type="float" office:value="0.0882045929018791">
            <text:p>0.09</text:p>
          </table:table-cell>
          <table:table-cell table:formula="of:=ABS([.I81]-[.H81])" office:value-type="float" office:value="0.0501679990731086">
            <text:p>0.05</text:p>
          </table:table-cell>
        </table:table-row>
        <table:table-row table:style-name="ro1">
          <table:table-cell office:value-type="string">
            <text:p>this</text:p>
          </table:table-cell>
          <table:table-cell office:value-type="string">
            <text:p>last</text:p>
          </table:table-cell>
          <table:table-cell office:value-type="string">
            <text:p>year</text:p>
          </table:table-cell>
          <table:table-cell office:value-type="float" office:value="139">
            <text:p>13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0.0656934306569344">
            <text:p>0.07</text:p>
          </table:table-cell>
          <table:table-cell office:value-type="float" office:value="0.0158730158730159">
            <text:p>0.02</text:p>
          </table:table-cell>
          <table:table-cell office:value-type="float" office:value="0.0302713987473905">
            <text:p>0.03</text:p>
          </table:table-cell>
          <table:table-cell table:formula="of:=ABS([.I82]-[.H82])" office:value-type="float" office:value="0.0498204147839185">
            <text:p>0.0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econd</text:p>
          </table:table-cell>
          <table:table-cell office:value-type="string">
            <text:p>part</text:p>
          </table:table-cell>
          <table:table-cell office:value-type="float" office:value="1221">
            <text:p>1221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358">
            <text:p>358</text:p>
          </table:table-cell>
          <table:table-cell office:value-type="float" office:value="0.343065693430658">
            <text:p>0.34</text:p>
          </table:table-cell>
          <table:table-cell office:value-type="float" office:value="0.293650793650794">
            <text:p>0.29</text:p>
          </table:table-cell>
          <table:table-cell office:value-type="float" office:value="0.186847599164927">
            <text:p>0.19</text:p>
          </table:table-cell>
          <table:table-cell table:formula="of:=ABS([.I83]-[.H83])" office:value-type="float" office:value="0.049414899779864">
            <text:p>0.0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question</text:p>
          </table:table-cell>
          <table:table-cell office:value-type="float" office:value="839">
            <text:p>83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0.0729927007299272">
            <text:p>0.07</text:p>
          </table:table-cell>
          <table:table-cell office:value-type="float" office:value="0.0238095238095239">
            <text:p>0.02</text:p>
          </table:table-cell>
          <table:table-cell office:value-type="float" office:value="0.0511482254697287">
            <text:p>0.05</text:p>
          </table:table-cell>
          <table:table-cell table:formula="of:=ABS([.I84]-[.H84])" office:value-type="float" office:value="0.0491831769204033">
            <text:p>0.0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ast</text:p>
          </table:table-cell>
          <table:table-cell office:value-type="string">
            <text:p>week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office:value-type="float" office:value="0.0145985401459854">
            <text:p>0.01</text:p>
          </table:table-cell>
          <table:table-cell office:value-type="float" office:value="0.0634920634920636">
            <text:p>0.06</text:p>
          </table:table-cell>
          <table:table-cell office:value-type="float" office:value="0.0495824634655533">
            <text:p>0.05</text:p>
          </table:table-cell>
          <table:table-cell table:formula="of:=ABS([.I85]-[.H85])" office:value-type="float" office:value="0.0488935233460782">
            <text:p>0.0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right</text:p>
          </table:table-cell>
          <table:table-cell office:value-type="string">
            <text:p>thing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84">
            <text:p>84</text:p>
          </table:table-cell>
          <table:table-cell office:value-type="float" office:value="0.0145985401459854">
            <text:p>0.01</text:p>
          </table:table-cell>
          <table:table-cell office:value-type="float" office:value="0.0634920634920636">
            <text:p>0.06</text:p>
          </table:table-cell>
          <table:table-cell office:value-type="float" office:value="0.0438413361169103">
            <text:p>0.04</text:p>
          </table:table-cell>
          <table:table-cell table:formula="of:=ABS([.I86]-[.H86])" office:value-type="float" office:value="0.0488935233460782">
            <text:p>0.0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very</text:p>
          </table:table-cell>
          <table:table-cell office:value-type="string">
            <text:p>high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0.0145985401459854">
            <text:p>0.01</text:p>
          </table:table-cell>
          <table:table-cell office:value-type="float" office:value="0.0634920634920636">
            <text:p>0.06</text:p>
          </table:table-cell>
          <table:table-cell office:value-type="float" office:value="0.0213987473903967">
            <text:p>0.02</text:p>
          </table:table-cell>
          <table:table-cell table:formula="of:=ABS([.I87]-[.H87])" office:value-type="float" office:value="0.0488935233460782">
            <text:p>0.0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retail</text:p>
          </table:table-cell>
          <table:table-cell office:value-type="string">
            <text:p>side</text:p>
          </table:table-cell>
          <table:table-cell office:value-type="float" office:value="296">
            <text:p>29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1">
            <text:p>121</text:p>
          </table:table-cell>
          <table:table-cell office:value-type="float" office:value="0.00729927007299273">
            <text:p>0.01</text:p>
          </table:table-cell>
          <table:table-cell office:value-type="float" office:value="0.0555555555555557">
            <text:p>0.06</text:p>
          </table:table-cell>
          <table:table-cell office:value-type="float" office:value="0.0631524008350732">
            <text:p>0.06</text:p>
          </table:table-cell>
          <table:table-cell table:formula="of:=ABS([.I88]-[.H88])" office:value-type="float" office:value="0.048256285482563">
            <text:p>0.0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high</text:p>
          </table:table-cell>
          <table:table-cell office:value-type="string">
            <text:p>level</text:p>
          </table:table-cell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0.00729927007299273">
            <text:p>0.01</text:p>
          </table:table-cell>
          <table:table-cell office:value-type="float" office:value="0.0555555555555557">
            <text:p>0.06</text:p>
          </table:table-cell>
          <table:table-cell office:value-type="float" office:value="0.0250521920668059">
            <text:p>0.03</text:p>
          </table:table-cell>
          <table:table-cell table:formula="of:=ABS([.I89]-[.H89])" office:value-type="float" office:value="0.048256285482563">
            <text:p>0.0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modest</text:p>
          </table:table-cell>
          <table:table-cell office:value-type="string">
            <text:p>increase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0.00729927007299273">
            <text:p>0.01</text:p>
          </table:table-cell>
          <table:table-cell office:value-type="float" office:value="0.0555555555555557">
            <text:p>0.06</text:p>
          </table:table-cell>
          <table:table-cell office:value-type="float" office:value="0.0323590814196243">
            <text:p>0.03</text:p>
          </table:table-cell>
          <table:table-cell table:formula="of:=ABS([.I90]-[.H90])" office:value-type="float" office:value="0.048256285482563">
            <text:p>0.05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ongoing</text:p>
          </table:table-cell>
          <table:table-cell office:value-type="string">
            <text:p>basis</text:p>
          </table:table-cell>
          <table:table-cell office:value-type="float" office:value="353">
            <text:p>35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46">
            <text:p>146</text:p>
          </table:table-cell>
          <table:table-cell office:value-type="float" office:value="0.0875912408759126">
            <text:p>0.09</text:p>
          </table:table-cell>
          <table:table-cell office:value-type="float" office:value="0.0396825396825398">
            <text:p>0.04</text:p>
          </table:table-cell>
          <table:table-cell office:value-type="float" office:value="0.0762004175365346">
            <text:p>0.08</text:p>
          </table:table-cell>
          <table:table-cell table:formula="of:=ABS([.I91]-[.H91])" office:value-type="float" office:value="0.0479087011933728">
            <text:p>0.0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whole</text:p>
          </table:table-cell>
          <table:table-cell office:value-type="string">
            <text:p>industry</text:p>
          </table:table-cell>
          <table:table-cell office:value-type="float" office:value="238">
            <text:p>23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0.0476190476190477">
            <text:p>0.05</text:p>
          </table:table-cell>
          <table:table-cell office:value-type="float" office:value="0.0250521920668059">
            <text:p>0.03</text:p>
          </table:table-cell>
          <table:table-cell table:formula="of:=ABS([.I92]-[.H92])" office:value-type="float" office:value="0.0476190476190477">
            <text:p>0.0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ast</text:p>
          </table:table-cell>
          <table:table-cell office:value-type="string">
            <text:p>���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0.0476190476190477">
            <text:p>0.05</text:p>
          </table:table-cell>
          <table:table-cell office:value-type="float" office:value="0.0250521920668059">
            <text:p>0.03</text:p>
          </table:table-cell>
          <table:table-cell table:formula="of:=ABS([.I93]-[.H93])" office:value-type="float" office:value="0.0476190476190477">
            <text:p>0.0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normalized</text:p>
          </table:table-cell>
          <table:table-cell office:value-type="string">
            <text:p>basis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0.0476190476190477">
            <text:p>0.05</text:p>
          </table:table-cell>
          <table:table-cell office:value-type="float" office:value="0.0302713987473905">
            <text:p>0.03</text:p>
          </table:table-cell>
          <table:table-cell table:formula="of:=ABS([.I94]-[.H94])" office:value-type="float" office:value="0.0476190476190477">
            <text:p>0.0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econd</text:p>
          </table:table-cell>
          <table:table-cell office:value-type="string">
            <text:p>phase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.0476190476190477">
            <text:p>0.05</text:p>
          </table:table-cell>
          <table:table-cell office:value-type="float" office:value="0.0187891440501044">
            <text:p>0.02</text:p>
          </table:table-cell>
          <table:table-cell table:formula="of:=ABS([.I95]-[.H95])" office:value-type="float" office:value="0.0476190476190477">
            <text:p>0.0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ong</text:p>
          </table:table-cell>
          <table:table-cell office:value-type="string">
            <text:p>way</text:p>
          </table:table-cell>
          <table:table-cell office:value-type="float" office:value="477">
            <text:p>477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69">
            <text:p>169</text:p>
          </table:table-cell>
          <table:table-cell office:value-type="float" office:value="0.0948905109489053">
            <text:p>0.09</text:p>
          </table:table-cell>
          <table:table-cell office:value-type="float" office:value="0.0476190476190477">
            <text:p>0.05</text:p>
          </table:table-cell>
          <table:table-cell office:value-type="float" office:value="0.0882045929018791">
            <text:p>0.09</text:p>
          </table:table-cell>
          <table:table-cell table:formula="of:=ABS([.I96]-[.H96])" office:value-type="float" office:value="0.0472714633298576">
            <text:p>0.0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good</text:p>
          </table:table-cell>
          <table:table-cell office:value-type="string">
            <text:p>news</text:p>
          </table:table-cell>
          <table:table-cell office:value-type="float" office:value="644">
            <text:p>64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300">
            <text:p>300</text:p>
          </table:table-cell>
          <table:table-cell office:value-type="float" office:value="0.0802919708029199">
            <text:p>0.08</text:p>
          </table:table-cell>
          <table:table-cell office:value-type="float" office:value="0.126984126984127">
            <text:p>0.13</text:p>
          </table:table-cell>
          <table:table-cell office:value-type="float" office:value="0.156576200417537">
            <text:p>0.16</text:p>
          </table:table-cell>
          <table:table-cell table:formula="of:=ABS([.I97]-[.H97])" office:value-type="float" office:value="0.0466921561812071">
            <text:p>0.0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econd</text:p>
          </table:table-cell>
          <table:table-cell office:value-type="string">
            <text:p>question</text:p>
          </table:table-cell>
          <table:table-cell office:value-type="float" office:value="1734">
            <text:p>1734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59">
            <text:p>159</text:p>
          </table:table-cell>
          <table:table-cell office:value-type="float" office:value="0.102189781021898">
            <text:p>0.1</text:p>
          </table:table-cell>
          <table:table-cell office:value-type="float" office:value="0.0555555555555557">
            <text:p>0.06</text:p>
          </table:table-cell>
          <table:table-cell office:value-type="float" office:value="0.0829853862212945">
            <text:p>0.08</text:p>
          </table:table-cell>
          <table:table-cell table:formula="of:=ABS([.I98]-[.H98])" office:value-type="float" office:value="0.0466342254663423">
            <text:p>0.0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ast</text:p>
          </table:table-cell>
          <table:table-cell office:value-type="string">
            <text:p>question</text:p>
          </table:table-cell>
          <table:table-cell office:value-type="float" office:value="1619">
            <text:p>1619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89">
            <text:p>389</text:p>
          </table:table-cell>
          <table:table-cell office:value-type="float" office:value="0.204379562043796">
            <text:p>0.2</text:p>
          </table:table-cell>
          <table:table-cell office:value-type="float" office:value="0.158730158730159">
            <text:p>0.16</text:p>
          </table:table-cell>
          <table:table-cell office:value-type="float" office:value="0.203027139874739">
            <text:p>0.2</text:p>
          </table:table-cell>
          <table:table-cell table:formula="of:=ABS([.I99]-[.H99])" office:value-type="float" office:value="0.045649403313637">
            <text:p>0.05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ther</text:p>
          </table:table-cell>
          <table:table-cell office:value-type="string">
            <text:p>thing</text:p>
          </table:table-cell>
          <table:table-cell office:value-type="float" office:value="866">
            <text:p>866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481">
            <text:p>481</text:p>
          </table:table-cell>
          <table:table-cell office:value-type="float" office:value="0.248175182481752">
            <text:p>0.25</text:p>
          </table:table-cell>
          <table:table-cell office:value-type="float" office:value="0.293650793650794">
            <text:p>0.29</text:p>
          </table:table-cell>
          <table:table-cell office:value-type="float" office:value="0.251043841336117">
            <text:p>0.25</text:p>
          </table:table-cell>
          <table:table-cell table:formula="of:=ABS([.I100]-[.H100])" office:value-type="float" office:value="0.045475611169042">
            <text:p>0.0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ong</text:p>
          </table:table-cell>
          <table:table-cell office:value-type="string">
            <text:p>period</text:p>
          </table:table-cell>
          <table:table-cell office:value-type="float" office:value="351">
            <text:p>351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32">
            <text:p>132</text:p>
          </table:table-cell>
          <table:table-cell office:value-type="float" office:value="0.116788321167883">
            <text:p>0.12</text:p>
          </table:table-cell>
          <table:table-cell office:value-type="float" office:value="0.0714285714285716">
            <text:p>0.07</text:p>
          </table:table-cell>
          <table:table-cell office:value-type="float" office:value="0.0688935281837162">
            <text:p>0.07</text:p>
          </table:table-cell>
          <table:table-cell table:formula="of:=ABS([.I101]-[.H101])" office:value-type="float" office:value="0.0453597497393114">
            <text:p>0.0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isten-only</text:p>
          </table:table-cell>
          <table:table-cell office:value-type="string">
            <text:p>mode</text:p>
          </table:table-cell>
          <table:table-cell office:value-type="float" office:value="997">
            <text:p>997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493">
            <text:p>493</text:p>
          </table:table-cell>
          <table:table-cell office:value-type="float" office:value="0.24087591240876">
            <text:p>0.24</text:p>
          </table:table-cell>
          <table:table-cell office:value-type="float" office:value="0.285714285714286">
            <text:p>0.29</text:p>
          </table:table-cell>
          <table:table-cell office:value-type="float" office:value="0.257306889352819">
            <text:p>0.26</text:p>
          </table:table-cell>
          <table:table-cell table:formula="of:=ABS([.I102]-[.H102])" office:value-type="float" office:value="0.044838373305526">
            <text:p>0.0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question-and-answer</text:p>
          </table:table-cell>
          <table:table-cell office:value-type="string">
            <text:p>session</text:p>
          </table:table-cell>
          <table:table-cell office:value-type="float" office:value="646">
            <text:p>64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44">
            <text:p>244</text:p>
          </table:table-cell>
          <table:table-cell office:value-type="float" office:value="0.124087591240876">
            <text:p>0.12</text:p>
          </table:table-cell>
          <table:table-cell office:value-type="float" office:value="0.0793650793650795">
            <text:p>0.08</text:p>
          </table:table-cell>
          <table:table-cell office:value-type="float" office:value="0.127348643006263">
            <text:p>0.13</text:p>
          </table:table-cell>
          <table:table-cell table:formula="of:=ABS([.I103]-[.H103])" office:value-type="float" office:value="0.0447225118757965">
            <text:p>0.0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fleet-wide</text:p>
          </table:table-cell>
          <table:table-cell office:value-type="string">
            <text:p>basis</text:p>
          </table:table-cell>
          <table:table-cell office:value-type="float" office:value="105">
            <text:p>10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0.0437956204379563">
            <text:p>0.04</text:p>
          </table:table-cell>
          <table:table-cell office:value-type="float" office:value="0">
            <text:p>0</text:p>
          </table:table-cell>
          <table:table-cell office:value-type="float" office:value="0.0271398747390397">
            <text:p>0.03</text:p>
          </table:table-cell>
          <table:table-cell table:formula="of:=ABS([.I104]-[.H104])" office:value-type="float" office:value="0.0437956204379563">
            <text:p>0.0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ig</text:p>
          </table:table-cell>
          <table:table-cell office:value-type="string">
            <text:p>picture</text:p>
          </table:table-cell>
          <table:table-cell office:value-type="float" office:value="104">
            <text:p>10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0.0437956204379563">
            <text:p>0.04</text:p>
          </table:table-cell>
          <table:table-cell office:value-type="float" office:value="0">
            <text:p>0</text:p>
          </table:table-cell>
          <table:table-cell office:value-type="float" office:value="0.0349686847599165">
            <text:p>0.03</text:p>
          </table:table-cell>
          <table:table-cell table:formula="of:=ABS([.I105]-[.H105])" office:value-type="float" office:value="0.0437956204379563">
            <text:p>0.0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nly</text:p>
          </table:table-cell>
          <table:table-cell office:value-type="string">
            <text:p>thing</text:p>
          </table:table-cell>
          <table:table-cell office:value-type="float" office:value="608">
            <text:p>608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244">
            <text:p>244</text:p>
          </table:table-cell>
          <table:table-cell office:value-type="float" office:value="0.138686131386862">
            <text:p>0.14</text:p>
          </table:table-cell>
          <table:table-cell office:value-type="float" office:value="0.0952380952380954">
            <text:p>0.1</text:p>
          </table:table-cell>
          <table:table-cell office:value-type="float" office:value="0.127348643006263">
            <text:p>0.13</text:p>
          </table:table-cell>
          <table:table-cell table:formula="of:=ABS([.I106]-[.H106])" office:value-type="float" office:value="0.0434480361487666">
            <text:p>0.04</text:p>
          </table:table-cell>
        </table:table-row>
        <table:table-row table:style-name="ro1">
          <table:table-cell office:value-type="string">
            <text:p>this</text:p>
          </table:table-cell>
          <table:table-cell office:value-type="string">
            <text:p>fiscal</text:p>
          </table:table-cell>
          <table:table-cell office:value-type="string">
            <text:p>year</text:p>
          </table:table-cell>
          <table:table-cell office:value-type="float" office:value="1222">
            <text:p>1222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300">
            <text:p>300</text:p>
          </table:table-cell>
          <table:table-cell office:value-type="float" office:value="0.313868613138687">
            <text:p>0.31</text:p>
          </table:table-cell>
          <table:table-cell office:value-type="float" office:value="0.357142857142858">
            <text:p>0.36</text:p>
          </table:table-cell>
          <table:table-cell office:value-type="float" office:value="0.156576200417537">
            <text:p>0.16</text:p>
          </table:table-cell>
          <table:table-cell table:formula="of:=ABS([.I107]-[.H107])" office:value-type="float" office:value="0.043274244004171">
            <text:p>0.0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ositive</text:p>
          </table:table-cell>
          <table:table-cell office:value-type="string">
            <text:p>impact</text:p>
          </table:table-cell>
          <table:table-cell office:value-type="float" office:value="461">
            <text:p>46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0.051094890510949">
            <text:p>0.05</text:p>
          </table:table-cell>
          <table:table-cell office:value-type="float" office:value="0.00793650793650796">
            <text:p>0.01</text:p>
          </table:table-cell>
          <table:table-cell office:value-type="float" office:value="0.0662839248434239">
            <text:p>0.07</text:p>
          </table:table-cell>
          <table:table-cell table:formula="of:=ABS([.I108]-[.H108])" office:value-type="float" office:value="0.043158382574441">
            <text:p>0.0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conomic</text:p>
          </table:table-cell>
          <table:table-cell office:value-type="string">
            <text:p>situation</text:p>
          </table:table-cell>
          <table:table-cell office:value-type="float" office:value="202">
            <text:p>20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0.051094890510949">
            <text:p>0.05</text:p>
          </table:table-cell>
          <table:table-cell office:value-type="float" office:value="0.00793650793650796">
            <text:p>0.01</text:p>
          </table:table-cell>
          <table:table-cell office:value-type="float" office:value="0.0229645093945721">
            <text:p>0.02</text:p>
          </table:table-cell>
          <table:table-cell table:formula="of:=ABS([.I109]-[.H109])" office:value-type="float" office:value="0.043158382574441">
            <text:p>0.0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reat</text:p>
          </table:table-cell>
          <table:table-cell office:value-type="string">
            <text:p>position</text:p>
          </table:table-cell>
          <table:table-cell office:value-type="float" office:value="132">
            <text:p>13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0.051094890510949">
            <text:p>0.05</text:p>
          </table:table-cell>
          <table:table-cell office:value-type="float" office:value="0.00793650793650796">
            <text:p>0.01</text:p>
          </table:table-cell>
          <table:table-cell office:value-type="float" office:value="0.0422755741127349">
            <text:p>0.04</text:p>
          </table:table-cell>
          <table:table-cell table:formula="of:=ABS([.I110]-[.H110])" office:value-type="float" office:value="0.043158382574441">
            <text:p>0.0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number</text:p>
          </table:table-cell>
          <table:table-cell office:value-type="float" office:value="189">
            <text:p>18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0.0583941605839417">
            <text:p>0.06</text:p>
          </table:table-cell>
          <table:table-cell office:value-type="float" office:value="0.0158730158730159">
            <text:p>0.02</text:p>
          </table:table-cell>
          <table:table-cell office:value-type="float" office:value="0.0339248434237996">
            <text:p>0.03</text:p>
          </table:table-cell>
          <table:table-cell table:formula="of:=ABS([.I111]-[.H111])" office:value-type="float" office:value="0.0425211447109258">
            <text:p>0.0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t</text:p>
          </table:table-cell>
          <table:table-cell office:value-type="string">
            <text:p>interest</text:p>
          </table:table-cell>
          <table:table-cell office:value-type="float" office:value="1140">
            <text:p>114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95">
            <text:p>195</text:p>
          </table:table-cell>
          <table:table-cell office:value-type="float" office:value="0.0291970802919709">
            <text:p>0.03</text:p>
          </table:table-cell>
          <table:table-cell office:value-type="float" office:value="0.0714285714285716">
            <text:p>0.07</text:p>
          </table:table-cell>
          <table:table-cell office:value-type="float" office:value="0.101774530271399">
            <text:p>0.1</text:p>
          </table:table-cell>
          <table:table-cell table:formula="of:=ABS([.I112]-[.H112])" office:value-type="float" office:value="0.0422314911366007">
            <text:p>0.0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ther</text:p>
          </table:table-cell>
          <table:table-cell office:value-type="string">
            <text:p>part</text:p>
          </table:table-cell>
          <table:table-cell office:value-type="float" office:value="261">
            <text:p>26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float" office:value="0.0291970802919709">
            <text:p>0.03</text:p>
          </table:table-cell>
          <table:table-cell office:value-type="float" office:value="0.0714285714285716">
            <text:p>0.07</text:p>
          </table:table-cell>
          <table:table-cell office:value-type="float" office:value="0.0365344467640919">
            <text:p>0.04</text:p>
          </table:table-cell>
          <table:table-cell table:formula="of:=ABS([.I113]-[.H113])" office:value-type="float" office:value="0.0422314911366007">
            <text:p>0.0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xt</text:p>
          </table:table-cell>
          <table:table-cell office:value-type="string">
            <text:p>phase</text:p>
          </table:table-cell>
          <table:table-cell office:value-type="float" office:value="189">
            <text:p>18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 office:value-type="float" office:value="0.0291970802919709">
            <text:p>0.03</text:p>
          </table:table-cell>
          <table:table-cell office:value-type="float" office:value="0.0714285714285716">
            <text:p>0.07</text:p>
          </table:table-cell>
          <table:table-cell office:value-type="float" office:value="0.0323590814196243">
            <text:p>0.03</text:p>
          </table:table-cell>
          <table:table-cell table:formula="of:=ABS([.I114]-[.H114])" office:value-type="float" office:value="0.0422314911366007">
            <text:p>0.0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ig</text:p>
          </table:table-cell>
          <table:table-cell office:value-type="string">
            <text:p>opportunity</text:p>
          </table:table-cell>
          <table:table-cell office:value-type="float" office:value="136">
            <text:p>13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9">
            <text:p>69</text:p>
          </table:table-cell>
          <table:table-cell office:value-type="float" office:value="0.0291970802919709">
            <text:p>0.03</text:p>
          </table:table-cell>
          <table:table-cell office:value-type="float" office:value="0.0714285714285716">
            <text:p>0.07</text:p>
          </table:table-cell>
          <table:table-cell office:value-type="float" office:value="0.0360125260960335">
            <text:p>0.04</text:p>
          </table:table-cell>
          <table:table-cell table:formula="of:=ABS([.I115]-[.H115])" office:value-type="float" office:value="0.0422314911366007">
            <text:p>0.0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nancial</text:p>
          </table:table-cell>
          <table:table-cell office:value-type="string">
            <text:p>strength</text:p>
          </table:table-cell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0.0218978102189781">
            <text:p>0.02</text:p>
          </table:table-cell>
          <table:table-cell office:value-type="float" office:value="0.0634920634920636">
            <text:p>0.06</text:p>
          </table:table-cell>
          <table:table-cell office:value-type="float" office:value="0.0219206680584552">
            <text:p>0.02</text:p>
          </table:table-cell>
          <table:table-cell table:formula="of:=ABS([.I116]-[.H116])" office:value-type="float" office:value="0.0415942532730855">
            <text:p>0.0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couple</text:p>
          </table:table-cell>
          <table:table-cell office:value-type="float" office:value="219">
            <text:p>21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office:value-type="float" office:value="0.0729927007299272">
            <text:p>0.07</text:p>
          </table:table-cell>
          <table:table-cell office:value-type="float" office:value="0.0317460317460318">
            <text:p>0.03</text:p>
          </table:table-cell>
          <table:table-cell office:value-type="float" office:value="0.0542797494780794">
            <text:p>0.05</text:p>
          </table:table-cell>
          <table:table-cell table:formula="of:=ABS([.I117]-[.H117])" office:value-type="float" office:value="0.0412466689838954">
            <text:p>0.0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w</text:p>
          </table:table-cell>
          <table:table-cell office:value-type="string">
            <text:p>business</text:p>
          </table:table-cell>
          <table:table-cell office:value-type="float" office:value="591">
            <text:p>59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17">
            <text:p>117</text:p>
          </table:table-cell>
          <table:table-cell office:value-type="float" office:value="0.0145985401459854">
            <text:p>0.01</text:p>
          </table:table-cell>
          <table:table-cell office:value-type="float" office:value="0.0555555555555557">
            <text:p>0.06</text:p>
          </table:table-cell>
          <table:table-cell office:value-type="float" office:value="0.0610647181628394">
            <text:p>0.06</text:p>
          </table:table-cell>
          <table:table-cell table:formula="of:=ABS([.I118]-[.H118])" office:value-type="float" office:value="0.0409570154095703">
            <text:p>0.0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xt</text:p>
          </table:table-cell>
          <table:table-cell office:value-type="string">
            <text:p>year</text:p>
          </table:table-cell>
          <table:table-cell office:value-type="float" office:value="1573">
            <text:p>1573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522">
            <text:p>522</text:p>
          </table:table-cell>
          <table:table-cell office:value-type="float" office:value="0.284671532846716">
            <text:p>0.28</text:p>
          </table:table-cell>
          <table:table-cell office:value-type="float" office:value="0.325396825396826">
            <text:p>0.33</text:p>
          </table:table-cell>
          <table:table-cell office:value-type="float" office:value="0.272442588726514">
            <text:p>0.27</text:p>
          </table:table-cell>
          <table:table-cell table:formula="of:=ABS([.I119]-[.H119])" office:value-type="float" office:value="0.04072529255011">
            <text:p>0.0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ast</text:p>
          </table:table-cell>
          <table:table-cell office:value-type="string">
            <text:p>question</text:p>
          </table:table-cell>
          <table:table-cell office:value-type="float" office:value="314">
            <text:p>31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0.00729927007299273">
            <text:p>0.01</text:p>
          </table:table-cell>
          <table:table-cell office:value-type="float" office:value="0.0476190476190477">
            <text:p>0.05</text:p>
          </table:table-cell>
          <table:table-cell office:value-type="float" office:value="0.024008350730689">
            <text:p>0.02</text:p>
          </table:table-cell>
          <table:table-cell table:formula="of:=ABS([.I120]-[.H120])" office:value-type="float" office:value="0.040319777546055">
            <text:p>0.0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trong</text:p>
          </table:table-cell>
          <table:table-cell office:value-type="string">
            <text:p>year</text:p>
          </table:table-cell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0.00729927007299273">
            <text:p>0.01</text:p>
          </table:table-cell>
          <table:table-cell office:value-type="float" office:value="0.0476190476190477">
            <text:p>0.05</text:p>
          </table:table-cell>
          <table:table-cell office:value-type="float" office:value="0.0281837160751566">
            <text:p>0.03</text:p>
          </table:table-cell>
          <table:table-cell table:formula="of:=ABS([.I121]-[.H121])" office:value-type="float" office:value="0.040319777546055">
            <text:p>0.0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ast</text:p>
          </table:table-cell>
          <table:table-cell office:value-type="string">
            <text:p>time</text:p>
          </table:table-cell>
          <table:table-cell office:value-type="float" office:value="394">
            <text:p>39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office:value-type="float" office:value="0.0875912408759126">
            <text:p>0.09</text:p>
          </table:table-cell>
          <table:table-cell office:value-type="float" office:value="0.0476190476190477">
            <text:p>0.05</text:p>
          </table:table-cell>
          <table:table-cell office:value-type="float" office:value="0.0850730688935283">
            <text:p>0.09</text:p>
          </table:table-cell>
          <table:table-cell table:formula="of:=ABS([.I122]-[.H122])" office:value-type="float" office:value="0.0399721932568649">
            <text:p>0.0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tough</text:p>
          </table:table-cell>
          <table:table-cell office:value-type="string">
            <text:p>environment</text:p>
          </table:table-cell>
          <table:table-cell office:value-type="float" office:value="194">
            <text:p>19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03">
            <text:p>103</text:p>
          </table:table-cell>
          <table:table-cell office:value-type="float" office:value="0.0875912408759126">
            <text:p>0.09</text:p>
          </table:table-cell>
          <table:table-cell office:value-type="float" office:value="0.0476190476190477">
            <text:p>0.05</text:p>
          </table:table-cell>
          <table:table-cell office:value-type="float" office:value="0.053757828810021">
            <text:p>0.05</text:p>
          </table:table-cell>
          <table:table-cell table:formula="of:=ABS([.I123]-[.H123])" office:value-type="float" office:value="0.0399721932568649">
            <text:p>0.0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otal</text:p>
          </table:table-cell>
          <table:table-cell office:value-type="string">
            <text:p>year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0.0396825396825398">
            <text:p>0.04</text:p>
          </table:table-cell>
          <table:table-cell office:value-type="float" office:value="0.0563674321503133">
            <text:p>0.06</text:p>
          </table:table-cell>
          <table:table-cell table:formula="of:=ABS([.I124]-[.H124])" office:value-type="float" office:value="0.0396825396825398">
            <text:p>0.0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regular</text:p>
          </table:table-cell>
          <table:table-cell office:value-type="string">
            <text:p>basis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0.0396825396825398">
            <text:p>0.04</text:p>
          </table:table-cell>
          <table:table-cell office:value-type="float" office:value="0.041231732776618">
            <text:p>0.04</text:p>
          </table:table-cell>
          <table:table-cell table:formula="of:=ABS([.I125]-[.H125])" office:value-type="float" office:value="0.0396825396825398">
            <text:p>0.0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step</text:p>
          </table:table-cell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0.0396825396825398">
            <text:p>0.04</text:p>
          </table:table-cell>
          <table:table-cell office:value-type="float" office:value="0.0219206680584552">
            <text:p>0.02</text:p>
          </table:table-cell>
          <table:table-cell table:formula="of:=ABS([.I126]-[.H126])" office:value-type="float" office:value="0.0396825396825398">
            <text:p>0.0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uccessful</text:p>
          </table:table-cell>
          <table:table-cell office:value-type="string">
            <text:p>launch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0.0396825396825398">
            <text:p>0.04</text:p>
          </table:table-cell>
          <table:table-cell office:value-type="float" office:value="0.0255741127348643">
            <text:p>0.03</text:p>
          </table:table-cell>
          <table:table-cell table:formula="of:=ABS([.I127]-[.H127])" office:value-type="float" office:value="0.0396825396825398">
            <text:p>0.0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rior</text:p>
          </table:table-cell>
          <table:table-cell office:value-type="string">
            <text:p>year</text:p>
          </table:table-cell>
          <table:table-cell office:value-type="float" office:value="1663">
            <text:p>1663</text:p>
          </table:table-cell>
          <table:table-cell table:number-columns-repeated="2" office:value-type="float" office:value="62">
            <text:p>62</text:p>
          </table:table-cell>
          <table:table-cell office:value-type="float" office:value="910">
            <text:p>910</text:p>
          </table:table-cell>
          <table:table-cell office:value-type="float" office:value="0.452554744525548">
            <text:p>0.45</text:p>
          </table:table-cell>
          <table:table-cell office:value-type="float" office:value="0.492063492063493">
            <text:p>0.49</text:p>
          </table:table-cell>
          <table:table-cell office:value-type="float" office:value="0.474947807933195">
            <text:p>0.47</text:p>
          </table:table-cell>
          <table:table-cell table:formula="of:=ABS([.I128]-[.H128])" office:value-type="float" office:value="0.039508747537945">
            <text:p>0.0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international</text:p>
          </table:table-cell>
          <table:table-cell office:value-type="string">
            <text:p>business</text:p>
          </table:table-cell>
          <table:table-cell office:value-type="float" office:value="164">
            <text:p>164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0.102189781021898">
            <text:p>0.1</text:p>
          </table:table-cell>
          <table:table-cell office:value-type="float" office:value="0.0634920634920636">
            <text:p>0.06</text:p>
          </table:table-cell>
          <table:table-cell office:value-type="float" office:value="0.0334029227557412">
            <text:p>0.03</text:p>
          </table:table-cell>
          <table:table-cell table:formula="of:=ABS([.I129]-[.H129])" office:value-type="float" office:value="0.0386977175298344">
            <text:p>0.0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part</text:p>
          </table:table-cell>
          <table:table-cell office:value-type="float" office:value="1254">
            <text:p>1254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89">
            <text:p>489</text:p>
          </table:table-cell>
          <table:table-cell office:value-type="float" office:value="0.343065693430658">
            <text:p>0.34</text:p>
          </table:table-cell>
          <table:table-cell office:value-type="float" office:value="0.380952380952382">
            <text:p>0.38</text:p>
          </table:table-cell>
          <table:table-cell office:value-type="float" office:value="0.255219206680585">
            <text:p>0.26</text:p>
          </table:table-cell>
          <table:table-cell table:formula="of:=ABS([.I130]-[.H130])" office:value-type="float" office:value="0.037886687521724">
            <text:p>0.0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w</text:p>
          </table:table-cell>
          <table:table-cell office:value-type="string">
            <text:p>product</text:p>
          </table:table-cell>
          <table:table-cell office:value-type="float" office:value="296">
            <text:p>29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5">
            <text:p>145</text:p>
          </table:table-cell>
          <table:table-cell office:value-type="float" office:value="0.0656934306569344">
            <text:p>0.07</text:p>
          </table:table-cell>
          <table:table-cell office:value-type="float" office:value="0.103174603174603">
            <text:p>0.1</text:p>
          </table:table-cell>
          <table:table-cell office:value-type="float" office:value="0.0756784968684761">
            <text:p>0.08</text:p>
          </table:table-cell>
          <table:table-cell table:formula="of:=ABS([.I131]-[.H131])" office:value-type="float" office:value="0.0374811725176686">
            <text:p>0.0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imilar</text:p>
          </table:table-cell>
          <table:table-cell office:value-type="string">
            <text:p>level</text:p>
          </table:table-cell>
          <table:table-cell office:value-type="float" office:value="164">
            <text:p>1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0.0364963503649636">
            <text:p>0.04</text:p>
          </table:table-cell>
          <table:table-cell office:value-type="float" office:value="0">
            <text:p>0</text:p>
          </table:table-cell>
          <table:table-cell office:value-type="float" office:value="0.0203549060542798">
            <text:p>0.02</text:p>
          </table:table-cell>
          <table:table-cell table:formula="of:=ABS([.I132]-[.H132])" office:value-type="float" office:value="0.0364963503649636">
            <text:p>0.0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t</text:p>
          </table:table-cell>
          <table:table-cell office:value-type="string">
            <text:p>income</text:p>
          </table:table-cell>
          <table:table-cell office:value-type="float" office:value="653">
            <text:p>65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.0437956204379563">
            <text:p>0.04</text:p>
          </table:table-cell>
          <table:table-cell office:value-type="float" office:value="0.00793650793650796">
            <text:p>0.01</text:p>
          </table:table-cell>
          <table:table-cell office:value-type="float" office:value="0.0313152400835074">
            <text:p>0.03</text:p>
          </table:table-cell>
          <table:table-cell table:formula="of:=ABS([.I133]-[.H133])" office:value-type="float" office:value="0.0358591125014483">
            <text:p>0.0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conomic</text:p>
          </table:table-cell>
          <table:table-cell office:value-type="string">
            <text:p>outlook</text:p>
          </table:table-cell>
          <table:table-cell office:value-type="float" office:value="132">
            <text:p>13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0.0437956204379563">
            <text:p>0.04</text:p>
          </table:table-cell>
          <table:table-cell office:value-type="float" office:value="0.00793650793650796">
            <text:p>0.01</text:p>
          </table:table-cell>
          <table:table-cell office:value-type="float" office:value="0.0229645093945721">
            <text:p>0.02</text:p>
          </table:table-cell>
          <table:table-cell table:formula="of:=ABS([.I134]-[.H134])" office:value-type="float" office:value="0.0358591125014483">
            <text:p>0.0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quarterly</text:p>
          </table:table-cell>
          <table:table-cell office:value-type="string">
            <text:p>basis</text:p>
          </table:table-cell>
          <table:table-cell office:value-type="float" office:value="648">
            <text:p>64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92">
            <text:p>192</text:p>
          </table:table-cell>
          <table:table-cell office:value-type="float" office:value="0.0437956204379563">
            <text:p>0.04</text:p>
          </table:table-cell>
          <table:table-cell office:value-type="float" office:value="0.0793650793650795">
            <text:p>0.08</text:p>
          </table:table-cell>
          <table:table-cell office:value-type="float" office:value="0.100208768267224">
            <text:p>0.1</text:p>
          </table:table-cell>
          <table:table-cell table:formula="of:=ABS([.I135]-[.H135])" office:value-type="float" office:value="0.0355694589271232">
            <text:p>0.0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ig</text:p>
          </table:table-cell>
          <table:table-cell office:value-type="string">
            <text:p>difference</text:p>
          </table:table-cell>
          <table:table-cell office:value-type="float" office:value="287">
            <text:p>28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07">
            <text:p>107</text:p>
          </table:table-cell>
          <table:table-cell office:value-type="float" office:value="0.0437956204379563">
            <text:p>0.04</text:p>
          </table:table-cell>
          <table:table-cell office:value-type="float" office:value="0.0793650793650795">
            <text:p>0.08</text:p>
          </table:table-cell>
          <table:table-cell office:value-type="float" office:value="0.0558455114822548">
            <text:p>0.06</text:p>
          </table:table-cell>
          <table:table-cell table:formula="of:=ABS([.I136]-[.H136])" office:value-type="float" office:value="0.0355694589271232">
            <text:p>0.0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ignificant</text:p>
          </table:table-cell>
          <table:table-cell office:value-type="string">
            <text:p>number</text:p>
          </table:table-cell>
          <table:table-cell office:value-type="float" office:value="274">
            <text:p>27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08">
            <text:p>108</text:p>
          </table:table-cell>
          <table:table-cell office:value-type="float" office:value="0.0437956204379563">
            <text:p>0.04</text:p>
          </table:table-cell>
          <table:table-cell office:value-type="float" office:value="0.0793650793650795">
            <text:p>0.08</text:p>
          </table:table-cell>
          <table:table-cell office:value-type="float" office:value="0.0563674321503133">
            <text:p>0.06</text:p>
          </table:table-cell>
          <table:table-cell table:formula="of:=ABS([.I137]-[.H137])" office:value-type="float" office:value="0.0355694589271232">
            <text:p>0.0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new</text:p>
          </table:table-cell>
          <table:table-cell office:value-type="string">
            <text:p>level</text:p>
          </table:table-cell>
          <table:table-cell office:value-type="float" office:value="138">
            <text:p>13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051094890510949">
            <text:p>0.05</text:p>
          </table:table-cell>
          <table:table-cell office:value-type="float" office:value="0.0158730158730159">
            <text:p>0.02</text:p>
          </table:table-cell>
          <table:table-cell office:value-type="float" office:value="0.0260960334029228">
            <text:p>0.03</text:p>
          </table:table-cell>
          <table:table-cell table:formula="of:=ABS([.I138]-[.H138])" office:value-type="float" office:value="0.0352218746379331">
            <text:p>0.04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ongoing</text:p>
          </table:table-cell>
          <table:table-cell office:value-type="string">
            <text:p>process</text:p>
          </table:table-cell>
          <table:table-cell office:value-type="float" office:value="109">
            <text:p>10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0.051094890510949">
            <text:p>0.05</text:p>
          </table:table-cell>
          <table:table-cell office:value-type="float" office:value="0.0158730158730159">
            <text:p>0.02</text:p>
          </table:table-cell>
          <table:table-cell office:value-type="float" office:value="0.0234864300626305">
            <text:p>0.02</text:p>
          </table:table-cell>
          <table:table-cell table:formula="of:=ABS([.I139]-[.H139])" office:value-type="float" office:value="0.0352218746379331">
            <text:p>0.04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trong</text:p>
          </table:table-cell>
          <table:table-cell office:value-type="string">
            <text:p>performance</text:p>
          </table:table-cell>
          <table:table-cell office:value-type="float" office:value="365">
            <text:p>36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35">
            <text:p>135</text:p>
          </table:table-cell>
          <table:table-cell office:value-type="float" office:value="0.0364963503649636">
            <text:p>0.04</text:p>
          </table:table-cell>
          <table:table-cell office:value-type="float" office:value="0.0714285714285716">
            <text:p>0.07</text:p>
          </table:table-cell>
          <table:table-cell office:value-type="float" office:value="0.0704592901878916">
            <text:p>0.07</text:p>
          </table:table-cell>
          <table:table-cell table:formula="of:=ABS([.I140]-[.H140])" office:value-type="float" office:value="0.034932221063608">
            <text:p>0.03</text:p>
          </table:table-cell>
        </table:table-row>
        <table:table-row table:style-name="ro1">
          <table:table-cell office:value-type="string">
            <text:p>this</text:p>
          </table:table-cell>
          <table:table-cell office:value-type="string">
            <text:p>last</text:p>
          </table:table-cell>
          <table:table-cell office:value-type="string">
            <text:p>quarter</text:p>
          </table:table-cell>
          <table:table-cell office:value-type="float" office:value="207">
            <text:p>207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87">
            <text:p>87</text:p>
          </table:table-cell>
          <table:table-cell office:value-type="float" office:value="0.116788321167883">
            <text:p>0.12</text:p>
          </table:table-cell>
          <table:table-cell office:value-type="float" office:value="0.150793650793651">
            <text:p>0.15</text:p>
          </table:table-cell>
          <table:table-cell office:value-type="float" office:value="0.0454070981210857">
            <text:p>0.05</text:p>
          </table:table-cell>
          <table:table-cell table:formula="of:=ABS([.I141]-[.H141])" office:value-type="float" office:value="0.034005329625768">
            <text:p>0.0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question-and-answer</text:p>
          </table:table-cell>
          <table:table-cell office:value-type="string">
            <text:p>session</text:p>
          </table:table-cell>
          <table:table-cell office:value-type="float" office:value="852">
            <text:p>852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364">
            <text:p>364</text:p>
          </table:table-cell>
          <table:table-cell office:value-type="float" office:value="0.248175182481752">
            <text:p>0.25</text:p>
          </table:table-cell>
          <table:table-cell office:value-type="float" office:value="0.214285714285715">
            <text:p>0.21</text:p>
          </table:table-cell>
          <table:table-cell office:value-type="float" office:value="0.189979123173278">
            <text:p>0.19</text:p>
          </table:table-cell>
          <table:table-cell table:formula="of:=ABS([.I142]-[.H142])" office:value-type="float" office:value="0.033889468196037">
            <text:p>0.0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ommercial</text:p>
          </table:table-cell>
          <table:table-cell office:value-type="string">
            <text:p>side</text:p>
          </table:table-cell>
          <table:table-cell office:value-type="float" office:value="389">
            <text:p>38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15">
            <text:p>215</text:p>
          </table:table-cell>
          <table:table-cell office:value-type="float" office:value="0.0218978102189781">
            <text:p>0.02</text:p>
          </table:table-cell>
          <table:table-cell office:value-type="float" office:value="0.0555555555555557">
            <text:p>0.06</text:p>
          </table:table-cell>
          <table:table-cell office:value-type="float" office:value="0.112212943632568">
            <text:p>0.11</text:p>
          </table:table-cell>
          <table:table-cell table:formula="of:=ABS([.I143]-[.H143])" office:value-type="float" office:value="0.0336577453365776">
            <text:p>0.03</text:p>
          </table:table-cell>
        </table:table-row>
        <table:table-row table:style-name="ro1">
          <table:table-cell office:value-type="string">
            <text:p>this</text:p>
          </table:table-cell>
          <table:table-cell office:value-type="string">
            <text:p>past</text:p>
          </table:table-cell>
          <table:table-cell office:value-type="string">
            <text:p>quarter</text:p>
          </table:table-cell>
          <table:table-cell office:value-type="float" office:value="229">
            <text:p>229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59">
            <text:p>159</text:p>
          </table:table-cell>
          <table:table-cell office:value-type="float" office:value="0.16058394160584">
            <text:p>0.16</text:p>
          </table:table-cell>
          <table:table-cell office:value-type="float" office:value="0.126984126984127">
            <text:p>0.13</text:p>
          </table:table-cell>
          <table:table-cell office:value-type="float" office:value="0.0829853862212945">
            <text:p>0.08</text:p>
          </table:table-cell>
          <table:table-cell table:formula="of:=ABS([.I144]-[.H144])" office:value-type="float" office:value="0.033599814621713">
            <text:p>0.0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ig</text:p>
          </table:table-cell>
          <table:table-cell office:value-type="string">
            <text:p>deal</text:p>
          </table:table-cell>
          <table:table-cell office:value-type="float" office:value="195">
            <text:p>19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0.0729927007299272">
            <text:p>0.07</text:p>
          </table:table-cell>
          <table:table-cell office:value-type="float" office:value="0.0396825396825398">
            <text:p>0.04</text:p>
          </table:table-cell>
          <table:table-cell office:value-type="float" office:value="0.0704592901878916">
            <text:p>0.07</text:p>
          </table:table-cell>
          <table:table-cell table:formula="of:=ABS([.I145]-[.H145])" office:value-type="float" office:value="0.0333101610473874">
            <text:p>0.0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ignificant</text:p>
          </table:table-cell>
          <table:table-cell office:value-type="string">
            <text:p>change</text:p>
          </table:table-cell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4">
            <text:p>84</text:p>
          </table:table-cell>
          <table:table-cell office:value-type="float" office:value="0.0145985401459854">
            <text:p>0.01</text:p>
          </table:table-cell>
          <table:table-cell office:value-type="float" office:value="0.0476190476190477">
            <text:p>0.05</text:p>
          </table:table-cell>
          <table:table-cell office:value-type="float" office:value="0.0438413361169103">
            <text:p>0.04</text:p>
          </table:table-cell>
          <table:table-cell table:formula="of:=ABS([.I146]-[.H146])" office:value-type="float" office:value="0.0330205074730623">
            <text:p>0.0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key</text:p>
          </table:table-cell>
          <table:table-cell office:value-type="string">
            <text:p>thing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0.0145985401459854">
            <text:p>0.01</text:p>
          </table:table-cell>
          <table:table-cell office:value-type="float" office:value="0.0476190476190477">
            <text:p>0.05</text:p>
          </table:table-cell>
          <table:table-cell office:value-type="float" office:value="0.0365344467640919">
            <text:p>0.04</text:p>
          </table:table-cell>
          <table:table-cell table:formula="of:=ABS([.I147]-[.H147])" office:value-type="float" office:value="0.0330205074730623">
            <text:p>0.0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big</text:p>
          </table:table-cell>
          <table:table-cell office:value-type="string">
            <text:p>picture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office:value-type="float" office:value="0.0145985401459854">
            <text:p>0.01</text:p>
          </table:table-cell>
          <table:table-cell office:value-type="float" office:value="0.0476190476190477">
            <text:p>0.05</text:p>
          </table:table-cell>
          <table:table-cell office:value-type="float" office:value="0.0318371607515658">
            <text:p>0.03</text:p>
          </table:table-cell>
          <table:table-cell table:formula="of:=ABS([.I148]-[.H148])" office:value-type="float" office:value="0.0330205074730623">
            <text:p>0.0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omparable</text:p>
          </table:table-cell>
          <table:table-cell office:value-type="string">
            <text:p>period</text:p>
          </table:table-cell>
          <table:table-cell office:value-type="float" office:value="203">
            <text:p>20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0.102189781021898">
            <text:p>0.1</text:p>
          </table:table-cell>
          <table:table-cell office:value-type="float" office:value="0.134920634920635">
            <text:p>0.13</text:p>
          </table:table-cell>
          <table:table-cell office:value-type="float" office:value="0.0334029227557412">
            <text:p>0.03</text:p>
          </table:table-cell>
          <table:table-cell table:formula="of:=ABS([.I149]-[.H149])" office:value-type="float" office:value="0.032730853898737">
            <text:p>0.0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xt</text:p>
          </table:table-cell>
          <table:table-cell office:value-type="string">
            <text:p>���</text:p>
          </table:table-cell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0.00729927007299273">
            <text:p>0.01</text:p>
          </table:table-cell>
          <table:table-cell office:value-type="float" office:value="0.0396825396825398">
            <text:p>0.04</text:p>
          </table:table-cell>
          <table:table-cell office:value-type="float" office:value="0.0203549060542798">
            <text:p>0.02</text:p>
          </table:table-cell>
          <table:table-cell table:formula="of:=ABS([.I150]-[.H150])" office:value-type="float" office:value="0.0323832696095471">
            <text:p>0.0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ther</text:p>
          </table:table-cell>
          <table:table-cell office:value-type="string">
            <text:p>direction</text:p>
          </table:table-cell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0.00729927007299273">
            <text:p>0.01</text:p>
          </table:table-cell>
          <table:table-cell office:value-type="float" office:value="0.0396825396825398">
            <text:p>0.04</text:p>
          </table:table-cell>
          <table:table-cell office:value-type="float" office:value="0.0266179540709813">
            <text:p>0.03</text:p>
          </table:table-cell>
          <table:table-cell table:formula="of:=ABS([.I151]-[.H151])" office:value-type="float" office:value="0.0323832696095471">
            <text:p>0.0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ombined</text:p>
          </table:table-cell>
          <table:table-cell office:value-type="string">
            <text:p>basis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office:value-type="float" office:value="0.00729927007299273">
            <text:p>0.01</text:p>
          </table:table-cell>
          <table:table-cell office:value-type="float" office:value="0.0396825396825398">
            <text:p>0.04</text:p>
          </table:table-cell>
          <table:table-cell office:value-type="float" office:value="0.0360125260960335">
            <text:p>0.04</text:p>
          </table:table-cell>
          <table:table-cell table:formula="of:=ABS([.I152]-[.H152])" office:value-type="float" office:value="0.0323832696095471">
            <text:p>0.0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very</text:p>
          </table:table-cell>
          <table:table-cell office:value-type="string">
            <text:p>beginning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0.00729927007299273">
            <text:p>0.01</text:p>
          </table:table-cell>
          <table:table-cell office:value-type="float" office:value="0.0396825396825398">
            <text:p>0.04</text:p>
          </table:table-cell>
          <table:table-cell office:value-type="float" office:value="0.0151356993736952">
            <text:p>0.02</text:p>
          </table:table-cell>
          <table:table-cell table:formula="of:=ABS([.I153]-[.H153])" office:value-type="float" office:value="0.0323832696095471">
            <text:p>0.03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important</text:p>
          </table:table-cell>
          <table:table-cell office:value-type="string">
            <text:p>point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0.00729927007299273">
            <text:p>0.01</text:p>
          </table:table-cell>
          <table:table-cell office:value-type="float" office:value="0.0396825396825398">
            <text:p>0.04</text:p>
          </table:table-cell>
          <table:table-cell office:value-type="float" office:value="0.0135699373695199">
            <text:p>0.01</text:p>
          </table:table-cell>
          <table:table-cell table:formula="of:=ABS([.I154]-[.H154])" office:value-type="float" office:value="0.0323832696095471">
            <text:p>0.0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ast</text:p>
          </table:table-cell>
          <table:table-cell office:value-type="string">
            <text:p>couple</text:p>
          </table:table-cell>
          <table:table-cell office:value-type="float" office:value="543">
            <text:p>543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283">
            <text:p>283</text:p>
          </table:table-cell>
          <table:table-cell office:value-type="float" office:value="0.175182481751825">
            <text:p>0.18</text:p>
          </table:table-cell>
          <table:table-cell office:value-type="float" office:value="0.142857142857143">
            <text:p>0.14</text:p>
          </table:table-cell>
          <table:table-cell office:value-type="float" office:value="0.147703549060543">
            <text:p>0.15</text:p>
          </table:table-cell>
          <table:table-cell table:formula="of:=ABS([.I155]-[.H155])" office:value-type="float" office:value="0.032325338894682">
            <text:p>0.0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rganic</text:p>
          </table:table-cell>
          <table:table-cell office:value-type="string">
            <text:p>growth</text:p>
          </table:table-cell>
          <table:table-cell office:value-type="float" office:value="381">
            <text:p>38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0.0317460317460318">
            <text:p>0.03</text:p>
          </table:table-cell>
          <table:table-cell office:value-type="float" office:value="0.0485386221294364">
            <text:p>0.05</text:p>
          </table:table-cell>
          <table:table-cell table:formula="of:=ABS([.I156]-[.H156])" office:value-type="float" office:value="0.0317460317460318">
            <text:p>0.0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quarter-to-quarter</text:p>
          </table:table-cell>
          <table:table-cell office:value-type="string">
            <text:p>basis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0.0317460317460318">
            <text:p>0.03</text:p>
          </table:table-cell>
          <table:table-cell office:value-type="float" office:value="0.0224425887265136">
            <text:p>0.02</text:p>
          </table:table-cell>
          <table:table-cell table:formula="of:=ABS([.I157]-[.H157])" office:value-type="float" office:value="0.0317460317460318">
            <text:p>0.0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reat</text:p>
          </table:table-cell>
          <table:table-cell office:value-type="string">
            <text:p>day</text:p>
          </table:table-cell>
          <table:table-cell office:value-type="float" office:value="486">
            <text:p>48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289">
            <text:p>289</text:p>
          </table:table-cell>
          <table:table-cell office:value-type="float" office:value="0.102189781021898">
            <text:p>0.1</text:p>
          </table:table-cell>
          <table:table-cell office:value-type="float" office:value="0.0714285714285716">
            <text:p>0.07</text:p>
          </table:table-cell>
          <table:table-cell office:value-type="float" office:value="0.150835073068894">
            <text:p>0.15</text:p>
          </table:table-cell>
          <table:table-cell table:formula="of:=ABS([.I158]-[.H158])" office:value-type="float" office:value="0.0307612095933264">
            <text:p>0.0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ast</text:p>
          </table:table-cell>
          <table:table-cell office:value-type="string">
            <text:p>couple</text:p>
          </table:table-cell>
          <table:table-cell office:value-type="float" office:value="2695">
            <text:p>2695</text:p>
          </table:table-cell>
          <table:table-cell office:value-type="float" office:value="98">
            <text:p>98</text:p>
          </table:table-cell>
          <table:table-cell office:value-type="float" office:value="94">
            <text:p>94</text:p>
          </table:table-cell>
          <table:table-cell office:value-type="float" office:value="1373">
            <text:p>1373</text:p>
          </table:table-cell>
          <table:table-cell office:value-type="float" office:value="0.715328467153286">
            <text:p>0.72</text:p>
          </table:table-cell>
          <table:table-cell office:value-type="float" office:value="0.746031746031747">
            <text:p>0.75</text:p>
          </table:table-cell>
          <table:table-cell office:value-type="float" office:value="0.71659707724426">
            <text:p>0.72</text:p>
          </table:table-cell>
          <table:table-cell table:formula="of:=ABS([.I159]-[.H159])" office:value-type="float" office:value="0.030703278878461">
            <text:p>0.0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ig</text:p>
          </table:table-cell>
          <table:table-cell office:value-type="string">
            <text:p>impact</text:p>
          </table:table-cell>
          <table:table-cell office:value-type="float" office:value="325">
            <text:p>32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16">
            <text:p>116</text:p>
          </table:table-cell>
          <table:table-cell office:value-type="float" office:value="0.0656934306569344">
            <text:p>0.07</text:p>
          </table:table-cell>
          <table:table-cell office:value-type="float" office:value="0.0952380952380954">
            <text:p>0.1</text:p>
          </table:table-cell>
          <table:table-cell office:value-type="float" office:value="0.0605427974947809">
            <text:p>0.06</text:p>
          </table:table-cell>
          <table:table-cell table:formula="of:=ABS([.I160]-[.H160])" office:value-type="float" office:value="0.029544664581161">
            <text:p>0.0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ast</text:p>
          </table:table-cell>
          <table:table-cell office:value-type="string">
            <text:p>month</text:p>
          </table:table-cell>
          <table:table-cell office:value-type="float" office:value="333">
            <text:p>33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4">
            <text:p>144</text:p>
          </table:table-cell>
          <table:table-cell office:value-type="float" office:value="0.0583941605839417">
            <text:p>0.06</text:p>
          </table:table-cell>
          <table:table-cell office:value-type="float" office:value="0.0873015873015875">
            <text:p>0.09</text:p>
          </table:table-cell>
          <table:table-cell office:value-type="float" office:value="0.0751565762004177">
            <text:p>0.08</text:p>
          </table:table-cell>
          <table:table-cell table:formula="of:=ABS([.I161]-[.H161])" office:value-type="float" office:value="0.0289074267176458">
            <text:p>0.0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positive</text:p>
          </table:table-cell>
          <table:table-cell office:value-type="string">
            <text:p>impact</text:p>
          </table:table-cell>
          <table:table-cell office:value-type="float" office:value="1000">
            <text:p>100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257">
            <text:p>257</text:p>
          </table:table-cell>
          <table:table-cell office:value-type="float" office:value="0.124087591240876">
            <text:p>0.12</text:p>
          </table:table-cell>
          <table:table-cell office:value-type="float" office:value="0.0952380952380954">
            <text:p>0.1</text:p>
          </table:table-cell>
          <table:table-cell office:value-type="float" office:value="0.134133611691023">
            <text:p>0.13</text:p>
          </table:table-cell>
          <table:table-cell table:formula="of:=ABS([.I162]-[.H162])" office:value-type="float" office:value="0.0288494960027806">
            <text:p>0.0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xt</text:p>
          </table:table-cell>
          <table:table-cell office:value-type="string">
            <text:p>step</text:p>
          </table:table-cell>
          <table:table-cell office:value-type="float" office:value="215">
            <text:p>2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0.0364963503649636">
            <text:p>0.04</text:p>
          </table:table-cell>
          <table:table-cell office:value-type="float" office:value="0.00793650793650796">
            <text:p>0.01</text:p>
          </table:table-cell>
          <table:table-cell office:value-type="float" office:value="0.0302713987473905">
            <text:p>0.03</text:p>
          </table:table-cell>
          <table:table-cell table:formula="of:=ABS([.I163]-[.H163])" office:value-type="float" office:value="0.0285598424284556">
            <text:p>0.0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xt</text:p>
          </table:table-cell>
          <table:table-cell office:value-type="string">
            <text:p>slide</text:p>
          </table:table-cell>
          <table:table-cell office:value-type="float" office:value="203">
            <text:p>20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0.0364963503649636">
            <text:p>0.04</text:p>
          </table:table-cell>
          <table:table-cell office:value-type="float" office:value="0.00793650793650796">
            <text:p>0.01</text:p>
          </table:table-cell>
          <table:table-cell office:value-type="float" office:value="0.0276617954070982">
            <text:p>0.03</text:p>
          </table:table-cell>
          <table:table-cell table:formula="of:=ABS([.I164]-[.H164])" office:value-type="float" office:value="0.0285598424284556">
            <text:p>0.0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time</text:p>
          </table:table-cell>
          <table:table-cell office:value-type="float" office:value="165">
            <text:p>16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0.0364963503649636">
            <text:p>0.04</text:p>
          </table:table-cell>
          <table:table-cell office:value-type="float" office:value="0.00793650793650796">
            <text:p>0.01</text:p>
          </table:table-cell>
          <table:table-cell office:value-type="float" office:value="0.0438413361169103">
            <text:p>0.04</text:p>
          </table:table-cell>
          <table:table-cell table:formula="of:=ABS([.I165]-[.H165])" office:value-type="float" office:value="0.0285598424284556">
            <text:p>0.0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place</text:p>
          </table:table-cell>
          <table:table-cell office:value-type="float" office:value="123">
            <text:p>12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0.0364963503649636">
            <text:p>0.04</text:p>
          </table:table-cell>
          <table:table-cell office:value-type="float" office:value="0.00793650793650796">
            <text:p>0.01</text:p>
          </table:table-cell>
          <table:table-cell office:value-type="float" office:value="0.035490605427975">
            <text:p>0.04</text:p>
          </table:table-cell>
          <table:table-cell table:formula="of:=ABS([.I166]-[.H166])" office:value-type="float" office:value="0.0285598424284556">
            <text:p>0.0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quick</text:p>
          </table:table-cell>
          <table:table-cell office:value-type="string">
            <text:p>question</text:p>
          </table:table-cell>
          <table:table-cell office:value-type="float" office:value="782">
            <text:p>782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314">
            <text:p>314</text:p>
          </table:table-cell>
          <table:table-cell office:value-type="float" office:value="0.131386861313869">
            <text:p>0.13</text:p>
          </table:table-cell>
          <table:table-cell office:value-type="float" office:value="0.103174603174603">
            <text:p>0.1</text:p>
          </table:table-cell>
          <table:table-cell office:value-type="float" office:value="0.163883089770355">
            <text:p>0.16</text:p>
          </table:table-cell>
          <table:table-cell table:formula="of:=ABS([.I167]-[.H167])" office:value-type="float" office:value="0.028212258139266">
            <text:p>0.0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ull</text:p>
          </table:table-cell>
          <table:table-cell office:value-type="string">
            <text:p>year</text:p>
          </table:table-cell>
          <table:table-cell office:value-type="float" office:value="9718">
            <text:p>9718</text:p>
          </table:table-cell>
          <table:table-cell office:value-type="float" office:value="180">
            <text:p>180</text:p>
          </table:table-cell>
          <table:table-cell office:value-type="float" office:value="162">
            <text:p>162</text:p>
          </table:table-cell>
          <table:table-cell office:value-type="float" office:value="3971">
            <text:p>3971</text:p>
          </table:table-cell>
          <table:table-cell office:value-type="float" office:value="1.31386861313869">
            <text:p>1.31</text:p>
          </table:table-cell>
          <table:table-cell office:value-type="float" office:value="1.28571428571429">
            <text:p>1.29</text:p>
          </table:table-cell>
          <table:table-cell office:value-type="float" office:value="2.07254697286013">
            <text:p>2.07</text:p>
          </table:table-cell>
          <table:table-cell table:formula="of:=ABS([.I168]-[.H168])" office:value-type="float" office:value="0.0281543274244">
            <text:p>0.0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urrent</text:p>
          </table:table-cell>
          <table:table-cell office:value-type="string">
            <text:p>year</text:p>
          </table:table-cell>
          <table:table-cell office:value-type="float" office:value="539">
            <text:p>53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0.0437956204379563">
            <text:p>0.04</text:p>
          </table:table-cell>
          <table:table-cell office:value-type="float" office:value="0.0158730158730159">
            <text:p>0.02</text:p>
          </table:table-cell>
          <table:table-cell office:value-type="float" office:value="0.0641962421711901">
            <text:p>0.06</text:p>
          </table:table-cell>
          <table:table-cell table:formula="of:=ABS([.I169]-[.H169])" office:value-type="float" office:value="0.0279226045649404">
            <text:p>0.0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rior-year</text:p>
          </table:table-cell>
          <table:table-cell office:value-type="string">
            <text:p>period</text:p>
          </table:table-cell>
          <table:table-cell office:value-type="float" office:value="178">
            <text:p>17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float" office:value="0.0437956204379563">
            <text:p>0.04</text:p>
          </table:table-cell>
          <table:table-cell office:value-type="float" office:value="0.0158730158730159">
            <text:p>0.02</text:p>
          </table:table-cell>
          <table:table-cell office:value-type="float" office:value="0.0511482254697287">
            <text:p>0.05</text:p>
          </table:table-cell>
          <table:table-cell table:formula="of:=ABS([.I170]-[.H170])" office:value-type="float" office:value="0.0279226045649404">
            <text:p>0.0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hard</text:p>
          </table:table-cell>
          <table:table-cell office:value-type="string">
            <text:p>work</text:p>
          </table:table-cell>
          <table:table-cell office:value-type="float" office:value="167">
            <text:p>16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0.0437956204379563">
            <text:p>0.04</text:p>
          </table:table-cell>
          <table:table-cell office:value-type="float" office:value="0.0158730158730159">
            <text:p>0.02</text:p>
          </table:table-cell>
          <table:table-cell office:value-type="float" office:value="0.0427974947807934">
            <text:p>0.04</text:p>
          </table:table-cell>
          <table:table-cell table:formula="of:=ABS([.I171]-[.H171])" office:value-type="float" office:value="0.0279226045649404">
            <text:p>0.0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question</text:p>
          </table:table-cell>
          <table:table-cell office:value-type="float" office:value="576">
            <text:p>57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86">
            <text:p>286</text:p>
          </table:table-cell>
          <table:table-cell office:value-type="float" office:value="0.0437956204379563">
            <text:p>0.04</text:p>
          </table:table-cell>
          <table:table-cell office:value-type="float" office:value="0.0714285714285716">
            <text:p>0.07</text:p>
          </table:table-cell>
          <table:table-cell office:value-type="float" office:value="0.149269311064718">
            <text:p>0.15</text:p>
          </table:table-cell>
          <table:table-cell table:formula="of:=ABS([.I172]-[.H172])" office:value-type="float" office:value="0.0276329509906153">
            <text:p>0.0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different</text:p>
          </table:table-cell>
          <table:table-cell office:value-type="string">
            <text:p>way</text:p>
          </table:table-cell>
          <table:table-cell office:value-type="float" office:value="326">
            <text:p>32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1">
            <text:p>121</text:p>
          </table:table-cell>
          <table:table-cell office:value-type="float" office:value="0.0437956204379563">
            <text:p>0.04</text:p>
          </table:table-cell>
          <table:table-cell office:value-type="float" office:value="0.0714285714285716">
            <text:p>0.07</text:p>
          </table:table-cell>
          <table:table-cell office:value-type="float" office:value="0.0631524008350732">
            <text:p>0.06</text:p>
          </table:table-cell>
          <table:table-cell table:formula="of:=ABS([.I173]-[.H173])" office:value-type="float" office:value="0.0276329509906153">
            <text:p>0.0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t</text:p>
          </table:table-cell>
          <table:table-cell office:value-type="string">
            <text:p>effect</text:p>
          </table:table-cell>
          <table:table-cell office:value-type="float" office:value="216">
            <text:p>21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0.0437956204379563">
            <text:p>0.04</text:p>
          </table:table-cell>
          <table:table-cell office:value-type="float" office:value="0.0714285714285716">
            <text:p>0.07</text:p>
          </table:table-cell>
          <table:table-cell office:value-type="float" office:value="0.0318371607515658">
            <text:p>0.03</text:p>
          </table:table-cell>
          <table:table-cell table:formula="of:=ABS([.I174]-[.H174])" office:value-type="float" office:value="0.0276329509906153">
            <text:p>0.0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joint</text:p>
          </table:table-cell>
          <table:table-cell office:value-type="string">
            <text:p>venture</text:p>
          </table:table-cell>
          <table:table-cell office:value-type="float" office:value="366">
            <text:p>36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43">
            <text:p>143</text:p>
          </table:table-cell>
          <table:table-cell office:value-type="float" office:value="0.0364963503649636">
            <text:p>0.04</text:p>
          </table:table-cell>
          <table:table-cell office:value-type="float" office:value="0.0634920634920636">
            <text:p>0.06</text:p>
          </table:table-cell>
          <table:table-cell office:value-type="float" office:value="0.0746346555323592">
            <text:p>0.07</text:p>
          </table:table-cell>
          <table:table-cell table:formula="of:=ABS([.I175]-[.H175])" office:value-type="float" office:value="0.0269957131271">
            <text:p>0.0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arge</text:p>
          </table:table-cell>
          <table:table-cell office:value-type="string">
            <text:p>extent</text:p>
          </table:table-cell>
          <table:table-cell office:value-type="float" office:value="270">
            <text:p>27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0.0364963503649636">
            <text:p>0.04</text:p>
          </table:table-cell>
          <table:table-cell office:value-type="float" office:value="0.0634920634920636">
            <text:p>0.06</text:p>
          </table:table-cell>
          <table:table-cell office:value-type="float" office:value="0.011482254697286">
            <text:p>0.01</text:p>
          </table:table-cell>
          <table:table-cell table:formula="of:=ABS([.I176]-[.H176])" office:value-type="float" office:value="0.0269957131271">
            <text:p>0.0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conomic</text:p>
          </table:table-cell>
          <table:table-cell office:value-type="string">
            <text:p>downturn</text:p>
          </table:table-cell>
          <table:table-cell office:value-type="float" office:value="291">
            <text:p>29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4">
            <text:p>84</text:p>
          </table:table-cell>
          <table:table-cell office:value-type="float" office:value="0.0583941605839417">
            <text:p>0.06</text:p>
          </table:table-cell>
          <table:table-cell office:value-type="float" office:value="0.0317460317460318">
            <text:p>0.03</text:p>
          </table:table-cell>
          <table:table-cell office:value-type="float" office:value="0.0438413361169103">
            <text:p>0.04</text:p>
          </table:table-cell>
          <table:table-cell table:formula="of:=ABS([.I177]-[.H177])" office:value-type="float" office:value="0.0266481288379099">
            <text:p>0.0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much</text:p>
          </table:table-cell>
          <table:table-cell office:value-type="string">
            <text:p>better</text:p>
          </table:table-cell>
          <table:table-cell office:value-type="float" office:value="260">
            <text:p>26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0583941605839417">
            <text:p>0.06</text:p>
          </table:table-cell>
          <table:table-cell office:value-type="float" office:value="0.0317460317460318">
            <text:p>0.03</text:p>
          </table:table-cell>
          <table:table-cell office:value-type="float" office:value="0.0313152400835074">
            <text:p>0.03</text:p>
          </table:table-cell>
          <table:table-cell table:formula="of:=ABS([.I178]-[.H178])" office:value-type="float" office:value="0.0266481288379099">
            <text:p>0.0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net</text:p>
          </table:table-cell>
          <table:table-cell office:value-type="string">
            <text:p>loss</text:p>
          </table:table-cell>
          <table:table-cell office:value-type="float" office:value="222">
            <text:p>22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9">
            <text:p>89</text:p>
          </table:table-cell>
          <table:table-cell office:value-type="float" office:value="0.0583941605839417">
            <text:p>0.06</text:p>
          </table:table-cell>
          <table:table-cell office:value-type="float" office:value="0.0317460317460318">
            <text:p>0.03</text:p>
          </table:table-cell>
          <table:table-cell office:value-type="float" office:value="0.0464509394572026">
            <text:p>0.05</text:p>
          </table:table-cell>
          <table:table-cell table:formula="of:=ABS([.I179]-[.H179])" office:value-type="float" office:value="0.0266481288379099">
            <text:p>0.0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year-ago</text:p>
          </table:table-cell>
          <table:table-cell office:value-type="string">
            <text:p>period</text:p>
          </table:table-cell>
          <table:table-cell office:value-type="float" office:value="192">
            <text:p>19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7">
            <text:p>127</text:p>
          </table:table-cell>
          <table:table-cell office:value-type="float" office:value="0.0583941605839417">
            <text:p>0.06</text:p>
          </table:table-cell>
          <table:table-cell office:value-type="float" office:value="0.0317460317460318">
            <text:p>0.03</text:p>
          </table:table-cell>
          <table:table-cell office:value-type="float" office:value="0.0662839248434239">
            <text:p>0.07</text:p>
          </table:table-cell>
          <table:table-cell table:formula="of:=ABS([.I180]-[.H180])" office:value-type="float" office:value="0.0266481288379099">
            <text:p>0.0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ther</text:p>
          </table:table-cell>
          <table:table-cell office:value-type="string">
            <text:p>income</text:p>
          </table:table-cell>
          <table:table-cell office:value-type="float" office:value="147">
            <text:p>14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0.0291970802919709">
            <text:p>0.03</text:p>
          </table:table-cell>
          <table:table-cell office:value-type="float" office:value="0.0555555555555557">
            <text:p>0.06</text:p>
          </table:table-cell>
          <table:table-cell office:value-type="float" office:value="0.0401878914405011">
            <text:p>0.04</text:p>
          </table:table-cell>
          <table:table-cell table:formula="of:=ABS([.I181]-[.H181])" office:value-type="float" office:value="0.0263584752635848">
            <text:p>0.0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wide</text:p>
          </table:table-cell>
          <table:table-cell office:value-type="string">
            <text:p>range</text:p>
          </table:table-cell>
          <table:table-cell office:value-type="float" office:value="401">
            <text:p>401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69">
            <text:p>169</text:p>
          </table:table-cell>
          <table:table-cell office:value-type="float" office:value="0.116788321167883">
            <text:p>0.12</text:p>
          </table:table-cell>
          <table:table-cell office:value-type="float" office:value="0.142857142857143">
            <text:p>0.14</text:p>
          </table:table-cell>
          <table:table-cell office:value-type="float" office:value="0.0882045929018791">
            <text:p>0.09</text:p>
          </table:table-cell>
          <table:table-cell table:formula="of:=ABS([.I182]-[.H182])" office:value-type="float" office:value="0.02606882168926">
            <text:p>0.0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trong</text:p>
          </table:table-cell>
          <table:table-cell office:value-type="string">
            <text:p>position</text:p>
          </table:table-cell>
          <table:table-cell office:value-type="float" office:value="277">
            <text:p>27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float" office:value="0.0656934306569344">
            <text:p>0.07</text:p>
          </table:table-cell>
          <table:table-cell office:value-type="float" office:value="0.0396825396825398">
            <text:p>0.04</text:p>
          </table:table-cell>
          <table:table-cell office:value-type="float" office:value="0.0422755741127349">
            <text:p>0.04</text:p>
          </table:table-cell>
          <table:table-cell table:formula="of:=ABS([.I183]-[.H183])" office:value-type="float" office:value="0.0260108909743946">
            <text:p>0.0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year</text:p>
          </table:table-cell>
          <table:table-cell office:value-type="float" office:value="375">
            <text:p>37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9">
            <text:p>109</text:p>
          </table:table-cell>
          <table:table-cell office:value-type="float" office:value="0.0218978102189781">
            <text:p>0.02</text:p>
          </table:table-cell>
          <table:table-cell office:value-type="float" office:value="0.0476190476190477">
            <text:p>0.05</text:p>
          </table:table-cell>
          <table:table-cell office:value-type="float" office:value="0.0568893528183717">
            <text:p>0.06</text:p>
          </table:table-cell>
          <table:table-cell table:formula="of:=ABS([.I184]-[.H184])" office:value-type="float" office:value="0.0257212374000696">
            <text:p>0.0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ntire</text:p>
          </table:table-cell>
          <table:table-cell office:value-type="string">
            <text:p>year</text:p>
          </table:table-cell>
          <table:table-cell office:value-type="float" office:value="271">
            <text:p>27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8">
            <text:p>88</text:p>
          </table:table-cell>
          <table:table-cell office:value-type="float" office:value="0.0218978102189781">
            <text:p>0.02</text:p>
          </table:table-cell>
          <table:table-cell office:value-type="float" office:value="0.0476190476190477">
            <text:p>0.05</text:p>
          </table:table-cell>
          <table:table-cell office:value-type="float" office:value="0.0459290187891441">
            <text:p>0.05</text:p>
          </table:table-cell>
          <table:table-cell table:formula="of:=ABS([.I185]-[.H185])" office:value-type="float" office:value="0.0257212374000696">
            <text:p>0.0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otal</text:p>
          </table:table-cell>
          <table:table-cell office:value-type="string">
            <text:p>number</text:p>
          </table:table-cell>
          <table:table-cell office:value-type="float" office:value="282">
            <text:p>28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8">
            <text:p>68</text:p>
          </table:table-cell>
          <table:table-cell office:value-type="float" office:value="0.0729927007299272">
            <text:p>0.07</text:p>
          </table:table-cell>
          <table:table-cell office:value-type="float" office:value="0.0476190476190477">
            <text:p>0.05</text:p>
          </table:table-cell>
          <table:table-cell office:value-type="float" office:value="0.035490605427975">
            <text:p>0.04</text:p>
          </table:table-cell>
          <table:table-cell table:formula="of:=ABS([.I186]-[.H186])" office:value-type="float" office:value="0.0253736531108795">
            <text:p>0.0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omparable</text:p>
          </table:table-cell>
          <table:table-cell office:value-type="string">
            <text:p>basis</text:p>
          </table:table-cell>
          <table:table-cell office:value-type="float" office:value="323">
            <text:p>32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4">
            <text:p>94</text:p>
          </table:table-cell>
          <table:table-cell office:value-type="float" office:value="0.0145985401459854">
            <text:p>0.01</text:p>
          </table:table-cell>
          <table:table-cell office:value-type="float" office:value="0.0396825396825398">
            <text:p>0.04</text:p>
          </table:table-cell>
          <table:table-cell office:value-type="float" office:value="0.0490605427974949">
            <text:p>0.05</text:p>
          </table:table-cell>
          <table:table-cell table:formula="of:=ABS([.I187]-[.H187])" office:value-type="float" office:value="0.0250839995365544">
            <text:p>0.0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otal</text:p>
          </table:table-cell>
          <table:table-cell office:value-type="string">
            <text:p>amount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0.0145985401459854">
            <text:p>0.01</text:p>
          </table:table-cell>
          <table:table-cell office:value-type="float" office:value="0.0396825396825398">
            <text:p>0.04</text:p>
          </table:table-cell>
          <table:table-cell office:value-type="float" office:value="0.0224425887265136">
            <text:p>0.02</text:p>
          </table:table-cell>
          <table:table-cell table:formula="of:=ABS([.I188]-[.H188])" office:value-type="float" office:value="0.0250839995365544">
            <text:p>0.0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anadian</text:p>
          </table:table-cell>
          <table:table-cell office:value-type="string">
            <text:p>dollar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0.0145985401459854">
            <text:p>0.01</text:p>
          </table:table-cell>
          <table:table-cell office:value-type="float" office:value="0.0396825396825398">
            <text:p>0.04</text:p>
          </table:table-cell>
          <table:table-cell office:value-type="float" office:value="0.0208768267223382">
            <text:p>0.02</text:p>
          </table:table-cell>
          <table:table-cell table:formula="of:=ABS([.I189]-[.H189])" office:value-type="float" office:value="0.0250839995365544">
            <text:p>0.0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monthly</text:p>
          </table:table-cell>
          <table:table-cell office:value-type="string">
            <text:p>basis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0.0145985401459854">
            <text:p>0.01</text:p>
          </table:table-cell>
          <table:table-cell office:value-type="float" office:value="0.0396825396825398">
            <text:p>0.04</text:p>
          </table:table-cell>
          <table:table-cell office:value-type="float" office:value="0.0198329853862213">
            <text:p>0.02</text:p>
          </table:table-cell>
          <table:table-cell table:formula="of:=ABS([.I190]-[.H190])" office:value-type="float" office:value="0.0250839995365544">
            <text:p>0.0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huge</text:p>
          </table:table-cell>
          <table:table-cell office:value-type="string">
            <text:p>opportunity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0.0145985401459854">
            <text:p>0.01</text:p>
          </table:table-cell>
          <table:table-cell office:value-type="float" office:value="0.0396825396825398">
            <text:p>0.04</text:p>
          </table:table-cell>
          <table:table-cell office:value-type="float" office:value="0.0323590814196243">
            <text:p>0.03</text:p>
          </table:table-cell>
          <table:table-cell table:formula="of:=ABS([.I191]-[.H191])" office:value-type="float" office:value="0.0250839995365544">
            <text:p>0.0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tremendous</text:p>
          </table:table-cell>
          <table:table-cell office:value-type="string">
            <text:p>opportunity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0.0145985401459854">
            <text:p>0.01</text:p>
          </table:table-cell>
          <table:table-cell office:value-type="float" office:value="0.0396825396825398">
            <text:p>0.04</text:p>
          </table:table-cell>
          <table:table-cell office:value-type="float" office:value="0.029749478079332">
            <text:p>0.03</text:p>
          </table:table-cell>
          <table:table-cell table:formula="of:=ABS([.I192]-[.H192])" office:value-type="float" office:value="0.0250839995365544">
            <text:p>0.0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trong</text:p>
          </table:table-cell>
          <table:table-cell office:value-type="string">
            <text:p>quarter</text:p>
          </table:table-cell>
          <table:table-cell office:value-type="float" office:value="466">
            <text:p>466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227">
            <text:p>227</text:p>
          </table:table-cell>
          <table:table-cell office:value-type="float" office:value="0.167883211678832">
            <text:p>0.17</text:p>
          </table:table-cell>
          <table:table-cell office:value-type="float" office:value="0.142857142857143">
            <text:p>0.14</text:p>
          </table:table-cell>
          <table:table-cell office:value-type="float" office:value="0.11847599164927">
            <text:p>0.12</text:p>
          </table:table-cell>
          <table:table-cell table:formula="of:=ABS([.I193]-[.H193])" office:value-type="float" office:value="0.025026068821689">
            <text:p>0.03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ompetitive</text:p>
          </table:table-cell>
          <table:table-cell office:value-type="string">
            <text:p>environment</text:p>
          </table:table-cell>
          <table:table-cell office:value-type="float" office:value="478">
            <text:p>47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float" office:value="0.0802919708029199">
            <text:p>0.08</text:p>
          </table:table-cell>
          <table:table-cell office:value-type="float" office:value="0.0555555555555557">
            <text:p>0.06</text:p>
          </table:table-cell>
          <table:table-cell office:value-type="float" office:value="0.104384133611691">
            <text:p>0.1</text:p>
          </table:table-cell>
          <table:table-cell table:formula="of:=ABS([.I194]-[.H194])" office:value-type="float" office:value="0.0247364152473642">
            <text:p>0.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reat</text:p>
          </table:table-cell>
          <table:table-cell office:value-type="string">
            <text:p>start</text:p>
          </table:table-cell>
          <table:table-cell office:value-type="float" office:value="228">
            <text:p>22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2">
            <text:p>162</text:p>
          </table:table-cell>
          <table:table-cell office:value-type="float" office:value="0.0802919708029199">
            <text:p>0.08</text:p>
          </table:table-cell>
          <table:table-cell office:value-type="float" office:value="0.0555555555555557">
            <text:p>0.06</text:p>
          </table:table-cell>
          <table:table-cell office:value-type="float" office:value="0.0845511482254699">
            <text:p>0.08</text:p>
          </table:table-cell>
          <table:table-cell table:formula="of:=ABS([.I195]-[.H195])" office:value-type="float" office:value="0.0247364152473642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xt</text:p>
          </table:table-cell>
          <table:table-cell office:value-type="string">
            <text:p>question</text:p>
          </table:table-cell>
          <table:table-cell office:value-type="float" office:value="2473">
            <text:p>2473</text:p>
          </table:table-cell>
          <table:table-cell office:value-type="float" office:value="101">
            <text:p>101</text:p>
          </table:table-cell>
          <table:table-cell office:value-type="float" office:value="96">
            <text:p>96</text:p>
          </table:table-cell>
          <table:table-cell office:value-type="float" office:value="967">
            <text:p>967</text:p>
          </table:table-cell>
          <table:table-cell office:value-type="float" office:value="0.737226277372264">
            <text:p>0.74</text:p>
          </table:table-cell>
          <table:table-cell office:value-type="float" office:value="0.761904761904763">
            <text:p>0.76</text:p>
          </table:table-cell>
          <table:table-cell office:value-type="float" office:value="0.504697286012527">
            <text:p>0.5</text:p>
          </table:table-cell>
          <table:table-cell table:formula="of:=ABS([.I196]-[.H196])" office:value-type="float" office:value="0.024678484532499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year</text:p>
          </table:table-cell>
          <table:table-cell office:value-type="float" office:value="545">
            <text:p>54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6">
            <text:p>166</text:p>
          </table:table-cell>
          <table:table-cell office:value-type="float" office:value="0.00729927007299273">
            <text:p>0.01</text:p>
          </table:table-cell>
          <table:table-cell office:value-type="float" office:value="0.0317460317460318">
            <text:p>0.03</text:p>
          </table:table-cell>
          <table:table-cell office:value-type="float" office:value="0.0866388308977037">
            <text:p>0.09</text:p>
          </table:table-cell>
          <table:table-cell table:formula="of:=ABS([.I197]-[.H197])" office:value-type="float" office:value="0.0244467616730391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key</text:p>
          </table:table-cell>
          <table:table-cell office:value-type="string">
            <text:p>driver</text:p>
          </table:table-cell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float" office:value="0.00729927007299273">
            <text:p>0.01</text:p>
          </table:table-cell>
          <table:table-cell office:value-type="float" office:value="0.0317460317460318">
            <text:p>0.03</text:p>
          </table:table-cell>
          <table:table-cell office:value-type="float" office:value="0.0323590814196243">
            <text:p>0.03</text:p>
          </table:table-cell>
          <table:table-cell table:formula="of:=ABS([.I198]-[.H198])" office:value-type="float" office:value="0.0244467616730391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nly</text:p>
          </table:table-cell>
          <table:table-cell office:value-type="string">
            <text:p>company</text:p>
          </table:table-cell>
          <table:table-cell office:value-type="float" office:value="172">
            <text:p>17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float" office:value="0.00729927007299273">
            <text:p>0.01</text:p>
          </table:table-cell>
          <table:table-cell office:value-type="float" office:value="0.0317460317460318">
            <text:p>0.03</text:p>
          </table:table-cell>
          <table:table-cell office:value-type="float" office:value="0.0396659707724427">
            <text:p>0.04</text:p>
          </table:table-cell>
          <table:table-cell table:formula="of:=ABS([.I199]-[.H199])" office:value-type="float" office:value="0.0244467616730391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rivate</text:p>
          </table:table-cell>
          <table:table-cell office:value-type="string">
            <text:p>label</text:p>
          </table:table-cell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4">
            <text:p>134</text:p>
          </table:table-cell>
          <table:table-cell office:value-type="float" office:value="0.00729927007299273">
            <text:p>0.01</text:p>
          </table:table-cell>
          <table:table-cell office:value-type="float" office:value="0.0317460317460318">
            <text:p>0.03</text:p>
          </table:table-cell>
          <table:table-cell office:value-type="float" office:value="0.0699373695198331">
            <text:p>0.07</text:p>
          </table:table-cell>
          <table:table-cell table:formula="of:=ABS([.I200]-[.H200])" office:value-type="float" office:value="0.0244467616730391">
            <text:p>0.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olid</text:p>
          </table:table-cell>
          <table:table-cell office:value-type="string">
            <text:p>performance</text:p>
          </table:table-cell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0.00729927007299273">
            <text:p>0.01</text:p>
          </table:table-cell>
          <table:table-cell office:value-type="float" office:value="0.0317460317460318">
            <text:p>0.03</text:p>
          </table:table-cell>
          <table:table-cell office:value-type="float" office:value="0.0161795407098121">
            <text:p>0.02</text:p>
          </table:table-cell>
          <table:table-cell table:formula="of:=ABS([.I201]-[.H201])" office:value-type="float" office:value="0.0244467616730391">
            <text:p>0.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trong</text:p>
          </table:table-cell>
          <table:table-cell office:value-type="string">
            <text:p>capital</text:p>
          </table:table-cell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0.00729927007299273">
            <text:p>0.01</text:p>
          </table:table-cell>
          <table:table-cell office:value-type="float" office:value="0.0317460317460318">
            <text:p>0.03</text:p>
          </table:table-cell>
          <table:table-cell office:value-type="float" office:value="0.0151356993736952">
            <text:p>0.02</text:p>
          </table:table-cell>
          <table:table-cell table:formula="of:=ABS([.I202]-[.H202])" office:value-type="float" office:value="0.0244467616730391">
            <text:p>0.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first</text:p>
          </table:table-cell>
          <table:table-cell office:value-type="string">
            <text:p>quarter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office:value-type="float" office:value="0.00729927007299273">
            <text:p>0.01</text:p>
          </table:table-cell>
          <table:table-cell office:value-type="float" office:value="0.0317460317460318">
            <text:p>0.03</text:p>
          </table:table-cell>
          <table:table-cell office:value-type="float" office:value="0.0417536534446765">
            <text:p>0.04</text:p>
          </table:table-cell>
          <table:table-cell table:formula="of:=ABS([.I203]-[.H203])" office:value-type="float" office:value="0.0244467616730391">
            <text:p>0.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trong</text:p>
          </table:table-cell>
          <table:table-cell office:value-type="string">
            <text:p>balance</text:p>
          </table:table-cell>
          <table:table-cell office:value-type="float" office:value="460">
            <text:p>46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94">
            <text:p>194</text:p>
          </table:table-cell>
          <table:table-cell office:value-type="float" office:value="0.0948905109489053">
            <text:p>0.09</text:p>
          </table:table-cell>
          <table:table-cell office:value-type="float" office:value="0.119047619047619">
            <text:p>0.12</text:p>
          </table:table-cell>
          <table:table-cell office:value-type="float" office:value="0.10125260960334">
            <text:p>0.1</text:p>
          </table:table-cell>
          <table:table-cell table:formula="of:=ABS([.I204]-[.H204])" office:value-type="float" office:value="0.0241571080987137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kind</text:p>
          </table:table-cell>
          <table:table-cell office:value-type="float" office:value="370">
            <text:p>37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0.0875912408759126">
            <text:p>0.09</text:p>
          </table:table-cell>
          <table:table-cell office:value-type="float" office:value="0.0634920634920636">
            <text:p>0.06</text:p>
          </table:table-cell>
          <table:table-cell office:value-type="float" office:value="0.0782881002087684">
            <text:p>0.08</text:p>
          </table:table-cell>
          <table:table-cell table:formula="of:=ABS([.I205]-[.H205])" office:value-type="float" office:value="0.024099177383849">
            <text:p>0.02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important</text:p>
          </table:table-cell>
          <table:table-cell office:value-type="string">
            <text:p>role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0.0238095238095239">
            <text:p>0.02</text:p>
          </table:table-cell>
          <table:table-cell office:value-type="float" office:value="0.0292275574112735">
            <text:p>0.03</text:p>
          </table:table-cell>
          <table:table-cell table:formula="of:=ABS([.I206]-[.H206])" office:value-type="float" office:value="0.0238095238095239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xternal</text:p>
          </table:table-cell>
          <table:table-cell office:value-type="string">
            <text:p>environment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0.0238095238095239">
            <text:p>0.02</text:p>
          </table:table-cell>
          <table:table-cell office:value-type="float" office:value="0.0349686847599165">
            <text:p>0.03</text:p>
          </table:table-cell>
          <table:table-cell table:formula="of:=ABS([.I207]-[.H207])" office:value-type="float" office:value="0.0238095238095239">
            <text:p>0.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much</text:p>
          </table:table-cell>
          <table:table-cell office:value-type="string">
            <text:p>lower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0.0238095238095239">
            <text:p>0.02</text:p>
          </table:table-cell>
          <table:table-cell office:value-type="float" office:value="0.024008350730689">
            <text:p>0.02</text:p>
          </table:table-cell>
          <table:table-cell table:formula="of:=ABS([.I208]-[.H208])" office:value-type="float" office:value="0.0238095238095239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w</text:p>
          </table:table-cell>
          <table:table-cell office:value-type="string">
            <text:p>company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0.0238095238095239">
            <text:p>0.02</text:p>
          </table:table-cell>
          <table:table-cell office:value-type="float" office:value="0.0151356993736952">
            <text:p>0.02</text:p>
          </table:table-cell>
          <table:table-cell table:formula="of:=ABS([.I209]-[.H209])" office:value-type="float" office:value="0.0238095238095239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ther</text:p>
          </table:table-cell>
          <table:table-cell office:value-type="string">
            <text:p>business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0238095238095239">
            <text:p>0.02</text:p>
          </table:table-cell>
          <table:table-cell office:value-type="float" office:value="0.00469728601252612">
            <text:p>0</text:p>
          </table:table-cell>
          <table:table-cell table:formula="of:=ABS([.I210]-[.H210])" office:value-type="float" office:value="0.0238095238095239">
            <text:p>0.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inked-quarter</text:p>
          </table:table-cell>
          <table:table-cell office:value-type="string">
            <text:p>basis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0.0238095238095239">
            <text:p>0.02</text:p>
          </table:table-cell>
          <table:table-cell office:value-type="float" office:value="0.0396659707724427">
            <text:p>0.04</text:p>
          </table:table-cell>
          <table:table-cell table:formula="of:=ABS([.I211]-[.H211])" office:value-type="float" office:value="0.0238095238095239">
            <text:p>0.02</text:p>
          </table:table-cell>
        </table:table-row>
        <table:table-row table:style-name="ro1">
          <table:table-cell office:value-type="string">
            <text:p>another</text:p>
          </table:table-cell>
          <table:table-cell office:value-type="string">
            <text:p>great</text:p>
          </table:table-cell>
          <table:table-cell office:value-type="string">
            <text:p>quarter</text:p>
          </table:table-cell>
          <table:table-cell office:value-type="float" office:value="124">
            <text:p>124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office:value-type="float" office:value="0.0948905109489053">
            <text:p>0.09</text:p>
          </table:table-cell>
          <table:table-cell office:value-type="float" office:value="0.0714285714285716">
            <text:p>0.07</text:p>
          </table:table-cell>
          <table:table-cell office:value-type="float" office:value="0.0407098121085596">
            <text:p>0.04</text:p>
          </table:table-cell>
          <table:table-cell table:formula="of:=ABS([.I212]-[.H212])" office:value-type="float" office:value="0.0234619395203337">
            <text:p>0.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example</text:p>
          </table:table-cell>
          <table:table-cell office:value-type="float" office:value="336">
            <text:p>336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2">
            <text:p>112</text:p>
          </table:table-cell>
          <table:table-cell office:value-type="float" office:value="0.102189781021898">
            <text:p>0.1</text:p>
          </table:table-cell>
          <table:table-cell office:value-type="float" office:value="0.0793650793650795">
            <text:p>0.08</text:p>
          </table:table-cell>
          <table:table-cell office:value-type="float" office:value="0.0584551148225471">
            <text:p>0.06</text:p>
          </table:table-cell>
          <table:table-cell table:formula="of:=ABS([.I213]-[.H213])" office:value-type="float" office:value="0.0228247016568185">
            <text:p>0.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reat</text:p>
          </table:table-cell>
          <table:table-cell office:value-type="string">
            <text:p>example</text:p>
          </table:table-cell>
          <table:table-cell office:value-type="float" office:value="274">
            <text:p>27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63">
            <text:p>163</text:p>
          </table:table-cell>
          <table:table-cell office:value-type="float" office:value="0.109489051094891">
            <text:p>0.11</text:p>
          </table:table-cell>
          <table:table-cell office:value-type="float" office:value="0.0873015873015875">
            <text:p>0.09</text:p>
          </table:table-cell>
          <table:table-cell office:value-type="float" office:value="0.0850730688935283">
            <text:p>0.09</text:p>
          </table:table-cell>
          <table:table-cell table:formula="of:=ABS([.I214]-[.H214])" office:value-type="float" office:value="0.0221874637933035">
            <text:p>0.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positive</text:p>
          </table:table-cell>
          <table:table-cell office:value-type="string">
            <text:p>contribution</text:p>
          </table:table-cell>
          <table:table-cell office:value-type="float" office:value="176">
            <text:p>17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.0218978102189781">
            <text:p>0.02</text:p>
          </table:table-cell>
          <table:table-cell office:value-type="float" office:value="0">
            <text:p>0</text:p>
          </table:table-cell>
          <table:table-cell office:value-type="float" office:value="0.00469728601252612">
            <text:p>0</text:p>
          </table:table-cell>
          <table:table-cell table:formula="of:=ABS([.I215]-[.H215])" office:value-type="float" office:value="0.0218978102189781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nancial</text:p>
          </table:table-cell>
          <table:table-cell office:value-type="string">
            <text:p>market</text:p>
          </table:table-cell>
          <table:table-cell office:value-type="float" office:value="119">
            <text:p>11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218978102189781">
            <text:p>0.02</text:p>
          </table:table-cell>
          <table:table-cell office:value-type="float" office:value="0">
            <text:p>0</text:p>
          </table:table-cell>
          <table:table-cell office:value-type="float" office:value="0.0073068893528184">
            <text:p>0.01</text:p>
          </table:table-cell>
          <table:table-cell table:formula="of:=ABS([.I216]-[.H216])" office:value-type="float" office:value="0.0218978102189781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ormal</text:p>
          </table:table-cell>
          <table:table-cell office:value-type="string">
            <text:p>course</text:p>
          </table:table-cell>
          <table:table-cell office:value-type="float" office:value="107">
            <text:p>10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.0218978102189781">
            <text:p>0.02</text:p>
          </table:table-cell>
          <table:table-cell office:value-type="float" office:value="0">
            <text:p>0</text:p>
          </table:table-cell>
          <table:table-cell office:value-type="float" office:value="0.0255741127348643">
            <text:p>0.03</text:p>
          </table:table-cell>
          <table:table-cell table:formula="of:=ABS([.I217]-[.H217])" office:value-type="float" office:value="0.0218978102189781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page</text:p>
          </table:table-cell>
          <table:table-cell office:value-type="float" office:value="107">
            <text:p>10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.0218978102189781">
            <text:p>0.02</text:p>
          </table:table-cell>
          <table:table-cell office:value-type="float" office:value="0">
            <text:p>0</text:p>
          </table:table-cell>
          <table:table-cell office:value-type="float" office:value="0.0187891440501044">
            <text:p>0.02</text:p>
          </table:table-cell>
          <table:table-cell table:formula="of:=ABS([.I218]-[.H218])" office:value-type="float" office:value="0.0218978102189781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ourth</text:p>
          </table:table-cell>
          <table:table-cell office:value-type="string">
            <text:p>quarter</text:p>
          </table:table-cell>
          <table:table-cell office:value-type="float" office:value="400">
            <text:p>40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91">
            <text:p>191</text:p>
          </table:table-cell>
          <table:table-cell office:value-type="float" office:value="0.0656934306569344">
            <text:p>0.07</text:p>
          </table:table-cell>
          <table:table-cell office:value-type="float" office:value="0.0873015873015875">
            <text:p>0.09</text:p>
          </table:table-cell>
          <table:table-cell office:value-type="float" office:value="0.0996868475991651">
            <text:p>0.1</text:p>
          </table:table-cell>
          <table:table-cell table:formula="of:=ABS([.I219]-[.H219])" office:value-type="float" office:value="0.0216081566446531">
            <text:p>0.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wonderful</text:p>
          </table:table-cell>
          <table:table-cell office:value-type="string">
            <text:p>day</text:p>
          </table:table-cell>
          <table:table-cell office:value-type="float" office:value="184">
            <text:p>18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18">
            <text:p>118</text:p>
          </table:table-cell>
          <table:table-cell office:value-type="float" office:value="0.0656934306569344">
            <text:p>0.07</text:p>
          </table:table-cell>
          <table:table-cell office:value-type="float" office:value="0.0873015873015875">
            <text:p>0.09</text:p>
          </table:table-cell>
          <table:table-cell office:value-type="float" office:value="0.0615866388308978">
            <text:p>0.06</text:p>
          </table:table-cell>
          <table:table-cell table:formula="of:=ABS([.I220]-[.H220])" office:value-type="float" office:value="0.0216081566446531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xt</text:p>
          </table:table-cell>
          <table:table-cell office:value-type="string">
            <text:p>slide</text:p>
          </table:table-cell>
          <table:table-cell office:value-type="float" office:value="1461">
            <text:p>146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69">
            <text:p>269</text:p>
          </table:table-cell>
          <table:table-cell office:value-type="float" office:value="0.0291970802919709">
            <text:p>0.03</text:p>
          </table:table-cell>
          <table:table-cell office:value-type="float" office:value="0.00793650793650796">
            <text:p>0.01</text:p>
          </table:table-cell>
          <table:table-cell office:value-type="float" office:value="0.140396659707725">
            <text:p>0.14</text:p>
          </table:table-cell>
          <table:table-cell table:formula="of:=ABS([.I221]-[.H221])" office:value-type="float" office:value="0.0212605723554629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main</text:p>
          </table:table-cell>
          <table:table-cell office:value-type="string">
            <text:p>driver</text:p>
          </table:table-cell>
          <table:table-cell office:value-type="float" office:value="318">
            <text:p>3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0.0291970802919709">
            <text:p>0.03</text:p>
          </table:table-cell>
          <table:table-cell office:value-type="float" office:value="0.00793650793650796">
            <text:p>0.01</text:p>
          </table:table-cell>
          <table:table-cell office:value-type="float" office:value="0.0307933194154489">
            <text:p>0.03</text:p>
          </table:table-cell>
          <table:table-cell table:formula="of:=ABS([.I222]-[.H222])" office:value-type="float" office:value="0.0212605723554629">
            <text:p>0.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trong</text:p>
          </table:table-cell>
          <table:table-cell office:value-type="string">
            <text:p>growth</text:p>
          </table:table-cell>
          <table:table-cell office:value-type="float" office:value="284">
            <text:p>28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0.0291970802919709">
            <text:p>0.03</text:p>
          </table:table-cell>
          <table:table-cell office:value-type="float" office:value="0.00793650793650796">
            <text:p>0.01</text:p>
          </table:table-cell>
          <table:table-cell office:value-type="float" office:value="0.0266179540709813">
            <text:p>0.03</text:p>
          </table:table-cell>
          <table:table-cell table:formula="of:=ABS([.I223]-[.H223])" office:value-type="float" office:value="0.0212605723554629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econd</text:p>
          </table:table-cell>
          <table:table-cell office:value-type="string">
            <text:p>year</text:p>
          </table:table-cell>
          <table:table-cell office:value-type="float" office:value="194">
            <text:p>19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0.0291970802919709">
            <text:p>0.03</text:p>
          </table:table-cell>
          <table:table-cell office:value-type="float" office:value="0.00793650793650796">
            <text:p>0.01</text:p>
          </table:table-cell>
          <table:table-cell office:value-type="float" office:value="0.0349686847599165">
            <text:p>0.03</text:p>
          </table:table-cell>
          <table:table-cell table:formula="of:=ABS([.I224]-[.H224])" office:value-type="float" office:value="0.0212605723554629">
            <text:p>0.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idea</text:p>
          </table:table-cell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.0291970802919709">
            <text:p>0.03</text:p>
          </table:table-cell>
          <table:table-cell office:value-type="float" office:value="0.00793650793650796">
            <text:p>0.01</text:p>
          </table:table-cell>
          <table:table-cell office:value-type="float" office:value="0.0156576200417537">
            <text:p>0.02</text:p>
          </table:table-cell>
          <table:table-cell table:formula="of:=ABS([.I225]-[.H225])" office:value-type="float" office:value="0.0212605723554629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weet</text:p>
          </table:table-cell>
          <table:table-cell office:value-type="string">
            <text:p>spot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0.0291970802919709">
            <text:p>0.03</text:p>
          </table:table-cell>
          <table:table-cell office:value-type="float" office:value="0.00793650793650796">
            <text:p>0.01</text:p>
          </table:table-cell>
          <table:table-cell office:value-type="float" office:value="0.0349686847599165">
            <text:p>0.03</text:p>
          </table:table-cell>
          <table:table-cell table:formula="of:=ABS([.I226]-[.H226])" office:value-type="float" office:value="0.0212605723554629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high</text:p>
          </table:table-cell>
          <table:table-cell office:value-type="string">
            <text:p>quality</text:p>
          </table:table-cell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0.0291970802919709">
            <text:p>0.03</text:p>
          </table:table-cell>
          <table:table-cell office:value-type="float" office:value="0.00793650793650796">
            <text:p>0.01</text:p>
          </table:table-cell>
          <table:table-cell office:value-type="float" office:value="0.0219206680584552">
            <text:p>0.02</text:p>
          </table:table-cell>
          <table:table-cell table:formula="of:=ABS([.I227]-[.H227])" office:value-type="float" office:value="0.0212605723554629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ast</text:p>
          </table:table-cell>
          <table:table-cell office:value-type="string">
            <text:p>decade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.0291970802919709">
            <text:p>0.03</text:p>
          </table:table-cell>
          <table:table-cell office:value-type="float" office:value="0.00793650793650796">
            <text:p>0.01</text:p>
          </table:table-cell>
          <table:table-cell office:value-type="float" office:value="0.029749478079332">
            <text:p>0.03</text:p>
          </table:table-cell>
          <table:table-cell table:formula="of:=ABS([.I228]-[.H228])" office:value-type="float" office:value="0.0212605723554629">
            <text:p>0.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year-to-date</text:p>
          </table:table-cell>
          <table:table-cell office:value-type="string">
            <text:p>basis</text:p>
          </table:table-cell>
          <table:table-cell office:value-type="float" office:value="401">
            <text:p>40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62">
            <text:p>262</text:p>
          </table:table-cell>
          <table:table-cell office:value-type="float" office:value="0.0583941605839417">
            <text:p>0.06</text:p>
          </table:table-cell>
          <table:table-cell office:value-type="float" office:value="0.0793650793650795">
            <text:p>0.08</text:p>
          </table:table-cell>
          <table:table-cell office:value-type="float" office:value="0.136743215031315">
            <text:p>0.14</text:p>
          </table:table-cell>
          <table:table-cell table:formula="of:=ABS([.I229]-[.H229])" office:value-type="float" office:value="0.0209709187811378">
            <text:p>0.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year-on-year</text:p>
          </table:table-cell>
          <table:table-cell office:value-type="string">
            <text:p>basis</text:p>
          </table:table-cell>
          <table:table-cell office:value-type="float" office:value="309">
            <text:p>30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0.0583941605839417">
            <text:p>0.06</text:p>
          </table:table-cell>
          <table:table-cell office:value-type="float" office:value="0.0793650793650795">
            <text:p>0.08</text:p>
          </table:table-cell>
          <table:table-cell office:value-type="float" office:value="0.0229645093945721">
            <text:p>0.02</text:p>
          </table:table-cell>
          <table:table-cell table:formula="of:=ABS([.I230]-[.H230])" office:value-type="float" office:value="0.0209709187811378">
            <text:p>0.02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overall</text:p>
          </table:table-cell>
          <table:table-cell office:value-type="string">
            <text:p>basis</text:p>
          </table:table-cell>
          <table:table-cell office:value-type="float" office:value="106">
            <text:p>10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0.0364963503649636">
            <text:p>0.04</text:p>
          </table:table-cell>
          <table:table-cell office:value-type="float" office:value="0.0158730158730159">
            <text:p>0.02</text:p>
          </table:table-cell>
          <table:table-cell office:value-type="float" office:value="0.0292275574112735">
            <text:p>0.03</text:p>
          </table:table-cell>
          <table:table-cell table:formula="of:=ABS([.I231]-[.H231])" office:value-type="float" office:value="0.0206233344919477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ther</text:p>
          </table:table-cell>
          <table:table-cell office:value-type="string">
            <text:p>way</text:p>
          </table:table-cell>
          <table:table-cell office:value-type="float" office:value="613">
            <text:p>61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22">
            <text:p>222</text:p>
          </table:table-cell>
          <table:table-cell office:value-type="float" office:value="0.051094890510949">
            <text:p>0.05</text:p>
          </table:table-cell>
          <table:table-cell office:value-type="float" office:value="0.0714285714285716">
            <text:p>0.07</text:p>
          </table:table-cell>
          <table:table-cell office:value-type="float" office:value="0.115866388308977">
            <text:p>0.12</text:p>
          </table:table-cell>
          <table:table-cell table:formula="of:=ABS([.I232]-[.H232])" office:value-type="float" office:value="0.0203336809176226">
            <text:p>0.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relative</text:p>
          </table:table-cell>
          <table:table-cell office:value-type="string">
            <text:p>basis</text:p>
          </table:table-cell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96">
            <text:p>96</text:p>
          </table:table-cell>
          <table:table-cell office:value-type="float" office:value="0.051094890510949">
            <text:p>0.05</text:p>
          </table:table-cell>
          <table:table-cell office:value-type="float" office:value="0.0714285714285716">
            <text:p>0.07</text:p>
          </table:table-cell>
          <table:table-cell office:value-type="float" office:value="0.0501043841336118">
            <text:p>0.05</text:p>
          </table:table-cell>
          <table:table-cell table:formula="of:=ABS([.I233]-[.H233])" office:value-type="float" office:value="0.0203336809176226">
            <text:p>0.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fair</text:p>
          </table:table-cell>
          <table:table-cell office:value-type="string">
            <text:p>amount</text:p>
          </table:table-cell>
          <table:table-cell office:value-type="float" office:value="518">
            <text:p>5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305">
            <text:p>305</text:p>
          </table:table-cell>
          <table:table-cell office:value-type="float" office:value="0.138686131386862">
            <text:p>0.14</text:p>
          </table:table-cell>
          <table:table-cell office:value-type="float" office:value="0.158730158730159">
            <text:p>0.16</text:p>
          </table:table-cell>
          <table:table-cell office:value-type="float" office:value="0.159185803757829">
            <text:p>0.16</text:p>
          </table:table-cell>
          <table:table-cell table:formula="of:=ABS([.I234]-[.H234])" office:value-type="float" office:value="0.020044027343297">
            <text:p>0.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onsolidated</text:p>
          </table:table-cell>
          <table:table-cell office:value-type="string">
            <text:p>basis</text:p>
          </table:table-cell>
          <table:table-cell office:value-type="float" office:value="405">
            <text:p>40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65">
            <text:p>165</text:p>
          </table:table-cell>
          <table:table-cell office:value-type="float" office:value="0.0437956204379563">
            <text:p>0.04</text:p>
          </table:table-cell>
          <table:table-cell office:value-type="float" office:value="0.0238095238095239">
            <text:p>0.02</text:p>
          </table:table-cell>
          <table:table-cell office:value-type="float" office:value="0.0861169102296453">
            <text:p>0.09</text:p>
          </table:table-cell>
          <table:table-cell table:formula="of:=ABS([.I235]-[.H235])" office:value-type="float" office:value="0.0199860966284324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amount</text:p>
          </table:table-cell>
          <table:table-cell office:value-type="float" office:value="322">
            <text:p>32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0.0437956204379563">
            <text:p>0.04</text:p>
          </table:table-cell>
          <table:table-cell office:value-type="float" office:value="0.0238095238095239">
            <text:p>0.02</text:p>
          </table:table-cell>
          <table:table-cell office:value-type="float" office:value="0.0495824634655533">
            <text:p>0.05</text:p>
          </table:table-cell>
          <table:table-cell table:formula="of:=ABS([.I236]-[.H236])" office:value-type="float" office:value="0.0199860966284324">
            <text:p>0.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ig</text:p>
          </table:table-cell>
          <table:table-cell office:value-type="string">
            <text:p>number</text:p>
          </table:table-cell>
          <table:table-cell office:value-type="float" office:value="190">
            <text:p>19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0.0437956204379563">
            <text:p>0.04</text:p>
          </table:table-cell>
          <table:table-cell office:value-type="float" office:value="0.0238095238095239">
            <text:p>0.02</text:p>
          </table:table-cell>
          <table:table-cell office:value-type="float" office:value="0.041231732776618">
            <text:p>0.04</text:p>
          </table:table-cell>
          <table:table-cell table:formula="of:=ABS([.I237]-[.H237])" office:value-type="float" office:value="0.0199860966284324">
            <text:p>0.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ig</text:p>
          </table:table-cell>
          <table:table-cell office:value-type="string">
            <text:p>chunk</text:p>
          </table:table-cell>
          <table:table-cell office:value-type="float" office:value="178">
            <text:p>17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0.0437956204379563">
            <text:p>0.04</text:p>
          </table:table-cell>
          <table:table-cell office:value-type="float" office:value="0.0238095238095239">
            <text:p>0.02</text:p>
          </table:table-cell>
          <table:table-cell office:value-type="float" office:value="0.0438413361169103">
            <text:p>0.04</text:p>
          </table:table-cell>
          <table:table-cell table:formula="of:=ABS([.I238]-[.H238])" office:value-type="float" office:value="0.0199860966284324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recent</text:p>
          </table:table-cell>
          <table:table-cell office:value-type="string">
            <text:p>past</text:p>
          </table:table-cell>
          <table:table-cell office:value-type="float" office:value="114">
            <text:p>11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0.0437956204379563">
            <text:p>0.04</text:p>
          </table:table-cell>
          <table:table-cell office:value-type="float" office:value="0.0238095238095239">
            <text:p>0.02</text:p>
          </table:table-cell>
          <table:table-cell office:value-type="float" office:value="0.0193110647181629">
            <text:p>0.02</text:p>
          </table:table-cell>
          <table:table-cell table:formula="of:=ABS([.I239]-[.H239])" office:value-type="float" office:value="0.0199860966284324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ederal</text:p>
          </table:table-cell>
          <table:table-cell office:value-type="string">
            <text:p>government</text:p>
          </table:table-cell>
          <table:table-cell office:value-type="float" office:value="107">
            <text:p>10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0.0437956204379563">
            <text:p>0.04</text:p>
          </table:table-cell>
          <table:table-cell office:value-type="float" office:value="0.0238095238095239">
            <text:p>0.02</text:p>
          </table:table-cell>
          <table:table-cell office:value-type="float" office:value="0.0281837160751566">
            <text:p>0.03</text:p>
          </table:table-cell>
          <table:table-cell table:formula="of:=ABS([.I240]-[.H240])" office:value-type="float" office:value="0.0199860966284324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econd</text:p>
          </table:table-cell>
          <table:table-cell office:value-type="string">
            <text:p>thing</text:p>
          </table:table-cell>
          <table:table-cell office:value-type="float" office:value="365">
            <text:p>36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3">
            <text:p>123</text:p>
          </table:table-cell>
          <table:table-cell office:value-type="float" office:value="0.0437956204379563">
            <text:p>0.04</text:p>
          </table:table-cell>
          <table:table-cell office:value-type="float" office:value="0.0634920634920636">
            <text:p>0.06</text:p>
          </table:table-cell>
          <table:table-cell office:value-type="float" office:value="0.0641962421711901">
            <text:p>0.06</text:p>
          </table:table-cell>
          <table:table-cell table:formula="of:=ABS([.I241]-[.H241])" office:value-type="float" office:value="0.0196964430541073">
            <text:p>0.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mall</text:p>
          </table:table-cell>
          <table:table-cell office:value-type="string">
            <text:p>amount</text:p>
          </table:table-cell>
          <table:table-cell office:value-type="float" office:value="216">
            <text:p>21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4">
            <text:p>94</text:p>
          </table:table-cell>
          <table:table-cell office:value-type="float" office:value="0.0437956204379563">
            <text:p>0.04</text:p>
          </table:table-cell>
          <table:table-cell office:value-type="float" office:value="0.0634920634920636">
            <text:p>0.06</text:p>
          </table:table-cell>
          <table:table-cell office:value-type="float" office:value="0.0490605427974949">
            <text:p>0.05</text:p>
          </table:table-cell>
          <table:table-cell table:formula="of:=ABS([.I242]-[.H242])" office:value-type="float" office:value="0.0196964430541073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vast</text:p>
          </table:table-cell>
          <table:table-cell office:value-type="string">
            <text:p>majority</text:p>
          </table:table-cell>
          <table:table-cell office:value-type="float" office:value="138">
            <text:p>13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7">
            <text:p>67</text:p>
          </table:table-cell>
          <table:table-cell office:value-type="float" office:value="0.051094890510949">
            <text:p>0.05</text:p>
          </table:table-cell>
          <table:table-cell office:value-type="float" office:value="0.0317460317460318">
            <text:p>0.03</text:p>
          </table:table-cell>
          <table:table-cell office:value-type="float" office:value="0.0349686847599165">
            <text:p>0.03</text:p>
          </table:table-cell>
          <table:table-cell table:formula="of:=ABS([.I243]-[.H243])" office:value-type="float" office:value="0.0193488587649172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mall</text:p>
          </table:table-cell>
          <table:table-cell office:value-type="string">
            <text:p>business</text:p>
          </table:table-cell>
          <table:table-cell office:value-type="float" office:value="128">
            <text:p>12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0.051094890510949">
            <text:p>0.05</text:p>
          </table:table-cell>
          <table:table-cell office:value-type="float" office:value="0.0317460317460318">
            <text:p>0.03</text:p>
          </table:table-cell>
          <table:table-cell office:value-type="float" office:value="0.0255741127348643">
            <text:p>0.03</text:p>
          </table:table-cell>
          <table:table-cell table:formula="of:=ABS([.I244]-[.H244])" office:value-type="float" office:value="0.0193488587649172">
            <text:p>0.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ompetitive</text:p>
          </table:table-cell>
          <table:table-cell office:value-type="string">
            <text:p>advantage</text:p>
          </table:table-cell>
          <table:table-cell office:value-type="float" office:value="299">
            <text:p>29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2">
            <text:p>122</text:p>
          </table:table-cell>
          <table:table-cell office:value-type="float" office:value="0.0364963503649636">
            <text:p>0.04</text:p>
          </table:table-cell>
          <table:table-cell office:value-type="float" office:value="0.0555555555555557">
            <text:p>0.06</text:p>
          </table:table-cell>
          <table:table-cell office:value-type="float" office:value="0.0636743215031316">
            <text:p>0.06</text:p>
          </table:table-cell>
          <table:table-cell table:formula="of:=ABS([.I245]-[.H245])" office:value-type="float" office:value="0.0190592051905921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econd</text:p>
          </table:table-cell>
          <table:table-cell office:value-type="string">
            <text:p>part</text:p>
          </table:table-cell>
          <table:table-cell office:value-type="float" office:value="212">
            <text:p>21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.0364963503649636">
            <text:p>0.04</text:p>
          </table:table-cell>
          <table:table-cell office:value-type="float" office:value="0.0555555555555557">
            <text:p>0.06</text:p>
          </table:table-cell>
          <table:table-cell office:value-type="float" office:value="0.029749478079332">
            <text:p>0.03</text:p>
          </table:table-cell>
          <table:table-cell table:formula="of:=ABS([.I246]-[.H246])" office:value-type="float" office:value="0.0190592051905921">
            <text:p>0.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reat</text:p>
          </table:table-cell>
          <table:table-cell office:value-type="string">
            <text:p>business</text:p>
          </table:table-cell>
          <table:table-cell office:value-type="float" office:value="109">
            <text:p>10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0.0364963503649636">
            <text:p>0.04</text:p>
          </table:table-cell>
          <table:table-cell office:value-type="float" office:value="0.0555555555555557">
            <text:p>0.06</text:p>
          </table:table-cell>
          <table:table-cell office:value-type="float" office:value="0.0255741127348643">
            <text:p>0.03</text:p>
          </table:table-cell>
          <table:table-cell table:formula="of:=ABS([.I247]-[.H247])" office:value-type="float" office:value="0.0190592051905921">
            <text:p>0.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ong</text:p>
          </table:table-cell>
          <table:table-cell office:value-type="string">
            <text:p>time</text:p>
          </table:table-cell>
          <table:table-cell office:value-type="float" office:value="1366">
            <text:p>1366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548">
            <text:p>548</text:p>
          </table:table-cell>
          <table:table-cell office:value-type="float" office:value="0.328467153284672">
            <text:p>0.33</text:p>
          </table:table-cell>
          <table:table-cell office:value-type="float" office:value="0.30952380952381">
            <text:p>0.31</text:p>
          </table:table-cell>
          <table:table-cell office:value-type="float" office:value="0.286012526096034">
            <text:p>0.29</text:p>
          </table:table-cell>
          <table:table-cell table:formula="of:=ABS([.I248]-[.H248])" office:value-type="float" office:value="0.018943343760862">
            <text:p>0.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new</text:p>
          </table:table-cell>
          <table:table-cell office:value-type="string">
            <text:p>product</text:p>
          </table:table-cell>
          <table:table-cell office:value-type="float" office:value="239">
            <text:p>23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6">
            <text:p>86</text:p>
          </table:table-cell>
          <table:table-cell office:value-type="float" office:value="0.0583941605839417">
            <text:p>0.06</text:p>
          </table:table-cell>
          <table:table-cell office:value-type="float" office:value="0.0396825396825398">
            <text:p>0.04</text:p>
          </table:table-cell>
          <table:table-cell office:value-type="float" office:value="0.0448851774530272">
            <text:p>0.04</text:p>
          </table:table-cell>
          <table:table-cell table:formula="of:=ABS([.I249]-[.H249])" office:value-type="float" office:value="0.0187116209014019">
            <text:p>0.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ig</text:p>
          </table:table-cell>
          <table:table-cell office:value-type="string">
            <text:p>driver</text:p>
          </table:table-cell>
          <table:table-cell office:value-type="float" office:value="139">
            <text:p>13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 office:value-type="float" office:value="0.0583941605839417">
            <text:p>0.06</text:p>
          </table:table-cell>
          <table:table-cell office:value-type="float" office:value="0.0396825396825398">
            <text:p>0.04</text:p>
          </table:table-cell>
          <table:table-cell office:value-type="float" office:value="0.041231732776618">
            <text:p>0.04</text:p>
          </table:table-cell>
          <table:table-cell table:formula="of:=ABS([.I250]-[.H250])" office:value-type="float" office:value="0.0187116209014019">
            <text:p>0.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reat</text:p>
          </table:table-cell>
          <table:table-cell office:value-type="string">
            <text:p>job</text:p>
          </table:table-cell>
          <table:table-cell office:value-type="float" office:value="769">
            <text:p>769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467">
            <text:p>467</text:p>
          </table:table-cell>
          <table:table-cell office:value-type="float" office:value="0.24087591240876">
            <text:p>0.24</text:p>
          </table:table-cell>
          <table:table-cell office:value-type="float" office:value="0.222222222222223">
            <text:p>0.22</text:p>
          </table:table-cell>
          <table:table-cell office:value-type="float" office:value="0.243736951983299">
            <text:p>0.24</text:p>
          </table:table-cell>
          <table:table-cell table:formula="of:=ABS([.I251]-[.H251])" office:value-type="float" office:value="0.018653690186537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ast</text:p>
          </table:table-cell>
          <table:table-cell office:value-type="string">
            <text:p>part</text:p>
          </table:table-cell>
          <table:table-cell office:value-type="float" office:value="326">
            <text:p>32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4">
            <text:p>104</text:p>
          </table:table-cell>
          <table:table-cell office:value-type="float" office:value="0.0291970802919709">
            <text:p>0.03</text:p>
          </table:table-cell>
          <table:table-cell office:value-type="float" office:value="0.0476190476190477">
            <text:p>0.05</text:p>
          </table:table-cell>
          <table:table-cell office:value-type="float" office:value="0.0542797494780794">
            <text:p>0.05</text:p>
          </table:table-cell>
          <table:table-cell table:formula="of:=ABS([.I252]-[.H252])" office:value-type="float" office:value="0.0184219673270768">
            <text:p>0.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ignificant</text:p>
          </table:table-cell>
          <table:table-cell office:value-type="string">
            <text:p>decline</text:p>
          </table:table-cell>
          <table:table-cell office:value-type="float" office:value="146">
            <text:p>14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0.0291970802919709">
            <text:p>0.03</text:p>
          </table:table-cell>
          <table:table-cell office:value-type="float" office:value="0.0476190476190477">
            <text:p>0.05</text:p>
          </table:table-cell>
          <table:table-cell office:value-type="float" office:value="0.0219206680584552">
            <text:p>0.02</text:p>
          </table:table-cell>
          <table:table-cell table:formula="of:=ABS([.I253]-[.H253])" office:value-type="float" office:value="0.0184219673270768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nly</text:p>
          </table:table-cell>
          <table:table-cell office:value-type="string">
            <text:p>thing</text:p>
          </table:table-cell>
          <table:table-cell office:value-type="float" office:value="388">
            <text:p>38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58">
            <text:p>158</text:p>
          </table:table-cell>
          <table:table-cell office:value-type="float" office:value="0.0656934306569344">
            <text:p>0.07</text:p>
          </table:table-cell>
          <table:table-cell office:value-type="float" office:value="0.0476190476190477">
            <text:p>0.05</text:p>
          </table:table-cell>
          <table:table-cell office:value-type="float" office:value="0.0824634655532361">
            <text:p>0.08</text:p>
          </table:table-cell>
          <table:table-cell table:formula="of:=ABS([.I254]-[.H254])" office:value-type="float" office:value="0.0180743830378867">
            <text:p>0.02</text:p>
          </table:table-cell>
        </table:table-row>
        <table:table-row table:style-name="ro1">
          <table:table-cell office:value-type="string">
            <text:p>any</text:p>
          </table:table-cell>
          <table:table-cell office:value-type="string">
            <text:p>forward-looking</text:p>
          </table:table-cell>
          <table:table-cell office:value-type="string">
            <text:p>statement</text:p>
          </table:table-cell>
          <table:table-cell office:value-type="float" office:value="192">
            <text:p>19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27">
            <text:p>127</text:p>
          </table:table-cell>
          <table:table-cell office:value-type="float" office:value="0.0656934306569344">
            <text:p>0.07</text:p>
          </table:table-cell>
          <table:table-cell office:value-type="float" office:value="0.0476190476190477">
            <text:p>0.05</text:p>
          </table:table-cell>
          <table:table-cell office:value-type="float" office:value="0.0662839248434239">
            <text:p>0.07</text:p>
          </table:table-cell>
          <table:table-cell table:formula="of:=ABS([.I255]-[.H255])" office:value-type="float" office:value="0.0180743830378867">
            <text:p>0.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foreign</text:p>
          </table:table-cell>
          <table:table-cell office:value-type="string">
            <text:p>exchange</text:p>
          </table:table-cell>
          <table:table-cell office:value-type="float" office:value="116">
            <text:p>11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0.0656934306569344">
            <text:p>0.07</text:p>
          </table:table-cell>
          <table:table-cell office:value-type="float" office:value="0.0476190476190477">
            <text:p>0.05</text:p>
          </table:table-cell>
          <table:table-cell office:value-type="float" office:value="0.0245302713987474">
            <text:p>0.02</text:p>
          </table:table-cell>
          <table:table-cell table:formula="of:=ABS([.I256]-[.H256])" office:value-type="float" office:value="0.0180743830378867">
            <text:p>0.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trong</text:p>
          </table:table-cell>
          <table:table-cell office:value-type="string">
            <text:p>performance</text:p>
          </table:table-cell>
          <table:table-cell office:value-type="float" office:value="443">
            <text:p>44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0.0218978102189781">
            <text:p>0.02</text:p>
          </table:table-cell>
          <table:table-cell office:value-type="float" office:value="0.0396825396825398">
            <text:p>0.04</text:p>
          </table:table-cell>
          <table:table-cell office:value-type="float" office:value="0.0391440501043842">
            <text:p>0.04</text:p>
          </table:table-cell>
          <table:table-cell table:formula="of:=ABS([.I257]-[.H257])" office:value-type="float" office:value="0.0177847294635617">
            <text:p>0.02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organic</text:p>
          </table:table-cell>
          <table:table-cell office:value-type="string">
            <text:p>basis</text:p>
          </table:table-cell>
          <table:table-cell office:value-type="float" office:value="283">
            <text:p>28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2">
            <text:p>82</text:p>
          </table:table-cell>
          <table:table-cell office:value-type="float" office:value="0.0218978102189781">
            <text:p>0.02</text:p>
          </table:table-cell>
          <table:table-cell office:value-type="float" office:value="0.0396825396825398">
            <text:p>0.04</text:p>
          </table:table-cell>
          <table:table-cell office:value-type="float" office:value="0.0427974947807934">
            <text:p>0.04</text:p>
          </table:table-cell>
          <table:table-cell table:formula="of:=ABS([.I258]-[.H258])" office:value-type="float" office:value="0.0177847294635617">
            <text:p>0.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olid</text:p>
          </table:table-cell>
          <table:table-cell office:value-type="string">
            <text:p>foundation</text:p>
          </table:table-cell>
          <table:table-cell office:value-type="float" office:value="166">
            <text:p>16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0.0218978102189781">
            <text:p>0.02</text:p>
          </table:table-cell>
          <table:table-cell office:value-type="float" office:value="0.0396825396825398">
            <text:p>0.04</text:p>
          </table:table-cell>
          <table:table-cell office:value-type="float" office:value="0.0391440501043842">
            <text:p>0.04</text:p>
          </table:table-cell>
          <table:table-cell table:formula="of:=ABS([.I259]-[.H259])" office:value-type="float" office:value="0.0177847294635617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w</text:p>
          </table:table-cell>
          <table:table-cell office:value-type="string">
            <text:p>year</text:p>
          </table:table-cell>
          <table:table-cell office:value-type="float" office:value="151">
            <text:p>15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3">
            <text:p>73</text:p>
          </table:table-cell>
          <table:table-cell office:value-type="float" office:value="0.0218978102189781">
            <text:p>0.02</text:p>
          </table:table-cell>
          <table:table-cell office:value-type="float" office:value="0.0396825396825398">
            <text:p>0.04</text:p>
          </table:table-cell>
          <table:table-cell office:value-type="float" office:value="0.0381002087682673">
            <text:p>0.04</text:p>
          </table:table-cell>
          <table:table-cell table:formula="of:=ABS([.I260]-[.H260])" office:value-type="float" office:value="0.0177847294635617">
            <text:p>0.02</text:p>
          </table:table-cell>
        </table:table-row>
        <table:table-row table:style-name="ro1">
          <table:table-cell office:value-type="string">
            <text:p>this</text:p>
          </table:table-cell>
          <table:table-cell office:value-type="string">
            <text:p>particular</text:p>
          </table:table-cell>
          <table:table-cell office:value-type="string">
            <text:p>quarter</text:p>
          </table:table-cell>
          <table:table-cell office:value-type="float" office:value="133">
            <text:p>13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0.0218978102189781">
            <text:p>0.02</text:p>
          </table:table-cell>
          <table:table-cell office:value-type="float" office:value="0.0396825396825398">
            <text:p>0.04</text:p>
          </table:table-cell>
          <table:table-cell office:value-type="float" office:value="0.0260960334029228">
            <text:p>0.03</text:p>
          </table:table-cell>
          <table:table-cell table:formula="of:=ABS([.I261]-[.H261])" office:value-type="float" office:value="0.0177847294635617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international</text:p>
          </table:table-cell>
          <table:table-cell office:value-type="string">
            <text:p>side</text:p>
          </table:table-cell>
          <table:table-cell office:value-type="float" office:value="127">
            <text:p>12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2">
            <text:p>92</text:p>
          </table:table-cell>
          <table:table-cell office:value-type="float" office:value="0.0218978102189781">
            <text:p>0.02</text:p>
          </table:table-cell>
          <table:table-cell office:value-type="float" office:value="0.0396825396825398">
            <text:p>0.04</text:p>
          </table:table-cell>
          <table:table-cell office:value-type="float" office:value="0.048016701461378">
            <text:p>0.05</text:p>
          </table:table-cell>
          <table:table-cell table:formula="of:=ABS([.I262]-[.H262])" office:value-type="float" office:value="0.0177847294635617">
            <text:p>0.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third</text:p>
          </table:table-cell>
          <table:table-cell office:value-type="string">
            <text:p>quarter</text:p>
          </table:table-cell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0.0218978102189781">
            <text:p>0.02</text:p>
          </table:table-cell>
          <table:table-cell office:value-type="float" office:value="0.0396825396825398">
            <text:p>0.04</text:p>
          </table:table-cell>
          <table:table-cell office:value-type="float" office:value="0.0313152400835074">
            <text:p>0.03</text:p>
          </table:table-cell>
          <table:table-cell table:formula="of:=ABS([.I263]-[.H263])" office:value-type="float" office:value="0.0177847294635617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joint</text:p>
          </table:table-cell>
          <table:table-cell office:value-type="string">
            <text:p>venture</text:p>
          </table:table-cell>
          <table:table-cell office:value-type="float" office:value="536">
            <text:p>53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72">
            <text:p>172</text:p>
          </table:table-cell>
          <table:table-cell office:value-type="float" office:value="0.0145985401459854">
            <text:p>0.01</text:p>
          </table:table-cell>
          <table:table-cell office:value-type="float" office:value="0.0317460317460318">
            <text:p>0.03</text:p>
          </table:table-cell>
          <table:table-cell office:value-type="float" office:value="0.0897703549060545">
            <text:p>0.09</text:p>
          </table:table-cell>
          <table:table-cell table:formula="of:=ABS([.I264]-[.H264])" office:value-type="float" office:value="0.0171474916000464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urrent</text:p>
          </table:table-cell>
          <table:table-cell office:value-type="string">
            <text:p>level</text:p>
          </table:table-cell>
          <table:table-cell office:value-type="float" office:value="383">
            <text:p>38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0.0145985401459854">
            <text:p>0.01</text:p>
          </table:table-cell>
          <table:table-cell office:value-type="float" office:value="0.0317460317460318">
            <text:p>0.03</text:p>
          </table:table-cell>
          <table:table-cell office:value-type="float" office:value="0.0245302713987474">
            <text:p>0.02</text:p>
          </table:table-cell>
          <table:table-cell table:formula="of:=ABS([.I265]-[.H265])" office:value-type="float" office:value="0.0171474916000464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conomic</text:p>
          </table:table-cell>
          <table:table-cell office:value-type="string">
            <text:p>crisis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0.0145985401459854">
            <text:p>0.01</text:p>
          </table:table-cell>
          <table:table-cell office:value-type="float" office:value="0.0317460317460318">
            <text:p>0.03</text:p>
          </table:table-cell>
          <table:table-cell office:value-type="float" office:value="0.011482254697286">
            <text:p>0.01</text:p>
          </table:table-cell>
          <table:table-cell table:formula="of:=ABS([.I266]-[.H266])" office:value-type="float" office:value="0.0171474916000464">
            <text:p>0.02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annualized</text:p>
          </table:table-cell>
          <table:table-cell office:value-type="string">
            <text:p>basis</text:p>
          </table:table-cell>
          <table:table-cell office:value-type="float" office:value="249">
            <text:p>24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7">
            <text:p>87</text:p>
          </table:table-cell>
          <table:table-cell office:value-type="float" office:value="0.0145985401459854">
            <text:p>0.01</text:p>
          </table:table-cell>
          <table:table-cell office:value-type="float" office:value="0.0317460317460318">
            <text:p>0.03</text:p>
          </table:table-cell>
          <table:table-cell office:value-type="float" office:value="0.0454070981210857">
            <text:p>0.05</text:p>
          </table:table-cell>
          <table:table-cell table:formula="of:=ABS([.I267]-[.H267])" office:value-type="float" office:value="0.0171474916000464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rior-year</text:p>
          </table:table-cell>
          <table:table-cell office:value-type="string">
            <text:p>quarter</text:p>
          </table:table-cell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18">
            <text:p>118</text:p>
          </table:table-cell>
          <table:table-cell office:value-type="float" office:value="0.0145985401459854">
            <text:p>0.01</text:p>
          </table:table-cell>
          <table:table-cell office:value-type="float" office:value="0.0317460317460318">
            <text:p>0.03</text:p>
          </table:table-cell>
          <table:table-cell office:value-type="float" office:value="0.0615866388308978">
            <text:p>0.06</text:p>
          </table:table-cell>
          <table:table-cell table:formula="of:=ABS([.I268]-[.H268])" office:value-type="float" office:value="0.0171474916000464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ast</text:p>
          </table:table-cell>
          <table:table-cell office:value-type="string">
            <text:p>half</text:p>
          </table:table-cell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0145985401459854">
            <text:p>0.01</text:p>
          </table:table-cell>
          <table:table-cell office:value-type="float" office:value="0.0317460317460318">
            <text:p>0.03</text:p>
          </table:table-cell>
          <table:table-cell office:value-type="float" office:value="0.0260960334029228">
            <text:p>0.03</text:p>
          </table:table-cell>
          <table:table-cell table:formula="of:=ABS([.I269]-[.H269])" office:value-type="float" office:value="0.0171474916000464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verall</text:p>
          </table:table-cell>
          <table:table-cell office:value-type="string">
            <text:p>portfolio</text:p>
          </table:table-cell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0.0145985401459854">
            <text:p>0.01</text:p>
          </table:table-cell>
          <table:table-cell office:value-type="float" office:value="0.0317460317460318">
            <text:p>0.03</text:p>
          </table:table-cell>
          <table:table-cell office:value-type="float" office:value="0.0198329853862213">
            <text:p>0.02</text:p>
          </table:table-cell>
          <table:table-cell table:formula="of:=ABS([.I270]-[.H270])" office:value-type="float" office:value="0.0171474916000464">
            <text:p>0.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ubstantial</text:p>
          </table:table-cell>
          <table:table-cell office:value-type="string">
            <text:p>increase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0.0145985401459854">
            <text:p>0.01</text:p>
          </table:table-cell>
          <table:table-cell office:value-type="float" office:value="0.0317460317460318">
            <text:p>0.03</text:p>
          </table:table-cell>
          <table:table-cell office:value-type="float" office:value="0.0203549060542798">
            <text:p>0.02</text:p>
          </table:table-cell>
          <table:table-cell table:formula="of:=ABS([.I271]-[.H271])" office:value-type="float" office:value="0.0171474916000464">
            <text:p>0.02</text:p>
          </table:table-cell>
        </table:table-row>
        <table:table-row table:style-name="ro1">
          <table:table-cell office:value-type="string">
            <text:p>this</text:p>
          </table:table-cell>
          <table:table-cell office:value-type="string">
            <text:p>fourth</text:p>
          </table:table-cell>
          <table:table-cell office:value-type="string">
            <text:p>quarter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0.0145985401459854">
            <text:p>0.01</text:p>
          </table:table-cell>
          <table:table-cell office:value-type="float" office:value="0.0317460317460318">
            <text:p>0.03</text:p>
          </table:table-cell>
          <table:table-cell office:value-type="float" office:value="0.0229645093945721">
            <text:p>0.02</text:p>
          </table:table-cell>
          <table:table-cell table:formula="of:=ABS([.I272]-[.H272])" office:value-type="float" office:value="0.0171474916000464">
            <text:p>0.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balance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0.00729927007299273">
            <text:p>0.01</text:p>
          </table:table-cell>
          <table:table-cell office:value-type="float" office:value="0.0238095238095239">
            <text:p>0.02</text:p>
          </table:table-cell>
          <table:table-cell office:value-type="float" office:value="0.0203549060542798">
            <text:p>0.02</text:p>
          </table:table-cell>
          <table:table-cell table:formula="of:=ABS([.I273]-[.H273])" office:value-type="float" office:value="0.0165102537365312">
            <text:p>0.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regional</text:p>
          </table:table-cell>
          <table:table-cell office:value-type="string">
            <text:p>basis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0.00729927007299273">
            <text:p>0.01</text:p>
          </table:table-cell>
          <table:table-cell office:value-type="float" office:value="0.0238095238095239">
            <text:p>0.02</text:p>
          </table:table-cell>
          <table:table-cell office:value-type="float" office:value="0.0213987473903967">
            <text:p>0.02</text:p>
          </table:table-cell>
          <table:table-cell table:formula="of:=ABS([.I274]-[.H274])" office:value-type="float" office:value="0.0165102537365312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good</text:p>
          </table:table-cell>
          <table:table-cell office:value-type="string">
            <text:p>news</text:p>
          </table:table-cell>
          <table:table-cell office:value-type="float" office:value="435">
            <text:p>43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08">
            <text:p>208</text:p>
          </table:table-cell>
          <table:table-cell office:value-type="float" office:value="0.0948905109489053">
            <text:p>0.09</text:p>
          </table:table-cell>
          <table:table-cell office:value-type="float" office:value="0.111111111111111">
            <text:p>0.11</text:p>
          </table:table-cell>
          <table:table-cell office:value-type="float" office:value="0.108559498956159">
            <text:p>0.11</text:p>
          </table:table-cell>
          <table:table-cell table:formula="of:=ABS([.I275]-[.H275])" office:value-type="float" office:value="0.0162206001622057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revious</text:p>
          </table:table-cell>
          <table:table-cell office:value-type="string">
            <text:p>year</text:p>
          </table:table-cell>
          <table:table-cell office:value-type="float" office:value="1720">
            <text:p>172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7">
            <text:p>117</text:p>
          </table:table-cell>
          <table:table-cell office:value-type="float" office:value="0.0875912408759126">
            <text:p>0.09</text:p>
          </table:table-cell>
          <table:table-cell office:value-type="float" office:value="0.0714285714285716">
            <text:p>0.07</text:p>
          </table:table-cell>
          <table:table-cell office:value-type="float" office:value="0.0610647181628394">
            <text:p>0.06</text:p>
          </table:table-cell>
          <table:table-cell table:formula="of:=ABS([.I276]-[.H276])" office:value-type="float" office:value="0.016162669447341">
            <text:p>0.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performance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0.0158730158730159">
            <text:p>0.02</text:p>
          </table:table-cell>
          <table:table-cell office:value-type="float" office:value="0.011482254697286">
            <text:p>0.01</text:p>
          </table:table-cell>
          <table:table-cell table:formula="of:=ABS([.I277]-[.H277])" office:value-type="float" office:value="0.0158730158730159">
            <text:p>0.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level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0158730158730159">
            <text:p>0.02</text:p>
          </table:table-cell>
          <table:table-cell office:value-type="float" office:value="0.00887265135699377">
            <text:p>0.01</text:p>
          </table:table-cell>
          <table:table-cell table:formula="of:=ABS([.I278]-[.H278])" office:value-type="float" office:value="0.0158730158730159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basis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0.0158730158730159">
            <text:p>0.02</text:p>
          </table:table-cell>
          <table:table-cell office:value-type="float" office:value="0.0135699373695199">
            <text:p>0.01</text:p>
          </table:table-cell>
          <table:table-cell table:formula="of:=ABS([.I279]-[.H279])" office:value-type="float" office:value="0.0158730158730159">
            <text:p>0.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net</text:p>
          </table:table-cell>
          <table:table-cell office:value-type="string">
            <text:p>cash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0.0158730158730159">
            <text:p>0.02</text:p>
          </table:table-cell>
          <table:table-cell office:value-type="float" office:value="0.0198329853862213">
            <text:p>0.02</text:p>
          </table:table-cell>
          <table:table-cell table:formula="of:=ABS([.I280]-[.H280])" office:value-type="float" office:value="0.0158730158730159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Japanese</text:p>
          </table:table-cell>
          <table:table-cell office:value-type="string">
            <text:p>yen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0158730158730159">
            <text:p>0.02</text:p>
          </table:table-cell>
          <table:table-cell office:value-type="float" office:value="0.00313152400835075">
            <text:p>0</text:p>
          </table:table-cell>
          <table:table-cell table:formula="of:=ABS([.I281]-[.H281])" office:value-type="float" office:value="0.0158730158730159">
            <text:p>0.0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ig</text:p>
          </table:table-cell>
          <table:table-cell office:value-type="string">
            <text:p>issue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0.0158730158730159">
            <text:p>0.02</text:p>
          </table:table-cell>
          <table:table-cell office:value-type="float" office:value="0.0302713987473905">
            <text:p>0.03</text:p>
          </table:table-cell>
          <table:table-cell table:formula="of:=ABS([.I282]-[.H282])" office:value-type="float" office:value="0.0158730158730159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whole</text:p>
          </table:table-cell>
          <table:table-cell office:value-type="string">
            <text:p>thing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0.0158730158730159">
            <text:p>0.02</text:p>
          </table:table-cell>
          <table:table-cell office:value-type="float" office:value="0.0213987473903967">
            <text:p>0.02</text:p>
          </table:table-cell>
          <table:table-cell table:formula="of:=ABS([.I283]-[.H283])" office:value-type="float" office:value="0.0158730158730159">
            <text:p>0.02</text:p>
          </table:table-cell>
        </table:table-row>
        <table:table-row table:style-name="ro1">
          <table:table-cell office:value-type="string">
            <text:p>this</text:p>
          </table:table-cell>
          <table:table-cell office:value-type="string">
            <text:p>third</text:p>
          </table:table-cell>
          <table:table-cell office:value-type="string">
            <text:p>quarter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0.0158730158730159">
            <text:p>0.02</text:p>
          </table:table-cell>
          <table:table-cell office:value-type="float" office:value="0.0172233820459291">
            <text:p>0.02</text:p>
          </table:table-cell>
          <table:table-cell table:formula="of:=ABS([.I284]-[.H284])" office:value-type="float" office:value="0.0158730158730159">
            <text:p>0.02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outstanding</text:p>
          </table:table-cell>
          <table:table-cell office:value-type="string">
            <text:p>job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0.0158730158730159">
            <text:p>0.02</text:p>
          </table:table-cell>
          <table:table-cell office:value-type="float" office:value="0.0407098121085596">
            <text:p>0.04</text:p>
          </table:table-cell>
          <table:table-cell table:formula="of:=ABS([.I285]-[.H285])" office:value-type="float" office:value="0.0158730158730159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rude</text:p>
          </table:table-cell>
          <table:table-cell office:value-type="string">
            <text:p>oil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0.0158730158730159">
            <text:p>0.02</text:p>
          </table:table-cell>
          <table:table-cell office:value-type="float" office:value="0.0167014613778706">
            <text:p>0.02</text:p>
          </table:table-cell>
          <table:table-cell table:formula="of:=ABS([.I286]-[.H286])" office:value-type="float" office:value="0.0158730158730159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bad</text:p>
          </table:table-cell>
          <table:table-cell office:value-type="string">
            <text:p>debt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0.0158730158730159">
            <text:p>0.02</text:p>
          </table:table-cell>
          <table:table-cell office:value-type="float" office:value="0.018267223382046">
            <text:p>0.02</text:p>
          </table:table-cell>
          <table:table-cell table:formula="of:=ABS([.I287]-[.H287])" office:value-type="float" office:value="0.0158730158730159">
            <text:p>0.02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ompetitive</text:p>
          </table:table-cell>
          <table:table-cell office:value-type="string">
            <text:p>landscape</text:p>
          </table:table-cell>
          <table:table-cell office:value-type="float" office:value="272">
            <text:p>27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16">
            <text:p>116</text:p>
          </table:table-cell>
          <table:table-cell office:value-type="float" office:value="0.0802919708029199">
            <text:p>0.08</text:p>
          </table:table-cell>
          <table:table-cell office:value-type="float" office:value="0.0952380952380954">
            <text:p>0.1</text:p>
          </table:table-cell>
          <table:table-cell office:value-type="float" office:value="0.0605427974947809">
            <text:p>0.06</text:p>
          </table:table-cell>
          <table:table-cell table:formula="of:=ABS([.I288]-[.H288])" office:value-type="float" office:value="0.0149461244351755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arge</text:p>
          </table:table-cell>
          <table:table-cell office:value-type="string">
            <text:p>number</text:p>
          </table:table-cell>
          <table:table-cell office:value-type="float" office:value="372">
            <text:p>37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94">
            <text:p>94</text:p>
          </table:table-cell>
          <table:table-cell office:value-type="float" office:value="0.102189781021898">
            <text:p>0.1</text:p>
          </table:table-cell>
          <table:table-cell office:value-type="float" office:value="0.0873015873015875">
            <text:p>0.09</text:p>
          </table:table-cell>
          <table:table-cell office:value-type="float" office:value="0.0490605427974949">
            <text:p>0.05</text:p>
          </table:table-cell>
          <table:table-cell table:formula="of:=ABS([.I289]-[.H289])" office:value-type="float" office:value="0.0148881937203105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macroeconomic</text:p>
          </table:table-cell>
          <table:table-cell office:value-type="string">
            <text:p>environment</text:p>
          </table:table-cell>
          <table:table-cell office:value-type="float" office:value="203">
            <text:p>203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80">
            <text:p>80</text:p>
          </table:table-cell>
          <table:table-cell office:value-type="float" office:value="0.102189781021898">
            <text:p>0.1</text:p>
          </table:table-cell>
          <table:table-cell office:value-type="float" office:value="0.0873015873015875">
            <text:p>0.09</text:p>
          </table:table-cell>
          <table:table-cell office:value-type="float" office:value="0.0417536534446765">
            <text:p>0.04</text:p>
          </table:table-cell>
          <table:table-cell table:formula="of:=ABS([.I290]-[.H290])" office:value-type="float" office:value="0.0148881937203105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nal</text:p>
          </table:table-cell>
          <table:table-cell office:value-type="string">
            <text:p>question</text:p>
          </table:table-cell>
          <table:table-cell office:value-type="float" office:value="369">
            <text:p>3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0.0145985401459854">
            <text:p>0.01</text:p>
          </table:table-cell>
          <table:table-cell office:value-type="float" office:value="0">
            <text:p>0</text:p>
          </table:table-cell>
          <table:table-cell office:value-type="float" office:value="0.0349686847599165">
            <text:p>0.03</text:p>
          </table:table-cell>
          <table:table-cell table:formula="of:=ABS([.I291]-[.H291])" office:value-type="float" office:value="0.0145985401459854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main</text:p>
          </table:table-cell>
          <table:table-cell office:value-type="string">
            <text:p>reason</text:p>
          </table:table-cell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.0145985401459854">
            <text:p>0.01</text:p>
          </table:table-cell>
          <table:table-cell office:value-type="float" office:value="0">
            <text:p>0</text:p>
          </table:table-cell>
          <table:table-cell office:value-type="float" office:value="0.0130480167014614">
            <text:p>0.01</text:p>
          </table:table-cell>
          <table:table-cell table:formula="of:=ABS([.I292]-[.H292])" office:value-type="float" office:value="0.0145985401459854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orporate</text:p>
          </table:table-cell>
          <table:table-cell office:value-type="string">
            <text:p>side</text:p>
          </table:table-cell>
          <table:table-cell office:value-type="float" office:value="246">
            <text:p>2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.0145985401459854">
            <text:p>0.01</text:p>
          </table:table-cell>
          <table:table-cell office:value-type="float" office:value="0">
            <text:p>0</text:p>
          </table:table-cell>
          <table:table-cell office:value-type="float" office:value="0.0130480167014614">
            <text:p>0.01</text:p>
          </table:table-cell>
          <table:table-cell table:formula="of:=ABS([.I293]-[.H293])" office:value-type="float" office:value="0.0145985401459854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global</text:p>
          </table:table-cell>
          <table:table-cell office:value-type="string">
            <text:p>market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0.0145985401459854">
            <text:p>0.01</text:p>
          </table:table-cell>
          <table:table-cell office:value-type="float" office:value="0">
            <text:p>0</text:p>
          </table:table-cell>
          <table:table-cell office:value-type="float" office:value="0.0271398747390397">
            <text:p>0.03</text:p>
          </table:table-cell>
          <table:table-cell table:formula="of:=ABS([.I294]-[.H294])" office:value-type="float" office:value="0.0145985401459854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net</text:p>
          </table:table-cell>
          <table:table-cell office:value-type="string">
            <text:p>income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.0145985401459854">
            <text:p>0.01</text:p>
          </table:table-cell>
          <table:table-cell office:value-type="float" office:value="0">
            <text:p>0</text:p>
          </table:table-cell>
          <table:table-cell office:value-type="float" office:value="0.00991649269311069">
            <text:p>0.01</text:p>
          </table:table-cell>
          <table:table-cell table:formula="of:=ABS([.I295]-[.H295])" office:value-type="float" office:value="0.0145985401459854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ig</text:p>
          </table:table-cell>
          <table:table-cell office:value-type="string">
            <text:p>increase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0.0145985401459854">
            <text:p>0.01</text:p>
          </table:table-cell>
          <table:table-cell office:value-type="float" office:value="0">
            <text:p>0</text:p>
          </table:table-cell>
          <table:table-cell office:value-type="float" office:value="0.0281837160751566">
            <text:p>0.03</text:p>
          </table:table-cell>
          <table:table-cell table:formula="of:=ABS([.I296]-[.H296])" office:value-type="float" office:value="0.0145985401459854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mobile</text:p>
          </table:table-cell>
          <table:table-cell office:value-type="string">
            <text:p>business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5985401459854">
            <text:p>0.01</text:p>
          </table:table-cell>
          <table:table-cell table:number-columns-repeated="2" office:value-type="float" office:value="0">
            <text:p>0</text:p>
          </table:table-cell>
          <table:table-cell table:formula="of:=ABS([.I297]-[.H297])" office:value-type="float" office:value="0.0145985401459854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fair</text:p>
          </table:table-cell>
          <table:table-cell office:value-type="string">
            <text:p>bit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0.0145985401459854">
            <text:p>0.01</text:p>
          </table:table-cell>
          <table:table-cell office:value-type="float" office:value="0">
            <text:p>0</text:p>
          </table:table-cell>
          <table:table-cell office:value-type="float" office:value="0.0229645093945721">
            <text:p>0.02</text:p>
          </table:table-cell>
          <table:table-cell table:formula="of:=ABS([.I298]-[.H298])" office:value-type="float" office:value="0.0145985401459854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ompetitive</text:p>
          </table:table-cell>
          <table:table-cell office:value-type="string">
            <text:p>situation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145985401459854">
            <text:p>0.01</text:p>
          </table:table-cell>
          <table:table-cell office:value-type="float" office:value="0">
            <text:p>0</text:p>
          </table:table-cell>
          <table:table-cell office:value-type="float" office:value="0.00626304801670148">
            <text:p>0.01</text:p>
          </table:table-cell>
          <table:table-cell table:formula="of:=ABS([.I299]-[.H299])" office:value-type="float" office:value="0.0145985401459854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revious</text:p>
          </table:table-cell>
          <table:table-cell office:value-type="string">
            <text:p>slide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.0145985401459854">
            <text:p>0.01</text:p>
          </table:table-cell>
          <table:table-cell office:value-type="float" office:value="0">
            <text:p>0</text:p>
          </table:table-cell>
          <table:table-cell office:value-type="float" office:value="0.00887265135699377">
            <text:p>0.01</text:p>
          </table:table-cell>
          <table:table-cell table:formula="of:=ABS([.I300]-[.H300])" office:value-type="float" office:value="0.0145985401459854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eneral</text:p>
          </table:table-cell>
          <table:table-cell office:value-type="string">
            <text:p>comment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.0145985401459854">
            <text:p>0.01</text:p>
          </table:table-cell>
          <table:table-cell office:value-type="float" office:value="0">
            <text:p>0</text:p>
          </table:table-cell>
          <table:table-cell office:value-type="float" office:value="0.0135699373695199">
            <text:p>0.01</text:p>
          </table:table-cell>
          <table:table-cell table:formula="of:=ABS([.I301]-[.H301])" office:value-type="float" office:value="0.0145985401459854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trong</text:p>
          </table:table-cell>
          <table:table-cell office:value-type="string">
            <text:p>cash</text:p>
          </table:table-cell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.0145985401459854">
            <text:p>0.01</text:p>
          </table:table-cell>
          <table:table-cell office:value-type="float" office:value="0">
            <text:p>0</text:p>
          </table:table-cell>
          <table:table-cell office:value-type="float" office:value="0.0161795407098121">
            <text:p>0.02</text:p>
          </table:table-cell>
          <table:table-cell table:formula="of:=ABS([.I302]-[.H302])" office:value-type="float" office:value="0.0145985401459854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negative</text:p>
          </table:table-cell>
          <table:table-cell office:value-type="string">
            <text:p>impact</text:p>
          </table:table-cell>
          <table:table-cell office:value-type="float" office:value="1200">
            <text:p>1200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333">
            <text:p>333</text:p>
          </table:table-cell>
          <table:table-cell office:value-type="float" office:value="0.197080291970803">
            <text:p>0.2</text:p>
          </table:table-cell>
          <table:table-cell office:value-type="float" office:value="0.182539682539683">
            <text:p>0.18</text:p>
          </table:table-cell>
          <table:table-cell office:value-type="float" office:value="0.173799582463466">
            <text:p>0.17</text:p>
          </table:table-cell>
          <table:table-cell table:formula="of:=ABS([.I303]-[.H303])" office:value-type="float" office:value="0.01454060943112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nancial</text:p>
          </table:table-cell>
          <table:table-cell office:value-type="string">
            <text:p>impact</text:p>
          </table:table-cell>
          <table:table-cell office:value-type="float" office:value="161">
            <text:p>16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0.0218978102189781">
            <text:p>0.02</text:p>
          </table:table-cell>
          <table:table-cell office:value-type="float" office:value="0.00793650793650796">
            <text:p>0.01</text:p>
          </table:table-cell>
          <table:table-cell office:value-type="float" office:value="0.0433194154488519">
            <text:p>0.04</text:p>
          </table:table-cell>
          <table:table-cell table:formula="of:=ABS([.I304]-[.H304])" office:value-type="float" office:value="0.0139613022824701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ocal</text:p>
          </table:table-cell>
          <table:table-cell office:value-type="string">
            <text:p>currency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.0218978102189781">
            <text:p>0.02</text:p>
          </table:table-cell>
          <table:table-cell office:value-type="float" office:value="0.00793650793650796">
            <text:p>0.01</text:p>
          </table:table-cell>
          <table:table-cell office:value-type="float" office:value="0.0167014613778706">
            <text:p>0.02</text:p>
          </table:table-cell>
          <table:table-cell table:formula="of:=ABS([.I305]-[.H305])" office:value-type="float" office:value="0.0139613022824701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price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.0218978102189781">
            <text:p>0.02</text:p>
          </table:table-cell>
          <table:table-cell office:value-type="float" office:value="0.00793650793650796">
            <text:p>0.01</text:p>
          </table:table-cell>
          <table:table-cell office:value-type="float" office:value="0.0120041753653445">
            <text:p>0.01</text:p>
          </table:table-cell>
          <table:table-cell table:formula="of:=ABS([.I306]-[.H306])" office:value-type="float" office:value="0.0139613022824701">
            <text:p>0.01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integral</text:p>
          </table:table-cell>
          <table:table-cell office:value-type="string">
            <text:p>part</text:p>
          </table:table-cell>
          <table:table-cell office:value-type="float" office:value="106">
            <text:p>10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0.0218978102189781">
            <text:p>0.02</text:p>
          </table:table-cell>
          <table:table-cell office:value-type="float" office:value="0.00793650793650796">
            <text:p>0.01</text:p>
          </table:table-cell>
          <table:table-cell office:value-type="float" office:value="0.0193110647181629">
            <text:p>0.02</text:p>
          </table:table-cell>
          <table:table-cell table:formula="of:=ABS([.I307]-[.H307])" office:value-type="float" office:value="0.0139613022824701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ast</text:p>
          </table:table-cell>
          <table:table-cell office:value-type="string">
            <text:p>call</text:p>
          </table:table-cell>
          <table:table-cell office:value-type="float" office:value="361">
            <text:p>361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246">
            <text:p>246</text:p>
          </table:table-cell>
          <table:table-cell office:value-type="float" office:value="0.116788321167883">
            <text:p>0.12</text:p>
          </table:table-cell>
          <table:table-cell office:value-type="float" office:value="0.103174603174603">
            <text:p>0.1</text:p>
          </table:table-cell>
          <table:table-cell office:value-type="float" office:value="0.12839248434238">
            <text:p>0.13</text:p>
          </table:table-cell>
          <table:table-cell table:formula="of:=ABS([.I308]-[.H308])" office:value-type="float" office:value="0.01361371799328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ong</text:p>
          </table:table-cell>
          <table:table-cell office:value-type="string">
            <text:p>run</text:p>
          </table:table-cell>
          <table:table-cell office:value-type="float" office:value="577">
            <text:p>577</text:p>
          </table:table-cell>
          <table:table-cell table:number-columns-repeated="2" office:value-type="float" office:value="21">
            <text:p>21</text:p>
          </table:table-cell>
          <table:table-cell office:value-type="float" office:value="165">
            <text:p>165</text:p>
          </table:table-cell>
          <table:table-cell office:value-type="float" office:value="0.153284671532847">
            <text:p>0.15</text:p>
          </table:table-cell>
          <table:table-cell office:value-type="float" office:value="0.166666666666667">
            <text:p>0.17</text:p>
          </table:table-cell>
          <table:table-cell office:value-type="float" office:value="0.0861169102296453">
            <text:p>0.09</text:p>
          </table:table-cell>
          <table:table-cell table:formula="of:=ABS([.I309]-[.H309])" office:value-type="float" office:value="0.01338199513382">
            <text:p>0.01</text:p>
          </table:table-cell>
        </table:table-row>
        <table:table-row table:style-name="ro1">
          <table:table-cell office:value-type="string">
            <text:p>this</text:p>
          </table:table-cell>
          <table:table-cell office:value-type="string">
            <text:p>first</text:p>
          </table:table-cell>
          <table:table-cell office:value-type="string">
            <text:p>quarter</text:p>
          </table:table-cell>
          <table:table-cell office:value-type="float" office:value="318">
            <text:p>31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0291970802919709">
            <text:p>0.03</text:p>
          </table:table-cell>
          <table:table-cell office:value-type="float" office:value="0.0158730158730159">
            <text:p>0.02</text:p>
          </table:table-cell>
          <table:table-cell office:value-type="float" office:value="0.0407098121085596">
            <text:p>0.04</text:p>
          </table:table-cell>
          <table:table-cell table:formula="of:=ABS([.I310]-[.H310])" office:value-type="float" office:value="0.013324064418955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conomic</text:p>
          </table:table-cell>
          <table:table-cell office:value-type="string">
            <text:p>recovery</text:p>
          </table:table-cell>
          <table:table-cell office:value-type="float" office:value="232">
            <text:p>23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0.0291970802919709">
            <text:p>0.03</text:p>
          </table:table-cell>
          <table:table-cell office:value-type="float" office:value="0.0158730158730159">
            <text:p>0.02</text:p>
          </table:table-cell>
          <table:table-cell office:value-type="float" office:value="0.0532359081419625">
            <text:p>0.05</text:p>
          </table:table-cell>
          <table:table-cell table:formula="of:=ABS([.I311]-[.H311])" office:value-type="float" office:value="0.013324064418955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sign</text:p>
          </table:table-cell>
          <table:table-cell office:value-type="float" office:value="167">
            <text:p>16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0.0291970802919709">
            <text:p>0.03</text:p>
          </table:table-cell>
          <table:table-cell office:value-type="float" office:value="0.0158730158730159">
            <text:p>0.02</text:p>
          </table:table-cell>
          <table:table-cell office:value-type="float" office:value="0.0407098121085596">
            <text:p>0.04</text:p>
          </table:table-cell>
          <table:table-cell table:formula="of:=ABS([.I312]-[.H312])" office:value-type="float" office:value="0.013324064418955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fourth</text:p>
          </table:table-cell>
          <table:table-cell office:value-type="string">
            <text:p>quarter</text:p>
          </table:table-cell>
          <table:table-cell office:value-type="float" office:value="159">
            <text:p>15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0.0291970802919709">
            <text:p>0.03</text:p>
          </table:table-cell>
          <table:table-cell office:value-type="float" office:value="0.0158730158730159">
            <text:p>0.02</text:p>
          </table:table-cell>
          <table:table-cell office:value-type="float" office:value="0.0448851774530272">
            <text:p>0.04</text:p>
          </table:table-cell>
          <table:table-cell table:formula="of:=ABS([.I313]-[.H313])" office:value-type="float" office:value="0.013324064418955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otal</text:p>
          </table:table-cell>
          <table:table-cell office:value-type="string">
            <text:p>revenue</text:p>
          </table:table-cell>
          <table:table-cell office:value-type="float" office:value="117">
            <text:p>1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0.0291970802919709">
            <text:p>0.03</text:p>
          </table:table-cell>
          <table:table-cell office:value-type="float" office:value="0.0158730158730159">
            <text:p>0.02</text:p>
          </table:table-cell>
          <table:table-cell office:value-type="float" office:value="0.0151356993736952">
            <text:p>0.02</text:p>
          </table:table-cell>
          <table:table-cell table:formula="of:=ABS([.I314]-[.H314])" office:value-type="float" office:value="0.013324064418955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ast</text:p>
          </table:table-cell>
          <table:table-cell office:value-type="string">
            <text:p>conference</text:p>
          </table:table-cell>
          <table:table-cell office:value-type="float" office:value="111">
            <text:p>1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0.0291970802919709">
            <text:p>0.03</text:p>
          </table:table-cell>
          <table:table-cell office:value-type="float" office:value="0.0158730158730159">
            <text:p>0.02</text:p>
          </table:table-cell>
          <table:table-cell office:value-type="float" office:value="0.0140918580375783">
            <text:p>0.01</text:p>
          </table:table-cell>
          <table:table-cell table:formula="of:=ABS([.I315]-[.H315])" office:value-type="float" office:value="0.013324064418955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econd</text:p>
          </table:table-cell>
          <table:table-cell office:value-type="string">
            <text:p>quarter</text:p>
          </table:table-cell>
          <table:table-cell office:value-type="float" office:value="302">
            <text:p>30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38">
            <text:p>138</text:p>
          </table:table-cell>
          <table:table-cell office:value-type="float" office:value="0.0583941605839417">
            <text:p>0.06</text:p>
          </table:table-cell>
          <table:table-cell office:value-type="float" office:value="0.0714285714285716">
            <text:p>0.07</text:p>
          </table:table-cell>
          <table:table-cell office:value-type="float" office:value="0.0720250521920669">
            <text:p>0.07</text:p>
          </table:table-cell>
          <table:table-cell table:formula="of:=ABS([.I316]-[.H316])" office:value-type="float" office:value="0.0130344108446299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ignificant</text:p>
          </table:table-cell>
          <table:table-cell office:value-type="string">
            <text:p>part</text:p>
          </table:table-cell>
          <table:table-cell office:value-type="float" office:value="261">
            <text:p>26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0.0364963503649636">
            <text:p>0.04</text:p>
          </table:table-cell>
          <table:table-cell office:value-type="float" office:value="0.0238095238095239">
            <text:p>0.02</text:p>
          </table:table-cell>
          <table:table-cell office:value-type="float" office:value="0.0302713987473905">
            <text:p>0.03</text:p>
          </table:table-cell>
          <table:table-cell table:formula="of:=ABS([.I317]-[.H317])" office:value-type="float" office:value="0.0126868265554397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positive</text:p>
          </table:table-cell>
          <table:table-cell office:value-type="string">
            <text:p>trend</text:p>
          </table:table-cell>
          <table:table-cell office:value-type="float" office:value="191">
            <text:p>19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0.0364963503649636">
            <text:p>0.04</text:p>
          </table:table-cell>
          <table:table-cell office:value-type="float" office:value="0.0238095238095239">
            <text:p>0.02</text:p>
          </table:table-cell>
          <table:table-cell office:value-type="float" office:value="0.0140918580375783">
            <text:p>0.01</text:p>
          </table:table-cell>
          <table:table-cell table:formula="of:=ABS([.I318]-[.H318])" office:value-type="float" office:value="0.0126868265554397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ertain</text:p>
          </table:table-cell>
          <table:table-cell office:value-type="string">
            <text:p>number</text:p>
          </table:table-cell>
          <table:table-cell office:value-type="float" office:value="189">
            <text:p>18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0.0364963503649636">
            <text:p>0.04</text:p>
          </table:table-cell>
          <table:table-cell office:value-type="float" office:value="0.0238095238095239">
            <text:p>0.02</text:p>
          </table:table-cell>
          <table:table-cell office:value-type="float" office:value="0.00887265135699377">
            <text:p>0.01</text:p>
          </table:table-cell>
          <table:table-cell table:formula="of:=ABS([.I319]-[.H319])" office:value-type="float" office:value="0.0126868265554397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hort</text:p>
          </table:table-cell>
          <table:table-cell office:value-type="string">
            <text:p>answer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0.0364963503649636">
            <text:p>0.04</text:p>
          </table:table-cell>
          <table:table-cell office:value-type="float" office:value="0.0238095238095239">
            <text:p>0.02</text:p>
          </table:table-cell>
          <table:table-cell office:value-type="float" office:value="0.0448851774530272">
            <text:p>0.04</text:p>
          </table:table-cell>
          <table:table-cell table:formula="of:=ABS([.I320]-[.H320])" office:value-type="float" office:value="0.0126868265554397">
            <text:p>0.01</text:p>
          </table:table-cell>
        </table:table-row>
        <table:table-row table:style-name="ro1">
          <table:table-cell office:value-type="string">
            <text:p>another</text:p>
          </table:table-cell>
          <table:table-cell office:value-type="string">
            <text:p>solid</text:p>
          </table:table-cell>
          <table:table-cell office:value-type="string">
            <text:p>quarter</text:p>
          </table:table-cell>
          <table:table-cell office:value-type="float" office:value="180">
            <text:p>18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0.0364963503649636">
            <text:p>0.04</text:p>
          </table:table-cell>
          <table:table-cell office:value-type="float" office:value="0.0238095238095239">
            <text:p>0.02</text:p>
          </table:table-cell>
          <table:table-cell office:value-type="float" office:value="0.0688935281837162">
            <text:p>0.07</text:p>
          </table:table-cell>
          <table:table-cell table:formula="of:=ABS([.I321]-[.H321])" office:value-type="float" office:value="0.0126868265554397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international</text:p>
          </table:table-cell>
          <table:table-cell office:value-type="string">
            <text:p>market</text:p>
          </table:table-cell>
          <table:table-cell office:value-type="float" office:value="160">
            <text:p>16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0.0364963503649636">
            <text:p>0.04</text:p>
          </table:table-cell>
          <table:table-cell office:value-type="float" office:value="0.0238095238095239">
            <text:p>0.02</text:p>
          </table:table-cell>
          <table:table-cell office:value-type="float" office:value="0.0464509394572026">
            <text:p>0.05</text:p>
          </table:table-cell>
          <table:table-cell table:formula="of:=ABS([.I322]-[.H322])" office:value-type="float" office:value="0.0126868265554397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ntire</text:p>
          </table:table-cell>
          <table:table-cell office:value-type="string">
            <text:p>company</text:p>
          </table:table-cell>
          <table:table-cell office:value-type="float" office:value="121">
            <text:p>12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0.0364963503649636">
            <text:p>0.04</text:p>
          </table:table-cell>
          <table:table-cell office:value-type="float" office:value="0.0238095238095239">
            <text:p>0.02</text:p>
          </table:table-cell>
          <table:table-cell office:value-type="float" office:value="0.0417536534446765">
            <text:p>0.04</text:p>
          </table:table-cell>
          <table:table-cell table:formula="of:=ABS([.I323]-[.H323])" office:value-type="float" office:value="0.0126868265554397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ignificant</text:p>
          </table:table-cell>
          <table:table-cell office:value-type="string">
            <text:p>opportunity</text:p>
          </table:table-cell>
          <table:table-cell office:value-type="float" office:value="143">
            <text:p>14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0.051094890510949">
            <text:p>0.05</text:p>
          </table:table-cell>
          <table:table-cell office:value-type="float" office:value="0.0634920634920636">
            <text:p>0.06</text:p>
          </table:table-cell>
          <table:table-cell office:value-type="float" office:value="0.0381002087682673">
            <text:p>0.04</text:p>
          </table:table-cell>
          <table:table-cell table:formula="of:=ABS([.I324]-[.H324])" office:value-type="float" office:value="0.0123971729811146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ull</text:p>
          </table:table-cell>
          <table:table-cell office:value-type="string">
            <text:p>quarter</text:p>
          </table:table-cell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office:value-type="float" office:value="0.051094890510949">
            <text:p>0.05</text:p>
          </table:table-cell>
          <table:table-cell office:value-type="float" office:value="0.0634920634920636">
            <text:p>0.06</text:p>
          </table:table-cell>
          <table:table-cell office:value-type="float" office:value="0.0328810020876827">
            <text:p>0.03</text:p>
          </table:table-cell>
          <table:table-cell table:formula="of:=ABS([.I325]-[.H325])" office:value-type="float" office:value="0.0123971729811146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key</text:p>
          </table:table-cell>
          <table:table-cell office:value-type="string">
            <text:p>driver</text:p>
          </table:table-cell>
          <table:table-cell office:value-type="float" office:value="219">
            <text:p>21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4">
            <text:p>84</text:p>
          </table:table-cell>
          <table:table-cell office:value-type="float" office:value="0.0437956204379563">
            <text:p>0.04</text:p>
          </table:table-cell>
          <table:table-cell office:value-type="float" office:value="0.0317460317460318">
            <text:p>0.03</text:p>
          </table:table-cell>
          <table:table-cell office:value-type="float" office:value="0.0438413361169103">
            <text:p>0.04</text:p>
          </table:table-cell>
          <table:table-cell table:formula="of:=ABS([.I326]-[.H326])" office:value-type="float" office:value="0.0120495886919245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whole</text:p>
          </table:table-cell>
          <table:table-cell office:value-type="string">
            <text:p>bunch</text:p>
          </table:table-cell>
          <table:table-cell office:value-type="float" office:value="167">
            <text:p>16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7">
            <text:p>87</text:p>
          </table:table-cell>
          <table:table-cell office:value-type="float" office:value="0.0437956204379563">
            <text:p>0.04</text:p>
          </table:table-cell>
          <table:table-cell office:value-type="float" office:value="0.0317460317460318">
            <text:p>0.03</text:p>
          </table:table-cell>
          <table:table-cell office:value-type="float" office:value="0.0454070981210857">
            <text:p>0.05</text:p>
          </table:table-cell>
          <table:table-cell table:formula="of:=ABS([.I327]-[.H327])" office:value-type="float" office:value="0.0120495886919245">
            <text:p>0.01</text:p>
          </table:table-cell>
        </table:table-row>
        <table:table-row table:style-name="ro1">
          <table:table-cell office:value-type="string">
            <text:p>this</text:p>
          </table:table-cell>
          <table:table-cell office:value-type="string">
            <text:p>past</text:p>
          </table:table-cell>
          <table:table-cell office:value-type="string">
            <text:p>year</text:p>
          </table:table-cell>
          <table:table-cell office:value-type="float" office:value="158">
            <text:p>15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  <table:table-cell office:value-type="float" office:value="0.0437956204379563">
            <text:p>0.04</text:p>
          </table:table-cell>
          <table:table-cell office:value-type="float" office:value="0.0317460317460318">
            <text:p>0.03</text:p>
          </table:table-cell>
          <table:table-cell office:value-type="float" office:value="0.053757828810021">
            <text:p>0.05</text:p>
          </table:table-cell>
          <table:table-cell table:formula="of:=ABS([.I328]-[.H328])" office:value-type="float" office:value="0.0120495886919245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arge</text:p>
          </table:table-cell>
          <table:table-cell office:value-type="string">
            <text:p>portion</text:p>
          </table:table-cell>
          <table:table-cell office:value-type="float" office:value="141">
            <text:p>14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0.0437956204379563">
            <text:p>0.04</text:p>
          </table:table-cell>
          <table:table-cell office:value-type="float" office:value="0.0317460317460318">
            <text:p>0.03</text:p>
          </table:table-cell>
          <table:table-cell office:value-type="float" office:value="0.0250521920668059">
            <text:p>0.03</text:p>
          </table:table-cell>
          <table:table-cell table:formula="of:=ABS([.I329]-[.H329])" office:value-type="float" office:value="0.0120495886919245">
            <text:p>0.01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important</text:p>
          </table:table-cell>
          <table:table-cell office:value-type="string">
            <text:p>component</text:p>
          </table:table-cell>
          <table:table-cell office:value-type="float" office:value="109">
            <text:p>10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0.0437956204379563">
            <text:p>0.04</text:p>
          </table:table-cell>
          <table:table-cell office:value-type="float" office:value="0.0317460317460318">
            <text:p>0.03</text:p>
          </table:table-cell>
          <table:table-cell office:value-type="float" office:value="0.0292275574112735">
            <text:p>0.03</text:p>
          </table:table-cell>
          <table:table-cell table:formula="of:=ABS([.I330]-[.H330])" office:value-type="float" office:value="0.0120495886919245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ignificant</text:p>
          </table:table-cell>
          <table:table-cell office:value-type="string">
            <text:p>increase</text:p>
          </table:table-cell>
          <table:table-cell office:value-type="float" office:value="596">
            <text:p>59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56">
            <text:p>156</text:p>
          </table:table-cell>
          <table:table-cell office:value-type="float" office:value="0.0437956204379563">
            <text:p>0.04</text:p>
          </table:table-cell>
          <table:table-cell office:value-type="float" office:value="0.0555555555555557">
            <text:p>0.06</text:p>
          </table:table-cell>
          <table:table-cell office:value-type="float" office:value="0.0814196242171191">
            <text:p>0.08</text:p>
          </table:table-cell>
          <table:table-cell table:formula="of:=ABS([.I331]-[.H331])" office:value-type="float" office:value="0.0117599351175994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conomic</text:p>
          </table:table-cell>
          <table:table-cell office:value-type="string">
            <text:p>cycle</text:p>
          </table:table-cell>
          <table:table-cell office:value-type="float" office:value="158">
            <text:p>15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0.0437956204379563">
            <text:p>0.04</text:p>
          </table:table-cell>
          <table:table-cell office:value-type="float" office:value="0.0555555555555557">
            <text:p>0.06</text:p>
          </table:table-cell>
          <table:table-cell office:value-type="float" office:value="0.00939457202505223">
            <text:p>0.01</text:p>
          </table:table-cell>
          <table:table-cell table:formula="of:=ABS([.I332]-[.H332])" office:value-type="float" office:value="0.0117599351175994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econd</text:p>
          </table:table-cell>
          <table:table-cell office:value-type="string">
            <text:p>question</text:p>
          </table:table-cell>
          <table:table-cell office:value-type="float" office:value="454">
            <text:p>45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15">
            <text:p>115</text:p>
          </table:table-cell>
          <table:table-cell office:value-type="float" office:value="0.051094890510949">
            <text:p>0.05</text:p>
          </table:table-cell>
          <table:table-cell office:value-type="float" office:value="0.0396825396825398">
            <text:p>0.04</text:p>
          </table:table-cell>
          <table:table-cell office:value-type="float" office:value="0.0600208768267224">
            <text:p>0.06</text:p>
          </table:table-cell>
          <table:table-cell table:formula="of:=ABS([.I333]-[.H333])" office:value-type="float" office:value="0.0114123508284092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phase</text:p>
          </table:table-cell>
          <table:table-cell office:value-type="float" office:value="242">
            <text:p>24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0.051094890510949">
            <text:p>0.05</text:p>
          </table:table-cell>
          <table:table-cell office:value-type="float" office:value="0.0396825396825398">
            <text:p>0.04</text:p>
          </table:table-cell>
          <table:table-cell office:value-type="float" office:value="0.0323590814196243">
            <text:p>0.03</text:p>
          </table:table-cell>
          <table:table-cell table:formula="of:=ABS([.I334]-[.H334])" office:value-type="float" office:value="0.0114123508284092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ong-term</text:p>
          </table:table-cell>
          <table:table-cell office:value-type="string">
            <text:p>growth</text:p>
          </table:table-cell>
          <table:table-cell office:value-type="float" office:value="189">
            <text:p>18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10">
            <text:p>110</text:p>
          </table:table-cell>
          <table:table-cell office:value-type="float" office:value="0.051094890510949">
            <text:p>0.05</text:p>
          </table:table-cell>
          <table:table-cell office:value-type="float" office:value="0.0396825396825398">
            <text:p>0.04</text:p>
          </table:table-cell>
          <table:table-cell office:value-type="float" office:value="0.0574112734864302">
            <text:p>0.06</text:p>
          </table:table-cell>
          <table:table-cell table:formula="of:=ABS([.I335]-[.H335])" office:value-type="float" office:value="0.0114123508284092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arge</text:p>
          </table:table-cell>
          <table:table-cell office:value-type="string">
            <text:p>part</text:p>
          </table:table-cell>
          <table:table-cell office:value-type="float" office:value="289">
            <text:p>28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9">
            <text:p>79</text:p>
          </table:table-cell>
          <table:table-cell office:value-type="float" office:value="0.0364963503649636">
            <text:p>0.04</text:p>
          </table:table-cell>
          <table:table-cell office:value-type="float" office:value="0.0476190476190477">
            <text:p>0.05</text:p>
          </table:table-cell>
          <table:table-cell office:value-type="float" office:value="0.041231732776618">
            <text:p>0.04</text:p>
          </table:table-cell>
          <table:table-cell table:formula="of:=ABS([.I336]-[.H336])" office:value-type="float" office:value="0.0111226972540841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ertain</text:p>
          </table:table-cell>
          <table:table-cell office:value-type="string">
            <text:p>amount</text:p>
          </table:table-cell>
          <table:table-cell office:value-type="float" office:value="260">
            <text:p>26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9">
            <text:p>79</text:p>
          </table:table-cell>
          <table:table-cell office:value-type="float" office:value="0.0364963503649636">
            <text:p>0.04</text:p>
          </table:table-cell>
          <table:table-cell office:value-type="float" office:value="0.0476190476190477">
            <text:p>0.05</text:p>
          </table:table-cell>
          <table:table-cell office:value-type="float" office:value="0.041231732776618">
            <text:p>0.04</text:p>
          </table:table-cell>
          <table:table-cell table:formula="of:=ABS([.I337]-[.H337])" office:value-type="float" office:value="0.0111226972540841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ther</text:p>
          </table:table-cell>
          <table:table-cell office:value-type="string">
            <text:p>question</text:p>
          </table:table-cell>
          <table:table-cell office:value-type="float" office:value="482">
            <text:p>48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39">
            <text:p>139</text:p>
          </table:table-cell>
          <table:table-cell office:value-type="float" office:value="0.0583941605839417">
            <text:p>0.06</text:p>
          </table:table-cell>
          <table:table-cell office:value-type="float" office:value="0.0476190476190477">
            <text:p>0.05</text:p>
          </table:table-cell>
          <table:table-cell office:value-type="float" office:value="0.0725469728601254">
            <text:p>0.07</text:p>
          </table:table-cell>
          <table:table-cell table:formula="of:=ABS([.I338]-[.H338])" office:value-type="float" office:value="0.010775112964894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net</text:p>
          </table:table-cell>
          <table:table-cell office:value-type="string">
            <text:p>basis</text:p>
          </table:table-cell>
          <table:table-cell office:value-type="float" office:value="288">
            <text:p>28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43">
            <text:p>143</text:p>
          </table:table-cell>
          <table:table-cell office:value-type="float" office:value="0.0291970802919709">
            <text:p>0.03</text:p>
          </table:table-cell>
          <table:table-cell office:value-type="float" office:value="0.0396825396825398">
            <text:p>0.04</text:p>
          </table:table-cell>
          <table:table-cell office:value-type="float" office:value="0.0746346555323592">
            <text:p>0.07</text:p>
          </table:table-cell>
          <table:table-cell table:formula="of:=ABS([.I339]-[.H339])" office:value-type="float" office:value="0.0104854593905689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reat</text:p>
          </table:table-cell>
          <table:table-cell office:value-type="string">
            <text:p>year</text:p>
          </table:table-cell>
          <table:table-cell office:value-type="float" office:value="223">
            <text:p>22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6">
            <text:p>116</text:p>
          </table:table-cell>
          <table:table-cell office:value-type="float" office:value="0.0291970802919709">
            <text:p>0.03</text:p>
          </table:table-cell>
          <table:table-cell office:value-type="float" office:value="0.0396825396825398">
            <text:p>0.04</text:p>
          </table:table-cell>
          <table:table-cell office:value-type="float" office:value="0.0605427974947809">
            <text:p>0.06</text:p>
          </table:table-cell>
          <table:table-cell table:formula="of:=ABS([.I340]-[.H340])" office:value-type="float" office:value="0.0104854593905689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new</text:p>
          </table:table-cell>
          <table:table-cell office:value-type="string">
            <text:p>record</text:p>
          </table:table-cell>
          <table:table-cell office:value-type="float" office:value="221">
            <text:p>22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0.0291970802919709">
            <text:p>0.03</text:p>
          </table:table-cell>
          <table:table-cell office:value-type="float" office:value="0.0396825396825398">
            <text:p>0.04</text:p>
          </table:table-cell>
          <table:table-cell office:value-type="float" office:value="0.0307933194154489">
            <text:p>0.03</text:p>
          </table:table-cell>
          <table:table-cell table:formula="of:=ABS([.I341]-[.H341])" office:value-type="float" office:value="0.0104854593905689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ig</text:p>
          </table:table-cell>
          <table:table-cell office:value-type="string">
            <text:p>change</text:p>
          </table:table-cell>
          <table:table-cell office:value-type="float" office:value="215">
            <text:p>21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float" office:value="0.0291970802919709">
            <text:p>0.03</text:p>
          </table:table-cell>
          <table:table-cell office:value-type="float" office:value="0.0396825396825398">
            <text:p>0.04</text:p>
          </table:table-cell>
          <table:table-cell office:value-type="float" office:value="0.0386221294363258">
            <text:p>0.04</text:p>
          </table:table-cell>
          <table:table-cell table:formula="of:=ABS([.I342]-[.H342])" office:value-type="float" office:value="0.0104854593905689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opportunity</text:p>
          </table:table-cell>
          <table:table-cell office:value-type="float" office:value="159">
            <text:p>15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0.0291970802919709">
            <text:p>0.03</text:p>
          </table:table-cell>
          <table:table-cell office:value-type="float" office:value="0.0396825396825398">
            <text:p>0.04</text:p>
          </table:table-cell>
          <table:table-cell office:value-type="float" office:value="0.0287056367432151">
            <text:p>0.03</text:p>
          </table:table-cell>
          <table:table-cell table:formula="of:=ABS([.I343]-[.H343])" office:value-type="float" office:value="0.0104854593905689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major</text:p>
          </table:table-cell>
          <table:table-cell office:value-type="string">
            <text:p>impact</text:p>
          </table:table-cell>
          <table:table-cell office:value-type="float" office:value="157">
            <text:p>15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0.0291970802919709">
            <text:p>0.03</text:p>
          </table:table-cell>
          <table:table-cell office:value-type="float" office:value="0.0396825396825398">
            <text:p>0.04</text:p>
          </table:table-cell>
          <table:table-cell office:value-type="float" office:value="0.0151356993736952">
            <text:p>0.02</text:p>
          </table:table-cell>
          <table:table-cell table:formula="of:=ABS([.I344]-[.H344])" office:value-type="float" office:value="0.0104854593905689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conomic</text:p>
          </table:table-cell>
          <table:table-cell office:value-type="string">
            <text:p>slowdown</text:p>
          </table:table-cell>
          <table:table-cell office:value-type="float" office:value="147">
            <text:p>14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0.0291970802919709">
            <text:p>0.03</text:p>
          </table:table-cell>
          <table:table-cell office:value-type="float" office:value="0.0396825396825398">
            <text:p>0.04</text:p>
          </table:table-cell>
          <table:table-cell office:value-type="float" office:value="0.0151356993736952">
            <text:p>0.02</text:p>
          </table:table-cell>
          <table:table-cell table:formula="of:=ABS([.I345]-[.H345])" office:value-type="float" office:value="0.0104854593905689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hort</text:p>
          </table:table-cell>
          <table:table-cell office:value-type="string">
            <text:p>run</text:p>
          </table:table-cell>
          <table:table-cell office:value-type="float" office:value="134">
            <text:p>13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0.0291970802919709">
            <text:p>0.03</text:p>
          </table:table-cell>
          <table:table-cell office:value-type="float" office:value="0.0396825396825398">
            <text:p>0.04</text:p>
          </table:table-cell>
          <table:table-cell office:value-type="float" office:value="0.0292275574112735">
            <text:p>0.03</text:p>
          </table:table-cell>
          <table:table-cell table:formula="of:=ABS([.I346]-[.H346])" office:value-type="float" office:value="0.0104854593905689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rate</text:p>
          </table:table-cell>
          <table:table-cell office:value-type="float" office:value="195">
            <text:p>19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0.0656934306569344">
            <text:p>0.07</text:p>
          </table:table-cell>
          <table:table-cell office:value-type="float" office:value="0.0555555555555557">
            <text:p>0.06</text:p>
          </table:table-cell>
          <table:table-cell office:value-type="float" office:value="0.0401878914405011">
            <text:p>0.04</text:p>
          </table:table-cell>
          <table:table-cell table:formula="of:=ABS([.I347]-[.H347])" office:value-type="float" office:value="0.0101378751013787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ertain</text:p>
          </table:table-cell>
          <table:table-cell office:value-type="string">
            <text:p>extent</text:p>
          </table:table-cell>
          <table:table-cell office:value-type="float" office:value="389">
            <text:p>38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0.0218978102189781">
            <text:p>0.02</text:p>
          </table:table-cell>
          <table:table-cell office:value-type="float" office:value="0.0317460317460318">
            <text:p>0.03</text:p>
          </table:table-cell>
          <table:table-cell office:value-type="float" office:value="0.0271398747390397">
            <text:p>0.03</text:p>
          </table:table-cell>
          <table:table-cell table:formula="of:=ABS([.I348]-[.H348])" office:value-type="float" office:value="0.0098482215270537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ther</text:p>
          </table:table-cell>
          <table:table-cell office:value-type="string">
            <text:p>half</text:p>
          </table:table-cell>
          <table:table-cell office:value-type="float" office:value="231">
            <text:p>23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1">
            <text:p>81</text:p>
          </table:table-cell>
          <table:table-cell office:value-type="float" office:value="0.0218978102189781">
            <text:p>0.02</text:p>
          </table:table-cell>
          <table:table-cell office:value-type="float" office:value="0.0317460317460318">
            <text:p>0.03</text:p>
          </table:table-cell>
          <table:table-cell office:value-type="float" office:value="0.0422755741127349">
            <text:p>0.04</text:p>
          </table:table-cell>
          <table:table-cell table:formula="of:=ABS([.I349]-[.H349])" office:value-type="float" office:value="0.0098482215270537">
            <text:p>0.01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extended</text:p>
          </table:table-cell>
          <table:table-cell office:value-type="string">
            <text:p>period</text:p>
          </table:table-cell>
          <table:table-cell office:value-type="float" office:value="168">
            <text:p>16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2">
            <text:p>92</text:p>
          </table:table-cell>
          <table:table-cell office:value-type="float" office:value="0.0218978102189781">
            <text:p>0.02</text:p>
          </table:table-cell>
          <table:table-cell office:value-type="float" office:value="0.0317460317460318">
            <text:p>0.03</text:p>
          </table:table-cell>
          <table:table-cell office:value-type="float" office:value="0.048016701461378">
            <text:p>0.05</text:p>
          </table:table-cell>
          <table:table-cell table:formula="of:=ABS([.I350]-[.H350])" office:value-type="float" office:value="0.0098482215270537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type</text:p>
          </table:table-cell>
          <table:table-cell office:value-type="float" office:value="167">
            <text:p>16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0.0218978102189781">
            <text:p>0.02</text:p>
          </table:table-cell>
          <table:table-cell office:value-type="float" office:value="0.0317460317460318">
            <text:p>0.03</text:p>
          </table:table-cell>
          <table:table-cell office:value-type="float" office:value="0.0318371607515658">
            <text:p>0.03</text:p>
          </table:table-cell>
          <table:table-cell table:formula="of:=ABS([.I351]-[.H351])" office:value-type="float" office:value="0.0098482215270537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rief</text:p>
          </table:table-cell>
          <table:table-cell office:value-type="string">
            <text:p>update</text:p>
          </table:table-cell>
          <table:table-cell office:value-type="float" office:value="154">
            <text:p>15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0.0218978102189781">
            <text:p>0.02</text:p>
          </table:table-cell>
          <table:table-cell office:value-type="float" office:value="0.0317460317460318">
            <text:p>0.03</text:p>
          </table:table-cell>
          <table:table-cell office:value-type="float" office:value="0.0391440501043842">
            <text:p>0.04</text:p>
          </table:table-cell>
          <table:table-cell table:formula="of:=ABS([.I352]-[.H352])" office:value-type="float" office:value="0.0098482215270537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pace</text:p>
          </table:table-cell>
          <table:table-cell office:value-type="float" office:value="139">
            <text:p>13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0.0218978102189781">
            <text:p>0.02</text:p>
          </table:table-cell>
          <table:table-cell office:value-type="float" office:value="0.0317460317460318">
            <text:p>0.03</text:p>
          </table:table-cell>
          <table:table-cell office:value-type="float" office:value="0.0172233820459291">
            <text:p>0.02</text:p>
          </table:table-cell>
          <table:table-cell table:formula="of:=ABS([.I353]-[.H353])" office:value-type="float" office:value="0.0098482215270537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ntire</text:p>
          </table:table-cell>
          <table:table-cell office:value-type="string">
            <text:p>industry</text:p>
          </table:table-cell>
          <table:table-cell office:value-type="float" office:value="138">
            <text:p>1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0.0218978102189781">
            <text:p>0.02</text:p>
          </table:table-cell>
          <table:table-cell office:value-type="float" office:value="0.0317460317460318">
            <text:p>0.03</text:p>
          </table:table-cell>
          <table:table-cell office:value-type="float" office:value="0.0287056367432151">
            <text:p>0.03</text:p>
          </table:table-cell>
          <table:table-cell table:formula="of:=ABS([.I354]-[.H354])" office:value-type="float" office:value="0.0098482215270537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ther</text:p>
          </table:table-cell>
          <table:table-cell office:value-type="string">
            <text:p>point</text:p>
          </table:table-cell>
          <table:table-cell office:value-type="float" office:value="133">
            <text:p>13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0.0218978102189781">
            <text:p>0.02</text:p>
          </table:table-cell>
          <table:table-cell office:value-type="float" office:value="0.0317460317460318">
            <text:p>0.03</text:p>
          </table:table-cell>
          <table:table-cell office:value-type="float" office:value="0.0250521920668059">
            <text:p>0.03</text:p>
          </table:table-cell>
          <table:table-cell table:formula="of:=ABS([.I355]-[.H355])" office:value-type="float" office:value="0.0098482215270537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part</text:p>
          </table:table-cell>
          <table:table-cell office:value-type="float" office:value="123">
            <text:p>12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0.0218978102189781">
            <text:p>0.02</text:p>
          </table:table-cell>
          <table:table-cell office:value-type="float" office:value="0.0317460317460318">
            <text:p>0.03</text:p>
          </table:table-cell>
          <table:table-cell office:value-type="float" office:value="0.0140918580375783">
            <text:p>0.01</text:p>
          </table:table-cell>
          <table:table-cell table:formula="of:=ABS([.I356]-[.H356])" office:value-type="float" office:value="0.0098482215270537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ig</text:p>
          </table:table-cell>
          <table:table-cell office:value-type="string">
            <text:p>part</text:p>
          </table:table-cell>
          <table:table-cell office:value-type="float" office:value="507">
            <text:p>507</text:p>
          </table:table-cell>
          <table:table-cell table:number-columns-repeated="2" office:value-type="float" office:value="15">
            <text:p>15</text:p>
          </table:table-cell>
          <table:table-cell office:value-type="float" office:value="221">
            <text:p>221</text:p>
          </table:table-cell>
          <table:table-cell office:value-type="float" office:value="0.109489051094891">
            <text:p>0.11</text:p>
          </table:table-cell>
          <table:table-cell office:value-type="float" office:value="0.119047619047619">
            <text:p>0.12</text:p>
          </table:table-cell>
          <table:table-cell office:value-type="float" office:value="0.115344467640919">
            <text:p>0.12</text:p>
          </table:table-cell>
          <table:table-cell table:formula="of:=ABS([.I357]-[.H357])" office:value-type="float" office:value="0.00955856795272801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thing</text:p>
          </table:table-cell>
          <table:table-cell office:value-type="float" office:value="463">
            <text:p>46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6">
            <text:p>136</text:p>
          </table:table-cell>
          <table:table-cell office:value-type="float" office:value="0.0729927007299272">
            <text:p>0.07</text:p>
          </table:table-cell>
          <table:table-cell office:value-type="float" office:value="0.0634920634920636">
            <text:p>0.06</text:p>
          </table:table-cell>
          <table:table-cell office:value-type="float" office:value="0.07098121085595">
            <text:p>0.07</text:p>
          </table:table-cell>
          <table:table-cell table:formula="of:=ABS([.I358]-[.H358])" office:value-type="float" office:value="0.0095006372378636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ffective</text:p>
          </table:table-cell>
          <table:table-cell office:value-type="string">
            <text:p>tax</text:p>
          </table:table-cell>
          <table:table-cell office:value-type="float" office:value="239">
            <text:p>23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0.0729927007299272">
            <text:p>0.07</text:p>
          </table:table-cell>
          <table:table-cell office:value-type="float" office:value="0.0634920634920636">
            <text:p>0.06</text:p>
          </table:table-cell>
          <table:table-cell office:value-type="float" office:value="0.0668058455114824">
            <text:p>0.07</text:p>
          </table:table-cell>
          <table:table-cell table:formula="of:=ABS([.I359]-[.H359])" office:value-type="float" office:value="0.0095006372378636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revious</text:p>
          </table:table-cell>
          <table:table-cell office:value-type="string">
            <text:p>question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0145985401459854">
            <text:p>0.01</text:p>
          </table:table-cell>
          <table:table-cell office:value-type="float" office:value="0.0238095238095239">
            <text:p>0.02</text:p>
          </table:table-cell>
          <table:table-cell office:value-type="float" office:value="0.0260960334029228">
            <text:p>0.03</text:p>
          </table:table-cell>
          <table:table-cell table:formula="of:=ABS([.I360]-[.H360])" office:value-type="float" office:value="0.0092109836635385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important</text:p>
          </table:table-cell>
          <table:table-cell office:value-type="string">
            <text:p>thing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0.0145985401459854">
            <text:p>0.01</text:p>
          </table:table-cell>
          <table:table-cell office:value-type="float" office:value="0.0238095238095239">
            <text:p>0.02</text:p>
          </table:table-cell>
          <table:table-cell office:value-type="float" office:value="0.0438413361169103">
            <text:p>0.04</text:p>
          </table:table-cell>
          <table:table-cell table:formula="of:=ABS([.I361]-[.H361])" office:value-type="float" office:value="0.0092109836635385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number</text:p>
          </table:table-cell>
          <table:table-cell office:value-type="float" office:value="232">
            <text:p>2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0.0145985401459854">
            <text:p>0.01</text:p>
          </table:table-cell>
          <table:table-cell office:value-type="float" office:value="0.0238095238095239">
            <text:p>0.02</text:p>
          </table:table-cell>
          <table:table-cell office:value-type="float" office:value="0.0344467640918581">
            <text:p>0.03</text:p>
          </table:table-cell>
          <table:table-cell table:formula="of:=ABS([.I362]-[.H362])" office:value-type="float" office:value="0.0092109836635385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ertain</text:p>
          </table:table-cell>
          <table:table-cell office:value-type="string">
            <text:p>level</text:p>
          </table:table-cell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0.0145985401459854">
            <text:p>0.01</text:p>
          </table:table-cell>
          <table:table-cell office:value-type="float" office:value="0.0238095238095239">
            <text:p>0.02</text:p>
          </table:table-cell>
          <table:table-cell office:value-type="float" office:value="0.0250521920668059">
            <text:p>0.03</text:p>
          </table:table-cell>
          <table:table-cell table:formula="of:=ABS([.I363]-[.H363])" office:value-type="float" office:value="0.0092109836635385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otal</text:p>
          </table:table-cell>
          <table:table-cell office:value-type="string">
            <text:p>cost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0.0145985401459854">
            <text:p>0.01</text:p>
          </table:table-cell>
          <table:table-cell office:value-type="float" office:value="0.0238095238095239">
            <text:p>0.02</text:p>
          </table:table-cell>
          <table:table-cell office:value-type="float" office:value="0.0234864300626305">
            <text:p>0.02</text:p>
          </table:table-cell>
          <table:table-cell table:formula="of:=ABS([.I364]-[.H364])" office:value-type="float" office:value="0.0092109836635385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ther</text:p>
          </table:table-cell>
          <table:table-cell office:value-type="string">
            <text:p>day</text:p>
          </table:table-cell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0.0145985401459854">
            <text:p>0.01</text:p>
          </table:table-cell>
          <table:table-cell office:value-type="float" office:value="0.0238095238095239">
            <text:p>0.02</text:p>
          </table:table-cell>
          <table:table-cell office:value-type="float" office:value="0.0271398747390397">
            <text:p>0.03</text:p>
          </table:table-cell>
          <table:table-cell table:formula="of:=ABS([.I365]-[.H365])" office:value-type="float" office:value="0.0092109836635385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hort</text:p>
          </table:table-cell>
          <table:table-cell office:value-type="string">
            <text:p>period</text:p>
          </table:table-cell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0.0145985401459854">
            <text:p>0.01</text:p>
          </table:table-cell>
          <table:table-cell office:value-type="float" office:value="0.0238095238095239">
            <text:p>0.02</text:p>
          </table:table-cell>
          <table:table-cell office:value-type="float" office:value="0.0229645093945721">
            <text:p>0.02</text:p>
          </table:table-cell>
          <table:table-cell table:formula="of:=ABS([.I366]-[.H366])" office:value-type="float" office:value="0.0092109836635385">
            <text:p>0.01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effective</text:p>
          </table:table-cell>
          <table:table-cell office:value-type="string">
            <text:p>tax</text:p>
          </table:table-cell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0.0145985401459854">
            <text:p>0.01</text:p>
          </table:table-cell>
          <table:table-cell office:value-type="float" office:value="0.0238095238095239">
            <text:p>0.02</text:p>
          </table:table-cell>
          <table:table-cell office:value-type="float" office:value="0.0234864300626305">
            <text:p>0.02</text:p>
          </table:table-cell>
          <table:table-cell table:formula="of:=ABS([.I367]-[.H367])" office:value-type="float" office:value="0.0092109836635385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day</text:p>
          </table:table-cell>
          <table:table-cell office:value-type="float" office:value="444">
            <text:p>44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float" office:value="0.0802919708029199">
            <text:p>0.08</text:p>
          </table:table-cell>
          <table:table-cell office:value-type="float" office:value="0.0714285714285716">
            <text:p>0.07</text:p>
          </table:table-cell>
          <table:table-cell office:value-type="float" office:value="0.0782881002087684">
            <text:p>0.08</text:p>
          </table:table-cell>
          <table:table-cell table:formula="of:=ABS([.I368]-[.H368])" office:value-type="float" office:value="0.0088633993743483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econd</text:p>
          </table:table-cell>
          <table:table-cell office:value-type="string">
            <text:p>thing</text:p>
          </table:table-cell>
          <table:table-cell office:value-type="float" office:value="259">
            <text:p>2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0.00729927007299273">
            <text:p>0.01</text:p>
          </table:table-cell>
          <table:table-cell office:value-type="float" office:value="0.0158730158730159">
            <text:p>0.02</text:p>
          </table:table-cell>
          <table:table-cell office:value-type="float" office:value="0.0401878914405011">
            <text:p>0.04</text:p>
          </table:table-cell>
          <table:table-cell table:formula="of:=ABS([.I369]-[.H369])" office:value-type="float" office:value="0.00857374580002317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econd</text:p>
          </table:table-cell>
          <table:table-cell office:value-type="string">
            <text:p>point</text:p>
          </table:table-cell>
          <table:table-cell office:value-type="float" office:value="237">
            <text:p>2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.00729927007299273">
            <text:p>0.01</text:p>
          </table:table-cell>
          <table:table-cell office:value-type="float" office:value="0.0158730158730159">
            <text:p>0.02</text:p>
          </table:table-cell>
          <table:table-cell office:value-type="float" office:value="0.0177453027139875">
            <text:p>0.02</text:p>
          </table:table-cell>
          <table:table-cell table:formula="of:=ABS([.I370]-[.H370])" office:value-type="float" office:value="0.00857374580002317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verall</text:p>
          </table:table-cell>
          <table:table-cell office:value-type="string">
            <text:p>economy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0.00729927007299273">
            <text:p>0.01</text:p>
          </table:table-cell>
          <table:table-cell office:value-type="float" office:value="0.0158730158730159">
            <text:p>0.02</text:p>
          </table:table-cell>
          <table:table-cell office:value-type="float" office:value="0.0495824634655533">
            <text:p>0.05</text:p>
          </table:table-cell>
          <table:table-cell table:formula="of:=ABS([.I371]-[.H371])" office:value-type="float" office:value="0.00857374580002317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ast</text:p>
          </table:table-cell>
          <table:table-cell office:value-type="string">
            <text:p>point</text:p>
          </table:table-cell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0.00729927007299273">
            <text:p>0.01</text:p>
          </table:table-cell>
          <table:table-cell office:value-type="float" office:value="0.0158730158730159">
            <text:p>0.02</text:p>
          </table:table-cell>
          <table:table-cell office:value-type="float" office:value="0.018267223382046">
            <text:p>0.02</text:p>
          </table:table-cell>
          <table:table-cell table:formula="of:=ABS([.I372]-[.H372])" office:value-type="float" office:value="0.00857374580002317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pecific</text:p>
          </table:table-cell>
          <table:table-cell office:value-type="string">
            <text:p>number</text:p>
          </table:table-cell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0.00729927007299273">
            <text:p>0.01</text:p>
          </table:table-cell>
          <table:table-cell office:value-type="float" office:value="0.0158730158730159">
            <text:p>0.02</text:p>
          </table:table-cell>
          <table:table-cell office:value-type="float" office:value="0.035490605427975">
            <text:p>0.04</text:p>
          </table:table-cell>
          <table:table-cell table:formula="of:=ABS([.I373]-[.H373])" office:value-type="float" office:value="0.00857374580002317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verall</text:p>
          </table:table-cell>
          <table:table-cell office:value-type="string">
            <text:p>cost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0.00729927007299273">
            <text:p>0.01</text:p>
          </table:table-cell>
          <table:table-cell office:value-type="float" office:value="0.0158730158730159">
            <text:p>0.02</text:p>
          </table:table-cell>
          <table:table-cell office:value-type="float" office:value="0.0281837160751566">
            <text:p>0.03</text:p>
          </table:table-cell>
          <table:table-cell table:formula="of:=ABS([.I374]-[.H374])" office:value-type="float" office:value="0.00857374580002317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mall</text:p>
          </table:table-cell>
          <table:table-cell office:value-type="string">
            <text:p>increase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.00729927007299273">
            <text:p>0.01</text:p>
          </table:table-cell>
          <table:table-cell office:value-type="float" office:value="0.0158730158730159">
            <text:p>0.02</text:p>
          </table:table-cell>
          <table:table-cell office:value-type="float" office:value="0.0130480167014614">
            <text:p>0.01</text:p>
          </table:table-cell>
          <table:table-cell table:formula="of:=ABS([.I375]-[.H375])" office:value-type="float" office:value="0.00857374580002317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ositive</text:p>
          </table:table-cell>
          <table:table-cell office:value-type="string">
            <text:p>effect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00729927007299273">
            <text:p>0.01</text:p>
          </table:table-cell>
          <table:table-cell office:value-type="float" office:value="0.0158730158730159">
            <text:p>0.02</text:p>
          </table:table-cell>
          <table:table-cell office:value-type="float" office:value="0.0083507306889353">
            <text:p>0.01</text:p>
          </table:table-cell>
          <table:table-cell table:formula="of:=ABS([.I376]-[.H376])" office:value-type="float" office:value="0.00857374580002317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air</text:p>
          </table:table-cell>
          <table:table-cell office:value-type="string">
            <text:p>value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.00729927007299273">
            <text:p>0.01</text:p>
          </table:table-cell>
          <table:table-cell office:value-type="float" office:value="0.0158730158730159">
            <text:p>0.02</text:p>
          </table:table-cell>
          <table:table-cell office:value-type="float" office:value="0.00469728601252612">
            <text:p>0</text:p>
          </table:table-cell>
          <table:table-cell table:formula="of:=ABS([.I377]-[.H377])" office:value-type="float" office:value="0.00857374580002317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mall</text:p>
          </table:table-cell>
          <table:table-cell office:value-type="string">
            <text:p>part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.00729927007299273">
            <text:p>0.01</text:p>
          </table:table-cell>
          <table:table-cell office:value-type="float" office:value="0.0158730158730159">
            <text:p>0.02</text:p>
          </table:table-cell>
          <table:table-cell office:value-type="float" office:value="0.0125260960334029">
            <text:p>0.01</text:p>
          </table:table-cell>
          <table:table-cell table:formula="of:=ABS([.I378]-[.H378])" office:value-type="float" office:value="0.00857374580002317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orporate</text:p>
          </table:table-cell>
          <table:table-cell office:value-type="string">
            <text:p>segment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.00729927007299273">
            <text:p>0.01</text:p>
          </table:table-cell>
          <table:table-cell office:value-type="float" office:value="0.0158730158730159">
            <text:p>0.02</text:p>
          </table:table-cell>
          <table:table-cell office:value-type="float" office:value="0.0104384133611691">
            <text:p>0.01</text:p>
          </table:table-cell>
          <table:table-cell table:formula="of:=ABS([.I379]-[.H379])" office:value-type="float" office:value="0.00857374580002317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return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0.00729927007299273">
            <text:p>0.01</text:p>
          </table:table-cell>
          <table:table-cell office:value-type="float" office:value="0.0158730158730159">
            <text:p>0.02</text:p>
          </table:table-cell>
          <table:table-cell office:value-type="float" office:value="0.0167014613778706">
            <text:p>0.02</text:p>
          </table:table-cell>
          <table:table-cell table:formula="of:=ABS([.I380]-[.H380])" office:value-type="float" office:value="0.00857374580002317">
            <text:p>0.01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annual</text:p>
          </table:table-cell>
          <table:table-cell office:value-type="string">
            <text:p>basis</text:p>
          </table:table-cell>
          <table:table-cell office:value-type="float" office:value="445">
            <text:p>44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92">
            <text:p>192</text:p>
          </table:table-cell>
          <table:table-cell office:value-type="float" office:value="0.0875912408759126">
            <text:p>0.09</text:p>
          </table:table-cell>
          <table:table-cell office:value-type="float" office:value="0.0793650793650795">
            <text:p>0.08</text:p>
          </table:table-cell>
          <table:table-cell office:value-type="float" office:value="0.100208768267224">
            <text:p>0.1</text:p>
          </table:table-cell>
          <table:table-cell table:formula="of:=ABS([.I381]-[.H381])" office:value-type="float" office:value="0.00822616151083309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hird</text:p>
          </table:table-cell>
          <table:table-cell office:value-type="string">
            <text:p>question</text:p>
          </table:table-cell>
          <table:table-cell office:value-type="float" office:value="595">
            <text:p>59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0.00793650793650796">
            <text:p>0.01</text:p>
          </table:table-cell>
          <table:table-cell office:value-type="float" office:value="0.018267223382046">
            <text:p>0.02</text:p>
          </table:table-cell>
          <table:table-cell table:formula="of:=ABS([.I382]-[.H382])" office:value-type="float" office:value="0.00793650793650796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atural</text:p>
          </table:table-cell>
          <table:table-cell office:value-type="string">
            <text:p>gas</text:p>
          </table:table-cell>
          <table:table-cell office:value-type="float" office:value="409">
            <text:p>4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0.00793650793650796">
            <text:p>0.01</text:p>
          </table:table-cell>
          <table:table-cell office:value-type="float" office:value="0.0621085594989563">
            <text:p>0.06</text:p>
          </table:table-cell>
          <table:table-cell table:formula="of:=ABS([.I383]-[.H383])" office:value-type="float" office:value="0.00793650793650796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ow</text:p>
          </table:table-cell>
          <table:table-cell office:value-type="string">
            <text:p>interest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0.00793650793650796">
            <text:p>0.01</text:p>
          </table:table-cell>
          <table:table-cell office:value-type="float" office:value="0.0281837160751566">
            <text:p>0.03</text:p>
          </table:table-cell>
          <table:table-cell table:formula="of:=ABS([.I384]-[.H384])" office:value-type="float" office:value="0.00793650793650796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otal</text:p>
          </table:table-cell>
          <table:table-cell office:value-type="string">
            <text:p>portfolio</text:p>
          </table:table-cell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0.00793650793650796">
            <text:p>0.01</text:p>
          </table:table-cell>
          <table:table-cell office:value-type="float" office:value="0.0146137787056368">
            <text:p>0.01</text:p>
          </table:table-cell>
          <table:table-cell table:formula="of:=ABS([.I385]-[.H385])" office:value-type="float" office:value="0.00793650793650796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trong</text:p>
          </table:table-cell>
          <table:table-cell office:value-type="string">
            <text:p>increase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00793650793650796">
            <text:p>0.01</text:p>
          </table:table-cell>
          <table:table-cell office:value-type="float" office:value="0.00626304801670148">
            <text:p>0.01</text:p>
          </table:table-cell>
          <table:table-cell table:formula="of:=ABS([.I386]-[.H386])" office:value-type="float" office:value="0.00793650793650796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growth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00793650793650796">
            <text:p>0.01</text:p>
          </table:table-cell>
          <table:table-cell office:value-type="float" office:value="0.0125260960334029">
            <text:p>0.01</text:p>
          </table:table-cell>
          <table:table-cell table:formula="of:=ABS([.I387]-[.H387])" office:value-type="float" office:value="0.00793650793650796">
            <text:p>0.01</text:p>
          </table:table-cell>
        </table:table-row>
        <table:table-row table:style-name="ro1">
          <table:table-cell office:value-type="string">
            <text:p>this</text:p>
          </table:table-cell>
          <table:table-cell office:value-type="string">
            <text:p>financial</text:p>
          </table:table-cell>
          <table:table-cell office:value-type="string">
            <text:p>year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793650793650796">
            <text:p>0.01</text:p>
          </table:table-cell>
          <table:table-cell office:value-type="float" office:value="0">
            <text:p>0</text:p>
          </table:table-cell>
          <table:table-cell table:formula="of:=ABS([.I388]-[.H388])" office:value-type="float" office:value="0.00793650793650796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verall</text:p>
          </table:table-cell>
          <table:table-cell office:value-type="string">
            <text:p>performance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0.00793650793650796">
            <text:p>0.01</text:p>
          </table:table-cell>
          <table:table-cell office:value-type="float" office:value="0.0219206680584552">
            <text:p>0.02</text:p>
          </table:table-cell>
          <table:table-cell table:formula="of:=ABS([.I389]-[.H389])" office:value-type="float" office:value="0.00793650793650796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line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0.00793650793650796">
            <text:p>0.01</text:p>
          </table:table-cell>
          <table:table-cell office:value-type="float" office:value="0.0161795407098121">
            <text:p>0.02</text:p>
          </table:table-cell>
          <table:table-cell table:formula="of:=ABS([.I390]-[.H390])" office:value-type="float" office:value="0.00793650793650796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average</text:p>
          </table:table-cell>
          <table:table-cell office:value-type="string">
            <text:p>price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0.00793650793650796">
            <text:p>0.01</text:p>
          </table:table-cell>
          <table:table-cell office:value-type="float" office:value="0.0120041753653445">
            <text:p>0.01</text:p>
          </table:table-cell>
          <table:table-cell table:formula="of:=ABS([.I391]-[.H391])" office:value-type="float" office:value="0.00793650793650796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free</text:p>
          </table:table-cell>
          <table:table-cell office:value-type="string">
            <text:p>cash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0.00793650793650796">
            <text:p>0.01</text:p>
          </table:table-cell>
          <table:table-cell office:value-type="float" office:value="0.0172233820459291">
            <text:p>0.02</text:p>
          </table:table-cell>
          <table:table-cell table:formula="of:=ABS([.I392]-[.H392])" office:value-type="float" office:value="0.00793650793650796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real</text:p>
          </table:table-cell>
          <table:table-cell office:value-type="string">
            <text:p>econom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793650793650796">
            <text:p>0.01</text:p>
          </table:table-cell>
          <table:table-cell office:value-type="float" office:value="0">
            <text:p>0</text:p>
          </table:table-cell>
          <table:table-cell table:formula="of:=ABS([.I393]-[.H393])" office:value-type="float" office:value="0.00793650793650796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whole</text:p>
          </table:table-cell>
          <table:table-cell office:value-type="string">
            <text:p>portfolio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0.00793650793650796">
            <text:p>0.01</text:p>
          </table:table-cell>
          <table:table-cell office:value-type="float" office:value="0.0135699373695199">
            <text:p>0.01</text:p>
          </table:table-cell>
          <table:table-cell table:formula="of:=ABS([.I394]-[.H394])" office:value-type="float" office:value="0.00793650793650796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good</text:p>
          </table:table-cell>
          <table:table-cell office:value-type="string">
            <text:p>performance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0793650793650796">
            <text:p>0.01</text:p>
          </table:table-cell>
          <table:table-cell office:value-type="float" office:value="0.00260960334029228">
            <text:p>0</text:p>
          </table:table-cell>
          <table:table-cell table:formula="of:=ABS([.I395]-[.H395])" office:value-type="float" office:value="0.00793650793650796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main</text:p>
          </table:table-cell>
          <table:table-cell office:value-type="string">
            <text:p>reason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00793650793650796">
            <text:p>0.01</text:p>
          </table:table-cell>
          <table:table-cell office:value-type="float" office:value="0.00313152400835075">
            <text:p>0</text:p>
          </table:table-cell>
          <table:table-cell table:formula="of:=ABS([.I396]-[.H396])" office:value-type="float" office:value="0.00793650793650796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xtra</text:p>
          </table:table-cell>
          <table:table-cell office:value-type="string">
            <text:p>week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0.00793650793650796">
            <text:p>0.01</text:p>
          </table:table-cell>
          <table:table-cell office:value-type="float" office:value="0.0553235908141963">
            <text:p>0.06</text:p>
          </table:table-cell>
          <table:table-cell table:formula="of:=ABS([.I397]-[.H397])" office:value-type="float" office:value="0.00793650793650796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hird</text:p>
          </table:table-cell>
          <table:table-cell office:value-type="string">
            <text:p>year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0.00793650793650796">
            <text:p>0.01</text:p>
          </table:table-cell>
          <table:table-cell office:value-type="float" office:value="0.0177453027139875">
            <text:p>0.02</text:p>
          </table:table-cell>
          <table:table-cell table:formula="of:=ABS([.I398]-[.H398])" office:value-type="float" office:value="0.00793650793650796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ow</text:p>
          </table:table-cell>
          <table:table-cell office:value-type="string">
            <text:p>point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0.00793650793650796">
            <text:p>0.01</text:p>
          </table:table-cell>
          <table:table-cell office:value-type="float" office:value="0.0224425887265136">
            <text:p>0.02</text:p>
          </table:table-cell>
          <table:table-cell table:formula="of:=ABS([.I399]-[.H399])" office:value-type="float" office:value="0.00793650793650796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full</text:p>
          </table:table-cell>
          <table:table-cell office:value-type="string">
            <text:p>quarter</text:p>
          </table:table-cell>
          <table:table-cell office:value-type="float" office:value="204">
            <text:p>204</text:p>
          </table:table-cell>
          <table:table-cell table:number-columns-repeated="2" office:value-type="float" office:value="12">
            <text:p>12</text:p>
          </table:table-cell>
          <table:table-cell office:value-type="float" office:value="111">
            <text:p>111</text:p>
          </table:table-cell>
          <table:table-cell office:value-type="float" office:value="0.0875912408759126">
            <text:p>0.09</text:p>
          </table:table-cell>
          <table:table-cell office:value-type="float" office:value="0.0952380952380954">
            <text:p>0.1</text:p>
          </table:table-cell>
          <table:table-cell office:value-type="float" office:value="0.0579331941544886">
            <text:p>0.06</text:p>
          </table:table-cell>
          <table:table-cell table:formula="of:=ABS([.I400]-[.H400])" office:value-type="float" office:value="0.00764685436218281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xt</text:p>
          </table:table-cell>
          <table:table-cell office:value-type="string">
            <text:p>generation</text:p>
          </table:table-cell>
          <table:table-cell office:value-type="float" office:value="324">
            <text:p>32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40">
            <text:p>140</text:p>
          </table:table-cell>
          <table:table-cell office:value-type="float" office:value="0.0948905109489053">
            <text:p>0.09</text:p>
          </table:table-cell>
          <table:table-cell office:value-type="float" office:value="0.0873015873015875">
            <text:p>0.09</text:p>
          </table:table-cell>
          <table:table-cell office:value-type="float" office:value="0.0730688935281838">
            <text:p>0.07</text:p>
          </table:table-cell>
          <table:table-cell table:formula="of:=ABS([.I401]-[.H401])" office:value-type="float" office:value="0.00758892364731779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xt</text:p>
          </table:table-cell>
          <table:table-cell office:value-type="string">
            <text:p>page</text:p>
          </table:table-cell>
          <table:table-cell office:value-type="float" office:value="480">
            <text:p>4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0.00729927007299273">
            <text:p>0.01</text:p>
          </table:table-cell>
          <table:table-cell office:value-type="float" office:value="0">
            <text:p>0</text:p>
          </table:table-cell>
          <table:table-cell office:value-type="float" office:value="0.0485386221294364">
            <text:p>0.05</text:p>
          </table:table-cell>
          <table:table-cell table:formula="of:=ABS([.I402]-[.H402])" office:value-type="float" office:value="0.00729927007299273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t</text:p>
          </table:table-cell>
          <table:table-cell office:value-type="string">
            <text:p>debt</text:p>
          </table:table-cell>
          <table:table-cell office:value-type="float" office:value="370">
            <text:p>3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.00729927007299273">
            <text:p>0.01</text:p>
          </table:table-cell>
          <table:table-cell office:value-type="float" office:value="0">
            <text:p>0</text:p>
          </table:table-cell>
          <table:table-cell office:value-type="float" office:value="0.0104384133611691">
            <text:p>0.01</text:p>
          </table:table-cell>
          <table:table-cell table:formula="of:=ABS([.I403]-[.H403])" office:value-type="float" office:value="0.00729927007299273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ike-for-like</text:p>
          </table:table-cell>
          <table:table-cell office:value-type="string">
            <text:p>basis</text:p>
          </table:table-cell>
          <table:table-cell office:value-type="float" office:value="324">
            <text:p>3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0729927007299273">
            <text:p>0.01</text:p>
          </table:table-cell>
          <table:table-cell office:value-type="float" office:value="0">
            <text:p>0</text:p>
          </table:table-cell>
          <table:table-cell office:value-type="float" office:value="0.00574112734864303">
            <text:p>0.01</text:p>
          </table:table-cell>
          <table:table-cell table:formula="of:=ABS([.I404]-[.H404])" office:value-type="float" office:value="0.00729927007299273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positive</text:p>
          </table:table-cell>
          <table:table-cell office:value-type="string">
            <text:p>effect</text:p>
          </table:table-cell>
          <table:table-cell office:value-type="float" office:value="320">
            <text:p>3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.00729927007299273">
            <text:p>0.01</text:p>
          </table:table-cell>
          <table:table-cell office:value-type="float" office:value="0">
            <text:p>0</text:p>
          </table:table-cell>
          <table:table-cell office:value-type="float" office:value="0.00887265135699377">
            <text:p>0.01</text:p>
          </table:table-cell>
          <table:table-cell table:formula="of:=ABS([.I405]-[.H405])" office:value-type="float" office:value="0.00729927007299273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different</text:p>
          </table:table-cell>
          <table:table-cell office:value-type="string">
            <text:p>business</text:p>
          </table:table-cell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0729927007299273">
            <text:p>0.01</text:p>
          </table:table-cell>
          <table:table-cell office:value-type="float" office:value="0">
            <text:p>0</text:p>
          </table:table-cell>
          <table:table-cell office:value-type="float" office:value="0.00574112734864303">
            <text:p>0.01</text:p>
          </table:table-cell>
          <table:table-cell table:formula="of:=ABS([.I406]-[.H406])" office:value-type="float" office:value="0.00729927007299273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final</text:p>
          </table:table-cell>
          <table:table-cell office:value-type="string">
            <text:p>question</text:p>
          </table:table-cell>
          <table:table-cell office:value-type="float" office:value="204">
            <text:p>2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0.00729927007299273">
            <text:p>0.01</text:p>
          </table:table-cell>
          <table:table-cell office:value-type="float" office:value="0">
            <text:p>0</text:p>
          </table:table-cell>
          <table:table-cell office:value-type="float" office:value="0.024008350730689">
            <text:p>0.02</text:p>
          </table:table-cell>
          <table:table-cell table:formula="of:=ABS([.I407]-[.H407])" office:value-type="float" office:value="0.00729927007299273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negative</text:p>
          </table:table-cell>
          <table:table-cell office:value-type="string">
            <text:p>effect</text:p>
          </table:table-cell>
          <table:table-cell office:value-type="float" office:value="203">
            <text:p>2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.00729927007299273">
            <text:p>0.01</text:p>
          </table:table-cell>
          <table:table-cell office:value-type="float" office:value="0">
            <text:p>0</text:p>
          </table:table-cell>
          <table:table-cell office:value-type="float" office:value="0.0140918580375783">
            <text:p>0.01</text:p>
          </table:table-cell>
          <table:table-cell table:formula="of:=ABS([.I408]-[.H408])" office:value-type="float" office:value="0.00729927007299273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53rd</text:p>
          </table:table-cell>
          <table:table-cell office:value-type="string">
            <text:p>week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0.00729927007299273">
            <text:p>0.01</text:p>
          </table:table-cell>
          <table:table-cell office:value-type="float" office:value="0">
            <text:p>0</text:p>
          </table:table-cell>
          <table:table-cell office:value-type="float" office:value="0.0589770354906055">
            <text:p>0.06</text:p>
          </table:table-cell>
          <table:table-cell table:formula="of:=ABS([.I409]-[.H409])" office:value-type="float" office:value="0.00729927007299273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regulatory</text:p>
          </table:table-cell>
          <table:table-cell office:value-type="string">
            <text:p>process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0.00729927007299273">
            <text:p>0.01</text:p>
          </table:table-cell>
          <table:table-cell office:value-type="float" office:value="0">
            <text:p>0</text:p>
          </table:table-cell>
          <table:table-cell office:value-type="float" office:value="0.0229645093945721">
            <text:p>0.02</text:p>
          </table:table-cell>
          <table:table-cell table:formula="of:=ABS([.I410]-[.H410])" office:value-type="float" office:value="0.00729927007299273">
            <text:p>0.01</text:p>
          </table:table-cell>
        </table:table-row>
        <table:table-row table:style-name="ro1">
          <table:table-cell office:value-type="string">
            <text:p>half</text:p>
          </table:table-cell>
          <table:table-cell office:value-type="string">
            <text:p>last</text:p>
          </table:table-cell>
          <table:table-cell office:value-type="string">
            <text:p>year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.00729927007299273">
            <text:p>0.01</text:p>
          </table:table-cell>
          <table:table-cell office:value-type="float" office:value="0">
            <text:p>0</text:p>
          </table:table-cell>
          <table:table-cell office:value-type="float" office:value="0.00782881002087685">
            <text:p>0.01</text:p>
          </table:table-cell>
          <table:table-cell table:formula="of:=ABS([.I411]-[.H411])" office:value-type="float" office:value="0.00729927007299273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gative</text:p>
          </table:table-cell>
          <table:table-cell office:value-type="string">
            <text:p>effect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.00729927007299273">
            <text:p>0.01</text:p>
          </table:table-cell>
          <table:table-cell office:value-type="float" office:value="0">
            <text:p>0</text:p>
          </table:table-cell>
          <table:table-cell office:value-type="float" office:value="0.0125260960334029">
            <text:p>0.01</text:p>
          </table:table-cell>
          <table:table-cell table:formula="of:=ABS([.I412]-[.H412])" office:value-type="float" office:value="0.00729927007299273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trong</text:p>
          </table:table-cell>
          <table:table-cell office:value-type="string">
            <text:p>cash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.00729927007299273">
            <text:p>0.01</text:p>
          </table:table-cell>
          <table:table-cell office:value-type="float" office:value="0">
            <text:p>0</text:p>
          </table:table-cell>
          <table:table-cell office:value-type="float" office:value="0.0120041753653445">
            <text:p>0.01</text:p>
          </table:table-cell>
          <table:table-cell table:formula="of:=ABS([.I413]-[.H413])" office:value-type="float" office:value="0.00729927007299273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urrent</text:p>
          </table:table-cell>
          <table:table-cell office:value-type="string">
            <text:p>time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.00729927007299273">
            <text:p>0.01</text:p>
          </table:table-cell>
          <table:table-cell office:value-type="float" office:value="0">
            <text:p>0</text:p>
          </table:table-cell>
          <table:table-cell office:value-type="float" office:value="0.0125260960334029">
            <text:p>0.01</text:p>
          </table:table-cell>
          <table:table-cell table:formula="of:=ABS([.I414]-[.H414])" office:value-type="float" office:value="0.00729927007299273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rivate</text:p>
          </table:table-cell>
          <table:table-cell office:value-type="string">
            <text:p>equity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.00729927007299273">
            <text:p>0.01</text:p>
          </table:table-cell>
          <table:table-cell office:value-type="float" office:value="0">
            <text:p>0</text:p>
          </table:table-cell>
          <table:table-cell office:value-type="float" office:value="0.0208768267223382">
            <text:p>0.02</text:p>
          </table:table-cell>
          <table:table-cell table:formula="of:=ABS([.I415]-[.H415])" office:value-type="float" office:value="0.00729927007299273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rimary</text:p>
          </table:table-cell>
          <table:table-cell office:value-type="string">
            <text:p>driver</text:p>
          </table:table-cell>
          <table:table-cell office:value-type="float" office:value="245">
            <text:p>245</text:p>
          </table:table-cell>
          <table:table-cell table:number-columns-repeated="2" office:value-type="float" office:value="11">
            <text:p>11</text:p>
          </table:table-cell>
          <table:table-cell office:value-type="float" office:value="164">
            <text:p>164</text:p>
          </table:table-cell>
          <table:table-cell office:value-type="float" office:value="0.0802919708029199">
            <text:p>0.08</text:p>
          </table:table-cell>
          <table:table-cell office:value-type="float" office:value="0.0873015873015875">
            <text:p>0.09</text:p>
          </table:table-cell>
          <table:table-cell office:value-type="float" office:value="0.0855949895615868">
            <text:p>0.09</text:p>
          </table:table-cell>
          <table:table-cell table:formula="of:=ABS([.I416]-[.H416])" office:value-type="float" office:value="0.0070096164986676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full-year</text:p>
          </table:table-cell>
          <table:table-cell office:value-type="string">
            <text:p>basis</text:p>
          </table:table-cell>
          <table:table-cell office:value-type="float" office:value="224">
            <text:p>2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0.0145985401459854">
            <text:p>0.01</text:p>
          </table:table-cell>
          <table:table-cell office:value-type="float" office:value="0.00793650793650796">
            <text:p>0.01</text:p>
          </table:table-cell>
          <table:table-cell office:value-type="float" office:value="0.0605427974947809">
            <text:p>0.06</text:p>
          </table:table-cell>
          <table:table-cell table:formula="of:=ABS([.I417]-[.H417])" office:value-type="float" office:value="0.00666203220947744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domestic</text:p>
          </table:table-cell>
          <table:table-cell office:value-type="string">
            <text:p>market</text:p>
          </table:table-cell>
          <table:table-cell office:value-type="float" office:value="223">
            <text:p>2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.0145985401459854">
            <text:p>0.01</text:p>
          </table:table-cell>
          <table:table-cell office:value-type="float" office:value="0.00793650793650796">
            <text:p>0.01</text:p>
          </table:table-cell>
          <table:table-cell office:value-type="float" office:value="0.0208768267223382">
            <text:p>0.02</text:p>
          </table:table-cell>
          <table:table-cell table:formula="of:=ABS([.I418]-[.H418])" office:value-type="float" office:value="0.00666203220947744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ther</text:p>
          </table:table-cell>
          <table:table-cell office:value-type="string">
            <text:p>question</text:p>
          </table:table-cell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0.0145985401459854">
            <text:p>0.01</text:p>
          </table:table-cell>
          <table:table-cell office:value-type="float" office:value="0.00793650793650796">
            <text:p>0.01</text:p>
          </table:table-cell>
          <table:table-cell office:value-type="float" office:value="0.0276617954070982">
            <text:p>0.03</text:p>
          </table:table-cell>
          <table:table-cell table:formula="of:=ABS([.I419]-[.H419])" office:value-type="float" office:value="0.00666203220947744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new</text:p>
          </table:table-cell>
          <table:table-cell office:value-type="string">
            <text:p>business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.0145985401459854">
            <text:p>0.01</text:p>
          </table:table-cell>
          <table:table-cell office:value-type="float" office:value="0.00793650793650796">
            <text:p>0.01</text:p>
          </table:table-cell>
          <table:table-cell office:value-type="float" office:value="0.0187891440501044">
            <text:p>0.02</text:p>
          </table:table-cell>
          <table:table-cell table:formula="of:=ABS([.I420]-[.H420])" office:value-type="float" office:value="0.00666203220947744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arge</text:p>
          </table:table-cell>
          <table:table-cell office:value-type="string">
            <text:p>amount</text:p>
          </table:table-cell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0.0145985401459854">
            <text:p>0.01</text:p>
          </table:table-cell>
          <table:table-cell office:value-type="float" office:value="0.00793650793650796">
            <text:p>0.01</text:p>
          </table:table-cell>
          <table:table-cell office:value-type="float" office:value="0.0198329853862213">
            <text:p>0.02</text:p>
          </table:table-cell>
          <table:table-cell table:formula="of:=ABS([.I421]-[.H421])" office:value-type="float" office:value="0.00666203220947744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deal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.0145985401459854">
            <text:p>0.01</text:p>
          </table:table-cell>
          <table:table-cell office:value-type="float" office:value="0.00793650793650796">
            <text:p>0.01</text:p>
          </table:table-cell>
          <table:table-cell office:value-type="float" office:value="0.029749478079332">
            <text:p>0.03</text:p>
          </table:table-cell>
          <table:table-cell table:formula="of:=ABS([.I422]-[.H422])" office:value-type="float" office:value="0.00666203220947744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direct</text:p>
          </table:table-cell>
          <table:table-cell office:value-type="string">
            <text:p>result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0.0145985401459854">
            <text:p>0.01</text:p>
          </table:table-cell>
          <table:table-cell office:value-type="float" office:value="0.00793650793650796">
            <text:p>0.01</text:p>
          </table:table-cell>
          <table:table-cell office:value-type="float" office:value="0.0292275574112735">
            <text:p>0.03</text:p>
          </table:table-cell>
          <table:table-cell table:formula="of:=ABS([.I423]-[.H423])" office:value-type="float" office:value="0.00666203220947744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third</text:p>
          </table:table-cell>
          <table:table-cell office:value-type="string">
            <text:p>party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0.0145985401459854">
            <text:p>0.01</text:p>
          </table:table-cell>
          <table:table-cell office:value-type="float" office:value="0.00793650793650796">
            <text:p>0.01</text:p>
          </table:table-cell>
          <table:table-cell office:value-type="float" office:value="0.0292275574112735">
            <text:p>0.03</text:p>
          </table:table-cell>
          <table:table-cell table:formula="of:=ABS([.I424]-[.H424])" office:value-type="float" office:value="0.00666203220947744">
            <text:p>0.01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important</text:p>
          </table:table-cell>
          <table:table-cell office:value-type="string">
            <text:p>element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.0145985401459854">
            <text:p>0.01</text:p>
          </table:table-cell>
          <table:table-cell office:value-type="float" office:value="0.00793650793650796">
            <text:p>0.01</text:p>
          </table:table-cell>
          <table:table-cell office:value-type="float" office:value="0.0172233820459291">
            <text:p>0.02</text:p>
          </table:table-cell>
          <table:table-cell table:formula="of:=ABS([.I425]-[.H425])" office:value-type="float" office:value="0.00666203220947744">
            <text:p>0.01</text:p>
          </table:table-cell>
        </table:table-row>
        <table:table-row table:style-name="ro1">
          <table:table-cell office:value-type="string">
            <text:p>another</text:p>
          </table:table-cell>
          <table:table-cell office:value-type="string">
            <text:p>strong</text:p>
          </table:table-cell>
          <table:table-cell office:value-type="string">
            <text:p>year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0.0145985401459854">
            <text:p>0.01</text:p>
          </table:table-cell>
          <table:table-cell office:value-type="float" office:value="0.00793650793650796">
            <text:p>0.01</text:p>
          </table:table-cell>
          <table:table-cell office:value-type="float" office:value="0.0266179540709813">
            <text:p>0.03</text:p>
          </table:table-cell>
          <table:table-cell table:formula="of:=ABS([.I426]-[.H426])" office:value-type="float" office:value="0.00666203220947744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yearly</text:p>
          </table:table-cell>
          <table:table-cell office:value-type="string">
            <text:p>basis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0145985401459854">
            <text:p>0.01</text:p>
          </table:table-cell>
          <table:table-cell office:value-type="float" office:value="0.00793650793650796">
            <text:p>0.01</text:p>
          </table:table-cell>
          <table:table-cell office:value-type="float" office:value="0.00260960334029228">
            <text:p>0</text:p>
          </table:table-cell>
          <table:table-cell table:formula="of:=ABS([.I427]-[.H427])" office:value-type="float" office:value="0.00666203220947744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econd</text:p>
          </table:table-cell>
          <table:table-cell office:value-type="string">
            <text:p>quarter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0.0145985401459854">
            <text:p>0.01</text:p>
          </table:table-cell>
          <table:table-cell office:value-type="float" office:value="0.00793650793650796">
            <text:p>0.01</text:p>
          </table:table-cell>
          <table:table-cell office:value-type="float" office:value="0.035490605427975">
            <text:p>0.04</text:p>
          </table:table-cell>
          <table:table-cell table:formula="of:=ABS([.I428]-[.H428])" office:value-type="float" office:value="0.00666203220947744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regulatory</text:p>
          </table:table-cell>
          <table:table-cell office:value-type="string">
            <text:p>environment</text:p>
          </table:table-cell>
          <table:table-cell office:value-type="float" office:value="222">
            <text:p>22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0.0218978102189781">
            <text:p>0.02</text:p>
          </table:table-cell>
          <table:table-cell office:value-type="float" office:value="0.0158730158730159">
            <text:p>0.02</text:p>
          </table:table-cell>
          <table:table-cell office:value-type="float" office:value="0.0313152400835074">
            <text:p>0.03</text:p>
          </table:table-cell>
          <table:table-cell table:formula="of:=ABS([.I429]-[.H429])" office:value-type="float" office:value="0.0060247943459622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key</text:p>
          </table:table-cell>
          <table:table-cell office:value-type="string">
            <text:p>part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0.0218978102189781">
            <text:p>0.02</text:p>
          </table:table-cell>
          <table:table-cell office:value-type="float" office:value="0.0158730158730159">
            <text:p>0.02</text:p>
          </table:table-cell>
          <table:table-cell office:value-type="float" office:value="0.0365344467640919">
            <text:p>0.04</text:p>
          </table:table-cell>
          <table:table-cell table:formula="of:=ABS([.I430]-[.H430])" office:value-type="float" office:value="0.0060247943459622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Japanese</text:p>
          </table:table-cell>
          <table:table-cell office:value-type="string">
            <text:p>market</text:p>
          </table:table-cell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.0218978102189781">
            <text:p>0.02</text:p>
          </table:table-cell>
          <table:table-cell office:value-type="float" office:value="0.0158730158730159">
            <text:p>0.02</text:p>
          </table:table-cell>
          <table:table-cell office:value-type="float" office:value="0.0130480167014614">
            <text:p>0.01</text:p>
          </table:table-cell>
          <table:table-cell table:formula="of:=ABS([.I431]-[.H431])" office:value-type="float" office:value="0.0060247943459622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ast</text:p>
          </table:table-cell>
          <table:table-cell office:value-type="string">
            <text:p>question</text:p>
          </table:table-cell>
          <table:table-cell office:value-type="float" office:value="136">
            <text:p>13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.0218978102189781">
            <text:p>0.02</text:p>
          </table:table-cell>
          <table:table-cell office:value-type="float" office:value="0.0158730158730159">
            <text:p>0.02</text:p>
          </table:table-cell>
          <table:table-cell office:value-type="float" office:value="0.0208768267223382">
            <text:p>0.02</text:p>
          </table:table-cell>
          <table:table-cell table:formula="of:=ABS([.I432]-[.H432])" office:value-type="float" office:value="0.0060247943459622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w</text:p>
          </table:table-cell>
          <table:table-cell office:value-type="string">
            <text:p>environment</text:p>
          </table:table-cell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.0218978102189781">
            <text:p>0.02</text:p>
          </table:table-cell>
          <table:table-cell office:value-type="float" office:value="0.0158730158730159">
            <text:p>0.02</text:p>
          </table:table-cell>
          <table:table-cell office:value-type="float" office:value="0.00939457202505223">
            <text:p>0.01</text:p>
          </table:table-cell>
          <table:table-cell table:formula="of:=ABS([.I433]-[.H433])" office:value-type="float" office:value="0.0060247943459622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favorable</text:p>
          </table:table-cell>
          <table:table-cell office:value-type="string">
            <text:p>impact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0.0218978102189781">
            <text:p>0.02</text:p>
          </table:table-cell>
          <table:table-cell office:value-type="float" office:value="0.0158730158730159">
            <text:p>0.02</text:p>
          </table:table-cell>
          <table:table-cell office:value-type="float" office:value="0.0318371607515658">
            <text:p>0.03</text:p>
          </table:table-cell>
          <table:table-cell table:formula="of:=ABS([.I434]-[.H434])" office:value-type="float" office:value="0.0060247943459622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nal</text:p>
          </table:table-cell>
          <table:table-cell office:value-type="string">
            <text:p>question</text:p>
          </table:table-cell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.0218978102189781">
            <text:p>0.02</text:p>
          </table:table-cell>
          <table:table-cell office:value-type="float" office:value="0.0158730158730159">
            <text:p>0.02</text:p>
          </table:table-cell>
          <table:table-cell office:value-type="float" office:value="0.0130480167014614">
            <text:p>0.01</text:p>
          </table:table-cell>
          <table:table-cell table:formula="of:=ABS([.I435]-[.H435])" office:value-type="float" office:value="0.0060247943459622">
            <text:p>0.01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all-time</text:p>
          </table:table-cell>
          <table:table-cell office:value-type="string">
            <text:p>record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0.0218978102189781">
            <text:p>0.02</text:p>
          </table:table-cell>
          <table:table-cell office:value-type="float" office:value="0.0158730158730159">
            <text:p>0.02</text:p>
          </table:table-cell>
          <table:table-cell office:value-type="float" office:value="0.0381002087682673">
            <text:p>0.04</text:p>
          </table:table-cell>
          <table:table-cell table:formula="of:=ABS([.I436]-[.H436])" office:value-type="float" office:value="0.0060247943459622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ositive</text:p>
          </table:table-cell>
          <table:table-cell office:value-type="string">
            <text:p>side</text:p>
          </table:table-cell>
          <table:table-cell office:value-type="float" office:value="378">
            <text:p>378</text:p>
          </table:table-cell>
          <table:table-cell table:number-columns-repeated="2" office:value-type="float" office:value="9">
            <text:p>9</text:p>
          </table:table-cell>
          <table:table-cell office:value-type="float" office:value="135">
            <text:p>135</text:p>
          </table:table-cell>
          <table:table-cell office:value-type="float" office:value="0.0656934306569344">
            <text:p>0.07</text:p>
          </table:table-cell>
          <table:table-cell office:value-type="float" office:value="0.0714285714285716">
            <text:p>0.07</text:p>
          </table:table-cell>
          <table:table-cell office:value-type="float" office:value="0.0704592901878916">
            <text:p>0.07</text:p>
          </table:table-cell>
          <table:table-cell table:formula="of:=ABS([.I437]-[.H437])" office:value-type="float" office:value="0.00573514077163721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ignificant</text:p>
          </table:table-cell>
          <table:table-cell office:value-type="string">
            <text:p>amount</text:p>
          </table:table-cell>
          <table:table-cell office:value-type="float" office:value="699">
            <text:p>699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331">
            <text:p>331</text:p>
          </table:table-cell>
          <table:table-cell office:value-type="float" office:value="0.116788321167883">
            <text:p>0.12</text:p>
          </table:table-cell>
          <table:table-cell office:value-type="float" office:value="0.111111111111111">
            <text:p>0.11</text:p>
          </table:table-cell>
          <table:table-cell office:value-type="float" office:value="0.172755741127349">
            <text:p>0.17</text:p>
          </table:table-cell>
          <table:table-cell table:formula="of:=ABS([.I438]-[.H438])" office:value-type="float" office:value="0.00567721005677201">
            <text:p>0.01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awful</text:p>
          </table:table-cell>
          <table:table-cell office:value-type="string">
            <text:p>lot</text:p>
          </table:table-cell>
          <table:table-cell office:value-type="float" office:value="451">
            <text:p>451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97">
            <text:p>197</text:p>
          </table:table-cell>
          <table:table-cell office:value-type="float" office:value="0.116788321167883">
            <text:p>0.12</text:p>
          </table:table-cell>
          <table:table-cell office:value-type="float" office:value="0.111111111111111">
            <text:p>0.11</text:p>
          </table:table-cell>
          <table:table-cell office:value-type="float" office:value="0.102818371607516">
            <text:p>0.1</text:p>
          </table:table-cell>
          <table:table-cell table:formula="of:=ABS([.I439]-[.H439])" office:value-type="float" office:value="0.00567721005677201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tremendous</text:p>
          </table:table-cell>
          <table:table-cell office:value-type="string">
            <text:p>amount</text:p>
          </table:table-cell>
          <table:table-cell office:value-type="float" office:value="306">
            <text:p>306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88">
            <text:p>188</text:p>
          </table:table-cell>
          <table:table-cell office:value-type="float" office:value="0.116788321167883">
            <text:p>0.12</text:p>
          </table:table-cell>
          <table:table-cell office:value-type="float" office:value="0.111111111111111">
            <text:p>0.11</text:p>
          </table:table-cell>
          <table:table-cell office:value-type="float" office:value="0.0981210855949898">
            <text:p>0.1</text:p>
          </table:table-cell>
          <table:table-cell table:formula="of:=ABS([.I440]-[.H440])" office:value-type="float" office:value="0.00567721005677201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ignificant</text:p>
          </table:table-cell>
          <table:table-cell office:value-type="string">
            <text:p>reduction</text:p>
          </table:table-cell>
          <table:table-cell office:value-type="float" office:value="252">
            <text:p>25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0.0291970802919709">
            <text:p>0.03</text:p>
          </table:table-cell>
          <table:table-cell office:value-type="float" office:value="0.0238095238095239">
            <text:p>0.02</text:p>
          </table:table-cell>
          <table:table-cell office:value-type="float" office:value="0.029749478079332">
            <text:p>0.03</text:p>
          </table:table-cell>
          <table:table-cell table:formula="of:=ABS([.I441]-[.H441])" office:value-type="float" office:value="0.005387556482447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place</text:p>
          </table:table-cell>
          <table:table-cell office:value-type="float" office:value="246">
            <text:p>24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0.0291970802919709">
            <text:p>0.03</text:p>
          </table:table-cell>
          <table:table-cell office:value-type="float" office:value="0.0238095238095239">
            <text:p>0.02</text:p>
          </table:table-cell>
          <table:table-cell office:value-type="float" office:value="0.0276617954070982">
            <text:p>0.03</text:p>
          </table:table-cell>
          <table:table-cell table:formula="of:=ABS([.I442]-[.H442])" office:value-type="float" office:value="0.005387556482447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xt</text:p>
          </table:table-cell>
          <table:table-cell office:value-type="string">
            <text:p>month</text:p>
          </table:table-cell>
          <table:table-cell office:value-type="float" office:value="192">
            <text:p>19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0.0291970802919709">
            <text:p>0.03</text:p>
          </table:table-cell>
          <table:table-cell office:value-type="float" office:value="0.0238095238095239">
            <text:p>0.02</text:p>
          </table:table-cell>
          <table:table-cell office:value-type="float" office:value="0.0313152400835074">
            <text:p>0.03</text:p>
          </table:table-cell>
          <table:table-cell table:formula="of:=ABS([.I443]-[.H443])" office:value-type="float" office:value="0.005387556482447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thing</text:p>
          </table:table-cell>
          <table:table-cell office:value-type="float" office:value="191">
            <text:p>19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0.0291970802919709">
            <text:p>0.03</text:p>
          </table:table-cell>
          <table:table-cell office:value-type="float" office:value="0.0238095238095239">
            <text:p>0.02</text:p>
          </table:table-cell>
          <table:table-cell office:value-type="float" office:value="0.0255741127348643">
            <text:p>0.03</text:p>
          </table:table-cell>
          <table:table-cell table:formula="of:=ABS([.I444]-[.H444])" office:value-type="float" office:value="0.005387556482447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nly</text:p>
          </table:table-cell>
          <table:table-cell office:value-type="string">
            <text:p>way</text:p>
          </table:table-cell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0.0291970802919709">
            <text:p>0.03</text:p>
          </table:table-cell>
          <table:table-cell office:value-type="float" office:value="0.0238095238095239">
            <text:p>0.02</text:p>
          </table:table-cell>
          <table:table-cell office:value-type="float" office:value="0.0276617954070982">
            <text:p>0.03</text:p>
          </table:table-cell>
          <table:table-cell table:formula="of:=ABS([.I445]-[.H445])" office:value-type="float" office:value="0.005387556482447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xt</text:p>
          </table:table-cell>
          <table:table-cell office:value-type="string">
            <text:p>level</text:p>
          </table:table-cell>
          <table:table-cell office:value-type="float" office:value="175">
            <text:p>17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office:value-type="float" office:value="0.0291970802919709">
            <text:p>0.03</text:p>
          </table:table-cell>
          <table:table-cell office:value-type="float" office:value="0.0238095238095239">
            <text:p>0.02</text:p>
          </table:table-cell>
          <table:table-cell office:value-type="float" office:value="0.0427974947807934">
            <text:p>0.04</text:p>
          </table:table-cell>
          <table:table-cell table:formula="of:=ABS([.I446]-[.H446])" office:value-type="float" office:value="0.005387556482447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verall</text:p>
          </table:table-cell>
          <table:table-cell office:value-type="string">
            <text:p>business</text:p>
          </table:table-cell>
          <table:table-cell office:value-type="float" office:value="172">
            <text:p>17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0.0291970802919709">
            <text:p>0.03</text:p>
          </table:table-cell>
          <table:table-cell office:value-type="float" office:value="0.0238095238095239">
            <text:p>0.02</text:p>
          </table:table-cell>
          <table:table-cell office:value-type="float" office:value="0.0396659707724427">
            <text:p>0.04</text:p>
          </table:table-cell>
          <table:table-cell table:formula="of:=ABS([.I447]-[.H447])" office:value-type="float" office:value="0.005387556482447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Australian</text:p>
          </table:table-cell>
          <table:table-cell office:value-type="string">
            <text:p>dollar</text:p>
          </table:table-cell>
          <table:table-cell office:value-type="float" office:value="167">
            <text:p>16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.0291970802919709">
            <text:p>0.03</text:p>
          </table:table-cell>
          <table:table-cell office:value-type="float" office:value="0.0238095238095239">
            <text:p>0.02</text:p>
          </table:table-cell>
          <table:table-cell office:value-type="float" office:value="0.0104384133611691">
            <text:p>0.01</text:p>
          </table:table-cell>
          <table:table-cell table:formula="of:=ABS([.I448]-[.H448])" office:value-type="float" office:value="0.005387556482447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trong</text:p>
          </table:table-cell>
          <table:table-cell office:value-type="string">
            <text:p>focus</text:p>
          </table:table-cell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0.0291970802919709">
            <text:p>0.03</text:p>
          </table:table-cell>
          <table:table-cell office:value-type="float" office:value="0.0238095238095239">
            <text:p>0.02</text:p>
          </table:table-cell>
          <table:table-cell office:value-type="float" office:value="0.0250521920668059">
            <text:p>0.03</text:p>
          </table:table-cell>
          <table:table-cell table:formula="of:=ABS([.I449]-[.H449])" office:value-type="float" office:value="0.005387556482447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month</text:p>
          </table:table-cell>
          <table:table-cell office:value-type="float" office:value="134">
            <text:p>13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0.0291970802919709">
            <text:p>0.03</text:p>
          </table:table-cell>
          <table:table-cell office:value-type="float" office:value="0.0238095238095239">
            <text:p>0.02</text:p>
          </table:table-cell>
          <table:table-cell office:value-type="float" office:value="0.0292275574112735">
            <text:p>0.03</text:p>
          </table:table-cell>
          <table:table-cell table:formula="of:=ABS([.I450]-[.H450])" office:value-type="float" office:value="0.005387556482447">
            <text:p>0.01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absolute</text:p>
          </table:table-cell>
          <table:table-cell office:value-type="string">
            <text:p>basis</text:p>
          </table:table-cell>
          <table:table-cell office:value-type="float" office:value="118">
            <text:p>11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0.0291970802919709">
            <text:p>0.03</text:p>
          </table:table-cell>
          <table:table-cell office:value-type="float" office:value="0.0238095238095239">
            <text:p>0.02</text:p>
          </table:table-cell>
          <table:table-cell office:value-type="float" office:value="0.041231732776618">
            <text:p>0.04</text:p>
          </table:table-cell>
          <table:table-cell table:formula="of:=ABS([.I451]-[.H451])" office:value-type="float" office:value="0.005387556482447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week</text:p>
          </table:table-cell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0.0291970802919709">
            <text:p>0.03</text:p>
          </table:table-cell>
          <table:table-cell office:value-type="float" office:value="0.0238095238095239">
            <text:p>0.02</text:p>
          </table:table-cell>
          <table:table-cell office:value-type="float" office:value="0.024008350730689">
            <text:p>0.02</text:p>
          </table:table-cell>
          <table:table-cell table:formula="of:=ABS([.I452]-[.H452])" office:value-type="float" office:value="0.005387556482447">
            <text:p>0.01</text:p>
          </table:table-cell>
        </table:table-row>
        <table:table-row table:style-name="ro1">
          <table:table-cell office:value-type="string">
            <text:p>another</text:p>
          </table:table-cell>
          <table:table-cell office:value-type="string">
            <text:p>good</text:p>
          </table:table-cell>
          <table:table-cell office:value-type="string">
            <text:p>quarter</text:p>
          </table:table-cell>
          <table:table-cell office:value-type="float" office:value="110">
            <text:p>1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0.0291970802919709">
            <text:p>0.03</text:p>
          </table:table-cell>
          <table:table-cell office:value-type="float" office:value="0.0238095238095239">
            <text:p>0.02</text:p>
          </table:table-cell>
          <table:table-cell office:value-type="float" office:value="0.0276617954070982">
            <text:p>0.03</text:p>
          </table:table-cell>
          <table:table-cell table:formula="of:=ABS([.I453]-[.H453])" office:value-type="float" office:value="0.005387556482447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global</text:p>
          </table:table-cell>
          <table:table-cell office:value-type="string">
            <text:p>economy</text:p>
          </table:table-cell>
          <table:table-cell office:value-type="float" office:value="759">
            <text:p>759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289">
            <text:p>289</text:p>
          </table:table-cell>
          <table:table-cell office:value-type="float" office:value="0.211678832116789">
            <text:p>0.21</text:p>
          </table:table-cell>
          <table:table-cell office:value-type="float" office:value="0.206349206349207">
            <text:p>0.21</text:p>
          </table:table-cell>
          <table:table-cell office:value-type="float" office:value="0.150835073068894">
            <text:p>0.15</text:p>
          </table:table-cell>
          <table:table-cell table:formula="of:=ABS([.I454]-[.H454])" office:value-type="float" office:value="0.005329625767582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real</text:p>
          </table:table-cell>
          <table:table-cell office:value-type="string">
            <text:p>estate</text:p>
          </table:table-cell>
          <table:table-cell office:value-type="float" office:value="654">
            <text:p>654</text:p>
          </table:table-cell>
          <table:table-cell table:number-columns-repeated="2" office:value-type="float" office:value="8">
            <text:p>8</text:p>
          </table:table-cell>
          <table:table-cell office:value-type="float" office:value="241">
            <text:p>241</text:p>
          </table:table-cell>
          <table:table-cell office:value-type="float" office:value="0.0583941605839417">
            <text:p>0.06</text:p>
          </table:table-cell>
          <table:table-cell office:value-type="float" office:value="0.0634920634920636">
            <text:p>0.06</text:p>
          </table:table-cell>
          <table:table-cell office:value-type="float" office:value="0.125782881002088">
            <text:p>0.13</text:p>
          </table:table-cell>
          <table:table-cell table:formula="of:=ABS([.I455]-[.H455])" office:value-type="float" office:value="0.0050979029081219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urrent</text:p>
          </table:table-cell>
          <table:table-cell office:value-type="string">
            <text:p>market</text:p>
          </table:table-cell>
          <table:table-cell office:value-type="float" office:value="435">
            <text:p>435</text:p>
          </table:table-cell>
          <table:table-cell table:number-columns-repeated="2" office:value-type="float" office:value="8">
            <text:p>8</text:p>
          </table:table-cell>
          <table:table-cell office:value-type="float" office:value="133">
            <text:p>133</text:p>
          </table:table-cell>
          <table:table-cell office:value-type="float" office:value="0.0583941605839417">
            <text:p>0.06</text:p>
          </table:table-cell>
          <table:table-cell office:value-type="float" office:value="0.0634920634920636">
            <text:p>0.06</text:p>
          </table:table-cell>
          <table:table-cell office:value-type="float" office:value="0.0694154488517747">
            <text:p>0.07</text:p>
          </table:table-cell>
          <table:table-cell table:formula="of:=ABS([.I456]-[.H456])" office:value-type="float" office:value="0.0050979029081219">
            <text:p>0.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ignificant</text:p>
          </table:table-cell>
          <table:table-cell office:value-type="string">
            <text:p>portion</text:p>
          </table:table-cell>
          <table:table-cell office:value-type="float" office:value="330">
            <text:p>33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42">
            <text:p>142</text:p>
          </table:table-cell>
          <table:table-cell office:value-type="float" office:value="0.124087591240876">
            <text:p>0.12</text:p>
          </table:table-cell>
          <table:table-cell office:value-type="float" office:value="0.119047619047619">
            <text:p>0.12</text:p>
          </table:table-cell>
          <table:table-cell office:value-type="float" office:value="0.0741127348643008">
            <text:p>0.07</text:p>
          </table:table-cell>
          <table:table-cell table:formula="of:=ABS([.I457]-[.H457])" office:value-type="float" office:value="0.005039972193257">
            <text:p>0.01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xact</text:p>
          </table:table-cell>
          <table:table-cell office:value-type="string">
            <text:p>number</text:p>
          </table:table-cell>
          <table:table-cell office:value-type="float" office:value="181">
            <text:p>18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7">
            <text:p>87</text:p>
          </table:table-cell>
          <table:table-cell office:value-type="float" office:value="0.0364963503649636">
            <text:p>0.04</text:p>
          </table:table-cell>
          <table:table-cell office:value-type="float" office:value="0.0317460317460318">
            <text:p>0.03</text:p>
          </table:table-cell>
          <table:table-cell office:value-type="float" office:value="0.0454070981210857">
            <text:p>0.05</text:p>
          </table:table-cell>
          <table:table-cell table:formula="of:=ABS([.I458]-[.H458])" office:value-type="float" office:value="0.0047503186189318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whole</text:p>
          </table:table-cell>
          <table:table-cell office:value-type="string">
            <text:p>year</text:p>
          </table:table-cell>
          <table:table-cell office:value-type="float" office:value="597">
            <text:p>597</text:p>
          </table:table-cell>
          <table:table-cell table:number-columns-repeated="2" office:value-type="float" office:value="7">
            <text:p>7</text:p>
          </table:table-cell>
          <table:table-cell office:value-type="float" office:value="125">
            <text:p>125</text:p>
          </table:table-cell>
          <table:table-cell office:value-type="float" office:value="0.051094890510949">
            <text:p>0.05</text:p>
          </table:table-cell>
          <table:table-cell office:value-type="float" office:value="0.0555555555555557">
            <text:p>0.06</text:p>
          </table:table-cell>
          <table:table-cell office:value-type="float" office:value="0.065240083507307">
            <text:p>0.07</text:p>
          </table:table-cell>
          <table:table-cell table:formula="of:=ABS([.I459]-[.H459])" office:value-type="float" office:value="0.0044606650446067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arly</text:p>
          </table:table-cell>
          <table:table-cell office:value-type="string">
            <text:p>part</text:p>
          </table:table-cell>
          <table:table-cell office:value-type="float" office:value="407">
            <text:p>407</text:p>
          </table:table-cell>
          <table:table-cell table:number-columns-repeated="2" office:value-type="float" office:value="7">
            <text:p>7</text:p>
          </table:table-cell>
          <table:table-cell office:value-type="float" office:value="190">
            <text:p>190</text:p>
          </table:table-cell>
          <table:table-cell office:value-type="float" office:value="0.051094890510949">
            <text:p>0.05</text:p>
          </table:table-cell>
          <table:table-cell office:value-type="float" office:value="0.0555555555555557">
            <text:p>0.06</text:p>
          </table:table-cell>
          <table:table-cell office:value-type="float" office:value="0.0991649269311067">
            <text:p>0.1</text:p>
          </table:table-cell>
          <table:table-cell table:formula="of:=ABS([.I460]-[.H460])" office:value-type="float" office:value="0.0044606650446067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developed</text:p>
          </table:table-cell>
          <table:table-cell office:value-type="string">
            <text:p>world</text:p>
          </table:table-cell>
          <table:table-cell office:value-type="float" office:value="238">
            <text:p>238</text:p>
          </table:table-cell>
          <table:table-cell table:number-columns-repeated="2"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0.051094890510949">
            <text:p>0.05</text:p>
          </table:table-cell>
          <table:table-cell office:value-type="float" office:value="0.0555555555555557">
            <text:p>0.06</text:p>
          </table:table-cell>
          <table:table-cell office:value-type="float" office:value="0.0459290187891441">
            <text:p>0.05</text:p>
          </table:table-cell>
          <table:table-cell table:formula="of:=ABS([.I461]-[.H461])" office:value-type="float" office:value="0.0044606650446067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financial</text:p>
          </table:table-cell>
          <table:table-cell office:value-type="string">
            <text:p>perspective</text:p>
          </table:table-cell>
          <table:table-cell office:value-type="float" office:value="108">
            <text:p>108</text:p>
          </table:table-cell>
          <table:table-cell table:number-columns-repeated="2"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0.051094890510949">
            <text:p>0.05</text:p>
          </table:table-cell>
          <table:table-cell office:value-type="float" office:value="0.0555555555555557">
            <text:p>0.06</text:p>
          </table:table-cell>
          <table:table-cell office:value-type="float" office:value="0.0266179540709813">
            <text:p>0.03</text:p>
          </table:table-cell>
          <table:table-cell table:formula="of:=ABS([.I462]-[.H462])" office:value-type="float" office:value="0.0044606650446067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trong</text:p>
          </table:table-cell>
          <table:table-cell office:value-type="string">
            <text:p>growth</text:p>
          </table:table-cell>
          <table:table-cell office:value-type="float" office:value="334">
            <text:p>33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2">
            <text:p>102</text:p>
          </table:table-cell>
          <table:table-cell office:value-type="float" office:value="0.0437956204379563">
            <text:p>0.04</text:p>
          </table:table-cell>
          <table:table-cell office:value-type="float" office:value="0.0396825396825398">
            <text:p>0.04</text:p>
          </table:table-cell>
          <table:table-cell office:value-type="float" office:value="0.0532359081419625">
            <text:p>0.05</text:p>
          </table:table-cell>
          <table:table-cell table:formula="of:=ABS([.I463]-[.H463])" office:value-type="float" office:value="0.0041130807554165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ast</text:p>
          </table:table-cell>
          <table:table-cell office:value-type="string">
            <text:p>thing</text:p>
          </table:table-cell>
          <table:table-cell office:value-type="float" office:value="232">
            <text:p>23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6">
            <text:p>116</text:p>
          </table:table-cell>
          <table:table-cell office:value-type="float" office:value="0.0437956204379563">
            <text:p>0.04</text:p>
          </table:table-cell>
          <table:table-cell office:value-type="float" office:value="0.0396825396825398">
            <text:p>0.04</text:p>
          </table:table-cell>
          <table:table-cell office:value-type="float" office:value="0.0605427974947809">
            <text:p>0.06</text:p>
          </table:table-cell>
          <table:table-cell table:formula="of:=ABS([.I464]-[.H464])" office:value-type="float" office:value="0.0041130807554165">
            <text:p>0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all-time</text:p>
          </table:table-cell>
          <table:table-cell office:value-type="string">
            <text:p>high</text:p>
          </table:table-cell>
          <table:table-cell office:value-type="float" office:value="155">
            <text:p>15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office:value-type="float" office:value="0.0437956204379563">
            <text:p>0.04</text:p>
          </table:table-cell>
          <table:table-cell office:value-type="float" office:value="0.0396825396825398">
            <text:p>0.04</text:p>
          </table:table-cell>
          <table:table-cell office:value-type="float" office:value="0.0334029227557412">
            <text:p>0.03</text:p>
          </table:table-cell>
          <table:table-cell table:formula="of:=ABS([.I465]-[.H465])" office:value-type="float" office:value="0.0041130807554165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huge</text:p>
          </table:table-cell>
          <table:table-cell office:value-type="string">
            <text:p>amount</text:p>
          </table:table-cell>
          <table:table-cell office:value-type="float" office:value="265">
            <text:p>265</text:p>
          </table:table-cell>
          <table:table-cell table:number-columns-repeated="2" office:value-type="float" office:value="6">
            <text:p>6</text:p>
          </table:table-cell>
          <table:table-cell office:value-type="float" office:value="79">
            <text:p>79</text:p>
          </table:table-cell>
          <table:table-cell office:value-type="float" office:value="0.0437956204379563">
            <text:p>0.04</text:p>
          </table:table-cell>
          <table:table-cell office:value-type="float" office:value="0.0476190476190477">
            <text:p>0.05</text:p>
          </table:table-cell>
          <table:table-cell office:value-type="float" office:value="0.041231732776618">
            <text:p>0.04</text:p>
          </table:table-cell>
          <table:table-cell table:formula="of:=ABS([.I466]-[.H466])" office:value-type="float" office:value="0.0038234271810914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ast</text:p>
          </table:table-cell>
          <table:table-cell office:value-type="string">
            <text:p>decade</text:p>
          </table:table-cell>
          <table:table-cell office:value-type="float" office:value="239">
            <text:p>239</text:p>
          </table:table-cell>
          <table:table-cell table:number-columns-repeated="2" office:value-type="float" office:value="6">
            <text:p>6</text:p>
          </table:table-cell>
          <table:table-cell office:value-type="float" office:value="118">
            <text:p>118</text:p>
          </table:table-cell>
          <table:table-cell office:value-type="float" office:value="0.0437956204379563">
            <text:p>0.04</text:p>
          </table:table-cell>
          <table:table-cell office:value-type="float" office:value="0.0476190476190477">
            <text:p>0.05</text:p>
          </table:table-cell>
          <table:table-cell office:value-type="float" office:value="0.0615866388308978">
            <text:p>0.06</text:p>
          </table:table-cell>
          <table:table-cell table:formula="of:=ABS([.I467]-[.H467])" office:value-type="float" office:value="0.0038234271810914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ther</text:p>
          </table:table-cell>
          <table:table-cell office:value-type="string">
            <text:p>end</text:p>
          </table:table-cell>
          <table:table-cell office:value-type="float" office:value="134">
            <text:p>134</text:p>
          </table:table-cell>
          <table:table-cell table:number-columns-repeated="2"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0.0437956204379563">
            <text:p>0.04</text:p>
          </table:table-cell>
          <table:table-cell office:value-type="float" office:value="0.0476190476190477">
            <text:p>0.05</text:p>
          </table:table-cell>
          <table:table-cell office:value-type="float" office:value="0.0213987473903967">
            <text:p>0.02</text:p>
          </table:table-cell>
          <table:table-cell table:formula="of:=ABS([.I468]-[.H468])" office:value-type="float" office:value="0.0038234271810914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thing</text:p>
          </table:table-cell>
          <table:table-cell office:value-type="float" office:value="545">
            <text:p>545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54">
            <text:p>254</text:p>
          </table:table-cell>
          <table:table-cell office:value-type="float" office:value="0.131386861313869">
            <text:p>0.13</text:p>
          </table:table-cell>
          <table:table-cell office:value-type="float" office:value="0.134920634920635">
            <text:p>0.13</text:p>
          </table:table-cell>
          <table:table-cell office:value-type="float" office:value="0.132567849686848">
            <text:p>0.13</text:p>
          </table:table-cell>
          <table:table-cell table:formula="of:=ABS([.I469]-[.H469])" office:value-type="float" office:value="0.00353377360676602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ree</text:p>
          </table:table-cell>
          <table:table-cell office:value-type="string">
            <text:p>cash</text:p>
          </table:table-cell>
          <table:table-cell office:value-type="float" office:value="709">
            <text:p>70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19">
            <text:p>119</text:p>
          </table:table-cell>
          <table:table-cell office:value-type="float" office:value="0.051094890510949">
            <text:p>0.05</text:p>
          </table:table-cell>
          <table:table-cell office:value-type="float" office:value="0.0476190476190477">
            <text:p>0.05</text:p>
          </table:table-cell>
          <table:table-cell office:value-type="float" office:value="0.0621085594989563">
            <text:p>0.06</text:p>
          </table:table-cell>
          <table:table-cell table:formula="of:=ABS([.I470]-[.H470])" office:value-type="float" office:value="0.0034758428919013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nancial</text:p>
          </table:table-cell>
          <table:table-cell office:value-type="string">
            <text:p>crisis</text:p>
          </table:table-cell>
          <table:table-cell office:value-type="float" office:value="611">
            <text:p>6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3">
            <text:p>103</text:p>
          </table:table-cell>
          <table:table-cell office:value-type="float" office:value="0.051094890510949">
            <text:p>0.05</text:p>
          </table:table-cell>
          <table:table-cell office:value-type="float" office:value="0.0476190476190477">
            <text:p>0.05</text:p>
          </table:table-cell>
          <table:table-cell office:value-type="float" office:value="0.053757828810021">
            <text:p>0.05</text:p>
          </table:table-cell>
          <table:table-cell table:formula="of:=ABS([.I471]-[.H471])" office:value-type="float" office:value="0.0034758428919013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trong</text:p>
          </table:table-cell>
          <table:table-cell office:value-type="string">
            <text:p>start</text:p>
          </table:table-cell>
          <table:table-cell office:value-type="float" office:value="243">
            <text:p>24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56">
            <text:p>156</text:p>
          </table:table-cell>
          <table:table-cell office:value-type="float" office:value="0.051094890510949">
            <text:p>0.05</text:p>
          </table:table-cell>
          <table:table-cell office:value-type="float" office:value="0.0476190476190477">
            <text:p>0.05</text:p>
          </table:table-cell>
          <table:table-cell office:value-type="float" office:value="0.0814196242171191">
            <text:p>0.08</text:p>
          </table:table-cell>
          <table:table-cell table:formula="of:=ABS([.I472]-[.H472])" office:value-type="float" office:value="0.0034758428919013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quick</text:p>
          </table:table-cell>
          <table:table-cell office:value-type="string">
            <text:p>update</text:p>
          </table:table-cell>
          <table:table-cell office:value-type="float" office:value="156">
            <text:p>15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0.051094890510949">
            <text:p>0.05</text:p>
          </table:table-cell>
          <table:table-cell office:value-type="float" office:value="0.0476190476190477">
            <text:p>0.05</text:p>
          </table:table-cell>
          <table:table-cell office:value-type="float" office:value="0.0365344467640919">
            <text:p>0.04</text:p>
          </table:table-cell>
          <table:table-cell table:formula="of:=ABS([.I473]-[.H473])" office:value-type="float" office:value="0.0034758428919013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ong</text:p>
          </table:table-cell>
          <table:table-cell office:value-type="string">
            <text:p>haul</text:p>
          </table:table-cell>
          <table:table-cell office:value-type="float" office:value="118">
            <text:p>1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1">
            <text:p>71</text:p>
          </table:table-cell>
          <table:table-cell office:value-type="float" office:value="0.051094890510949">
            <text:p>0.05</text:p>
          </table:table-cell>
          <table:table-cell office:value-type="float" office:value="0.0476190476190477">
            <text:p>0.05</text:p>
          </table:table-cell>
          <table:table-cell office:value-type="float" office:value="0.0370563674321504">
            <text:p>0.04</text:p>
          </table:table-cell>
          <table:table-cell table:formula="of:=ABS([.I474]-[.H474])" office:value-type="float" office:value="0.0034758428919013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nancial</text:p>
          </table:table-cell>
          <table:table-cell office:value-type="string">
            <text:p>performance</text:p>
          </table:table-cell>
          <table:table-cell office:value-type="float" office:value="228">
            <text:p>228</text:p>
          </table:table-cell>
          <table:table-cell table:number-columns-repeated="2"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0.0364963503649636">
            <text:p>0.04</text:p>
          </table:table-cell>
          <table:table-cell office:value-type="float" office:value="0.0396825396825398">
            <text:p>0.04</text:p>
          </table:table-cell>
          <table:table-cell office:value-type="float" office:value="0.0161795407098121">
            <text:p>0.02</text:p>
          </table:table-cell>
          <table:table-cell table:formula="of:=ABS([.I475]-[.H475])" office:value-type="float" office:value="0.0031861893175762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ong</text:p>
          </table:table-cell>
          <table:table-cell office:value-type="string">
            <text:p>term</text:p>
          </table:table-cell>
          <table:table-cell office:value-type="float" office:value="138">
            <text:p>138</text:p>
          </table:table-cell>
          <table:table-cell table:number-columns-repeated="2"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0.0364963503649636">
            <text:p>0.04</text:p>
          </table:table-cell>
          <table:table-cell office:value-type="float" office:value="0.0396825396825398">
            <text:p>0.04</text:p>
          </table:table-cell>
          <table:table-cell office:value-type="float" office:value="0.0219206680584552">
            <text:p>0.02</text:p>
          </table:table-cell>
          <table:table-cell table:formula="of:=ABS([.I476]-[.H476])" office:value-type="float" office:value="0.0031861893175762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ignificant</text:p>
          </table:table-cell>
          <table:table-cell office:value-type="string">
            <text:p>impact</text:p>
          </table:table-cell>
          <table:table-cell office:value-type="float" office:value="564">
            <text:p>564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13">
            <text:p>213</text:p>
          </table:table-cell>
          <table:table-cell office:value-type="float" office:value="0.124087591240876">
            <text:p>0.12</text:p>
          </table:table-cell>
          <table:table-cell office:value-type="float" office:value="0.126984126984127">
            <text:p>0.13</text:p>
          </table:table-cell>
          <table:table-cell office:value-type="float" office:value="0.111169102296451">
            <text:p>0.11</text:p>
          </table:table-cell>
          <table:table-cell table:formula="of:=ABS([.I477]-[.H477])" office:value-type="float" office:value="0.00289653574325099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position</text:p>
          </table:table-cell>
          <table:table-cell office:value-type="float" office:value="304">
            <text:p>304</text:p>
          </table:table-cell>
          <table:table-cell table:number-columns-repeated="2" office:value-type="float" office:value="4">
            <text:p>4</text:p>
          </table:table-cell>
          <table:table-cell office:value-type="float" office:value="94">
            <text:p>94</text:p>
          </table:table-cell>
          <table:table-cell office:value-type="float" office:value="0.0291970802919709">
            <text:p>0.03</text:p>
          </table:table-cell>
          <table:table-cell office:value-type="float" office:value="0.0317460317460318">
            <text:p>0.03</text:p>
          </table:table-cell>
          <table:table-cell office:value-type="float" office:value="0.0490605427974949">
            <text:p>0.05</text:p>
          </table:table-cell>
          <table:table-cell table:formula="of:=ABS([.I478]-[.H478])" office:value-type="float" office:value="0.0025489514540609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mall</text:p>
          </table:table-cell>
          <table:table-cell office:value-type="string">
            <text:p>number</text:p>
          </table:table-cell>
          <table:table-cell office:value-type="float" office:value="178">
            <text:p>178</text:p>
          </table:table-cell>
          <table:table-cell table:number-columns-repeated="2"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0.0291970802919709">
            <text:p>0.03</text:p>
          </table:table-cell>
          <table:table-cell office:value-type="float" office:value="0.0317460317460318">
            <text:p>0.03</text:p>
          </table:table-cell>
          <table:table-cell office:value-type="float" office:value="0.0276617954070982">
            <text:p>0.03</text:p>
          </table:table-cell>
          <table:table-cell table:formula="of:=ABS([.I479]-[.H479])" office:value-type="float" office:value="0.0025489514540609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ubstantial</text:p>
          </table:table-cell>
          <table:table-cell office:value-type="string">
            <text:p>amount</text:p>
          </table:table-cell>
          <table:table-cell office:value-type="float" office:value="146">
            <text:p>146</text:p>
          </table:table-cell>
          <table:table-cell table:number-columns-repeated="2"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0.0291970802919709">
            <text:p>0.03</text:p>
          </table:table-cell>
          <table:table-cell office:value-type="float" office:value="0.0317460317460318">
            <text:p>0.03</text:p>
          </table:table-cell>
          <table:table-cell office:value-type="float" office:value="0.0339248434237996">
            <text:p>0.03</text:p>
          </table:table-cell>
          <table:table-cell table:formula="of:=ABS([.I480]-[.H480])" office:value-type="float" office:value="0.0025489514540609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high</text:p>
          </table:table-cell>
          <table:table-cell office:value-type="string">
            <text:p>quality</text:p>
          </table:table-cell>
          <table:table-cell office:value-type="float" office:value="141">
            <text:p>141</text:p>
          </table:table-cell>
          <table:table-cell table:number-columns-repeated="2"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0.0291970802919709">
            <text:p>0.03</text:p>
          </table:table-cell>
          <table:table-cell office:value-type="float" office:value="0.0317460317460318">
            <text:p>0.03</text:p>
          </table:table-cell>
          <table:table-cell office:value-type="float" office:value="0.0245302713987474">
            <text:p>0.02</text:p>
          </table:table-cell>
          <table:table-cell table:formula="of:=ABS([.I481]-[.H481])" office:value-type="float" office:value="0.0025489514540609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ignificant</text:p>
          </table:table-cell>
          <table:table-cell office:value-type="string">
            <text:p>growth</text:p>
          </table:table-cell>
          <table:table-cell office:value-type="float" office:value="140">
            <text:p>140</text:p>
          </table:table-cell>
          <table:table-cell table:number-columns-repeated="2"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0.0291970802919709">
            <text:p>0.03</text:p>
          </table:table-cell>
          <table:table-cell office:value-type="float" office:value="0.0317460317460318">
            <text:p>0.03</text:p>
          </table:table-cell>
          <table:table-cell office:value-type="float" office:value="0.0156576200417537">
            <text:p>0.02</text:p>
          </table:table-cell>
          <table:table-cell table:formula="of:=ABS([.I482]-[.H482])" office:value-type="float" office:value="0.0025489514540609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ull</text:p>
          </table:table-cell>
          <table:table-cell office:value-type="string">
            <text:p>benefit</text:p>
          </table:table-cell>
          <table:table-cell office:value-type="float" office:value="136">
            <text:p>136</text:p>
          </table:table-cell>
          <table:table-cell table:number-columns-repeated="2"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0.0291970802919709">
            <text:p>0.03</text:p>
          </table:table-cell>
          <table:table-cell office:value-type="float" office:value="0.0317460317460318">
            <text:p>0.03</text:p>
          </table:table-cell>
          <table:table-cell office:value-type="float" office:value="0.0234864300626305">
            <text:p>0.02</text:p>
          </table:table-cell>
          <table:table-cell table:formula="of:=ABS([.I483]-[.H483])" office:value-type="float" office:value="0.0025489514540609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ntire</text:p>
          </table:table-cell>
          <table:table-cell office:value-type="string">
            <text:p>portfolio</text:p>
          </table:table-cell>
          <table:table-cell office:value-type="float" office:value="121">
            <text:p>121</text:p>
          </table:table-cell>
          <table:table-cell table:number-columns-repeated="2" office:value-type="float" office:value="4">
            <text:p>4</text:p>
          </table:table-cell>
          <table:table-cell office:value-type="float" office:value="57">
            <text:p>57</text:p>
          </table:table-cell>
          <table:table-cell office:value-type="float" office:value="0.0291970802919709">
            <text:p>0.03</text:p>
          </table:table-cell>
          <table:table-cell office:value-type="float" office:value="0.0317460317460318">
            <text:p>0.03</text:p>
          </table:table-cell>
          <table:table-cell office:value-type="float" office:value="0.029749478079332">
            <text:p>0.03</text:p>
          </table:table-cell>
          <table:table-cell table:formula="of:=ABS([.I484]-[.H484])" office:value-type="float" office:value="0.0025489514540609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point</text:p>
          </table:table-cell>
          <table:table-cell office:value-type="float" office:value="269">
            <text:p>269</text:p>
          </table:table-cell>
          <table:table-cell table:number-columns-repeated="2"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0.0218978102189781">
            <text:p>0.02</text:p>
          </table:table-cell>
          <table:table-cell office:value-type="float" office:value="0.0238095238095239">
            <text:p>0.02</text:p>
          </table:table-cell>
          <table:table-cell office:value-type="float" office:value="0.0250521920668059">
            <text:p>0.03</text:p>
          </table:table-cell>
          <table:table-cell table:formula="of:=ABS([.I485]-[.H485])" office:value-type="float" office:value="0.0019117135905458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���</text:p>
          </table:table-cell>
          <table:table-cell office:value-type="float" office:value="191">
            <text:p>191</text:p>
          </table:table-cell>
          <table:table-cell table:number-columns-repeated="2"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0.0218978102189781">
            <text:p>0.02</text:p>
          </table:table-cell>
          <table:table-cell office:value-type="float" office:value="0.0238095238095239">
            <text:p>0.02</text:p>
          </table:table-cell>
          <table:table-cell office:value-type="float" office:value="0.0276617954070982">
            <text:p>0.03</text:p>
          </table:table-cell>
          <table:table-cell table:formula="of:=ABS([.I486]-[.H486])" office:value-type="float" office:value="0.0019117135905458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business</text:p>
          </table:table-cell>
          <table:table-cell office:value-type="float" office:value="177">
            <text:p>177</text:p>
          </table:table-cell>
          <table:table-cell table:number-columns-repeated="2"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0.0218978102189781">
            <text:p>0.02</text:p>
          </table:table-cell>
          <table:table-cell office:value-type="float" office:value="0.0238095238095239">
            <text:p>0.02</text:p>
          </table:table-cell>
          <table:table-cell office:value-type="float" office:value="0.0328810020876827">
            <text:p>0.03</text:p>
          </table:table-cell>
          <table:table-cell table:formula="of:=ABS([.I487]-[.H487])" office:value-type="float" office:value="0.0019117135905458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retail</text:p>
          </table:table-cell>
          <table:table-cell office:value-type="string">
            <text:p>business</text:p>
          </table:table-cell>
          <table:table-cell office:value-type="float" office:value="174">
            <text:p>174</text:p>
          </table:table-cell>
          <table:table-cell table:number-columns-repeated="2"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0.0218978102189781">
            <text:p>0.02</text:p>
          </table:table-cell>
          <table:table-cell office:value-type="float" office:value="0.0238095238095239">
            <text:p>0.02</text:p>
          </table:table-cell>
          <table:table-cell office:value-type="float" office:value="0.0365344467640919">
            <text:p>0.04</text:p>
          </table:table-cell>
          <table:table-cell table:formula="of:=ABS([.I488]-[.H488])" office:value-type="float" office:value="0.0019117135905458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whole</text:p>
          </table:table-cell>
          <table:table-cell office:value-type="string">
            <text:p>company</text:p>
          </table:table-cell>
          <table:table-cell office:value-type="float" office:value="170">
            <text:p>170</text:p>
          </table:table-cell>
          <table:table-cell table:number-columns-repeated="2"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0.0218978102189781">
            <text:p>0.02</text:p>
          </table:table-cell>
          <table:table-cell office:value-type="float" office:value="0.0238095238095239">
            <text:p>0.02</text:p>
          </table:table-cell>
          <table:table-cell office:value-type="float" office:value="0.041231732776618">
            <text:p>0.04</text:p>
          </table:table-cell>
          <table:table-cell table:formula="of:=ABS([.I489]-[.H489])" office:value-type="float" office:value="0.0019117135905458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rief</text:p>
          </table:table-cell>
          <table:table-cell office:value-type="string">
            <text:p>overview</text:p>
          </table:table-cell>
          <table:table-cell office:value-type="float" office:value="163">
            <text:p>163</text:p>
          </table:table-cell>
          <table:table-cell table:number-columns-repeated="2"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0.0218978102189781">
            <text:p>0.02</text:p>
          </table:table-cell>
          <table:table-cell office:value-type="float" office:value="0.0238095238095239">
            <text:p>0.02</text:p>
          </table:table-cell>
          <table:table-cell office:value-type="float" office:value="0.0219206680584552">
            <text:p>0.02</text:p>
          </table:table-cell>
          <table:table-cell table:formula="of:=ABS([.I490]-[.H490])" office:value-type="float" office:value="0.0019117135905458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verall</text:p>
          </table:table-cell>
          <table:table-cell office:value-type="string">
            <text:p>impact</text:p>
          </table:table-cell>
          <table:table-cell office:value-type="float" office:value="160">
            <text:p>160</text:p>
          </table:table-cell>
          <table:table-cell table:number-columns-repeated="2"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0.0218978102189781">
            <text:p>0.02</text:p>
          </table:table-cell>
          <table:table-cell office:value-type="float" office:value="0.0238095238095239">
            <text:p>0.02</text:p>
          </table:table-cell>
          <table:table-cell office:value-type="float" office:value="0.0302713987473905">
            <text:p>0.03</text:p>
          </table:table-cell>
          <table:table-cell table:formula="of:=ABS([.I491]-[.H491])" office:value-type="float" office:value="0.0019117135905458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gative</text:p>
          </table:table-cell>
          <table:table-cell office:value-type="string">
            <text:p>side</text:p>
          </table:table-cell>
          <table:table-cell office:value-type="float" office:value="145">
            <text:p>145</text:p>
          </table:table-cell>
          <table:table-cell table:number-columns-repeated="2"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0.0218978102189781">
            <text:p>0.02</text:p>
          </table:table-cell>
          <table:table-cell office:value-type="float" office:value="0.0238095238095239">
            <text:p>0.02</text:p>
          </table:table-cell>
          <table:table-cell office:value-type="float" office:value="0.0219206680584552">
            <text:p>0.02</text:p>
          </table:table-cell>
          <table:table-cell table:formula="of:=ABS([.I492]-[.H492])" office:value-type="float" office:value="0.0019117135905458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scal</text:p>
          </table:table-cell>
          <table:table-cell office:value-type="string">
            <text:p>cliff</text:p>
          </table:table-cell>
          <table:table-cell office:value-type="float" office:value="140">
            <text:p>140</text:p>
          </table:table-cell>
          <table:table-cell table:number-columns-repeated="2" office:value-type="float" office:value="3">
            <text:p>3</text:p>
          </table:table-cell>
          <table:table-cell office:value-type="float" office:value="102">
            <text:p>102</text:p>
          </table:table-cell>
          <table:table-cell office:value-type="float" office:value="0.0218978102189781">
            <text:p>0.02</text:p>
          </table:table-cell>
          <table:table-cell office:value-type="float" office:value="0.0238095238095239">
            <text:p>0.02</text:p>
          </table:table-cell>
          <table:table-cell office:value-type="float" office:value="0.0532359081419625">
            <text:p>0.05</text:p>
          </table:table-cell>
          <table:table-cell table:formula="of:=ABS([.I493]-[.H493])" office:value-type="float" office:value="0.0019117135905458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absolute</text:p>
          </table:table-cell>
          <table:table-cell office:value-type="string">
            <text:p>level</text:p>
          </table:table-cell>
          <table:table-cell office:value-type="float" office:value="136">
            <text:p>136</text:p>
          </table:table-cell>
          <table:table-cell table:number-columns-repeated="2"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0.0218978102189781">
            <text:p>0.02</text:p>
          </table:table-cell>
          <table:table-cell office:value-type="float" office:value="0.0238095238095239">
            <text:p>0.02</text:p>
          </table:table-cell>
          <table:table-cell office:value-type="float" office:value="0.0229645093945721">
            <text:p>0.02</text:p>
          </table:table-cell>
          <table:table-cell table:formula="of:=ABS([.I494]-[.H494])" office:value-type="float" office:value="0.0019117135905458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last</text:p>
          </table:table-cell>
          <table:table-cell office:value-type="string">
            <text:p>eight</text:p>
          </table:table-cell>
          <table:table-cell office:value-type="float" office:value="134">
            <text:p>134</text:p>
          </table:table-cell>
          <table:table-cell table:number-columns-repeated="2"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0.0218978102189781">
            <text:p>0.02</text:p>
          </table:table-cell>
          <table:table-cell office:value-type="float" office:value="0.0238095238095239">
            <text:p>0.02</text:p>
          </table:table-cell>
          <table:table-cell office:value-type="float" office:value="0.0255741127348643">
            <text:p>0.03</text:p>
          </table:table-cell>
          <table:table-cell table:formula="of:=ABS([.I495]-[.H495])" office:value-type="float" office:value="0.0019117135905458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oreign</text:p>
          </table:table-cell>
          <table:table-cell office:value-type="string">
            <text:p>currency</text:p>
          </table:table-cell>
          <table:table-cell office:value-type="float" office:value="126">
            <text:p>126</text:p>
          </table:table-cell>
          <table:table-cell table:number-columns-repeated="2"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0218978102189781">
            <text:p>0.02</text:p>
          </table:table-cell>
          <table:table-cell office:value-type="float" office:value="0.0238095238095239">
            <text:p>0.02</text:p>
          </table:table-cell>
          <table:table-cell office:value-type="float" office:value="0.0260960334029228">
            <text:p>0.03</text:p>
          </table:table-cell>
          <table:table-cell table:formula="of:=ABS([.I496]-[.H496])" office:value-type="float" office:value="0.0019117135905458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ig</text:p>
          </table:table-cell>
          <table:table-cell office:value-type="string">
            <text:p>piece</text:p>
          </table:table-cell>
          <table:table-cell office:value-type="float" office:value="122">
            <text:p>122</text:p>
          </table:table-cell>
          <table:table-cell table:number-columns-repeated="2"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0.0218978102189781">
            <text:p>0.02</text:p>
          </table:table-cell>
          <table:table-cell office:value-type="float" office:value="0.0238095238095239">
            <text:p>0.02</text:p>
          </table:table-cell>
          <table:table-cell office:value-type="float" office:value="0.0495824634655533">
            <text:p>0.05</text:p>
          </table:table-cell>
          <table:table-cell table:formula="of:=ABS([.I497]-[.H497])" office:value-type="float" office:value="0.0019117135905458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t</text:p>
          </table:table-cell>
          <table:table-cell office:value-type="string">
            <text:p>impact</text:p>
          </table:table-cell>
          <table:table-cell office:value-type="float" office:value="281">
            <text:p>281</text:p>
          </table:table-cell>
          <table:table-cell table:number-columns-repeated="2" office:value-type="float" office:value="2">
            <text:p>2</text:p>
          </table:table-cell>
          <table:table-cell office:value-type="float" office:value="143">
            <text:p>143</text:p>
          </table:table-cell>
          <table:table-cell office:value-type="float" office:value="0.0145985401459854">
            <text:p>0.01</text:p>
          </table:table-cell>
          <table:table-cell office:value-type="float" office:value="0.0158730158730159">
            <text:p>0.02</text:p>
          </table:table-cell>
          <table:table-cell office:value-type="float" office:value="0.0746346555323592">
            <text:p>0.07</text:p>
          </table:table-cell>
          <table:table-cell table:formula="of:=ABS([.I498]-[.H498])" office:value-type="float" office:value="0.0012744757270305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otal</text:p>
          </table:table-cell>
          <table:table-cell office:value-type="string">
            <text:p>company</text:p>
          </table:table-cell>
          <table:table-cell office:value-type="float" office:value="271">
            <text:p>271</text:p>
          </table:table-cell>
          <table:table-cell table:number-columns-repeated="2"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0.0145985401459854">
            <text:p>0.01</text:p>
          </table:table-cell>
          <table:table-cell office:value-type="float" office:value="0.0158730158730159">
            <text:p>0.02</text:p>
          </table:table-cell>
          <table:table-cell office:value-type="float" office:value="0.0965553235908144">
            <text:p>0.1</text:p>
          </table:table-cell>
          <table:table-cell table:formula="of:=ABS([.I499]-[.H499])" office:value-type="float" office:value="0.0012744757270305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otential</text:p>
          </table:table-cell>
          <table:table-cell office:value-type="string">
            <text:p>impact</text:p>
          </table:table-cell>
          <table:table-cell office:value-type="float" office:value="187">
            <text:p>187</text:p>
          </table:table-cell>
          <table:table-cell table:number-columns-repeated="2" office:value-type="float" office:value="2">
            <text:p>2</text:p>
          </table:table-cell>
          <table:table-cell office:value-type="float" office:value="115">
            <text:p>115</text:p>
          </table:table-cell>
          <table:table-cell office:value-type="float" office:value="0.0145985401459854">
            <text:p>0.01</text:p>
          </table:table-cell>
          <table:table-cell office:value-type="float" office:value="0.0158730158730159">
            <text:p>0.02</text:p>
          </table:table-cell>
          <table:table-cell office:value-type="float" office:value="0.0600208768267224">
            <text:p>0.06</text:p>
          </table:table-cell>
          <table:table-cell table:formula="of:=ABS([.I500]-[.H500])" office:value-type="float" office:value="0.0012744757270305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otal</text:p>
          </table:table-cell>
          <table:table-cell office:value-type="string">
            <text:p>market</text:p>
          </table:table-cell>
          <table:table-cell office:value-type="float" office:value="180">
            <text:p>180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0.0145985401459854">
            <text:p>0.01</text:p>
          </table:table-cell>
          <table:table-cell office:value-type="float" office:value="0.0158730158730159">
            <text:p>0.02</text:p>
          </table:table-cell>
          <table:table-cell office:value-type="float" office:value="0.0135699373695199">
            <text:p>0.01</text:p>
          </table:table-cell>
          <table:table-cell table:formula="of:=ABS([.I501]-[.H501])" office:value-type="float" office:value="0.0012744757270305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ow</text:p>
          </table:table-cell>
          <table:table-cell office:value-type="string">
            <text:p>level</text:p>
          </table:table-cell>
          <table:table-cell office:value-type="float" office:value="169">
            <text:p>169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0.0145985401459854">
            <text:p>0.01</text:p>
          </table:table-cell>
          <table:table-cell office:value-type="float" office:value="0.0158730158730159">
            <text:p>0.02</text:p>
          </table:table-cell>
          <table:table-cell office:value-type="float" office:value="0.0135699373695199">
            <text:p>0.01</text:p>
          </table:table-cell>
          <table:table-cell table:formula="of:=ABS([.I502]-[.H502])" office:value-type="float" office:value="0.0012744757270305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sort</text:p>
          </table:table-cell>
          <table:table-cell office:value-type="float" office:value="164">
            <text:p>164</text:p>
          </table:table-cell>
          <table:table-cell table:number-columns-repeated="2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0.0145985401459854">
            <text:p>0.01</text:p>
          </table:table-cell>
          <table:table-cell office:value-type="float" office:value="0.0158730158730159">
            <text:p>0.02</text:p>
          </table:table-cell>
          <table:table-cell office:value-type="float" office:value="0.0161795407098121">
            <text:p>0.02</text:p>
          </table:table-cell>
          <table:table-cell table:formula="of:=ABS([.I503]-[.H503])" office:value-type="float" office:value="0.0012744757270305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point</text:p>
          </table:table-cell>
          <table:table-cell office:value-type="float" office:value="142">
            <text:p>142</text:p>
          </table:table-cell>
          <table:table-cell table:number-columns-repeated="2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0.0145985401459854">
            <text:p>0.01</text:p>
          </table:table-cell>
          <table:table-cell office:value-type="float" office:value="0.0158730158730159">
            <text:p>0.02</text:p>
          </table:table-cell>
          <table:table-cell office:value-type="float" office:value="0.0427974947807934">
            <text:p>0.04</text:p>
          </table:table-cell>
          <table:table-cell table:formula="of:=ABS([.I504]-[.H504])" office:value-type="float" office:value="0.0012744757270305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top</text:p>
          </table:table-cell>
          <table:table-cell office:value-type="string">
            <text:p>priority</text:p>
          </table:table-cell>
          <table:table-cell office:value-type="float" office:value="136">
            <text:p>136</text:p>
          </table:table-cell>
          <table:table-cell table:number-columns-repeated="2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0.0145985401459854">
            <text:p>0.01</text:p>
          </table:table-cell>
          <table:table-cell office:value-type="float" office:value="0.0158730158730159">
            <text:p>0.02</text:p>
          </table:table-cell>
          <table:table-cell office:value-type="float" office:value="0.0459290187891441">
            <text:p>0.05</text:p>
          </table:table-cell>
          <table:table-cell table:formula="of:=ABS([.I505]-[.H505])" office:value-type="float" office:value="0.0012744757270305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hinese</text:p>
          </table:table-cell>
          <table:table-cell office:value-type="string">
            <text:p>market</text:p>
          </table:table-cell>
          <table:table-cell office:value-type="float" office:value="134">
            <text:p>134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0145985401459854">
            <text:p>0.01</text:p>
          </table:table-cell>
          <table:table-cell office:value-type="float" office:value="0.0158730158730159">
            <text:p>0.02</text:p>
          </table:table-cell>
          <table:table-cell office:value-type="float" office:value="0.00417536534446766">
            <text:p>0</text:p>
          </table:table-cell>
          <table:table-cell table:formula="of:=ABS([.I506]-[.H506])" office:value-type="float" office:value="0.0012744757270305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part</text:p>
          </table:table-cell>
          <table:table-cell office:value-type="float" office:value="125">
            <text:p>125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0.0145985401459854">
            <text:p>0.01</text:p>
          </table:table-cell>
          <table:table-cell office:value-type="float" office:value="0.0158730158730159">
            <text:p>0.02</text:p>
          </table:table-cell>
          <table:table-cell office:value-type="float" office:value="0.0135699373695199">
            <text:p>0.01</text:p>
          </table:table-cell>
          <table:table-cell table:formula="of:=ABS([.I507]-[.H507])" office:value-type="float" office:value="0.0012744757270305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ull</text:p>
          </table:table-cell>
          <table:table-cell office:value-type="string">
            <text:p>effect</text:p>
          </table:table-cell>
          <table:table-cell office:value-type="float" office:value="114">
            <text:p>114</text:p>
          </table:table-cell>
          <table:table-cell table:number-columns-repeated="2"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0.0145985401459854">
            <text:p>0.01</text:p>
          </table:table-cell>
          <table:table-cell office:value-type="float" office:value="0.0158730158730159">
            <text:p>0.02</text:p>
          </table:table-cell>
          <table:table-cell office:value-type="float" office:value="0.018267223382046">
            <text:p>0.02</text:p>
          </table:table-cell>
          <table:table-cell table:formula="of:=ABS([.I508]-[.H508])" office:value-type="float" office:value="0.0012744757270305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ubstantial</text:p>
          </table:table-cell>
          <table:table-cell office:value-type="string">
            <text:p>portion</text:p>
          </table:table-cell>
          <table:table-cell office:value-type="float" office:value="114">
            <text:p>114</text:p>
          </table:table-cell>
          <table:table-cell table:number-columns-repeated="2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0145985401459854">
            <text:p>0.01</text:p>
          </table:table-cell>
          <table:table-cell office:value-type="float" office:value="0.0158730158730159">
            <text:p>0.02</text:p>
          </table:table-cell>
          <table:table-cell office:value-type="float" office:value="0.0323590814196243">
            <text:p>0.03</text:p>
          </table:table-cell>
          <table:table-cell table:formula="of:=ABS([.I509]-[.H509])" office:value-type="float" office:value="0.0012744757270305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revious</text:p>
          </table:table-cell>
          <table:table-cell office:value-type="string">
            <text:p>guidance</text:p>
          </table:table-cell>
          <table:table-cell office:value-type="float" office:value="110">
            <text:p>110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0.0145985401459854">
            <text:p>0.01</text:p>
          </table:table-cell>
          <table:table-cell office:value-type="float" office:value="0.0158730158730159">
            <text:p>0.02</text:p>
          </table:table-cell>
          <table:table-cell office:value-type="float" office:value="0.0135699373695199">
            <text:p>0.01</text:p>
          </table:table-cell>
          <table:table-cell table:formula="of:=ABS([.I510]-[.H510])" office:value-type="float" office:value="0.0012744757270305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whole</text:p>
          </table:table-cell>
          <table:table-cell office:value-type="string">
            <text:p>lot</text:p>
          </table:table-cell>
          <table:table-cell office:value-type="float" office:value="422">
            <text:p>42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54">
            <text:p>254</text:p>
          </table:table-cell>
          <table:table-cell office:value-type="float" office:value="0.0802919708029199">
            <text:p>0.08</text:p>
          </table:table-cell>
          <table:table-cell office:value-type="float" office:value="0.0793650793650795">
            <text:p>0.08</text:p>
          </table:table-cell>
          <table:table-cell office:value-type="float" office:value="0.132567849686848">
            <text:p>0.13</text:p>
          </table:table-cell>
          <table:table-cell table:formula="of:=ABS([.I511]-[.H511])" office:value-type="float" office:value="0.000926891437840402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olid</text:p>
          </table:table-cell>
          <table:table-cell office:value-type="string">
            <text:p>quarter</text:p>
          </table:table-cell>
          <table:table-cell office:value-type="float" office:value="252">
            <text:p>25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32">
            <text:p>132</text:p>
          </table:table-cell>
          <table:table-cell office:value-type="float" office:value="0.0802919708029199">
            <text:p>0.08</text:p>
          </table:table-cell>
          <table:table-cell office:value-type="float" office:value="0.0793650793650795">
            <text:p>0.08</text:p>
          </table:table-cell>
          <table:table-cell office:value-type="float" office:value="0.0688935281837162">
            <text:p>0.07</text:p>
          </table:table-cell>
          <table:table-cell table:formula="of:=ABS([.I512]-[.H512])" office:value-type="float" office:value="0.000926891437840402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urrent</text:p>
          </table:table-cell>
          <table:table-cell office:value-type="string">
            <text:p>situation</text:p>
          </table:table-cell>
          <table:table-cell office:value-type="float" office:value="291">
            <text:p>291</text:p>
          </table:table-cell>
          <table:table-cell table:number-columns-repeated="2"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00729927007299273">
            <text:p>0.01</text:p>
          </table:table-cell>
          <table:table-cell office:value-type="float" office:value="0.00793650793650796">
            <text:p>0.01</text:p>
          </table:table-cell>
          <table:table-cell office:value-type="float" office:value="0.0130480167014614">
            <text:p>0.01</text:p>
          </table:table-cell>
          <table:table-cell table:formula="of:=ABS([.I513]-[.H513])" office:value-type="float" office:value="0.000637237863515231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question</text:p>
          </table:table-cell>
          <table:table-cell office:value-type="float" office:value="224">
            <text:p>224</text:p>
          </table:table-cell>
          <table:table-cell table:number-columns-repeated="2"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0.00729927007299273">
            <text:p>0.01</text:p>
          </table:table-cell>
          <table:table-cell office:value-type="float" office:value="0.00793650793650796">
            <text:p>0.01</text:p>
          </table:table-cell>
          <table:table-cell office:value-type="float" office:value="0.0318371607515658">
            <text:p>0.03</text:p>
          </table:table-cell>
          <table:table-cell table:formula="of:=ABS([.I514]-[.H514])" office:value-type="float" office:value="0.000637237863515231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nal</text:p>
          </table:table-cell>
          <table:table-cell office:value-type="string">
            <text:p>quarter</text:p>
          </table:table-cell>
          <table:table-cell office:value-type="float" office:value="185">
            <text:p>185</text:p>
          </table:table-cell>
          <table:table-cell table:number-columns-repeated="2"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00729927007299273">
            <text:p>0.01</text:p>
          </table:table-cell>
          <table:table-cell office:value-type="float" office:value="0.00793650793650796">
            <text:p>0.01</text:p>
          </table:table-cell>
          <table:table-cell office:value-type="float" office:value="0.0130480167014614">
            <text:p>0.01</text:p>
          </table:table-cell>
          <table:table-cell table:formula="of:=ABS([.I515]-[.H515])" office:value-type="float" office:value="0.000637237863515231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nancial</text:p>
          </table:table-cell>
          <table:table-cell office:value-type="string">
            <text:p>year</text:p>
          </table:table-cell>
          <table:table-cell office:value-type="float" office:value="181">
            <text:p>18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0729927007299273">
            <text:p>0.01</text:p>
          </table:table-cell>
          <table:table-cell office:value-type="float" office:value="0.00793650793650796">
            <text:p>0.01</text:p>
          </table:table-cell>
          <table:table-cell office:value-type="float" office:value="0.00104384133611691">
            <text:p>0</text:p>
          </table:table-cell>
          <table:table-cell table:formula="of:=ABS([.I516]-[.H516])" office:value-type="float" office:value="0.000637237863515231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result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.00729927007299273">
            <text:p>0.01</text:p>
          </table:table-cell>
          <table:table-cell office:value-type="float" office:value="0.00793650793650796">
            <text:p>0.01</text:p>
          </table:table-cell>
          <table:table-cell office:value-type="float" office:value="0.0125260960334029">
            <text:p>0.01</text:p>
          </table:table-cell>
          <table:table-cell table:formula="of:=ABS([.I517]-[.H517])" office:value-type="float" office:value="0.000637237863515231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op</text:p>
          </table:table-cell>
          <table:table-cell office:value-type="string">
            <text:p>right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.00729927007299273">
            <text:p>0.01</text:p>
          </table:table-cell>
          <table:table-cell office:value-type="float" office:value="0.00793650793650796">
            <text:p>0.01</text:p>
          </table:table-cell>
          <table:table-cell office:value-type="float" office:value="0.0156576200417537">
            <text:p>0.02</text:p>
          </table:table-cell>
          <table:table-cell table:formula="of:=ABS([.I518]-[.H518])" office:value-type="float" office:value="0.000637237863515231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European</text:p>
          </table:table-cell>
          <table:table-cell office:value-type="string">
            <text:p>market</text:p>
          </table:table-cell>
          <table:table-cell office:value-type="float" office:value="142">
            <text:p>142</text:p>
          </table:table-cell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.00729927007299273">
            <text:p>0.01</text:p>
          </table:table-cell>
          <table:table-cell office:value-type="float" office:value="0.00793650793650796">
            <text:p>0.01</text:p>
          </table:table-cell>
          <table:table-cell office:value-type="float" office:value="0.0125260960334029">
            <text:p>0.01</text:p>
          </table:table-cell>
          <table:table-cell table:formula="of:=ABS([.I519]-[.H519])" office:value-type="float" office:value="0.000637237863515231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token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.00729927007299273">
            <text:p>0.01</text:p>
          </table:table-cell>
          <table:table-cell office:value-type="float" office:value="0.00793650793650796">
            <text:p>0.01</text:p>
          </table:table-cell>
          <table:table-cell office:value-type="float" office:value="0.0208768267223382">
            <text:p>0.02</text:p>
          </table:table-cell>
          <table:table-cell table:formula="of:=ABS([.I520]-[.H520])" office:value-type="float" office:value="0.000637237863515231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Brazilian</text:p>
          </table:table-cell>
          <table:table-cell office:value-type="string">
            <text:p>market</text:p>
          </table:table-cell>
          <table:table-cell office:value-type="float" office:value="137">
            <text:p>137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00729927007299273">
            <text:p>0.01</text:p>
          </table:table-cell>
          <table:table-cell office:value-type="float" office:value="0.00793650793650796">
            <text:p>0.01</text:p>
          </table:table-cell>
          <table:table-cell office:value-type="float" office:value="0.00939457202505223">
            <text:p>0.01</text:p>
          </table:table-cell>
          <table:table-cell table:formula="of:=ABS([.I521]-[.H521])" office:value-type="float" office:value="0.000637237863515231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ame</text:p>
          </table:table-cell>
          <table:table-cell office:value-type="string">
            <text:p>trend</text:p>
          </table:table-cell>
          <table:table-cell office:value-type="float" office:value="111">
            <text:p>111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00729927007299273">
            <text:p>0.01</text:p>
          </table:table-cell>
          <table:table-cell office:value-type="float" office:value="0.00793650793650796">
            <text:p>0.01</text:p>
          </table:table-cell>
          <table:table-cell office:value-type="float" office:value="0.00782881002087685">
            <text:p>0.01</text:p>
          </table:table-cell>
          <table:table-cell table:formula="of:=ABS([.I522]-[.H522])" office:value-type="float" office:value="0.000637237863515231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whole</text:p>
          </table:table-cell>
          <table:table-cell office:value-type="string">
            <text:p>group</text:p>
          </table:table-cell>
          <table:table-cell office:value-type="float" office:value="105">
            <text:p>105</text:p>
          </table:table-cell>
          <table:table-cell table:number-columns-repeated="3" office:value-type="float" office:value="1">
            <text:p>1</text:p>
          </table:table-cell>
          <table:table-cell office:value-type="float" office:value="0.00729927007299273">
            <text:p>0.01</text:p>
          </table:table-cell>
          <table:table-cell office:value-type="float" office:value="0.00793650793650796">
            <text:p>0.01</text:p>
          </table:table-cell>
          <table:table-cell office:value-type="float" office:value="0.000521920668058457">
            <text:p>0</text:p>
          </table:table-cell>
          <table:table-cell table:formula="of:=ABS([.I523]-[.H523])" office:value-type="float" office:value="0.000637237863515231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non-GAAP</text:p>
          </table:table-cell>
          <table:table-cell office:value-type="string">
            <text:p>basis</text:p>
          </table:table-cell>
          <table:table-cell office:value-type="float" office:value="416">
            <text:p>416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296">
            <text:p>296</text:p>
          </table:table-cell>
          <table:table-cell office:value-type="float" office:value="0.357664233576643">
            <text:p>0.36</text:p>
          </table:table-cell>
          <table:table-cell office:value-type="float" office:value="0.357142857142858">
            <text:p>0.36</text:p>
          </table:table-cell>
          <table:table-cell office:value-type="float" office:value="0.154488517745303">
            <text:p>0.15</text:p>
          </table:table-cell>
          <table:table-cell table:formula="of:=ABS([.I524]-[.H524])" office:value-type="float" office:value="0.00052137643378497">
            <text:p>0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important</text:p>
          </table:table-cell>
          <table:table-cell office:value-type="string">
            <text:p>part</text:p>
          </table:table-cell>
          <table:table-cell office:value-type="float" office:value="530">
            <text:p>53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14">
            <text:p>214</text:p>
          </table:table-cell>
          <table:table-cell office:value-type="float" office:value="0.0948905109489053">
            <text:p>0.09</text:p>
          </table:table-cell>
          <table:table-cell office:value-type="float" office:value="0.0952380952380954">
            <text:p>0.1</text:p>
          </table:table-cell>
          <table:table-cell office:value-type="float" office:value="0.11169102296451">
            <text:p>0.11</text:p>
          </table:table-cell>
          <table:table-cell table:formula="of:=ABS([.I525]-[.H525])" office:value-type="float" office:value="0.0003475842891901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t</text:p>
          </table:table-cell>
          <table:table-cell office:value-type="string">
            <text:p>profit</text:p>
          </table:table-cell>
          <table:table-cell office:value-type="float" office:value="272">
            <text:p>27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04384133611691">
            <text:p>0</text:p>
          </table:table-cell>
          <table:table-cell table:formula="of:=ABS([.I526]-[.H526])" office:value-type="float" office:value="0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corporate</text:p>
          </table:table-cell>
          <table:table-cell office:value-type="string">
            <text:p>center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04384133611691">
            <text:p>0</text:p>
          </table:table-cell>
          <table:table-cell table:formula="of:=ABS([.I527]-[.H527])" office:value-type="float" office:value="0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rst</text:p>
          </table:table-cell>
          <table:table-cell office:value-type="string">
            <text:p>semester</text:p>
          </table:table-cell>
          <table:table-cell office:value-type="float" office:value="237">
            <text:p>23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521920668058457">
            <text:p>0</text:p>
          </table:table-cell>
          <table:table-cell table:formula="of:=ABS([.I528]-[.H528])" office:value-type="float" office:value="0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econd</text:p>
          </table:table-cell>
          <table:table-cell office:value-type="string">
            <text:p>point</text:p>
          </table:table-cell>
          <table:table-cell office:value-type="float" office:value="198">
            <text:p>19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6137787056368">
            <text:p>0.01</text:p>
          </table:table-cell>
          <table:table-cell table:formula="of:=ABS([.I529]-[.H529])" office:value-type="float" office:value="0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automotive</text:p>
          </table:table-cell>
          <table:table-cell office:value-type="string">
            <text:p>industry</text:p>
          </table:table-cell>
          <table:table-cell office:value-type="float" office:value="191">
            <text:p>191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0918580375783">
            <text:p>0.01</text:p>
          </table:table-cell>
          <table:table-cell table:formula="of:=ABS([.I530]-[.H530])" office:value-type="float" office:value="0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net</text:p>
          </table:table-cell>
          <table:table-cell office:value-type="string">
            <text:p>debt</text:p>
          </table:table-cell>
          <table:table-cell office:value-type="float" office:value="155">
            <text:p>155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0.0208768267223382">
            <text:p>0.02</text:p>
          </table:table-cell>
          <table:table-cell table:formula="of:=ABS([.I531]-[.H531])" office:value-type="float" office:value="0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t</text:p>
          </table:table-cell>
          <table:table-cell office:value-type="string">
            <text:p>operating</text:p>
          </table:table-cell>
          <table:table-cell office:value-type="float" office:value="151">
            <text:p>15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56576200417537">
            <text:p>0</text:p>
          </table:table-cell>
          <table:table-cell table:formula="of:=ABS([.I532]-[.H532])" office:value-type="float" office:value="0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risk-weighted</text:p>
          </table:table-cell>
          <table:table-cell office:value-type="string">
            <text:p>asset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83507306889353">
            <text:p>0.01</text:p>
          </table:table-cell>
          <table:table-cell table:formula="of:=ABS([.I533]-[.H533])" office:value-type="float" office:value="0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third</text:p>
          </table:table-cell>
          <table:table-cell office:value-type="string">
            <text:p>question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08768267223382">
            <text:p>0</text:p>
          </table:table-cell>
          <table:table-cell table:formula="of:=ABS([.I534]-[.H534])" office:value-type="float" office:value="0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positive</text:p>
          </table:table-cell>
          <table:table-cell office:value-type="string">
            <text:p>development</text:p>
          </table:table-cell>
          <table:table-cell office:value-type="float" office:value="137">
            <text:p>137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74112734864303">
            <text:p>0.01</text:p>
          </table:table-cell>
          <table:table-cell table:formula="of:=ABS([.I535]-[.H535])" office:value-type="float" office:value="0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financial</text:p>
          </table:table-cell>
          <table:table-cell office:value-type="string">
            <text:p>result</text:p>
          </table:table-cell>
          <table:table-cell office:value-type="float" office:value="135">
            <text:p>13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56576200417537">
            <text:p>0</text:p>
          </table:table-cell>
          <table:table-cell table:formula="of:=ABS([.I536]-[.H536])" office:value-type="float" office:value="0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econd</text:p>
          </table:table-cell>
          <table:table-cell office:value-type="string">
            <text:p>row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521920668058457">
            <text:p>0</text:p>
          </table:table-cell>
          <table:table-cell table:formula="of:=ABS([.I537]-[.H537])" office:value-type="float" office:value="0">
            <text:p>0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interim</text:p>
          </table:table-cell>
          <table:table-cell office:value-type="string">
            <text:p>dividend</text:p>
          </table:table-cell>
          <table:table-cell office:value-type="float" office:value="125">
            <text:p>125</text:p>
          </table:table-cell>
          <table:table-cell table:number-columns-repeated="6" office:value-type="float" office:value="0">
            <text:p>0</text:p>
          </table:table-cell>
          <table:table-cell table:formula="of:=ABS([.I538]-[.H538])" office:value-type="float" office:value="0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w</text:p>
          </table:table-cell>
          <table:table-cell office:value-type="string">
            <text:p>regulation</text:p>
          </table:table-cell>
          <table:table-cell office:value-type="float" office:value="124">
            <text:p>12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13152400835075">
            <text:p>0</text:p>
          </table:table-cell>
          <table:table-cell table:formula="of:=ABS([.I539]-[.H539])" office:value-type="float" office:value="0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xt</text:p>
          </table:table-cell>
          <table:table-cell office:value-type="string">
            <text:p>chart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21920668058457">
            <text:p>0.01</text:p>
          </table:table-cell>
          <table:table-cell table:formula="of:=ABS([.I540]-[.H540])" office:value-type="float" office:value="0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interim</text:p>
          </table:table-cell>
          <table:table-cell office:value-type="string">
            <text:p>dividend</text:p>
          </table:table-cell>
          <table:table-cell office:value-type="float" office:value="121">
            <text:p>121</text:p>
          </table:table-cell>
          <table:table-cell table:number-columns-repeated="6" office:value-type="float" office:value="0">
            <text:p>0</text:p>
          </table:table-cell>
          <table:table-cell table:formula="of:=ABS([.I541]-[.H541])" office:value-type="float" office:value="0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tough</text:p>
          </table:table-cell>
          <table:table-cell office:value-type="string">
            <text:p>year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0.0229645093945721">
            <text:p>0.02</text:p>
          </table:table-cell>
          <table:table-cell table:formula="of:=ABS([.I542]-[.H542])" office:value-type="float" office:value="0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second</text:p>
          </table:table-cell>
          <table:table-cell office:value-type="string">
            <text:p>semester</text:p>
          </table:table-cell>
          <table:table-cell office:value-type="float" office:value="119">
            <text:p>119</text:p>
          </table:table-cell>
          <table:table-cell table:number-columns-repeated="6" office:value-type="float" office:value="0">
            <text:p>0</text:p>
          </table:table-cell>
          <table:table-cell table:formula="of:=ABS([.I543]-[.H543])" office:value-type="float" office:value="0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operational</text:p>
          </table:table-cell>
          <table:table-cell office:value-type="string">
            <text:p>performance</text:p>
          </table:table-cell>
          <table:table-cell office:value-type="float" office:value="117">
            <text:p>1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887265135699377">
            <text:p>0.01</text:p>
          </table:table-cell>
          <table:table-cell table:formula="of:=ABS([.I544]-[.H544])" office:value-type="float" office:value="0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ood</text:p>
          </table:table-cell>
          <table:table-cell office:value-type="string">
            <text:p>development</text:p>
          </table:table-cell>
          <table:table-cell office:value-type="float" office:value="116">
            <text:p>11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08768267223382">
            <text:p>0</text:p>
          </table:table-cell>
          <table:table-cell table:formula="of:=ABS([.I545]-[.H545])" office:value-type="float" office:value="0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annual</text:p>
          </table:table-cell>
          <table:table-cell office:value-type="string">
            <text:p>report</text:p>
          </table:table-cell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60960334029228">
            <text:p>0</text:p>
          </table:table-cell>
          <table:table-cell table:formula="of:=ABS([.I546]-[.H546])" office:value-type="float" office:value="0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t</text:p>
          </table:table-cell>
          <table:table-cell office:value-type="string">
            <text:p>interest</text:p>
          </table:table-cell>
          <table:table-cell office:value-type="float" office:value="114">
            <text:p>114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93110647181629">
            <text:p>0.02</text:p>
          </table:table-cell>
          <table:table-cell table:formula="of:=ABS([.I547]-[.H547])" office:value-type="float" office:value="0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private</text:p>
          </table:table-cell>
          <table:table-cell office:value-type="string">
            <text:p>sector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8267223382046">
            <text:p>0.02</text:p>
          </table:table-cell>
          <table:table-cell table:formula="of:=ABS([.I548]-[.H548])" office:value-type="float" office:value="0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t</text:p>
          </table:table-cell>
          <table:table-cell office:value-type="string">
            <text:p>cash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5260960334029">
            <text:p>0.01</text:p>
          </table:table-cell>
          <table:table-cell table:formula="of:=ABS([.I549]-[.H549])" office:value-type="float" office:value="0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net</text:p>
          </table:table-cell>
          <table:table-cell office:value-type="string">
            <text:p>profit</text:p>
          </table:table-cell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521920668058457">
            <text:p>0</text:p>
          </table:table-cell>
          <table:table-cell table:formula="of:=ABS([.I550]-[.H550])" office:value-type="float" office:value="0">
            <text:p>0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string">
            <text:p>next</text:p>
          </table:table-cell>
          <table:table-cell office:value-type="string">
            <text:p>coming</text:p>
          </table:table-cell>
          <table:table-cell office:value-type="float" office:value="103">
            <text:p>10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0.0104384133611691">
            <text:p>0.01</text:p>
          </table:table-cell>
          <table:table-cell table:formula="of:=ABS([.I551]-[.H551])" office:value-type="float" office:value="0">
            <text:p>0</text:p>
          </table:table-cell>
        </table:table-row>
      </table:table>
      <table:database-ranges>
        <table:database-range table:target-range-address="'DT-JJ-NN outcome'.A1:'DT-JJ-NN outcome'.K551">
          <table:sort>
            <table:sort-by table:field-number="1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3">04/13/2013</text:date>, <text:time>14:1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4-02T15:31:16</meta:creation-date>
    <dc:date>2013-04-13T14:15:52</dc:date>
    <meta:editing-duration>PT239H32M23S</meta:editing-duration>
    <meta:editing-cycles>2</meta:editing-cycles>
    <meta:generator>NeoOffice/3.2.1$Unix OpenOffice.org_project/Patch 0</meta:generator>
    <meta:document-statistic meta:table-count="3" meta:cell-count="10344" meta:object-count="0"/>
  </office:meta>
</office:document-meta>
</file>